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DejaVu Sans Mono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 calcext:value-type="string">
            <text:p>OpenParEM2D</text:p>
          </table:table-cell>
          <table:table-cell table:style-name="ce1" table:number-columns-repeated="1023"/>
        </table:table-row>
        <table:table-row table:style-name="ro1">
          <table:table-cell table:number-columns-repeated="21"/>
          <table:table-cell office:value-type="string" calcext:value-type="string">
            <text:p>Z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#frequency</text:p>
          </table:table-cell>
          <table:table-cell office:value-type="string" calcext:value-type="string">
            <text:p>f, GHz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converged</text:p>
          </table:table-cell>
          <table:table-cell office:value-type="string" calcext:value-type="string">
            <text:p>final error</text:p>
          </table:table-cell>
          <table:table-cell office:value-type="string" calcext:value-type="string">
            <text:p>elapsed time (s)</text:p>
          </table:table-cell>
          <table:table-cell office:value-type="string" calcext:value-type="string">
            <text:p>modal impedance calculation</text:p>
          </table:table-cell>
          <table:table-cell office:value-type="string" calcext:value-type="string">
            <text:p>mode count</text:p>
          </table:table-cell>
          <table:table-cell office:value-type="string" calcext:value-type="string">
            <text:p>alpha[1] db/m</text:p>
          </table:table-cell>
          <table:table-cell office:value-type="string" calcext:value-type="string">
            <text:p>beta[1]/ko</text:p>
          </table:table-cell>
          <table:table-cell office:value-type="string" calcext:value-type="string">
            <text:p>alpha[2] db/m</text:p>
          </table:table-cell>
          <table:table-cell office:value-type="string" calcext:value-type="string">
            <text:p>beta[2]/ko</text:p>
          </table:table-cell>
          <table:table-cell office:value-type="string" calcext:value-type="string">
            <text:p>alpha[3] db/m</text:p>
          </table:table-cell>
          <table:table-cell office:value-type="string" calcext:value-type="string">
            <text:p>beta[3]/ko</text:p>
          </table:table-cell>
          <table:table-cell office:value-type="string" calcext:value-type="string">
            <text:p>alpha[4] db/m</text:p>
          </table:table-cell>
          <table:table-cell office:value-type="string" calcext:value-type="string">
            <text:p>beta[4]/ko</text:p>
          </table:table-cell>
          <table:table-cell office:value-type="string" calcext:value-type="string">
            <text:p>alpha[5] db/m</text:p>
          </table:table-cell>
          <table:table-cell office:value-type="string" calcext:value-type="string">
            <text:p>beta[5]/ko</text:p>
          </table:table-cell>
          <table:table-cell office:value-type="string" calcext:value-type="string">
            <text:p>real(Z[1;1])</text:p>
          </table:table-cell>
          <table:table-cell office:value-type="string" calcext:value-type="string">
            <text:p>imag(Z[1;1])</text:p>
          </table:table-cell>
          <table:table-cell table:number-columns-repeated="1001"/>
        </table:table-row>
        <table:table-row table:style-name="ro1">
          <table:table-cell office:value-type="float" office:value="6000000000" calcext:value-type="float">
            <text:p>6000000000</text:p>
          </table:table-cell>
          <table:table-cell table:formula="of:=[.A4]*0.000000001" office:value-type="float" office:value="6" calcext:value-type="float">
            <text:p>6</text:p>
          </table:table-cell>
          <table:table-cell table:formula="of:=2*4*ATAN(1)*[.A4]*SQRT(0.0000004*4*ATAN(1)*0.0000000000088541878176)" office:value-type="float" office:value="125.750701316956" calcext:value-type="float">
            <text:p>125.75070131695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7810" calcext:value-type="float">
            <text:p>781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19081928088931" calcext:value-type="float">
            <text:p>2.19081928088931E-12</text:p>
          </table:table-cell>
          <table:table-cell office:value-type="float" office:value="9.812466358" calcext:value-type="float">
            <text:p>9.8124663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0.761517856075" calcext:value-type="float">
            <text:p>480.761517856075</text:p>
          </table:table-cell>
          <table:table-cell office:value-type="float" office:value="0.0000000000000104428094444204" calcext:value-type="float">
            <text:p>1.04428094444204E-14</text:p>
          </table:table-cell>
          <table:table-cell office:value-type="float" office:value="2122.67476962233" calcext:value-type="float">
            <text:p>2122.67476962233</text:p>
          </table:table-cell>
          <table:table-cell office:value-type="float" office:value="1.70639831833672E-016" calcext:value-type="float">
            <text:p>1.70639831833672E-16</text:p>
          </table:table-cell>
          <table:table-cell office:value-type="float" office:value="2453.50257163706" calcext:value-type="float">
            <text:p>2453.50257163706</text:p>
          </table:table-cell>
          <table:table-cell office:value-type="float" office:value="4.22163875086474E-016" calcext:value-type="float">
            <text:p>4.22163875086474E-16</text:p>
          </table:table-cell>
          <table:table-cell office:value-type="float" office:value="2728.46972664308" calcext:value-type="float">
            <text:p>2728.46972664308</text:p>
          </table:table-cell>
          <table:table-cell office:value-type="float" office:value="-5.00629262021369E-016" calcext:value-type="float">
            <text:p>-5.00629262021369E-16</text:p>
          </table:table-cell>
          <table:table-cell office:value-type="float" office:value="2728.46972664184" calcext:value-type="float">
            <text:p>2728.46972664184</text:p>
          </table:table-cell>
          <table:table-cell office:value-type="float" office:value="-0.00000000000002713901023857" calcext:value-type="float">
            <text:p>-2.713901023857E-14</text:p>
          </table:table-cell>
          <table:table-cell office:value-type="float" office:value="0.0000000000181598846872307" calcext:value-type="float">
            <text:p>1.81598846872307E-11</text:p>
          </table:table-cell>
          <table:table-cell office:value-type="float" office:value="760.804495184214" calcext:value-type="float">
            <text:p>760.804495184214</text:p>
          </table:table-cell>
          <table:table-cell table:number-columns-repeated="1001"/>
        </table:table-row>
        <table:table-row table:style-name="ro1">
          <table:table-cell table:style-name="ce1" office:value-type="float" office:value="6250000000" calcext:value-type="float">
            <text:p>6250000000</text:p>
          </table:table-cell>
          <table:table-cell table:style-name="ce1" table:formula="of:=[.A5]*0.000000001" office:value-type="float" office:value="6.25" calcext:value-type="float">
            <text:p>6.25</text:p>
          </table:table-cell>
          <table:table-cell table:style-name="ce1" table:formula="of:=2*4*ATAN(1)*[.A5]*SQRT(0.0000004*4*ATAN(1)*0.0000000000088541878176)" office:value-type="float" office:value="130.990313871829" calcext:value-type="float">
            <text:p>130.990313871829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12996745922703" calcext:value-type="float">
            <text:p>3.12996745922703E-12</text:p>
          </table:table-cell>
          <table:table-cell office:value-type="float" office:value="12.470372177" calcext:value-type="float">
            <text:p>12.4703721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9.973321562788" calcext:value-type="float">
            <text:p>359.973321562788</text:p>
          </table:table-cell>
          <table:table-cell office:value-type="float" office:value="0.000000000000279273559448527" calcext:value-type="float">
            <text:p>2.79273559448527E-13</text:p>
          </table:table-cell>
          <table:table-cell office:value-type="float" office:value="2098.61795779405" calcext:value-type="float">
            <text:p>2098.61795779405</text:p>
          </table:table-cell>
          <table:table-cell office:value-type="float" office:value="0.000000000000130863308205124" calcext:value-type="float">
            <text:p>1.30863308205124E-13</text:p>
          </table:table-cell>
          <table:table-cell office:value-type="float" office:value="2432.71947092429" calcext:value-type="float">
            <text:p>2432.71947092429</text:p>
          </table:table-cell>
          <table:table-cell office:value-type="float" office:value="-0.000000000000017901516900066" calcext:value-type="float">
            <text:p>-1.7901516900066E-14</text:p>
          </table:table-cell>
          <table:table-cell office:value-type="float" office:value="2709.79634002122" calcext:value-type="float">
            <text:p>2709.79634002122</text:p>
          </table:table-cell>
          <table:table-cell office:value-type="float" office:value="9.29598303063842E-015" calcext:value-type="float">
            <text:p>9.29598303063842E-15</text:p>
          </table:table-cell>
          <table:table-cell office:value-type="float" office:value="2709.7963400201" calcext:value-type="float">
            <text:p>2709.7963400201</text:p>
          </table:table-cell>
          <table:table-cell office:value-type="float" office:value="0.000000000000115498849505184" calcext:value-type="float">
            <text:p>1.15498849505184E-13</text:p>
          </table:table-cell>
          <table:table-cell office:value-type="float" office:value="0.000000000934218779850492" calcext:value-type="float">
            <text:p>9.34218779850492E-10</text:p>
          </table:table-cell>
          <table:table-cell office:value-type="float" office:value="1058.42775315623" calcext:value-type="float">
            <text:p>1058.42775315623</text:p>
          </table:table-cell>
          <table:table-cell table:style-name="ce1" table:number-columns-repeated="13"/>
          <table:table-cell table:number-columns-repeated="988"/>
        </table:table-row>
        <table:table-row table:style-name="ro1">
          <table:table-cell office:value-type="float" office:value="6500000000" calcext:value-type="float">
            <text:p>6500000000</text:p>
          </table:table-cell>
          <table:table-cell table:formula="of:=[.A6]*0.000000001" office:value-type="float" office:value="6.5" calcext:value-type="float">
            <text:p>6.5</text:p>
          </table:table-cell>
          <table:table-cell table:formula="of:=2*4*ATAN(1)*[.A6]*SQRT(0.0000004*4*ATAN(1)*0.0000000000088541878176)" office:value-type="float" office:value="136.229926426702" calcext:value-type="float">
            <text:p>136.229926426702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7696" calcext:value-type="float">
            <text:p>76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88492494135887" calcext:value-type="float">
            <text:p>2.88492494135887E-11</text:p>
          </table:table-cell>
          <table:table-cell office:value-type="float" office:value="9.680457062" calcext:value-type="float">
            <text:p>9.6804570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4.547775723356" calcext:value-type="float">
            <text:p>154.547775723356</text:p>
          </table:table-cell>
          <table:table-cell office:value-type="float" office:value="-3.2617149840013E-016" calcext:value-type="float">
            <text:p>-3.2617149840013E-16</text:p>
          </table:table-cell>
          <table:table-cell office:value-type="float" office:value="2073.28279680325" calcext:value-type="float">
            <text:p>2073.28279680325</text:p>
          </table:table-cell>
          <table:table-cell office:value-type="float" office:value="1.66809161828511E-016" calcext:value-type="float">
            <text:p>1.66809161828511E-16</text:p>
          </table:table-cell>
          <table:table-cell office:value-type="float" office:value="2410.89780931478" calcext:value-type="float">
            <text:p>2410.89780931478</text:p>
          </table:table-cell>
          <table:table-cell office:value-type="float" office:value="9.88735307954475E-016" calcext:value-type="float">
            <text:p>9.88735307954475E-16</text:p>
          </table:table-cell>
          <table:table-cell office:value-type="float" office:value="2690.22311846745" calcext:value-type="float">
            <text:p>2690.22311846745</text:p>
          </table:table-cell>
          <table:table-cell office:value-type="float" office:value="-4.30096717990575E-016" calcext:value-type="float">
            <text:p>-4.30096717990575E-16</text:p>
          </table:table-cell>
          <table:table-cell office:value-type="float" office:value="2690.22311846499" calcext:value-type="float">
            <text:p>2690.22311846499</text:p>
          </table:table-cell>
          <table:table-cell office:value-type="float" office:value="-0.0000000000000472153652917445" calcext:value-type="float">
            <text:p>-4.72153652917445E-14</text:p>
          </table:table-cell>
          <table:table-cell office:value-type="float" office:value="-0.00000000000640534409453705" calcext:value-type="float">
            <text:p>-6.40534409453705E-12</text:p>
          </table:table-cell>
          <table:table-cell office:value-type="float" office:value="2563.90609378275" calcext:value-type="float">
            <text:p>2563.90609378275</text:p>
          </table:table-cell>
          <table:table-cell table:number-columns-repeated="1001"/>
        </table:table-row>
        <table:table-row table:style-name="ro1">
          <table:table-cell office:value-type="float" office:value="6750000000" calcext:value-type="float">
            <text:p>6750000000</text:p>
          </table:table-cell>
          <table:table-cell table:formula="of:=[.A7]*0.000000001" office:value-type="float" office:value="6.75" calcext:value-type="float">
            <text:p>6.75</text:p>
          </table:table-cell>
          <table:table-cell table:formula="of:=2*4*ATAN(1)*[.A7]*SQRT(0.0000004*4*ATAN(1)*0.0000000000088541878176)" office:value-type="float" office:value="141.469538981576" calcext:value-type="float">
            <text:p>141.469538981576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6049" calcext:value-type="float">
            <text:p>60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1002209169256" calcext:value-type="float">
            <text:p>1.51002209169256E-12</text:p>
          </table:table-cell>
          <table:table-cell office:value-type="float" office:value="9.069457025" calcext:value-type="float">
            <text:p>9.0694570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354100755995618" calcext:value-type="float">
            <text:p>-3.54100755995618E-12</text:p>
          </table:table-cell>
          <table:table-cell office:value-type="float" office:value="0.238594309866613" calcext:value-type="float">
            <text:p>0.238594309866613</text:p>
          </table:table-cell>
          <table:table-cell office:value-type="float" office:value="2046.62181309173" calcext:value-type="float">
            <text:p>2046.62181309173</text:p>
          </table:table-cell>
          <table:table-cell office:value-type="float" office:value="-5.32399123333459E-016" calcext:value-type="float">
            <text:p>-5.32399123333459E-16</text:p>
          </table:table-cell>
          <table:table-cell office:value-type="float" office:value="2388.00911582416" calcext:value-type="float">
            <text:p>2388.00911582416</text:p>
          </table:table-cell>
          <table:table-cell office:value-type="float" office:value="5.47388736574788E-016" calcext:value-type="float">
            <text:p>5.47388736574788E-16</text:p>
          </table:table-cell>
          <table:table-cell office:value-type="float" office:value="2669.73027054033" calcext:value-type="float">
            <text:p>2669.73027054033</text:p>
          </table:table-cell>
          <table:table-cell office:value-type="float" office:value="7.9895136441848E-015" calcext:value-type="float">
            <text:p>7.9895136441848E-15</text:p>
          </table:table-cell>
          <table:table-cell office:value-type="float" office:value="2669.73027054061" calcext:value-type="float">
            <text:p>2669.73027054061</text:p>
          </table:table-cell>
          <table:table-cell office:value-type="float" office:value="-1.14260705270739E-015" calcext:value-type="float">
            <text:p>-1.14260705270739E-15</text:p>
          </table:table-cell>
          <table:table-cell office:value-type="float" office:value="1403.51792280287" calcext:value-type="float">
            <text:p>1403.51792280287</text:p>
          </table:table-cell>
          <table:table-cell office:value-type="float" office:value="-0.0000000000160727992520808" calcext:value-type="float">
            <text:p>-1.60727992520808E-11</text:p>
          </table:table-cell>
          <table:table-cell table:number-columns-repeated="1001"/>
        </table:table-row>
        <table:table-row table:style-name="ro1">
          <table:table-cell office:value-type="float" office:value="7000000000" calcext:value-type="float">
            <text:p>7000000000</text:p>
          </table:table-cell>
          <table:table-cell table:formula="of:=[.A8]*0.000000001" office:value-type="float" office:value="7" calcext:value-type="float">
            <text:p>7</text:p>
          </table:table-cell>
          <table:table-cell table:formula="of:=2*4*ATAN(1)*[.A8]*SQRT(0.0000004*4*ATAN(1)*0.0000000000088541878176)" office:value-type="float" office:value="146.709151536449" calcext:value-type="float">
            <text:p>146.709151536449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164" calcext:value-type="float">
            <text:p>81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85734434363014" calcext:value-type="float">
            <text:p>3.85734434363014E-12</text:p>
          </table:table-cell>
          <table:table-cell office:value-type="float" office:value="9.950607404" calcext:value-type="float">
            <text:p>9.9506074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194351134508414" calcext:value-type="float">
            <text:p>-1.94351134508414E-12</text:p>
          </table:table-cell>
          <table:table-cell office:value-type="float" office:value="0.35089710354781" calcext:value-type="float">
            <text:p>0.35089710354781</text:p>
          </table:table-cell>
          <table:table-cell office:value-type="float" office:value="2018.5824738373" calcext:value-type="float">
            <text:p>2018.5824738373</text:p>
          </table:table-cell>
          <table:table-cell office:value-type="float" office:value="4.42701946229183E-016" calcext:value-type="float">
            <text:p>4.42701946229183E-16</text:p>
          </table:table-cell>
          <table:table-cell office:value-type="float" office:value="2364.0223973393" calcext:value-type="float">
            <text:p>2364.0223973393</text:p>
          </table:table-cell>
          <table:table-cell office:value-type="float" office:value="-8.99206648178855E-016" calcext:value-type="float">
            <text:p>-8.99206648178855E-16</text:p>
          </table:table-cell>
          <table:table-cell office:value-type="float" office:value="2648.29644777545" calcext:value-type="float">
            <text:p>2648.29644777545</text:p>
          </table:table-cell>
          <table:table-cell office:value-type="float" office:value="4.89667593883659E-015" calcext:value-type="float">
            <text:p>4.89667593883659E-15</text:p>
          </table:table-cell>
          <table:table-cell office:value-type="float" office:value="2648.2964477747" calcext:value-type="float">
            <text:p>2648.2964477747</text:p>
          </table:table-cell>
          <table:table-cell office:value-type="float" office:value="-0.0000000000000408204359660691" calcext:value-type="float">
            <text:p>-4.08204359660691E-14</text:p>
          </table:table-cell>
          <table:table-cell office:value-type="float" office:value="954.32930705197" calcext:value-type="float">
            <text:p>954.32930705197</text:p>
          </table:table-cell>
          <table:table-cell office:value-type="float" office:value="-0.00000000000411130544132848" calcext:value-type="float">
            <text:p>-4.11130544132848E-12</text:p>
          </table:table-cell>
          <table:table-cell table:number-columns-repeated="1001"/>
        </table:table-row>
        <table:table-row table:style-name="ro1">
          <table:table-cell office:value-type="float" office:value="7250000000" calcext:value-type="float">
            <text:p>7250000000</text:p>
          </table:table-cell>
          <table:table-cell table:formula="of:=[.A9]*0.000000001" office:value-type="float" office:value="7.25" calcext:value-type="float">
            <text:p>7.25</text:p>
          </table:table-cell>
          <table:table-cell table:formula="of:=2*4*ATAN(1)*[.A9]*SQRT(0.0000004*4*ATAN(1)*0.0000000000088541878176)" office:value-type="float" office:value="151.948764091322" calcext:value-type="float">
            <text:p>151.948764091322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98464739521842" calcext:value-type="float">
            <text:p>1.98464739521842E-12</text:p>
          </table:table-cell>
          <table:table-cell office:value-type="float" office:value="9.67153091" calcext:value-type="float">
            <text:p>9.671530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00973578146242045" calcext:value-type="float">
            <text:p>-9.73578146242045E-14</text:p>
          </table:table-cell>
          <table:table-cell office:value-type="float" office:value="0.427317993445587" calcext:value-type="float">
            <text:p>0.427317993445587</text:p>
          </table:table-cell>
          <table:table-cell office:value-type="float" office:value="1989.10649013652" calcext:value-type="float">
            <text:p>1989.10649013652</text:p>
          </table:table-cell>
          <table:table-cell office:value-type="float" office:value="-1.50485089559608E-016" calcext:value-type="float">
            <text:p>-1.50485089559608E-16</text:p>
          </table:table-cell>
          <table:table-cell office:value-type="float" office:value="2338.90387159055" calcext:value-type="float">
            <text:p>2338.90387159055</text:p>
          </table:table-cell>
          <table:table-cell office:value-type="float" office:value="-2.33667799242135E-015" calcext:value-type="float">
            <text:p>-2.33667799242135E-15</text:p>
          </table:table-cell>
          <table:table-cell office:value-type="float" office:value="2625.89860823302" calcext:value-type="float">
            <text:p>2625.89860823302</text:p>
          </table:table-cell>
          <table:table-cell office:value-type="float" office:value="3.33589361590894E-015" calcext:value-type="float">
            <text:p>3.33589361590894E-15</text:p>
          </table:table-cell>
          <table:table-cell office:value-type="float" office:value="2625.89860823184" calcext:value-type="float">
            <text:p>2625.89860823184</text:p>
          </table:table-cell>
          <table:table-cell office:value-type="float" office:value="0.0000000000000864160221438668" calcext:value-type="float">
            <text:p>8.64160221438668E-14</text:p>
          </table:table-cell>
          <table:table-cell office:value-type="float" office:value="783.658528345743" calcext:value-type="float">
            <text:p>783.658528345743</text:p>
          </table:table-cell>
          <table:table-cell office:value-type="float" office:value="-0.000000000000272519266690049" calcext:value-type="float">
            <text:p>-2.72519266690049E-13</text:p>
          </table:table-cell>
          <table:table-cell table:number-columns-repeated="1001"/>
        </table:table-row>
        <table:table-row table:style-name="ro1">
          <table:table-cell office:value-type="float" office:value="7500000000" calcext:value-type="float">
            <text:p>7500000000</text:p>
          </table:table-cell>
          <table:table-cell table:formula="of:=[.A10]*0.000000001" office:value-type="float" office:value="7.5" calcext:value-type="float">
            <text:p>7.5</text:p>
          </table:table-cell>
          <table:table-cell table:formula="of:=2*4*ATAN(1)*[.A10]*SQRT(0.0000004*4*ATAN(1)*0.0000000000088541878176)" office:value-type="float" office:value="157.188376646195" calcext:value-type="float">
            <text:p>157.18837664619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164" calcext:value-type="float">
            <text:p>81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2323759581618" calcext:value-type="float">
            <text:p>1.52323759581618E-12</text:p>
          </table:table-cell>
          <table:table-cell office:value-type="float" office:value="9.746228186" calcext:value-type="float">
            <text:p>9.7462281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339395635691737" calcext:value-type="float">
            <text:p>3.39395635691737E-13</text:p>
          </table:table-cell>
          <table:table-cell office:value-type="float" office:value="0.4860299046427" calcext:value-type="float">
            <text:p>0.4860299046427</text:p>
          </table:table-cell>
          <table:table-cell office:value-type="float" office:value="1958.12898504684" calcext:value-type="float">
            <text:p>1958.12898504684</text:p>
          </table:table-cell>
          <table:table-cell office:value-type="float" office:value="-1.43794832908443E-016" calcext:value-type="float">
            <text:p>-1.43794832908443E-16</text:p>
          </table:table-cell>
          <table:table-cell office:value-type="float" office:value="2312.61665944002" calcext:value-type="float">
            <text:p>2312.61665944002</text:p>
          </table:table-cell>
          <table:table-cell office:value-type="float" office:value="-7.25938866849395E-016" calcext:value-type="float">
            <text:p>-7.25938866849395E-16</text:p>
          </table:table-cell>
          <table:table-cell office:value-type="float" office:value="2602.51186235491" calcext:value-type="float">
            <text:p>2602.51186235491</text:p>
          </table:table-cell>
          <table:table-cell office:value-type="float" office:value="0.0000000000000361674385229067" calcext:value-type="float">
            <text:p>3.61674385229067E-14</text:p>
          </table:table-cell>
          <table:table-cell office:value-type="float" office:value="2602.51186235455" calcext:value-type="float">
            <text:p>2602.51186235455</text:p>
          </table:table-cell>
          <table:table-cell office:value-type="float" office:value="-0.00000000000015638595406972" calcext:value-type="float">
            <text:p>-1.5638595406972E-13</text:p>
          </table:table-cell>
          <table:table-cell office:value-type="float" office:value="688.993385955177" calcext:value-type="float">
            <text:p>688.993385955177</text:p>
          </table:table-cell>
          <table:table-cell office:value-type="float" office:value="0.000000000000365657708335755" calcext:value-type="float">
            <text:p>3.65657708335755E-13</text:p>
          </table:table-cell>
          <table:table-cell table:number-columns-repeated="1001"/>
        </table:table-row>
        <table:table-row table:style-name="ro1">
          <table:table-cell office:value-type="float" office:value="7750000000" calcext:value-type="float">
            <text:p>7750000000</text:p>
          </table:table-cell>
          <table:table-cell table:formula="of:=[.A11]*0.000000001" office:value-type="float" office:value="7.75" calcext:value-type="float">
            <text:p>7.75</text:p>
          </table:table-cell>
          <table:table-cell table:formula="of:=2*4*ATAN(1)*[.A11]*SQRT(0.0000004*4*ATAN(1)*0.0000000000088541878176)" office:value-type="float" office:value="162.427989201068" calcext:value-type="float">
            <text:p>162.427989201068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164" calcext:value-type="float">
            <text:p>81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42167748696967" calcext:value-type="float">
            <text:p>1.42167748696967E-12</text:p>
          </table:table-cell>
          <table:table-cell office:value-type="float" office:value="9.952468254" calcext:value-type="float">
            <text:p>9.9524682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00221344286029784" calcext:value-type="float">
            <text:p>-2.21344286029784E-14</text:p>
          </table:table-cell>
          <table:table-cell office:value-type="float" office:value="0.533614265724737" calcext:value-type="float">
            <text:p>0.533614265724737</text:p>
          </table:table-cell>
          <table:table-cell office:value-type="float" office:value="1925.57749327771" calcext:value-type="float">
            <text:p>1925.57749327771</text:p>
          </table:table-cell>
          <table:table-cell office:value-type="float" office:value="4.95630946324759E-016" calcext:value-type="float">
            <text:p>4.95630946324759E-16</text:p>
          </table:table-cell>
          <table:table-cell office:value-type="float" office:value="2285.1204287862" calcext:value-type="float">
            <text:p>2285.1204287862</text:p>
          </table:table-cell>
          <table:table-cell office:value-type="float" office:value="9.6297949112175E-016" calcext:value-type="float">
            <text:p>9.6297949112175E-16</text:p>
          </table:table-cell>
          <table:table-cell office:value-type="float" office:value="2578.10929834924" calcext:value-type="float">
            <text:p>2578.10929834924</text:p>
          </table:table-cell>
          <table:table-cell office:value-type="float" office:value="6.93737311181273E-015" calcext:value-type="float">
            <text:p>6.93737311181273E-15</text:p>
          </table:table-cell>
          <table:table-cell office:value-type="float" office:value="2578.10929834805" calcext:value-type="float">
            <text:p>2578.10929834805</text:p>
          </table:table-cell>
          <table:table-cell office:value-type="float" office:value="-0.0000000000000326740584426537" calcext:value-type="float">
            <text:p>-3.26740584426537E-14</text:p>
          </table:table-cell>
          <table:table-cell office:value-type="float" office:value="627.553293052297" calcext:value-type="float">
            <text:p>627.553293052297</text:p>
          </table:table-cell>
          <table:table-cell office:value-type="float" office:value="0.0000000000000412364435376385" calcext:value-type="float">
            <text:p>4.12364435376385E-14</text:p>
          </table:table-cell>
          <table:table-cell table:number-columns-repeated="1001"/>
        </table:table-row>
        <table:table-row table:style-name="ro1">
          <table:table-cell office:value-type="float" office:value="8000000000" calcext:value-type="float">
            <text:p>8000000000</text:p>
          </table:table-cell>
          <table:table-cell table:formula="of:=[.A12]*0.000000001" office:value-type="float" office:value="8" calcext:value-type="float">
            <text:p>8</text:p>
          </table:table-cell>
          <table:table-cell table:formula="of:=2*4*ATAN(1)*[.A12]*SQRT(0.0000004*4*ATAN(1)*0.0000000000088541878176)" office:value-type="float" office:value="167.667601755942" calcext:value-type="float">
            <text:p>167.66760175594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37705508363321" calcext:value-type="float">
            <text:p>6.37705508363321E-13</text:p>
          </table:table-cell>
          <table:table-cell office:value-type="float" office:value="9.089531755" calcext:value-type="float">
            <text:p>9.0895317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239608745254734" calcext:value-type="float">
            <text:p>2.39608745254734E-13</text:p>
          </table:table-cell>
          <table:table-cell office:value-type="float" office:value="0.573398722621611" calcext:value-type="float">
            <text:p>0.573398722621611</text:p>
          </table:table-cell>
          <table:table-cell office:value-type="float" office:value="1891.37074914289" calcext:value-type="float">
            <text:p>1891.37074914289</text:p>
          </table:table-cell>
          <table:table-cell office:value-type="float" office:value="4.38673516215395E-016" calcext:value-type="float">
            <text:p>4.38673516215395E-16</text:p>
          </table:table-cell>
          <table:table-cell office:value-type="float" office:value="2256.37098061276" calcext:value-type="float">
            <text:p>2256.37098061276</text:p>
          </table:table-cell>
          <table:table-cell office:value-type="float" office:value="-9.58257846289876E-015" calcext:value-type="float">
            <text:p>-9.58257846289876E-15</text:p>
          </table:table-cell>
          <table:table-cell office:value-type="float" office:value="2552.66178377203" calcext:value-type="float">
            <text:p>2552.66178377203</text:p>
          </table:table-cell>
          <table:table-cell office:value-type="float" office:value="0.0000000000000207634578390703" calcext:value-type="float">
            <text:p>2.07634578390703E-14</text:p>
          </table:table-cell>
          <table:table-cell office:value-type="float" office:value="2552.66178377179" calcext:value-type="float">
            <text:p>2552.66178377179</text:p>
          </table:table-cell>
          <table:table-cell office:value-type="float" office:value="-0.000000000000153640828175709" calcext:value-type="float">
            <text:p>-1.53640828175709E-13</text:p>
          </table:table-cell>
          <table:table-cell office:value-type="float" office:value="584.011398679418" calcext:value-type="float">
            <text:p>584.011398679418</text:p>
          </table:table-cell>
          <table:table-cell office:value-type="float" office:value="0.00000000000028351890149573" calcext:value-type="float">
            <text:p>2.8351890149573E-13</text:p>
          </table:table-cell>
          <table:table-cell>
            <draw:frame table:end-cell-address="Sheet1.AE36" table:end-x="0.6236in" table:end-y="0.0925in" draw:z-index="2" draw:style-name="gr1" draw:text-style-name="P1" svg:width="6.0224in" svg:height="4.3555in" svg:x="0.8484in" svg:y="0.0035in">
              <draw:object draw:notify-on-update-of-ranges="Sheet1.B7:Sheet1.B40 Sheet1.V2:Sheet1.V2 Sheet1.V7:Sheet1.V40 Sheet1.G212:Sheet1.G245 Sheet1.I208:Sheet1.I208 Sheet1.I212:Sheet1.I24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 office:value-type="float" office:value="8250000000" calcext:value-type="float">
            <text:p>8250000000</text:p>
          </table:table-cell>
          <table:table-cell table:formula="of:=[.A13]*0.000000001" office:value-type="float" office:value="8.25" calcext:value-type="float">
            <text:p>8.25</text:p>
          </table:table-cell>
          <table:table-cell table:formula="of:=2*4*ATAN(1)*[.A13]*SQRT(0.0000004*4*ATAN(1)*0.0000000000088541878176)" office:value-type="float" office:value="172.907214310815" calcext:value-type="float">
            <text:p>172.90721431081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09024718476944" calcext:value-type="float">
            <text:p>6.09024718476944E-13</text:p>
          </table:table-cell>
          <table:table-cell office:value-type="float" office:value="10.314377202" calcext:value-type="float">
            <text:p>10.3143772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353497913478449" calcext:value-type="float">
            <text:p>-3.53497913478449E-11</text:p>
          </table:table-cell>
          <table:table-cell office:value-type="float" office:value="0.607359185603215" calcext:value-type="float">
            <text:p>0.607359185603215</text:p>
          </table:table-cell>
          <table:table-cell office:value-type="float" office:value="1855.41720547352" calcext:value-type="float">
            <text:p>1855.41720547352</text:p>
          </table:table-cell>
          <table:table-cell office:value-type="float" office:value="-1.79558041873197E-016" calcext:value-type="float">
            <text:p>-1.79558041873197E-16</text:p>
          </table:table-cell>
          <table:table-cell office:value-type="float" office:value="2226.31976539867" calcext:value-type="float">
            <text:p>2226.31976539867</text:p>
          </table:table-cell>
          <table:table-cell office:value-type="float" office:value="-8.70636989605449E-015" calcext:value-type="float">
            <text:p>-8.70636989605449E-15</text:p>
          </table:table-cell>
          <table:table-cell office:value-type="float" office:value="2526.13773931352" calcext:value-type="float">
            <text:p>2526.13773931352</text:p>
          </table:table-cell>
          <table:table-cell office:value-type="float" office:value="-0.0000000000000314965858753873" calcext:value-type="float">
            <text:p>-3.14965858753873E-14</text:p>
          </table:table-cell>
          <table:table-cell office:value-type="float" office:value="2526.13773931349" calcext:value-type="float">
            <text:p>2526.13773931349</text:p>
          </table:table-cell>
          <table:table-cell office:value-type="float" office:value="0.0000000000000427176928404948" calcext:value-type="float">
            <text:p>4.27176928404948E-14</text:p>
          </table:table-cell>
          <table:table-cell office:value-type="float" office:value="551.356426208844" calcext:value-type="float">
            <text:p>551.356426208844</text:p>
          </table:table-cell>
          <table:table-cell office:value-type="float" office:value="-0.0000000000222802240693835" calcext:value-type="float">
            <text:p>-2.22802240693835E-11</text:p>
          </table:table-cell>
          <table:table-cell table:number-columns-repeated="1001"/>
        </table:table-row>
        <table:table-row table:style-name="ro1">
          <table:table-cell office:value-type="float" office:value="8500000000" calcext:value-type="float">
            <text:p>8500000000</text:p>
          </table:table-cell>
          <table:table-cell table:formula="of:=[.A14]*0.000000001" office:value-type="float" office:value="8.5" calcext:value-type="float">
            <text:p>8.5</text:p>
          </table:table-cell>
          <table:table-cell table:formula="of:=2*4*ATAN(1)*[.A14]*SQRT(0.0000004*4*ATAN(1)*0.0000000000088541878176)" office:value-type="float" office:value="178.146826865688" calcext:value-type="float">
            <text:p>178.146826865688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7696" calcext:value-type="float">
            <text:p>76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445425729668" calcext:value-type="float">
            <text:p>1.5445425729668E-12</text:p>
          </table:table-cell>
          <table:table-cell office:value-type="float" office:value="10.226546264" calcext:value-type="float">
            <text:p>10.2265462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78486573415861" calcext:value-type="float">
            <text:p>1.78486573415861E-12</text:p>
          </table:table-cell>
          <table:table-cell office:value-type="float" office:value="0.636787570154736" calcext:value-type="float">
            <text:p>0.636787570154736</text:p>
          </table:table-cell>
          <table:table-cell office:value-type="float" office:value="1817.61320681266" calcext:value-type="float">
            <text:p>1817.61320681266</text:p>
          </table:table-cell>
          <table:table-cell office:value-type="float" office:value="-1.90931209088871E-015" calcext:value-type="float">
            <text:p>-1.90931209088871E-15</text:p>
          </table:table-cell>
          <table:table-cell office:value-type="float" office:value="2194.91331514887" calcext:value-type="float">
            <text:p>2194.91331514887</text:p>
          </table:table-cell>
          <table:table-cell office:value-type="float" office:value="-3.3090280434382E-015" calcext:value-type="float">
            <text:p>-3.3090280434382E-15</text:p>
          </table:table-cell>
          <table:table-cell office:value-type="float" office:value="2498.50287996557" calcext:value-type="float">
            <text:p>2498.50287996557</text:p>
          </table:table-cell>
          <table:table-cell office:value-type="float" office:value="3.7474097284298E-016" calcext:value-type="float">
            <text:p>3.7474097284298E-16</text:p>
          </table:table-cell>
          <table:table-cell office:value-type="float" office:value="2498.50287996439" calcext:value-type="float">
            <text:p>2498.50287996439</text:p>
          </table:table-cell>
          <table:table-cell office:value-type="float" office:value="-0.000000000000146830530045815" calcext:value-type="float">
            <text:p>-1.46830530045815E-13</text:p>
          </table:table-cell>
          <table:table-cell office:value-type="float" office:value="525.876140594691" calcext:value-type="float">
            <text:p>525.876140594691</text:p>
          </table:table-cell>
          <table:table-cell office:value-type="float" office:value="0.000000000000976344006585394" calcext:value-type="float">
            <text:p>9.76344006585394E-13</text:p>
          </table:table-cell>
          <table:table-cell table:number-columns-repeated="1001"/>
        </table:table-row>
        <table:table-row table:style-name="ro1">
          <table:table-cell office:value-type="float" office:value="8750000000" calcext:value-type="float">
            <text:p>8750000000</text:p>
          </table:table-cell>
          <table:table-cell table:formula="of:=[.A15]*0.000000001" office:value-type="float" office:value="8.75" calcext:value-type="float">
            <text:p>8.75</text:p>
          </table:table-cell>
          <table:table-cell table:formula="of:=2*4*ATAN(1)*[.A15]*SQRT(0.0000004*4*ATAN(1)*0.0000000000088541878176)" office:value-type="float" office:value="183.386439420561" calcext:value-type="float">
            <text:p>183.38643942056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2273725001102" calcext:value-type="float">
            <text:p>6.2273725001102E-13</text:p>
          </table:table-cell>
          <table:table-cell office:value-type="float" office:value="10.690640051" calcext:value-type="float">
            <text:p>10.6906400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13642246027829" calcext:value-type="float">
            <text:p>2.13642246027829E-12</text:p>
          </table:table-cell>
          <table:table-cell office:value-type="float" office:value="0.662584649277692" calcext:value-type="float">
            <text:p>0.662584649277692</text:p>
          </table:table-cell>
          <table:table-cell office:value-type="float" office:value="1777.84071287361" calcext:value-type="float">
            <text:p>1777.84071287361</text:p>
          </table:table-cell>
          <table:table-cell office:value-type="float" office:value="-3.84031469596638E-015" calcext:value-type="float">
            <text:p>-3.84031469596638E-15</text:p>
          </table:table-cell>
          <table:table-cell office:value-type="float" office:value="2162.09257243742" calcext:value-type="float">
            <text:p>2162.09257243742</text:p>
          </table:table-cell>
          <table:table-cell office:value-type="float" office:value="-1.19587622217996E-015" calcext:value-type="float">
            <text:p>-1.19587622217996E-15</text:p>
          </table:table-cell>
          <table:table-cell office:value-type="float" office:value="2469.719917717" calcext:value-type="float">
            <text:p>2469.719917717</text:p>
          </table:table-cell>
          <table:table-cell office:value-type="float" office:value="0.000000000000014221616575501" calcext:value-type="float">
            <text:p>1.4221616575501E-14</text:p>
          </table:table-cell>
          <table:table-cell office:value-type="float" office:value="2469.71991771697" calcext:value-type="float">
            <text:p>2469.71991771697</text:p>
          </table:table-cell>
          <table:table-cell office:value-type="float" office:value="-0.000000000000110786064810393" calcext:value-type="float">
            <text:p>-1.10786064810393E-13</text:p>
          </table:table-cell>
          <table:table-cell office:value-type="float" office:value="505.401672623027" calcext:value-type="float">
            <text:p>505.401672623027</text:p>
          </table:table-cell>
          <table:table-cell office:value-type="float" office:value="0.000000000000929627278035917" calcext:value-type="float">
            <text:p>9.29627278035917E-13</text:p>
          </table:table-cell>
          <table:table-cell table:number-columns-repeated="1001"/>
        </table:table-row>
        <table:table-row table:style-name="ro1">
          <table:table-cell office:value-type="float" office:value="9000000000" calcext:value-type="float">
            <text:p>9000000000</text:p>
          </table:table-cell>
          <table:table-cell table:formula="of:=[.A16]*0.000000001" office:value-type="float" office:value="9" calcext:value-type="float">
            <text:p>9</text:p>
          </table:table-cell>
          <table:table-cell table:formula="of:=2*4*ATAN(1)*[.A16]*SQRT(0.0000004*4*ATAN(1)*0.0000000000088541878176)" office:value-type="float" office:value="188.626051975434" calcext:value-type="float">
            <text:p>188.626051975434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7810" calcext:value-type="float">
            <text:p>781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59905222982372" calcext:value-type="float">
            <text:p>7.59905222982372E-13</text:p>
          </table:table-cell>
          <table:table-cell office:value-type="float" office:value="10.221473241" calcext:value-type="float">
            <text:p>10.2214732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88508873177558" calcext:value-type="float">
            <text:p>5.88508873177558E-13</text:p>
          </table:table-cell>
          <table:table-cell office:value-type="float" office:value="0.685407962562276" calcext:value-type="float">
            <text:p>0.685407962562276</text:p>
          </table:table-cell>
          <table:table-cell office:value-type="float" office:value="1735.96442897904" calcext:value-type="float">
            <text:p>1735.96442897904</text:p>
          </table:table-cell>
          <table:table-cell office:value-type="float" office:value="-6.445663881881E-016" calcext:value-type="float">
            <text:p>-6.445663881881E-16</text:p>
          </table:table-cell>
          <table:table-cell office:value-type="float" office:value="2127.79209278524" calcext:value-type="float">
            <text:p>2127.79209278524</text:p>
          </table:table-cell>
          <table:table-cell office:value-type="float" office:value="4.67298759343259E-016" calcext:value-type="float">
            <text:p>4.67298759343259E-16</text:p>
          </table:table-cell>
          <table:table-cell office:value-type="float" office:value="2439.74821862773" calcext:value-type="float">
            <text:p>2439.74821862773</text:p>
          </table:table-cell>
          <table:table-cell office:value-type="float" office:value="1.51713282593069E-015" calcext:value-type="float">
            <text:p>1.51713282593069E-15</text:p>
          </table:table-cell>
          <table:table-cell office:value-type="float" office:value="2439.74821862712" calcext:value-type="float">
            <text:p>2439.74821862712</text:p>
          </table:table-cell>
          <table:table-cell office:value-type="float" office:value="-0.0000000000000727422796933072" calcext:value-type="float">
            <text:p>-7.27422796933072E-14</text:p>
          </table:table-cell>
          <table:table-cell office:value-type="float" office:value="488.572366072854" calcext:value-type="float">
            <text:p>488.572366072854</text:p>
          </table:table-cell>
          <table:table-cell office:value-type="float" office:value="0.00000000000024231243498535" calcext:value-type="float">
            <text:p>2.4231243498535E-13</text:p>
          </table:table-cell>
          <table:table-cell table:number-columns-repeated="1001"/>
        </table:table-row>
        <table:table-row table:style-name="ro1">
          <table:table-cell office:value-type="float" office:value="9250000000" calcext:value-type="float">
            <text:p>9250000000</text:p>
          </table:table-cell>
          <table:table-cell table:formula="of:=[.A17]*0.000000001" office:value-type="float" office:value="9.25" calcext:value-type="float">
            <text:p>9.25</text:p>
          </table:table-cell>
          <table:table-cell table:formula="of:=2*4*ATAN(1)*[.A17]*SQRT(0.0000004*4*ATAN(1)*0.0000000000088541878176)" office:value-type="float" office:value="193.865664530307" calcext:value-type="float">
            <text:p>193.86566453030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164" calcext:value-type="float">
            <text:p>81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22054544102687" calcext:value-type="float">
            <text:p>9.22054544102687E-13</text:p>
          </table:table-cell>
          <table:table-cell office:value-type="float" office:value="10.148806918" calcext:value-type="float">
            <text:p>10.1488069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323287435416567" calcext:value-type="float">
            <text:p>-3.23287435416567E-12</text:p>
          </table:table-cell>
          <table:table-cell office:value-type="float" office:value="0.705754268805679" calcext:value-type="float">
            <text:p>0.705754268805679</text:p>
          </table:table-cell>
          <table:table-cell office:value-type="float" office:value="1691.82814274025" calcext:value-type="float">
            <text:p>1691.82814274025</text:p>
          </table:table-cell>
          <table:table-cell office:value-type="float" office:value="1.39814223502545E-015" calcext:value-type="float">
            <text:p>1.39814223502545E-15</text:p>
          </table:table-cell>
          <table:table-cell office:value-type="float" office:value="2091.93908993704" calcext:value-type="float">
            <text:p>2091.93908993704</text:p>
          </table:table-cell>
          <table:table-cell office:value-type="float" office:value="9.66367855642687E-016" calcext:value-type="float">
            <text:p>9.66367855642687E-16</text:p>
          </table:table-cell>
          <table:table-cell office:value-type="float" office:value="2408.54340550164" calcext:value-type="float">
            <text:p>2408.54340550164</text:p>
          </table:table-cell>
          <table:table-cell office:value-type="float" office:value="5.46952666842273E-015" calcext:value-type="float">
            <text:p>5.46952666842273E-15</text:p>
          </table:table-cell>
          <table:table-cell office:value-type="float" office:value="2408.54340550133" calcext:value-type="float">
            <text:p>2408.54340550133</text:p>
          </table:table-cell>
          <table:table-cell office:value-type="float" office:value="-0.0000000000000560256013104762" calcext:value-type="float">
            <text:p>-5.60256013104762E-14</text:p>
          </table:table-cell>
          <table:table-cell office:value-type="float" office:value="474.487232279767" calcext:value-type="float">
            <text:p>474.487232279767</text:p>
          </table:table-cell>
          <table:table-cell office:value-type="float" office:value="-0.00000000000131439779708663" calcext:value-type="float">
            <text:p>-1.31439779708663E-12</text:p>
          </table:table-cell>
          <table:table-cell table:number-columns-repeated="1001"/>
        </table:table-row>
        <table:table-row table:style-name="ro1">
          <table:table-cell office:value-type="float" office:value="9500000000" calcext:value-type="float">
            <text:p>9500000000</text:p>
          </table:table-cell>
          <table:table-cell table:formula="of:=[.A18]*0.000000001" office:value-type="float" office:value="9.5" calcext:value-type="float">
            <text:p>9.5</text:p>
          </table:table-cell>
          <table:table-cell table:formula="of:=2*4*ATAN(1)*[.A18]*SQRT(0.0000004*4*ATAN(1)*0.0000000000088541878176)" office:value-type="float" office:value="199.105277085181" calcext:value-type="float">
            <text:p>199.105277085181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6158037076398" calcext:value-type="float">
            <text:p>8.6158037076398E-13</text:p>
          </table:table-cell>
          <table:table-cell office:value-type="float" office:value="10.723202191" calcext:value-type="float">
            <text:p>10.7232021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34751526349952" calcext:value-type="float">
            <text:p>1.34751526349952E-12</text:p>
          </table:table-cell>
          <table:table-cell office:value-type="float" office:value="0.724008999551067" calcext:value-type="float">
            <text:p>0.724008999551067</text:p>
          </table:table-cell>
          <table:table-cell office:value-type="float" office:value="1645.24998040287" calcext:value-type="float">
            <text:p>1645.24998040287</text:p>
          </table:table-cell>
          <table:table-cell office:value-type="float" office:value="-7.10797232743967E-016" calcext:value-type="float">
            <text:p>-7.10797232743967E-16</text:p>
          </table:table-cell>
          <table:table-cell office:value-type="float" office:value="2054.4522845405" calcext:value-type="float">
            <text:p>2054.4522845405</text:p>
          </table:table-cell>
          <table:table-cell office:value-type="float" office:value="5.53768330876977E-015" calcext:value-type="float">
            <text:p>5.53768330876977E-15</text:p>
          </table:table-cell>
          <table:table-cell office:value-type="float" office:value="2376.05689528519" calcext:value-type="float">
            <text:p>2376.05689528519</text:p>
          </table:table-cell>
          <table:table-cell office:value-type="float" office:value="6.84161138137019E-015" calcext:value-type="float">
            <text:p>6.84161138137019E-15</text:p>
          </table:table-cell>
          <table:table-cell office:value-type="float" office:value="2376.05689528411" calcext:value-type="float">
            <text:p>2376.05689528411</text:p>
          </table:table-cell>
          <table:table-cell office:value-type="float" office:value="-0.000000000000149960630909848" calcext:value-type="float">
            <text:p>-1.49960630909848E-13</text:p>
          </table:table-cell>
          <table:table-cell office:value-type="float" office:value="462.523794713466" calcext:value-type="float">
            <text:p>462.523794713466</text:p>
          </table:table-cell>
          <table:table-cell office:value-type="float" office:value="0.000000000000599342195802016" calcext:value-type="float">
            <text:p>5.99342195802016E-13</text:p>
          </table:table-cell>
          <table:table-cell table:number-columns-repeated="1001"/>
        </table:table-row>
        <table:table-row table:style-name="ro1">
          <table:table-cell office:value-type="float" office:value="9750000000" calcext:value-type="float">
            <text:p>9750000000</text:p>
          </table:table-cell>
          <table:table-cell table:formula="of:=[.A19]*0.000000001" office:value-type="float" office:value="9.75" calcext:value-type="float">
            <text:p>9.75</text:p>
          </table:table-cell>
          <table:table-cell table:formula="of:=2*4*ATAN(1)*[.A19]*SQRT(0.0000004*4*ATAN(1)*0.0000000000088541878176)" office:value-type="float" office:value="204.344889640054" calcext:value-type="float">
            <text:p>204.344889640054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68179640300947" calcext:value-type="float">
            <text:p>4.68179640300947E-13</text:p>
          </table:table-cell>
          <table:table-cell office:value-type="float" office:value="9.650063944" calcext:value-type="float">
            <text:p>9.6500639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492714797251465" calcext:value-type="float">
            <text:p>4.92714797251465E-12</text:p>
          </table:table-cell>
          <table:table-cell office:value-type="float" office:value="0.740477643788909" calcext:value-type="float">
            <text:p>0.740477643788909</text:p>
          </table:table-cell>
          <table:table-cell office:value-type="float" office:value="1596.01616502477" calcext:value-type="float">
            <text:p>1596.01616502477</text:p>
          </table:table-cell>
          <table:table-cell office:value-type="float" office:value="-4.14394917858162E-015" calcext:value-type="float">
            <text:p>-4.14394917858162E-15</text:p>
          </table:table-cell>
          <table:table-cell office:value-type="float" office:value="2015.24050437127" calcext:value-type="float">
            <text:p>2015.24050437127</text:p>
          </table:table-cell>
          <table:table-cell office:value-type="float" office:value="-4.83434505979492E-016" calcext:value-type="float">
            <text:p>-4.83434505979492E-16</text:p>
          </table:table-cell>
          <table:table-cell office:value-type="float" office:value="2342.2353576527" calcext:value-type="float">
            <text:p>2342.2353576527</text:p>
          </table:table-cell>
          <table:table-cell office:value-type="float" office:value="-3.67560591770304E-015" calcext:value-type="float">
            <text:p>-3.67560591770304E-15</text:p>
          </table:table-cell>
          <table:table-cell office:value-type="float" office:value="2342.23535765297" calcext:value-type="float">
            <text:p>2342.23535765297</text:p>
          </table:table-cell>
          <table:table-cell office:value-type="float" office:value="0.000000000000315450160721907" calcext:value-type="float">
            <text:p>3.15450160721907E-13</text:p>
          </table:table-cell>
          <table:table-cell office:value-type="float" office:value="452.237002437761" calcext:value-type="float">
            <text:p>452.237002437761</text:p>
          </table:table-cell>
          <table:table-cell office:value-type="float" office:value="0.00000000000137020756055007" calcext:value-type="float">
            <text:p>1.37020756055007E-12</text:p>
          </table:table-cell>
          <table:table-cell table:number-columns-repeated="1001"/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table:formula="of:=[.A20]*0.000000001" office:value-type="float" office:value="10" calcext:value-type="float">
            <text:p>10</text:p>
          </table:table-cell>
          <table:table-cell table:formula="of:=2*4*ATAN(1)*[.A20]*SQRT(0.0000004*4*ATAN(1)*0.0000000000088541878176)" office:value-type="float" office:value="209.584502194927" calcext:value-type="float">
            <text:p>209.584502194927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35084434292332" calcext:value-type="float">
            <text:p>8.35084434292332E-13</text:p>
          </table:table-cell>
          <table:table-cell office:value-type="float" office:value="10.11007192" calcext:value-type="float">
            <text:p>10.11007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640763173593176" calcext:value-type="float">
            <text:p>6.40763173593176E-12</text:p>
          </table:table-cell>
          <table:table-cell office:value-type="float" office:value="0.755406579840668" calcext:value-type="float">
            <text:p>0.755406579840668</text:p>
          </table:table-cell>
          <table:table-cell office:value-type="float" office:value="1543.87265264492" calcext:value-type="float">
            <text:p>1543.87265264492</text:p>
          </table:table-cell>
          <table:table-cell office:value-type="float" office:value="1.11530047356194E-015" calcext:value-type="float">
            <text:p>1.11530047356194E-15</text:p>
          </table:table-cell>
          <table:table-cell office:value-type="float" office:value="1974.20096723277" calcext:value-type="float">
            <text:p>1974.20096723277</text:p>
          </table:table-cell>
          <table:table-cell office:value-type="float" office:value="-4.05930335145453E-015" calcext:value-type="float">
            <text:p>-4.05930335145453E-15</text:p>
          </table:table-cell>
          <table:table-cell office:value-type="float" office:value="2307.02007776311" calcext:value-type="float">
            <text:p>2307.02007776311</text:p>
          </table:table-cell>
          <table:table-cell office:value-type="float" office:value="-3.80573271475108E-015" calcext:value-type="float">
            <text:p>-3.80573271475108E-15</text:p>
          </table:table-cell>
          <table:table-cell office:value-type="float" office:value="2307.02007776251" calcext:value-type="float">
            <text:p>2307.02007776251</text:p>
          </table:table-cell>
          <table:table-cell office:value-type="float" office:value="0.0000000000000512726667345151" calcext:value-type="float">
            <text:p>5.12726667345151E-14</text:p>
          </table:table-cell>
          <table:table-cell office:value-type="float" office:value="443.299540851165" calcext:value-type="float">
            <text:p>443.299540851165</text:p>
          </table:table-cell>
          <table:table-cell office:value-type="float" office:value="0.00000000000208873530005852" calcext:value-type="float">
            <text:p>2.08873530005852E-12</text:p>
          </table:table-cell>
          <table:table-cell table:number-columns-repeated="1001"/>
        </table:table-row>
        <table:table-row table:style-name="ro1">
          <table:table-cell office:value-type="float" office:value="10250000000" calcext:value-type="float">
            <text:p>10250000000</text:p>
          </table:table-cell>
          <table:table-cell table:formula="of:=[.A21]*0.000000001" office:value-type="float" office:value="10.25" calcext:value-type="float">
            <text:p>10.25</text:p>
          </table:table-cell>
          <table:table-cell table:formula="of:=2*4*ATAN(1)*[.A21]*SQRT(0.0000004*4*ATAN(1)*0.0000000000088541878176)" office:value-type="float" office:value="214.8241147498" calcext:value-type="float">
            <text:p>214.8241147498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1417013922353" calcext:value-type="float">
            <text:p>1.1417013922353E-12</text:p>
          </table:table-cell>
          <table:table-cell office:value-type="float" office:value="10.661722156" calcext:value-type="float">
            <text:p>10.6617221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5282982383774" calcext:value-type="float">
            <text:p>1.15282982383774E-12</text:p>
          </table:table-cell>
          <table:table-cell office:value-type="float" office:value="0.768997416383588" calcext:value-type="float">
            <text:p>0.768997416383588</text:p>
          </table:table-cell>
          <table:table-cell office:value-type="float" office:value="1488.51368945907" calcext:value-type="float">
            <text:p>1488.51368945907</text:p>
          </table:table-cell>
          <table:table-cell office:value-type="float" office:value="-0.0000000000000100074561364586" calcext:value-type="float">
            <text:p>-1.00074561364586E-14</text:p>
          </table:table-cell>
          <table:table-cell office:value-type="float" office:value="1931.21715380385" calcext:value-type="float">
            <text:p>1931.21715380385</text:p>
          </table:table-cell>
          <table:table-cell office:value-type="float" office:value="2.45185570656785E-015" calcext:value-type="float">
            <text:p>2.45185570656785E-15</text:p>
          </table:table-cell>
          <table:table-cell office:value-type="float" office:value="2270.3462016452" calcext:value-type="float">
            <text:p>2270.3462016452</text:p>
          </table:table-cell>
          <table:table-cell office:value-type="float" office:value="6.57530408209898E-015" calcext:value-type="float">
            <text:p>6.57530408209898E-15</text:p>
          </table:table-cell>
          <table:table-cell office:value-type="float" office:value="2270.34620164389" calcext:value-type="float">
            <text:p>2270.34620164389</text:p>
          </table:table-cell>
          <table:table-cell office:value-type="float" office:value="0.000000000000230154066891003" calcext:value-type="float">
            <text:p>2.30154066891003E-13</text:p>
          </table:table-cell>
          <table:table-cell office:value-type="float" office:value="435.464908912232" calcext:value-type="float">
            <text:p>435.464908912232</text:p>
          </table:table-cell>
          <table:table-cell office:value-type="float" office:value="0.00000000000013363344704601" calcext:value-type="float">
            <text:p>1.3363344704601E-13</text:p>
          </table:table-cell>
          <table:table-cell table:number-columns-repeated="1001"/>
        </table:table-row>
        <table:table-row table:style-name="ro1">
          <table:table-cell office:value-type="float" office:value="10500000000" calcext:value-type="float">
            <text:p>10500000000</text:p>
          </table:table-cell>
          <table:table-cell table:formula="of:=[.A22]*0.000000001" office:value-type="float" office:value="10.5" calcext:value-type="float">
            <text:p>10.5</text:p>
          </table:table-cell>
          <table:table-cell table:formula="of:=2*4*ATAN(1)*[.A22]*SQRT(0.0000004*4*ATAN(1)*0.0000000000088541878176)" office:value-type="float" office:value="220.063727304673" calcext:value-type="float">
            <text:p>220.06372730467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6049" calcext:value-type="float">
            <text:p>60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79356219680286" calcext:value-type="float">
            <text:p>2.79356219680286E-12</text:p>
          </table:table-cell>
          <table:table-cell office:value-type="float" office:value="10.211306524" calcext:value-type="float">
            <text:p>10.2113065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0124460890454105" calcext:value-type="float">
            <text:p>-1.24460890454105E-13</text:p>
          </table:table-cell>
          <table:table-cell office:value-type="float" office:value="0.781417167652359" calcext:value-type="float">
            <text:p>0.781417167652359</text:p>
          </table:table-cell>
          <table:table-cell office:value-type="float" office:value="1429.56577581743" calcext:value-type="float">
            <text:p>1429.56577581743</text:p>
          </table:table-cell>
          <table:table-cell office:value-type="float" office:value="2.1842897558933E-015" calcext:value-type="float">
            <text:p>2.1842897558933E-15</text:p>
          </table:table-cell>
          <table:table-cell office:value-type="float" office:value="1886.15614380809" calcext:value-type="float">
            <text:p>1886.15614380809</text:p>
          </table:table-cell>
          <table:table-cell office:value-type="float" office:value="-2.41501220893929E-015" calcext:value-type="float">
            <text:p>-2.41501220893929E-15</text:p>
          </table:table-cell>
          <table:table-cell office:value-type="float" office:value="2232.14183666856" calcext:value-type="float">
            <text:p>2232.14183666856</text:p>
          </table:table-cell>
          <table:table-cell office:value-type="float" office:value="-0.000000000000215398121434488" calcext:value-type="float">
            <text:p>-2.15398121434488E-13</text:p>
          </table:table-cell>
          <table:table-cell office:value-type="float" office:value="2232.1418366692" calcext:value-type="float">
            <text:p>2232.1418366692</text:p>
          </table:table-cell>
          <table:table-cell office:value-type="float" office:value="0.0000000000000770177166988576" calcext:value-type="float">
            <text:p>7.70177166988576E-14</text:p>
          </table:table-cell>
          <table:table-cell office:value-type="float" office:value="428.543681965197" calcext:value-type="float">
            <text:p>428.543681965197</text:p>
          </table:table-cell>
          <table:table-cell office:value-type="float" office:value="-0.000000000000253099677116956" calcext:value-type="float">
            <text:p>-2.53099677116956E-13</text:p>
          </table:table-cell>
          <table:table-cell table:number-columns-repeated="1001"/>
        </table:table-row>
        <table:table-row table:style-name="ro1">
          <table:table-cell office:value-type="float" office:value="10750000000" calcext:value-type="float">
            <text:p>10750000000</text:p>
          </table:table-cell>
          <table:table-cell table:formula="of:=[.A23]*0.000000001" office:value-type="float" office:value="10.75" calcext:value-type="float">
            <text:p>10.75</text:p>
          </table:table-cell>
          <table:table-cell table:formula="of:=2*4*ATAN(1)*[.A23]*SQRT(0.0000004*4*ATAN(1)*0.0000000000088541878176)" office:value-type="float" office:value="225.303339859546" calcext:value-type="float">
            <text:p>225.30333985954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7810" calcext:value-type="float">
            <text:p>781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50521332225443" calcext:value-type="float">
            <text:p>6.50521332225443E-13</text:p>
          </table:table-cell>
          <table:table-cell office:value-type="float" office:value="10.563149107" calcext:value-type="float">
            <text:p>10.5631491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505384089119008" calcext:value-type="float">
            <text:p>5.05384089119008E-12</text:p>
          </table:table-cell>
          <table:table-cell office:value-type="float" office:value="0.792805658405176" calcext:value-type="float">
            <text:p>0.792805658405176</text:p>
          </table:table-cell>
          <table:table-cell office:value-type="float" office:value="1366.56455340688" calcext:value-type="float">
            <text:p>1366.56455340688</text:p>
          </table:table-cell>
          <table:table-cell office:value-type="float" office:value="-9.93838864280259E-015" calcext:value-type="float">
            <text:p>-9.93838864280259E-15</text:p>
          </table:table-cell>
          <table:table-cell office:value-type="float" office:value="1838.86523977861" calcext:value-type="float">
            <text:p>1838.86523977861</text:p>
          </table:table-cell>
          <table:table-cell office:value-type="float" office:value="7.35544880790772E-016" calcext:value-type="float">
            <text:p>7.35544880790772E-16</text:p>
          </table:table-cell>
          <table:table-cell office:value-type="float" office:value="2192.32697156349" calcext:value-type="float">
            <text:p>2192.32697156349</text:p>
          </table:table-cell>
          <table:table-cell office:value-type="float" office:value="-3.43591047770318E-015" calcext:value-type="float">
            <text:p>-3.43591047770318E-15</text:p>
          </table:table-cell>
          <table:table-cell office:value-type="float" office:value="2192.32697156373" calcext:value-type="float">
            <text:p>2192.32697156373</text:p>
          </table:table-cell>
          <table:table-cell office:value-type="float" office:value="0.000000000000294579018705397" calcext:value-type="float">
            <text:p>2.94579018705397E-13</text:p>
          </table:table-cell>
          <table:table-cell office:value-type="float" office:value="422.387739597959" calcext:value-type="float">
            <text:p>422.387739597959</text:p>
          </table:table-cell>
          <table:table-cell office:value-type="float" office:value="0.00000000000139413815085747" calcext:value-type="float">
            <text:p>1.39413815085747E-12</text:p>
          </table:table-cell>
          <table:table-cell table:number-columns-repeated="1001"/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table:formula="of:=[.A24]*0.000000001" office:value-type="float" office:value="11" calcext:value-type="float">
            <text:p>11</text:p>
          </table:table-cell>
          <table:table-cell table:formula="of:=2*4*ATAN(1)*[.A24]*SQRT(0.0000004*4*ATAN(1)*0.0000000000088541878176)" office:value-type="float" office:value="230.54295241442" calcext:value-type="float">
            <text:p>230.5429524144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73320550925246" calcext:value-type="float">
            <text:p>5.73320550925246E-13</text:p>
          </table:table-cell>
          <table:table-cell office:value-type="float" office:value="10.239032608" calcext:value-type="float">
            <text:p>10.2390326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422568040733033" calcext:value-type="float">
            <text:p>4.22568040733033E-12</text:p>
          </table:table-cell>
          <table:table-cell office:value-type="float" office:value="0.803281030486483" calcext:value-type="float">
            <text:p>0.803281030486483</text:p>
          </table:table-cell>
          <table:table-cell office:value-type="float" office:value="1298.9203660835" calcext:value-type="float">
            <text:p>1298.9203660835</text:p>
          </table:table-cell>
          <table:table-cell office:value-type="float" office:value="-1.42800951830387E-015" calcext:value-type="float">
            <text:p>-1.42800951830387E-15</text:p>
          </table:table-cell>
          <table:table-cell office:value-type="float" office:value="1789.16763017453" calcext:value-type="float">
            <text:p>1789.16763017453</text:p>
          </table:table-cell>
          <table:table-cell office:value-type="float" office:value="4.28346488761031E-015" calcext:value-type="float">
            <text:p>4.28346488761031E-15</text:p>
          </table:table-cell>
          <table:table-cell office:value-type="float" office:value="2150.81216963353" calcext:value-type="float">
            <text:p>2150.81216963353</text:p>
          </table:table-cell>
          <table:table-cell office:value-type="float" office:value="-5.25639309455153E-015" calcext:value-type="float">
            <text:p>-5.25639309455153E-15</text:p>
          </table:table-cell>
          <table:table-cell office:value-type="float" office:value="2150.81216963388" calcext:value-type="float">
            <text:p>2150.81216963388</text:p>
          </table:table-cell>
          <table:table-cell office:value-type="float" office:value="0.000000000000150836766962628" calcext:value-type="float">
            <text:p>1.50836766962628E-13</text:p>
          </table:table-cell>
          <table:table-cell office:value-type="float" office:value="416.879494585444" calcext:value-type="float">
            <text:p>416.879494585444</text:p>
          </table:table-cell>
          <table:table-cell office:value-type="float" office:value="0.00000000000107953553182776" calcext:value-type="float">
            <text:p>1.07953553182776E-12</text:p>
          </table:table-cell>
          <table:table-cell table:number-columns-repeated="1001"/>
        </table:table-row>
        <table:table-row table:style-name="ro1">
          <table:table-cell office:value-type="float" office:value="11250000000" calcext:value-type="float">
            <text:p>11250000000</text:p>
          </table:table-cell>
          <table:table-cell table:formula="of:=[.A25]*0.000000001" office:value-type="float" office:value="11.25" calcext:value-type="float">
            <text:p>11.25</text:p>
          </table:table-cell>
          <table:table-cell table:formula="of:=2*4*ATAN(1)*[.A25]*SQRT(0.0000004*4*ATAN(1)*0.0000000000088541878176)" office:value-type="float" office:value="235.782564969293" calcext:value-type="float">
            <text:p>235.78256496929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5986" calcext:value-type="float">
            <text:p>59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45995418773751" calcext:value-type="float">
            <text:p>3.45995418773751E-12</text:p>
          </table:table-cell>
          <table:table-cell office:value-type="float" office:value="9.8462636" calcext:value-type="float">
            <text:p>9.84626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786381151454946" calcext:value-type="float">
            <text:p>7.86381151454946E-12</text:p>
          </table:table-cell>
          <table:table-cell office:value-type="float" office:value="0.812943914481343" calcext:value-type="float">
            <text:p>0.812943914481343</text:p>
          </table:table-cell>
          <table:table-cell office:value-type="float" office:value="1225.86484727522" calcext:value-type="float">
            <text:p>1225.86484727522</text:p>
          </table:table-cell>
          <table:table-cell office:value-type="float" office:value="3.41272123672862E-015" calcext:value-type="float">
            <text:p>3.41272123672862E-15</text:p>
          </table:table-cell>
          <table:table-cell office:value-type="float" office:value="1736.85673422377" calcext:value-type="float">
            <text:p>1736.85673422377</text:p>
          </table:table-cell>
          <table:table-cell office:value-type="float" office:value="-5.1069484447661E-015" calcext:value-type="float">
            <text:p>-5.1069484447661E-15</text:p>
          </table:table-cell>
          <table:table-cell office:value-type="float" office:value="2107.49697399536" calcext:value-type="float">
            <text:p>2107.49697399536</text:p>
          </table:table-cell>
          <table:table-cell office:value-type="float" office:value="-3.26067691473575E-017" calcext:value-type="float">
            <text:p>-3.26067691473575E-17</text:p>
          </table:table-cell>
          <table:table-cell office:value-type="float" office:value="2107.4969739967" calcext:value-type="float">
            <text:p>2107.4969739967</text:p>
          </table:table-cell>
          <table:table-cell office:value-type="float" office:value="0.0000000000000321007245459468" calcext:value-type="float">
            <text:p>3.21007245459468E-14</text:p>
          </table:table-cell>
          <table:table-cell office:value-type="float" office:value="411.924345689595" calcext:value-type="float">
            <text:p>411.924345689595</text:p>
          </table:table-cell>
          <table:table-cell office:value-type="float" office:value="0.0000000000018062212345501" calcext:value-type="float">
            <text:p>1.8062212345501E-12</text:p>
          </table:table-cell>
          <table:table-cell table:number-columns-repeated="1001"/>
        </table:table-row>
        <table:table-row table:style-name="ro1">
          <table:table-cell office:value-type="float" office:value="11500000000" calcext:value-type="float">
            <text:p>11500000000</text:p>
          </table:table-cell>
          <table:table-cell table:formula="of:=[.A26]*0.000000001" office:value-type="float" office:value="11.5" calcext:value-type="float">
            <text:p>11.5</text:p>
          </table:table-cell>
          <table:table-cell table:formula="of:=2*4*ATAN(1)*[.A26]*SQRT(0.0000004*4*ATAN(1)*0.0000000000088541878176)" office:value-type="float" office:value="241.022177524166" calcext:value-type="float">
            <text:p>241.022177524166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6835" calcext:value-type="float">
            <text:p>68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83220664570989" calcext:value-type="float">
            <text:p>4.83220664570989E-12</text:p>
          </table:table-cell>
          <table:table-cell office:value-type="float" office:value="10.200209896" calcext:value-type="float">
            <text:p>10.2002098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687494158539153" calcext:value-type="float">
            <text:p>6.87494158539153E-13</text:p>
          </table:table-cell>
          <table:table-cell office:value-type="float" office:value="0.821880641538173" calcext:value-type="float">
            <text:p>0.821880641538173</text:p>
          </table:table-cell>
          <table:table-cell office:value-type="float" office:value="1146.36390282424" calcext:value-type="float">
            <text:p>1146.36390282424</text:p>
          </table:table-cell>
          <table:table-cell office:value-type="float" office:value="1.74264943963704E-015" calcext:value-type="float">
            <text:p>1.74264943963704E-15</text:p>
          </table:table-cell>
          <table:table-cell office:value-type="float" office:value="1681.68870161472" calcext:value-type="float">
            <text:p>1681.68870161472</text:p>
          </table:table-cell>
          <table:table-cell office:value-type="float" office:value="0.0000000000000106859116225333" calcext:value-type="float">
            <text:p>1.06859116225333E-14</text:p>
          </table:table-cell>
          <table:table-cell office:value-type="float" office:value="2062.26794314335" calcext:value-type="float">
            <text:p>2062.26794314335</text:p>
          </table:table-cell>
          <table:table-cell office:value-type="float" office:value="0.0000000000000122685884227474" calcext:value-type="float">
            <text:p>1.22685884227474E-14</text:p>
          </table:table-cell>
          <table:table-cell office:value-type="float" office:value="2062.26794314302" calcext:value-type="float">
            <text:p>2062.26794314302</text:p>
          </table:table-cell>
          <table:table-cell office:value-type="float" office:value="0.000000000000218230468923711" calcext:value-type="float">
            <text:p>2.18230468923711E-13</text:p>
          </table:table-cell>
          <table:table-cell office:value-type="float" office:value="407.445282018154" calcext:value-type="float">
            <text:p>407.445282018154</text:p>
          </table:table-cell>
          <table:table-cell office:value-type="float" office:value="0.000000000000452480146660033" calcext:value-type="float">
            <text:p>4.52480146660033E-13</text:p>
          </table:table-cell>
          <table:table-cell table:number-columns-repeated="1001"/>
        </table:table-row>
        <table:table-row table:style-name="ro1">
          <table:table-cell office:value-type="float" office:value="11750000000" calcext:value-type="float">
            <text:p>11750000000</text:p>
          </table:table-cell>
          <table:table-cell table:formula="of:=[.A27]*0.000000001" office:value-type="float" office:value="11.75" calcext:value-type="float">
            <text:p>11.75</text:p>
          </table:table-cell>
          <table:table-cell table:formula="of:=2*4*ATAN(1)*[.A27]*SQRT(0.0000004*4*ATAN(1)*0.0000000000088541878176)" office:value-type="float" office:value="246.261790079039" calcext:value-type="float">
            <text:p>246.261790079039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99187994256784" calcext:value-type="float">
            <text:p>2.99187994256784E-12</text:p>
          </table:table-cell>
          <table:table-cell office:value-type="float" office:value="10.877341324" calcext:value-type="float">
            <text:p>10.8773413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112337699220248" calcext:value-type="float">
            <text:p>-1.12337699220248E-12</text:p>
          </table:table-cell>
          <table:table-cell office:value-type="float" office:value="0.830165751470522" calcext:value-type="float">
            <text:p>0.830165751470522</text:p>
          </table:table-cell>
          <table:table-cell office:value-type="float" office:value="1058.96687350076" calcext:value-type="float">
            <text:p>1058.96687350076</text:p>
          </table:table-cell>
          <table:table-cell office:value-type="float" office:value="8.62311435209209E-015" calcext:value-type="float">
            <text:p>8.62311435209209E-15</text:p>
          </table:table-cell>
          <table:table-cell office:value-type="float" office:value="1623.37227111083" calcext:value-type="float">
            <text:p>1623.37227111083</text:p>
          </table:table-cell>
          <table:table-cell office:value-type="float" office:value="5.00270931440444E-015" calcext:value-type="float">
            <text:p>5.00270931440444E-15</text:p>
          </table:table-cell>
          <table:table-cell office:value-type="float" office:value="2014.99620614766" calcext:value-type="float">
            <text:p>2014.99620614766</text:p>
          </table:table-cell>
          <table:table-cell office:value-type="float" office:value="-2.58388854523571E-015" calcext:value-type="float">
            <text:p>-2.58388854523571E-15</text:p>
          </table:table-cell>
          <table:table-cell office:value-type="float" office:value="2014.99620614591" calcext:value-type="float">
            <text:p>2014.99620614591</text:p>
          </table:table-cell>
          <table:table-cell office:value-type="float" office:value="-0.000000000000305705712074173" calcext:value-type="float">
            <text:p>-3.05705712074173E-13</text:p>
          </table:table-cell>
          <table:table-cell office:value-type="float" office:value="403.378950611926" calcext:value-type="float">
            <text:p>403.378950611926</text:p>
          </table:table-cell>
          <table:table-cell office:value-type="float" office:value="0.00000000000027985745922978" calcext:value-type="float">
            <text:p>2.7985745922978E-13</text:p>
          </table:table-cell>
          <table:table-cell table:number-columns-repeated="1001"/>
        </table:table-row>
        <table:table-row table:style-name="ro1">
          <table:table-cell office:value-type="float" office:value="12000000000" calcext:value-type="float">
            <text:p>12000000000</text:p>
          </table:table-cell>
          <table:table-cell table:formula="of:=[.A28]*0.000000001" office:value-type="float" office:value="12" calcext:value-type="float">
            <text:p>12</text:p>
          </table:table-cell>
          <table:table-cell table:formula="of:=2*4*ATAN(1)*[.A28]*SQRT(0.0000004*4*ATAN(1)*0.0000000000088541878176)" office:value-type="float" office:value="251.501402633912" calcext:value-type="float">
            <text:p>251.501402633912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8215" calcext:value-type="float">
            <text:p>82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19187452244454" calcext:value-type="float">
            <text:p>3.19187452244454E-12</text:p>
          </table:table-cell>
          <table:table-cell office:value-type="float" office:value="14.683842247" calcext:value-type="float">
            <text:p>14.683842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915164113012647" calcext:value-type="float">
            <text:p>-9.15164113012647E-12</text:p>
          </table:table-cell>
          <table:table-cell office:value-type="float" office:value="0.837863975993869" calcext:value-type="float">
            <text:p>0.837863975993869</text:p>
          </table:table-cell>
          <table:table-cell office:value-type="float" office:value="961.523035712031" calcext:value-type="float">
            <text:p>961.523035712031</text:p>
          </table:table-cell>
          <table:table-cell office:value-type="float" office:value="-9.21697882609212E-015" calcext:value-type="float">
            <text:p>-9.21697882609212E-15</text:p>
          </table:table-cell>
          <table:table-cell office:value-type="float" office:value="1561.55475076743" calcext:value-type="float">
            <text:p>1561.55475076743</text:p>
          </table:table-cell>
          <table:table-cell office:value-type="float" office:value="3.61644784256442E-015" calcext:value-type="float">
            <text:p>3.61644784256442E-15</text:p>
          </table:table-cell>
          <table:table-cell office:value-type="float" office:value="1965.53438530668" calcext:value-type="float">
            <text:p>1965.53438530668</text:p>
          </table:table-cell>
          <table:table-cell office:value-type="float" office:value="8.8681804987021E-015" calcext:value-type="float">
            <text:p>8.8681804987021E-15</text:p>
          </table:table-cell>
          <table:table-cell office:value-type="float" office:value="1965.53438530575" calcext:value-type="float">
            <text:p>1965.53438530575</text:p>
          </table:table-cell>
          <table:table-cell office:value-type="float" office:value="-0.00000000000202829881194708" calcext:value-type="float">
            <text:p>-2.02829881194708E-12</text:p>
          </table:table-cell>
          <table:table-cell office:value-type="float" office:value="399.672738495717" calcext:value-type="float">
            <text:p>399.672738495717</text:p>
          </table:table-cell>
          <table:table-cell office:value-type="float" office:value="-0.00000000000214709512899261" calcext:value-type="float">
            <text:p>-2.14709512899261E-12</text:p>
          </table:table-cell>
          <table:table-cell table:number-columns-repeated="1001"/>
        </table:table-row>
        <table:table-row table:style-name="ro1">
          <table:table-cell office:value-type="float" office:value="12250000000" calcext:value-type="float">
            <text:p>12250000000</text:p>
          </table:table-cell>
          <table:table-cell table:formula="of:=[.A29]*0.000000001" office:value-type="float" office:value="12.25" calcext:value-type="float">
            <text:p>12.25</text:p>
          </table:table-cell>
          <table:table-cell table:formula="of:=2*4*ATAN(1)*[.A29]*SQRT(0.0000004*4*ATAN(1)*0.0000000000088541878176)" office:value-type="float" office:value="256.741015188785" calcext:value-type="float">
            <text:p>256.741015188785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85630523307622" calcext:value-type="float">
            <text:p>2.85630523307622E-12</text:p>
          </table:table-cell>
          <table:table-cell office:value-type="float" office:value="11.338437277" calcext:value-type="float">
            <text:p>11.3384372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150324060689255" calcext:value-type="float">
            <text:p>-1.50324060689255E-11</text:p>
          </table:table-cell>
          <table:table-cell office:value-type="float" office:value="0.84503182449982" calcext:value-type="float">
            <text:p>0.84503182449982</text:p>
          </table:table-cell>
          <table:table-cell office:value-type="float" office:value="850.586459330824" calcext:value-type="float">
            <text:p>850.586459330824</text:p>
          </table:table-cell>
          <table:table-cell office:value-type="float" office:value="-8.76558312917747E-015" calcext:value-type="float">
            <text:p>-8.76558312917747E-15</text:p>
          </table:table-cell>
          <table:table-cell office:value-type="float" office:value="1495.80213137809" calcext:value-type="float">
            <text:p>1495.80213137809</text:p>
          </table:table-cell>
          <table:table-cell office:value-type="float" office:value="-1.63637135065969E-015" calcext:value-type="float">
            <text:p>-1.63637135065969E-15</text:p>
          </table:table-cell>
          <table:table-cell office:value-type="float" office:value="1913.71267342133" calcext:value-type="float">
            <text:p>1913.71267342133</text:p>
          </table:table-cell>
          <table:table-cell office:value-type="float" office:value="-6.73263322670499E-015" calcext:value-type="float">
            <text:p>-6.73263322670499E-15</text:p>
          </table:table-cell>
          <table:table-cell office:value-type="float" office:value="1913.71267341945" calcext:value-type="float">
            <text:p>1913.71267341945</text:p>
          </table:table-cell>
          <table:table-cell office:value-type="float" office:value="-0.0000000000000954347966640261" calcext:value-type="float">
            <text:p>-9.54347966640261E-14</text:p>
          </table:table-cell>
          <table:table-cell office:value-type="float" office:value="396.282577712698" calcext:value-type="float">
            <text:p>396.282577712698</text:p>
          </table:table-cell>
          <table:table-cell office:value-type="float" office:value="-0.00000000000334594300639555" calcext:value-type="float">
            <text:p>-3.34594300639555E-12</text:p>
          </table:table-cell>
          <table:table-cell table:number-columns-repeated="1001"/>
        </table:table-row>
        <table:table-row table:style-name="ro1">
          <table:table-cell office:value-type="float" office:value="12500000000" calcext:value-type="float">
            <text:p>12500000000</text:p>
          </table:table-cell>
          <table:table-cell table:formula="of:=[.A30]*0.000000001" office:value-type="float" office:value="12.5" calcext:value-type="float">
            <text:p>12.5</text:p>
          </table:table-cell>
          <table:table-cell table:formula="of:=2*4*ATAN(1)*[.A30]*SQRT(0.0000004*4*ATAN(1)*0.0000000000088541878176)" office:value-type="float" office:value="261.980627743659" calcext:value-type="float">
            <text:p>261.980627743659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8050" calcext:value-type="float">
            <text:p>805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0699118757876" calcext:value-type="float">
            <text:p>1.00699118757876E-12</text:p>
          </table:table-cell>
          <table:table-cell office:value-type="float" office:value="11.176491825" calcext:value-type="float">
            <text:p>11.1764918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995142842698708" calcext:value-type="float">
            <text:p>-9.95142842698708E-12</text:p>
          </table:table-cell>
          <table:table-cell office:value-type="float" office:value="0.851718864740423" calcext:value-type="float">
            <text:p>0.851718864740423</text:p>
          </table:table-cell>
          <table:table-cell office:value-type="float" office:value="719.946643125903" calcext:value-type="float">
            <text:p>719.946643125903</text:p>
          </table:table-cell>
          <table:table-cell office:value-type="float" office:value="0.000000000000028645017560699" calcext:value-type="float">
            <text:p>2.8645017560699E-14</text:p>
          </table:table-cell>
          <table:table-cell office:value-type="float" office:value="1425.57001244622" calcext:value-type="float">
            <text:p>1425.57001244622</text:p>
          </table:table-cell>
          <table:table-cell office:value-type="float" office:value="7.31201766885279E-015" calcext:value-type="float">
            <text:p>7.31201766885279E-15</text:p>
          </table:table-cell>
          <table:table-cell office:value-type="float" office:value="1859.3337625514" calcext:value-type="float">
            <text:p>1859.3337625514</text:p>
          </table:table-cell>
          <table:table-cell office:value-type="float" office:value="-4.47831658612973E-015" calcext:value-type="float">
            <text:p>-4.47831658612973E-15</text:p>
          </table:table-cell>
          <table:table-cell office:value-type="float" office:value="1859.33376255194" calcext:value-type="float">
            <text:p>1859.33376255194</text:p>
          </table:table-cell>
          <table:table-cell office:value-type="float" office:value="-0.00000000000006564207524305" calcext:value-type="float">
            <text:p>-6.564207524305E-14</text:p>
          </table:table-cell>
          <table:table-cell office:value-type="float" office:value="393.171272519919" calcext:value-type="float">
            <text:p>393.171272519919</text:p>
          </table:table-cell>
          <table:table-cell office:value-type="float" office:value="-0.0000000000024646312728274" calcext:value-type="float">
            <text:p>-2.4646312728274E-12</text:p>
          </table:table-cell>
          <table:table-cell table:number-columns-repeated="1001"/>
        </table:table-row>
        <table:table-row table:style-name="ro1">
          <table:table-cell office:value-type="float" office:value="12750000000" calcext:value-type="float">
            <text:p>12750000000</text:p>
          </table:table-cell>
          <table:table-cell table:formula="of:=[.A31]*0.000000001" office:value-type="float" office:value="12.75" calcext:value-type="float">
            <text:p>12.75</text:p>
          </table:table-cell>
          <table:table-cell table:formula="of:=2*4*ATAN(1)*[.A31]*SQRT(0.0000004*4*ATAN(1)*0.0000000000088541878176)" office:value-type="float" office:value="267.220240298532" calcext:value-type="float">
            <text:p>267.220240298532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7696" calcext:value-type="float">
            <text:p>76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44958111994144" calcext:value-type="float">
            <text:p>1.44958111994144E-11</text:p>
          </table:table-cell>
          <table:table-cell office:value-type="float" office:value="11.062101948" calcext:value-type="float">
            <text:p>11.0621019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5210073792331" calcext:value-type="float">
            <text:p>2.05210073792331E-12</text:p>
          </table:table-cell>
          <table:table-cell office:value-type="float" office:value="0.857968766461587" calcext:value-type="float">
            <text:p>0.857968766461587</text:p>
          </table:table-cell>
          <table:table-cell office:value-type="float" office:value="555.88135483744" calcext:value-type="float">
            <text:p>555.88135483744</text:p>
          </table:table-cell>
          <table:table-cell office:value-type="float" office:value="-0.0000000000000415090298742374" calcext:value-type="float">
            <text:p>-4.15090298742374E-14</text:p>
          </table:table-cell>
          <table:table-cell office:value-type="float" office:value="1350.15953579292" calcext:value-type="float">
            <text:p>1350.15953579292</text:p>
          </table:table-cell>
          <table:table-cell office:value-type="float" office:value="-1.97926735435804E-015" calcext:value-type="float">
            <text:p>-1.97926735435804E-15</text:p>
          </table:table-cell>
          <table:table-cell office:value-type="float" office:value="1802.16618331146" calcext:value-type="float">
            <text:p>1802.16618331146</text:p>
          </table:table-cell>
          <table:table-cell office:value-type="float" office:value="0.0000000000000157189076287786" calcext:value-type="float">
            <text:p>1.57189076287786E-14</text:p>
          </table:table-cell>
          <table:table-cell office:value-type="float" office:value="1802.16618331316" calcext:value-type="float">
            <text:p>1802.16618331316</text:p>
          </table:table-cell>
          <table:table-cell office:value-type="float" office:value="0.000000000000204694438130193" calcext:value-type="float">
            <text:p>2.04694438130193E-13</text:p>
          </table:table-cell>
          <table:table-cell office:value-type="float" office:value="390.307203317929" calcext:value-type="float">
            <text:p>390.307203317929</text:p>
          </table:table-cell>
          <table:table-cell office:value-type="float" office:value="0.000000000000426994702109231" calcext:value-type="float">
            <text:p>4.26994702109231E-13</text:p>
          </table:table-cell>
          <table:table-cell table:number-columns-repeated="1001"/>
        </table:table-row>
        <table:table-row table:style-name="ro1">
          <table:table-cell office:value-type="float" office:value="13000000000" calcext:value-type="float">
            <text:p>13000000000</text:p>
          </table:table-cell>
          <table:table-cell table:formula="of:=[.A32]*0.000000001" office:value-type="float" office:value="13" calcext:value-type="float">
            <text:p>13</text:p>
          </table:table-cell>
          <table:table-cell table:formula="of:=2*4*ATAN(1)*[.A32]*SQRT(0.0000004*4*ATAN(1)*0.0000000000088541878176)" office:value-type="float" office:value="272.459852853405" calcext:value-type="float">
            <text:p>272.45985285340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25429357127554" calcext:value-type="float">
            <text:p>3.25429357127554E-11</text:p>
          </table:table-cell>
          <table:table-cell office:value-type="float" office:value="11.018323786" calcext:value-type="float">
            <text:p>11.0183237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66320712270539" calcext:value-type="float">
            <text:p>3.66320712270539E-12</text:p>
          </table:table-cell>
          <table:table-cell office:value-type="float" office:value="0.863820158820577" calcext:value-type="float">
            <text:p>0.863820158820577</text:p>
          </table:table-cell>
          <table:table-cell office:value-type="float" office:value="309.095551444534" calcext:value-type="float">
            <text:p>309.095551444534</text:p>
          </table:table-cell>
          <table:table-cell office:value-type="float" office:value="6.80979282084639E-015" calcext:value-type="float">
            <text:p>6.80979282084639E-15</text:p>
          </table:table-cell>
          <table:table-cell office:value-type="float" office:value="1268.64760724193" calcext:value-type="float">
            <text:p>1268.64760724193</text:p>
          </table:table-cell>
          <table:table-cell office:value-type="float" office:value="0.0000000000000127636486643695" calcext:value-type="float">
            <text:p>1.27636486643695E-14</text:p>
          </table:table-cell>
          <table:table-cell office:value-type="float" office:value="1741.93539821056" calcext:value-type="float">
            <text:p>1741.93539821056</text:p>
          </table:table-cell>
          <table:table-cell office:value-type="float" office:value="0.000000000000020254612401607" calcext:value-type="float">
            <text:p>2.0254612401607E-14</text:p>
          </table:table-cell>
          <table:table-cell office:value-type="float" office:value="1741.93539821241" calcext:value-type="float">
            <text:p>1741.93539821241</text:p>
          </table:table-cell>
          <table:table-cell office:value-type="float" office:value="0.000000000000126341726932133" calcext:value-type="float">
            <text:p>1.26341726932133E-13</text:p>
          </table:table-cell>
          <table:table-cell office:value-type="float" office:value="387.663319469658" calcext:value-type="float">
            <text:p>387.663319469658</text:p>
          </table:table-cell>
          <table:table-cell office:value-type="float" office:value="0.000000000000923508489978706" calcext:value-type="float">
            <text:p>9.23508489978706E-13</text:p>
          </table:table-cell>
          <table:table-cell table:number-columns-repeated="1001"/>
        </table:table-row>
        <table:table-row table:style-name="ro1">
          <table:table-cell office:value-type="float" office:value="13250000000" calcext:value-type="float">
            <text:p>13250000000</text:p>
          </table:table-cell>
          <table:table-cell table:formula="of:=[.A33]*0.000000001" office:value-type="float" office:value="13.25" calcext:value-type="float">
            <text:p>13.25</text:p>
          </table:table-cell>
          <table:table-cell table:formula="of:=2*4*ATAN(1)*[.A33]*SQRT(0.0000004*4*ATAN(1)*0.0000000000088541878176)" office:value-type="float" office:value="277.699465408278" calcext:value-type="float">
            <text:p>277.699465408278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7582" calcext:value-type="float">
            <text:p>75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78526460434174" calcext:value-type="float">
            <text:p>9.78526460434174E-12</text:p>
          </table:table-cell>
          <table:table-cell office:value-type="float" office:value="11.922353772" calcext:value-type="float">
            <text:p>11.9223537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16704162637599" calcext:value-type="float">
            <text:p>3.16704162637599E-12</text:p>
          </table:table-cell>
          <table:table-cell office:value-type="float" office:value="0.869307340054414" calcext:value-type="float">
            <text:p>0.869307340054414</text:p>
          </table:table-cell>
          <table:table-cell office:value-type="float" office:value="-0.000000000117321440458234" calcext:value-type="float">
            <text:p>-1.17321440458234E-10</text:p>
          </table:table-cell>
          <table:table-cell office:value-type="float" office:value="0.144848216730032" calcext:value-type="float">
            <text:p>0.144848216730032</text:p>
          </table:table-cell>
          <table:table-cell office:value-type="float" office:value="1179.77023109903" calcext:value-type="float">
            <text:p>1179.77023109903</text:p>
          </table:table-cell>
          <table:table-cell office:value-type="float" office:value="-7.16072640343609E-015" calcext:value-type="float">
            <text:p>-7.16072640343609E-15</text:p>
          </table:table-cell>
          <table:table-cell office:value-type="float" office:value="1678.31164518551" calcext:value-type="float">
            <text:p>1678.31164518551</text:p>
          </table:table-cell>
          <table:table-cell office:value-type="float" office:value="0.0000000000000143803902063861" calcext:value-type="float">
            <text:p>1.43803902063861E-14</text:p>
          </table:table-cell>
          <table:table-cell office:value-type="float" office:value="1678.31164518304" calcext:value-type="float">
            <text:p>1678.31164518304</text:p>
          </table:table-cell>
          <table:table-cell office:value-type="float" office:value="-0.0000000000000236678433565912" calcext:value-type="float">
            <text:p>-2.36678433565912E-14</text:p>
          </table:table-cell>
          <table:table-cell office:value-type="float" office:value="385.216337843413" calcext:value-type="float">
            <text:p>385.216337843413</text:p>
          </table:table-cell>
          <table:table-cell office:value-type="float" office:value="0.000000000000668370272962908" calcext:value-type="float">
            <text:p>6.68370272962908E-13</text:p>
          </table:table-cell>
          <table:table-cell table:number-columns-repeated="1001"/>
        </table:table-row>
        <table:table-row table:style-name="ro1">
          <table:table-cell office:value-type="float" office:value="13500000000" calcext:value-type="float">
            <text:p>13500000000</text:p>
          </table:table-cell>
          <table:table-cell table:formula="of:=[.A34]*0.000000001" office:value-type="float" office:value="13.5" calcext:value-type="float">
            <text:p>13.5</text:p>
          </table:table-cell>
          <table:table-cell table:formula="of:=2*4*ATAN(1)*[.A34]*SQRT(0.0000004*4*ATAN(1)*0.0000000000088541878176)" office:value-type="float" office:value="282.939077963151" calcext:value-type="float">
            <text:p>282.93907796315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99915757910902" calcext:value-type="float">
            <text:p>6.99915757910902E-12</text:p>
          </table:table-cell>
          <table:table-cell office:value-type="float" office:value="11.242727387" calcext:value-type="float">
            <text:p>11.2427273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408947529280275" calcext:value-type="float">
            <text:p>-4.08947529280275E-12</text:p>
          </table:table-cell>
          <table:table-cell office:value-type="float" office:value="0.874460868864631" calcext:value-type="float">
            <text:p>0.874460868864631</text:p>
          </table:table-cell>
          <table:table-cell office:value-type="float" office:value="0.0000000000198728885681777" calcext:value-type="float">
            <text:p>1.98728885681777E-11</text:p>
          </table:table-cell>
          <table:table-cell office:value-type="float" office:value="0.23859430986531" calcext:value-type="float">
            <text:p>0.23859430986531</text:p>
          </table:table-cell>
          <table:table-cell office:value-type="float" office:value="1081.71341517504" calcext:value-type="float">
            <text:p>1081.71341517504</text:p>
          </table:table-cell>
          <table:table-cell office:value-type="float" office:value="-6.82212088101874E-016" calcext:value-type="float">
            <text:p>-6.82212088101874E-16</text:p>
          </table:table-cell>
          <table:table-cell office:value-type="float" office:value="1610.89294887928" calcext:value-type="float">
            <text:p>1610.89294887928</text:p>
          </table:table-cell>
          <table:table-cell office:value-type="float" office:value="2.53337048230796E-015" calcext:value-type="float">
            <text:p>2.53337048230796E-15</text:p>
          </table:table-cell>
          <table:table-cell office:value-type="float" office:value="1610.89294888053" calcext:value-type="float">
            <text:p>1610.89294888053</text:p>
          </table:table-cell>
          <table:table-cell office:value-type="float" office:value="-0.0000000000000720118253376673" calcext:value-type="float">
            <text:p>-7.20118253376673E-14</text:p>
          </table:table-cell>
          <table:table-cell office:value-type="float" office:value="382.946112417825" calcext:value-type="float">
            <text:p>382.946112417825</text:p>
          </table:table-cell>
          <table:table-cell office:value-type="float" office:value="-0.000000000000717721460728451" calcext:value-type="float">
            <text:p>-7.17721460728451E-13</text:p>
          </table:table-cell>
          <table:table-cell table:number-columns-repeated="1001"/>
        </table:table-row>
        <table:table-row table:style-name="ro1">
          <table:table-cell office:value-type="float" office:value="13750000000" calcext:value-type="float">
            <text:p>13750000000</text:p>
          </table:table-cell>
          <table:table-cell table:formula="of:=[.A35]*0.000000001" office:value-type="float" office:value="13.75" calcext:value-type="float">
            <text:p>13.75</text:p>
          </table:table-cell>
          <table:table-cell table:formula="of:=2*4*ATAN(1)*[.A35]*SQRT(0.0000004*4*ATAN(1)*0.0000000000088541878176)" office:value-type="float" office:value="288.178690518024" calcext:value-type="float">
            <text:p>288.17869051802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6049" calcext:value-type="float">
            <text:p>60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02055513170174" calcext:value-type="float">
            <text:p>1.02055513170174E-11</text:p>
          </table:table-cell>
          <table:table-cell office:value-type="float" office:value="11.773339518" calcext:value-type="float">
            <text:p>11.7733395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377967153017943" calcext:value-type="float">
            <text:p>-3.77967153017943E-12</text:p>
          </table:table-cell>
          <table:table-cell office:value-type="float" office:value="0.879308060307096" calcext:value-type="float">
            <text:p>0.879308060307096</text:p>
          </table:table-cell>
          <table:table-cell office:value-type="float" office:value="0.0000000000211341356653142" calcext:value-type="float">
            <text:p>2.11341356653142E-11</text:p>
          </table:table-cell>
          <table:table-cell office:value-type="float" office:value="0.301547110223753" calcext:value-type="float">
            <text:p>0.301547110223753</text:p>
          </table:table-cell>
          <table:table-cell office:value-type="float" office:value="971.702163479187" calcext:value-type="float">
            <text:p>971.702163479187</text:p>
          </table:table-cell>
          <table:table-cell office:value-type="float" office:value="-7.12997949984952E-015" calcext:value-type="float">
            <text:p>-7.12997949984952E-15</text:p>
          </table:table-cell>
          <table:table-cell office:value-type="float" office:value="1539.18071541029" calcext:value-type="float">
            <text:p>1539.18071541029</text:p>
          </table:table-cell>
          <table:table-cell office:value-type="float" office:value="-0.000000000000196059656748057" calcext:value-type="float">
            <text:p>-1.96059656748057E-13</text:p>
          </table:table-cell>
          <table:table-cell office:value-type="float" office:value="1539.18071541124" calcext:value-type="float">
            <text:p>1539.18071541124</text:p>
          </table:table-cell>
          <table:table-cell office:value-type="float" office:value="0.000000000000278190451325999" calcext:value-type="float">
            <text:p>2.78190451325999E-13</text:p>
          </table:table-cell>
          <table:table-cell office:value-type="float" office:value="380.835119445703" calcext:value-type="float">
            <text:p>380.835119445703</text:p>
          </table:table-cell>
          <table:table-cell office:value-type="float" office:value="-0.000000000000527150393290579" calcext:value-type="float">
            <text:p>-5.27150393290579E-13</text:p>
          </table:table-cell>
          <table:table-cell table:number-columns-repeated="1001"/>
        </table:table-row>
        <table:table-row table:style-name="ro1">
          <table:table-cell office:value-type="float" office:value="14000000000" calcext:value-type="float">
            <text:p>14000000000</text:p>
          </table:table-cell>
          <table:table-cell table:formula="of:=[.A36]*0.000000001" office:value-type="float" office:value="14" calcext:value-type="float">
            <text:p>14</text:p>
          </table:table-cell>
          <table:table-cell table:formula="of:=2*4*ATAN(1)*[.A36]*SQRT(0.0000004*4*ATAN(1)*0.0000000000088541878176)" office:value-type="float" office:value="293.418303072898" calcext:value-type="float">
            <text:p>293.418303072898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6049" calcext:value-type="float">
            <text:p>60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54521508996084" calcext:value-type="float">
            <text:p>6.54521508996084E-12</text:p>
          </table:table-cell>
          <table:table-cell office:value-type="float" office:value="10.754790611" calcext:value-type="float">
            <text:p>10.7547906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37766712835197" calcext:value-type="float">
            <text:p>-3.7766712835197E-12</text:p>
          </table:table-cell>
          <table:table-cell office:value-type="float" office:value="0.883873404012049" calcext:value-type="float">
            <text:p>0.883873404012049</text:p>
          </table:table-cell>
          <table:table-cell office:value-type="float" office:value="-0.0000000000161549454216022" calcext:value-type="float">
            <text:p>-1.61549454216022E-11</text:p>
          </table:table-cell>
          <table:table-cell office:value-type="float" office:value="0.350897103548096" calcext:value-type="float">
            <text:p>0.350897103548096</text:p>
          </table:table-cell>
          <table:table-cell office:value-type="float" office:value="845.080673078303" calcext:value-type="float">
            <text:p>845.080673078303</text:p>
          </table:table-cell>
          <table:table-cell office:value-type="float" office:value="0.000000000000015047347411007" calcext:value-type="float">
            <text:p>1.5047347411007E-14</text:p>
          </table:table-cell>
          <table:table-cell office:value-type="float" office:value="1462.54351189686" calcext:value-type="float">
            <text:p>1462.54351189686</text:p>
          </table:table-cell>
          <table:table-cell office:value-type="float" office:value="-0.000000000000175618015070182" calcext:value-type="float">
            <text:p>-1.75618015070182E-13</text:p>
          </table:table-cell>
          <table:table-cell office:value-type="float" office:value="1462.54351189698" calcext:value-type="float">
            <text:p>1462.54351189698</text:p>
          </table:table-cell>
          <table:table-cell office:value-type="float" office:value="0.000000000000409947020516401" calcext:value-type="float">
            <text:p>4.09947020516401E-13</text:p>
          </table:table-cell>
          <table:table-cell office:value-type="float" office:value="378.868046777505" calcext:value-type="float">
            <text:p>378.868046777505</text:p>
          </table:table-cell>
          <table:table-cell office:value-type="float" office:value="-0.000000000000617936425625439" calcext:value-type="float">
            <text:p>-6.17936425625439E-13</text:p>
          </table:table-cell>
          <table:table-cell table:number-columns-repeated="1001"/>
        </table:table-row>
        <table:table-row table:style-name="ro1">
          <table:table-cell office:value-type="float" office:value="14250000000" calcext:value-type="float">
            <text:p>14250000000</text:p>
          </table:table-cell>
          <table:table-cell table:formula="of:=[.A37]*0.000000001" office:value-type="float" office:value="14.25" calcext:value-type="float">
            <text:p>14.25</text:p>
          </table:table-cell>
          <table:table-cell table:formula="of:=2*4*ATAN(1)*[.A37]*SQRT(0.0000004*4*ATAN(1)*0.0000000000088541878176)" office:value-type="float" office:value="298.657915627771" calcext:value-type="float">
            <text:p>298.657915627771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6721" calcext:value-type="float">
            <text:p>672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16699008291078" calcext:value-type="float">
            <text:p>6.16699008291078E-12</text:p>
          </table:table-cell>
          <table:table-cell office:value-type="float" office:value="10.671824022" calcext:value-type="float">
            <text:p>10.6718240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60592242438145E-015" calcext:value-type="float">
            <text:p>9.60592242438145E-15</text:p>
          </table:table-cell>
          <table:table-cell office:value-type="float" office:value="0.888178918769848" calcext:value-type="float">
            <text:p>0.888178918769848</text:p>
          </table:table-cell>
          <table:table-cell office:value-type="float" office:value="-0.0000000000504023521531035" calcext:value-type="float">
            <text:p>-5.04023521531035E-11</text:p>
          </table:table-cell>
          <table:table-cell office:value-type="float" office:value="0.391978528733669" calcext:value-type="float">
            <text:p>0.391978528733669</text:p>
          </table:table-cell>
          <table:table-cell office:value-type="float" office:value="692.800592575905" calcext:value-type="float">
            <text:p>692.800592575905</text:p>
          </table:table-cell>
          <table:table-cell office:value-type="float" office:value="0.0000000000000111139558150999" calcext:value-type="float">
            <text:p>1.11139558150999E-14</text:p>
          </table:table-cell>
          <table:table-cell office:value-type="float" office:value="1380.16116495576" calcext:value-type="float">
            <text:p>1380.16116495576</text:p>
          </table:table-cell>
          <table:table-cell office:value-type="float" office:value="-0.0000000000000167254790289722" calcext:value-type="float">
            <text:p>-1.67254790289722E-14</text:p>
          </table:table-cell>
          <table:table-cell office:value-type="float" office:value="1380.16116495389" calcext:value-type="float">
            <text:p>1380.16116495389</text:p>
          </table:table-cell>
          <table:table-cell office:value-type="float" office:value="0.000000000000376864316598471" calcext:value-type="float">
            <text:p>3.76864316598471E-13</text:p>
          </table:table-cell>
          <table:table-cell office:value-type="float" office:value="377.031454692248" calcext:value-type="float">
            <text:p>377.031454692248</text:p>
          </table:table-cell>
          <table:table-cell office:value-type="float" office:value="-0.000000000000096367787239595" calcext:value-type="float">
            <text:p>-9.6367787239595E-14</text:p>
          </table:table-cell>
          <table:table-cell table:number-columns-repeated="1001"/>
        </table:table-row>
        <table:table-row table:style-name="ro1">
          <table:table-cell office:value-type="float" office:value="14500000000" calcext:value-type="float">
            <text:p>14500000000</text:p>
          </table:table-cell>
          <table:table-cell table:formula="of:=[.A38]*0.000000001" office:value-type="float" office:value="14.5" calcext:value-type="float">
            <text:p>14.5</text:p>
          </table:table-cell>
          <table:table-cell table:formula="of:=2*4*ATAN(1)*[.A38]*SQRT(0.0000004*4*ATAN(1)*0.0000000000088541878176)" office:value-type="float" office:value="303.897528182644" calcext:value-type="float">
            <text:p>303.89752818264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5986" calcext:value-type="float">
            <text:p>59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94888882328376" calcext:value-type="float">
            <text:p>8.94888882328376E-12</text:p>
          </table:table-cell>
          <table:table-cell office:value-type="float" office:value="11.050163551" calcext:value-type="float">
            <text:p>11.0501635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1505075273622" calcext:value-type="float">
            <text:p>2.1505075273622E-12</text:p>
          </table:table-cell>
          <table:table-cell office:value-type="float" office:value="0.892244454665278" calcext:value-type="float">
            <text:p>0.892244454665278</text:p>
          </table:table-cell>
          <table:table-cell office:value-type="float" office:value="-0.0000000000123469035675074" calcext:value-type="float">
            <text:p>-1.23469035675074E-11</text:p>
          </table:table-cell>
          <table:table-cell office:value-type="float" office:value="0.427317993445411" calcext:value-type="float">
            <text:p>0.427317993445411</text:p>
          </table:table-cell>
          <table:table-cell office:value-type="float" office:value="491.567946155967" calcext:value-type="float">
            <text:p>491.567946155967</text:p>
          </table:table-cell>
          <table:table-cell office:value-type="float" office:value="0.0000000000000328715197238817" calcext:value-type="float">
            <text:p>3.28715197238817E-14</text:p>
          </table:table-cell>
          <table:table-cell office:value-type="float" office:value="1290.93424537083" calcext:value-type="float">
            <text:p>1290.93424537083</text:p>
          </table:table-cell>
          <table:table-cell office:value-type="float" office:value="0.0000000000000574160231953272" calcext:value-type="float">
            <text:p>5.74160231953272E-14</text:p>
          </table:table-cell>
          <table:table-cell office:value-type="float" office:value="1290.93424536665" calcext:value-type="float">
            <text:p>1290.93424536665</text:p>
          </table:table-cell>
          <table:table-cell office:value-type="float" office:value="-0.00000000000039832486470474" calcext:value-type="float">
            <text:p>-3.9832486470474E-13</text:p>
          </table:table-cell>
          <table:table-cell office:value-type="float" office:value="375.313501030043" calcext:value-type="float">
            <text:p>375.313501030043</text:p>
          </table:table-cell>
          <table:table-cell office:value-type="float" office:value="0.000000000000264421132946773" calcext:value-type="float">
            <text:p>2.64421132946773E-13</text:p>
          </table:table-cell>
          <table:table-cell table:number-columns-repeated="1001"/>
        </table:table-row>
        <table:table-row table:style-name="ro1">
          <table:table-cell office:value-type="float" office:value="14750000000" calcext:value-type="float">
            <text:p>14750000000</text:p>
          </table:table-cell>
          <table:table-cell table:formula="of:=[.A39]*0.000000001" office:value-type="float" office:value="14.75" calcext:value-type="float">
            <text:p>14.75</text:p>
          </table:table-cell>
          <table:table-cell table:formula="of:=2*4*ATAN(1)*[.A39]*SQRT(0.0000004*4*ATAN(1)*0.0000000000088541878176)" office:value-type="float" office:value="309.137140737517" calcext:value-type="float">
            <text:p>309.137140737517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15394" calcext:value-type="float">
            <text:p>153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90495581660005" calcext:value-type="float">
            <text:p>6.90495581660005E-10</text:p>
          </table:table-cell>
          <table:table-cell office:value-type="float" office:value="32.13949321" calcext:value-type="float">
            <text:p>32.139493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509951765020811" calcext:value-type="float">
            <text:p>-5.09951765020811E-11</text:p>
          </table:table-cell>
          <table:table-cell office:value-type="float" office:value="0.896087951696152" calcext:value-type="float">
            <text:p>0.896087951696152</text:p>
          </table:table-cell>
          <table:table-cell office:value-type="float" office:value="-0.00000000000724841360034137" calcext:value-type="float">
            <text:p>-7.24841360034137E-12</text:p>
          </table:table-cell>
          <table:table-cell office:value-type="float" office:value="0.458360631708889" calcext:value-type="float">
            <text:p>0.458360631708889</text:p>
          </table:table-cell>
          <table:table-cell office:value-type="float" office:value="0.000000000653031470892641" calcext:value-type="float">
            <text:p>6.53031470892641E-10</text:p>
          </table:table-cell>
          <table:table-cell office:value-type="float" office:value="0.0107905954010504" calcext:value-type="float">
            <text:p>0.01079059540105</text:p>
          </table:table-cell>
          <table:table-cell office:value-type="float" office:value="1193.32840326939" calcext:value-type="float">
            <text:p>1193.32840326939</text:p>
          </table:table-cell>
          <table:table-cell office:value-type="float" office:value="7.21370206410795E-015" calcext:value-type="float">
            <text:p>7.21370206410795E-15</text:p>
          </table:table-cell>
          <table:table-cell office:value-type="float" office:value="1193.3284032686" calcext:value-type="float">
            <text:p>1193.3284032686</text:p>
          </table:table-cell>
          <table:table-cell office:value-type="float" office:value="-0.00000000000235079457533381" calcext:value-type="float">
            <text:p>-2.35079457533381E-12</text:p>
          </table:table-cell>
          <table:table-cell office:value-type="float" office:value="373.703707506739" calcext:value-type="float">
            <text:p>373.703707506739</text:p>
          </table:table-cell>
          <table:table-cell office:value-type="float" office:value="-0.00000000000821658951109602" calcext:value-type="float">
            <text:p>-8.21658951109602E-12</text:p>
          </table:table-cell>
          <table:table-cell table:number-columns-repeated="1001"/>
        </table:table-row>
        <table:table-row table:style-name="ro1">
          <table:table-cell office:value-type="float" office:value="15000000000" calcext:value-type="float">
            <text:p>15000000000</text:p>
          </table:table-cell>
          <table:table-cell table:formula="of:=[.A40]*0.000000001" office:value-type="float" office:value="15" calcext:value-type="float">
            <text:p>15</text:p>
          </table:table-cell>
          <table:table-cell table:formula="of:=2*4*ATAN(1)*[.A40]*SQRT(0.0000004*4*ATAN(1)*0.0000000000088541878176)" office:value-type="float" office:value="314.37675329239" calcext:value-type="float">
            <text:p>314.37675329239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607" calcext:value-type="float">
            <text:p>66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0877887447075" calcext:value-type="float">
            <text:p>4.0877887447075E-12</text:p>
          </table:table-cell>
          <table:table-cell office:value-type="float" office:value="11.436695029" calcext:value-type="float">
            <text:p>11.4366950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0.0000000000026409627686892" calcext:value-type="float">
            <text:p>-2.6409627686892E-12</text:p>
          </table:table-cell>
          <table:table-cell office:value-type="float" office:value="0.899725662105862" calcext:value-type="float">
            <text:p>0.899725662105862</text:p>
          </table:table-cell>
          <table:table-cell office:value-type="float" office:value="-0.00000000002900735817644" calcext:value-type="float">
            <text:p>-2.900735817644E-11</text:p>
          </table:table-cell>
          <table:table-cell office:value-type="float" office:value="0.486029904642765" calcext:value-type="float">
            <text:p>0.486029904642765</text:p>
          </table:table-cell>
          <table:table-cell office:value-type="float" office:value="-0.000000000100309829821566" calcext:value-type="float">
            <text:p>-1.00309829821566E-10</text:p>
          </table:table-cell>
          <table:table-cell office:value-type="float" office:value="0.182175676065558" calcext:value-type="float">
            <text:p>0.182175676065558</text:p>
          </table:table-cell>
          <table:table-cell office:value-type="float" office:value="1085.08488045001" calcext:value-type="float">
            <text:p>1085.08488045001</text:p>
          </table:table-cell>
          <table:table-cell office:value-type="float" office:value="3.03953424865071E-015" calcext:value-type="float">
            <text:p>3.03953424865071E-15</text:p>
          </table:table-cell>
          <table:table-cell office:value-type="float" office:value="1085.08488045203" calcext:value-type="float">
            <text:p>1085.08488045203</text:p>
          </table:table-cell>
          <table:table-cell office:value-type="float" office:value="-0.0000000000000349724066318962" calcext:value-type="float">
            <text:p>-3.49724066318962E-14</text:p>
          </table:table-cell>
          <table:table-cell office:value-type="float" office:value="372.192773716542" calcext:value-type="float">
            <text:p>372.192773716542</text:p>
          </table:table-cell>
          <table:table-cell office:value-type="float" office:value="-0.000000000000758645838883838" calcext:value-type="float">
            <text:p>-7.58645838883838E-13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4]" office:value-type="float" office:value="6000000000" calcext:value-type="float">
            <text:p>6000000000</text:p>
          </table:table-cell>
          <table:table-cell table:formula="of:=[.A43]*0.000000001" office:value-type="float" office:value="6" calcext:value-type="float">
            <text:p>6</text:p>
          </table:table-cell>
          <table:table-cell table:number-columns-repeated="9"/>
          <table:table-cell table:formula="of:=-[.L4]/(20*LOG10(EXP(1)))/[.C4]" office:value-type="float" office:value="-0.44015432626113" calcext:value-type="float">
            <text:p>-0.44015432626113</text:p>
          </table:table-cell>
          <table:table-cell/>
          <table:table-cell table:formula="of:=-[.N4]/(20*LOG10(EXP(1)))/[.C4]" office:value-type="float" office:value="-1.94338450228106" calcext:value-type="float">
            <text:p>-1.94338450228106</text:p>
          </table:table-cell>
          <table:table-cell/>
          <table:table-cell table:formula="of:=-[.P4]/(20*LOG10(EXP(1)))/[.C4]" office:value-type="float" office:value="-2.24626916108988" calcext:value-type="float">
            <text:p>-2.24626916108988</text:p>
          </table:table-cell>
          <table:table-cell/>
          <table:table-cell table:formula="of:=-[.R4]/(20*LOG10(EXP(1)))/[.C4]" office:value-type="float" office:value="-2.49801140409495" calcext:value-type="float">
            <text:p>-2.49801140409495</text:p>
          </table:table-cell>
          <table:table-cell/>
          <table:table-cell table:formula="of:=-[.T4]/(20*LOG10(EXP(1)))/[.C4]" office:value-type="float" office:value="-2.49801140409382" calcext:value-type="float">
            <text:p>-2.49801140409382</text:p>
          </table:table-cell>
          <table:table-cell table:number-columns-repeated="1004"/>
        </table:table-row>
        <table:table-row table:style-name="ro1">
          <table:table-cell table:formula="of:=[.A5]" office:value-type="float" office:value="6250000000" calcext:value-type="float">
            <text:p>6250000000</text:p>
          </table:table-cell>
          <table:table-cell table:formula="of:=[.A44]*0.000000001" office:value-type="float" office:value="6.25" calcext:value-type="float">
            <text:p>6.25</text:p>
          </table:table-cell>
          <table:table-cell table:number-columns-repeated="9"/>
          <table:table-cell table:formula="of:=-[.L5]/(20*LOG10(EXP(1)))/[.C5]" office:value-type="float" office:value="-0.316385685172515" calcext:value-type="float">
            <text:p>-0.316385685172515</text:p>
          </table:table-cell>
          <table:table-cell/>
          <table:table-cell table:formula="of:=-[.N5]/(20*LOG10(EXP(1)))/[.C5]" office:value-type="float" office:value="-1.84450524724845" calcext:value-type="float">
            <text:p>-1.84450524724845</text:p>
          </table:table-cell>
          <table:table-cell/>
          <table:table-cell table:formula="of:=-[.P5]/(20*LOG10(EXP(1)))/[.C5]" office:value-type="float" office:value="-2.1381518310841" calcext:value-type="float">
            <text:p>-2.1381518310841</text:p>
          </table:table-cell>
          <table:table-cell/>
          <table:table-cell table:formula="of:=-[.R5]/(20*LOG10(EXP(1)))/[.C5]" office:value-type="float" office:value="-2.38167864216584" calcext:value-type="float">
            <text:p>-2.38167864216584</text:p>
          </table:table-cell>
          <table:table-cell/>
          <table:table-cell table:formula="of:=-[.T5]/(20*LOG10(EXP(1)))/[.C5]" office:value-type="float" office:value="-2.38167864216485" calcext:value-type="float">
            <text:p>-2.38167864216485</text:p>
          </table:table-cell>
          <table:table-cell table:number-columns-repeated="1004"/>
        </table:table-row>
        <table:table-row table:style-name="ro1">
          <table:table-cell table:formula="of:=[.A6]" office:value-type="float" office:value="6500000000" calcext:value-type="float">
            <text:p>6500000000</text:p>
          </table:table-cell>
          <table:table-cell table:formula="of:=[.A45]*0.000000001" office:value-type="float" office:value="6.5" calcext:value-type="float">
            <text:p>6.5</text:p>
          </table:table-cell>
          <table:table-cell table:number-columns-repeated="9"/>
          <table:table-cell table:formula="of:=-[.L6]/(20*LOG10(EXP(1)))/[.C6]" office:value-type="float" office:value="-0.130609849784898" calcext:value-type="float">
            <text:p>-0.130609849784898</text:p>
          </table:table-cell>
          <table:table-cell/>
          <table:table-cell table:formula="of:=-[.N6]/(20*LOG10(EXP(1)))/[.C6]" office:value-type="float" office:value="-1.7521517432694" calcext:value-type="float">
            <text:p>-1.7521517432694</text:p>
          </table:table-cell>
          <table:table-cell/>
          <table:table-cell table:formula="of:=-[.P6]/(20*LOG10(EXP(1)))/[.C6]" office:value-type="float" office:value="-2.03747352071244" calcext:value-type="float">
            <text:p>-2.03747352071244</text:p>
          </table:table-cell>
          <table:table-cell/>
          <table:table-cell table:formula="of:=-[.R6]/(20*LOG10(EXP(1)))/[.C6]" office:value-type="float" office:value="-2.27353409485396" calcext:value-type="float">
            <text:p>-2.27353409485396</text:p>
          </table:table-cell>
          <table:table-cell/>
          <table:table-cell table:formula="of:=-[.T6]/(20*LOG10(EXP(1)))/[.C6]" office:value-type="float" office:value="-2.27353409485189" calcext:value-type="float">
            <text:p>-2.27353409485189</text:p>
          </table:table-cell>
          <table:table-cell table:number-columns-repeated="1004"/>
        </table:table-row>
        <table:table-row table:style-name="ro1">
          <table:table-cell table:formula="of:=[.A7]" office:value-type="float" office:value="6750000000" calcext:value-type="float">
            <text:p>6750000000</text:p>
          </table:table-cell>
          <table:table-cell table:formula="of:=[.A46]*0.000000001" office:value-type="float" office:value="6.75" calcext:value-type="float">
            <text:p>6.75</text:p>
          </table:table-cell>
          <table:table-cell table:number-columns-repeated="9"/>
          <table:table-cell table:formula="of:=[.M7]" office:value-type="float" office:value="0.238594309866613" calcext:value-type="float">
            <text:p>0.238594309866613</text:p>
          </table:table-cell>
          <table:table-cell/>
          <table:table-cell table:formula="of:=-[.N7]/(20*LOG10(EXP(1)))/[.C7]" office:value-type="float" office:value="-1.66556027246092" calcext:value-type="float">
            <text:p>-1.66556027246092</text:p>
          </table:table-cell>
          <table:table-cell/>
          <table:table-cell table:formula="of:=-[.P7]/(20*LOG10(EXP(1)))/[.C7]" office:value-type="float" office:value="-1.94338450228028" calcext:value-type="float">
            <text:p>-1.94338450228028</text:p>
          </table:table-cell>
          <table:table-cell/>
          <table:table-cell table:formula="of:=-[.R7]/(20*LOG10(EXP(1)))/[.C7]" office:value-type="float" office:value="-2.17265185407218" calcext:value-type="float">
            <text:p>-2.17265185407218</text:p>
          </table:table-cell>
          <table:table-cell/>
          <table:table-cell table:formula="of:=-[.T7]/(20*LOG10(EXP(1)))/[.C7]" office:value-type="float" office:value="-2.1726518540724" calcext:value-type="float">
            <text:p>-2.1726518540724</text:p>
          </table:table-cell>
          <table:table-cell table:number-columns-repeated="1004"/>
        </table:table-row>
        <table:table-row table:style-name="ro1">
          <table:table-cell table:formula="of:=[.A8]" office:value-type="float" office:value="7000000000" calcext:value-type="float">
            <text:p>7000000000</text:p>
          </table:table-cell>
          <table:table-cell table:formula="of:=[.A47]*0.000000001" office:value-type="float" office:value="7" calcext:value-type="float">
            <text:p>7</text:p>
          </table:table-cell>
          <table:table-cell table:number-columns-repeated="9"/>
          <table:table-cell table:formula="of:=[.M8]" office:value-type="float" office:value="0.35089710354781" calcext:value-type="float">
            <text:p>0.35089710354781</text:p>
          </table:table-cell>
          <table:table-cell/>
          <table:table-cell table:formula="of:=-[.N8]/(20*LOG10(EXP(1)))/[.C8]" office:value-type="float" office:value="-1.58407224926322" calcext:value-type="float">
            <text:p>-1.58407224926322</text:p>
          </table:table-cell>
          <table:table-cell/>
          <table:table-cell table:formula="of:=-[.P8]/(20*LOG10(EXP(1)))/[.C8]" office:value-type="float" office:value="-1.855154458536" calcext:value-type="float">
            <text:p>-1.855154458536</text:p>
          </table:table-cell>
          <table:table-cell/>
          <table:table-cell table:formula="of:=-[.R8]/(20*LOG10(EXP(1)))/[.C8]" office:value-type="float" office:value="-2.07823706245137" calcext:value-type="float">
            <text:p>-2.07823706245137</text:p>
          </table:table-cell>
          <table:table-cell/>
          <table:table-cell table:formula="of:=-[.T8]/(20*LOG10(EXP(1)))/[.C8]" office:value-type="float" office:value="-2.07823706245078" calcext:value-type="float">
            <text:p>-2.07823706245078</text:p>
          </table:table-cell>
          <table:table-cell table:number-columns-repeated="1004"/>
        </table:table-row>
        <table:table-row table:style-name="ro1">
          <table:table-cell table:formula="of:=[.A9]" office:value-type="float" office:value="7250000000" calcext:value-type="float">
            <text:p>7250000000</text:p>
          </table:table-cell>
          <table:table-cell table:formula="of:=[.A48]*0.000000001" office:value-type="float" office:value="7.25" calcext:value-type="float">
            <text:p>7.25</text:p>
          </table:table-cell>
          <table:table-cell table:number-columns-repeated="9"/>
          <table:table-cell table:formula="of:=[.M9]" office:value-type="float" office:value="0.427317993445587" calcext:value-type="float">
            <text:p>0.427317993445587</text:p>
          </table:table-cell>
          <table:table-cell/>
          <table:table-cell table:formula="of:=-[.N9]/(20*LOG10(EXP(1)))/[.C9]" office:value-type="float" office:value="-1.50711556620935" calcext:value-type="float">
            <text:p>-1.50711556620935</text:p>
          </table:table-cell>
          <table:table-cell/>
          <table:table-cell table:formula="of:=-[.P9]/(20*LOG10(EXP(1)))/[.C9]" office:value-type="float" office:value="-1.77215169234076" calcext:value-type="float">
            <text:p>-1.77215169234076</text:p>
          </table:table-cell>
          <table:table-cell/>
          <table:table-cell table:formula="of:=-[.R9]/(20*LOG10(EXP(1)))/[.C9]" office:value-type="float" office:value="-1.98960321500123" calcext:value-type="float">
            <text:p>-1.98960321500123</text:p>
          </table:table-cell>
          <table:table-cell/>
          <table:table-cell table:formula="of:=-[.T9]/(20*LOG10(EXP(1)))/[.C9]" office:value-type="float" office:value="-1.98960321500034" calcext:value-type="float">
            <text:p>-1.98960321500034</text:p>
          </table:table-cell>
          <table:table-cell table:number-columns-repeated="1004"/>
        </table:table-row>
        <table:table-row table:style-name="ro1">
          <table:table-cell table:formula="of:=[.A10]" office:value-type="float" office:value="7500000000" calcext:value-type="float">
            <text:p>7500000000</text:p>
          </table:table-cell>
          <table:table-cell table:formula="of:=[.A49]*0.000000001" office:value-type="float" office:value="7.5" calcext:value-type="float">
            <text:p>7.5</text:p>
          </table:table-cell>
          <table:table-cell table:number-columns-repeated="9"/>
          <table:table-cell table:formula="of:=[.M10]" office:value-type="float" office:value="0.4860299046427" calcext:value-type="float">
            <text:p>0.4860299046427</text:p>
          </table:table-cell>
          <table:table-cell/>
          <table:table-cell table:formula="of:=-[.N10]/(20*LOG10(EXP(1)))/[.C10]" office:value-type="float" office:value="-1.43418957156001" calcext:value-type="float">
            <text:p>-1.43418957156001</text:p>
          </table:table-cell>
          <table:table-cell/>
          <table:table-cell table:formula="of:=-[.P10]/(20*LOG10(EXP(1)))/[.C10]" office:value-type="float" office:value="-1.69382646460621" calcext:value-type="float">
            <text:p>-1.69382646460621</text:p>
          </table:table-cell>
          <table:table-cell/>
          <table:table-cell table:formula="of:=-[.R10]/(20*LOG10(EXP(1)))/[.C10]" office:value-type="float" office:value="-1.90615398748176" calcext:value-type="float">
            <text:p>-1.90615398748176</text:p>
          </table:table-cell>
          <table:table-cell/>
          <table:table-cell table:formula="of:=-[.T10]/(20*LOG10(EXP(1)))/[.C10]" office:value-type="float" office:value="-1.90615398748149" calcext:value-type="float">
            <text:p>-1.90615398748149</text:p>
          </table:table-cell>
          <table:table-cell table:number-columns-repeated="1004"/>
        </table:table-row>
        <table:table-row table:style-name="ro1">
          <table:table-cell table:formula="of:=[.A11]" office:value-type="float" office:value="7750000000" calcext:value-type="float">
            <text:p>7750000000</text:p>
          </table:table-cell>
          <table:table-cell table:formula="of:=[.A50]*0.000000001" office:value-type="float" office:value="7.75" calcext:value-type="float">
            <text:p>7.75</text:p>
          </table:table-cell>
          <table:table-cell table:number-columns-repeated="9"/>
          <table:table-cell table:formula="of:=[.M11]" office:value-type="float" office:value="0.533614265724737" calcext:value-type="float">
            <text:p>0.533614265724737</text:p>
          </table:table-cell>
          <table:table-cell/>
          <table:table-cell table:formula="of:=-[.N11]/(20*LOG10(EXP(1)))/[.C11]" office:value-type="float" office:value="-1.36485283516547" calcext:value-type="float">
            <text:p>-1.36485283516547</text:p>
          </table:table-cell>
          <table:table-cell/>
          <table:table-cell table:formula="of:=-[.P11]/(20*LOG10(EXP(1)))/[.C11]" office:value-type="float" office:value="-1.61969752285299" calcext:value-type="float">
            <text:p>-1.61969752285299</text:p>
          </table:table-cell>
          <table:table-cell/>
          <table:table-cell table:formula="of:=-[.R11]/(20*LOG10(EXP(1)))/[.C11]" office:value-type="float" office:value="-1.82736856735319" calcext:value-type="float">
            <text:p>-1.82736856735319</text:p>
          </table:table-cell>
          <table:table-cell/>
          <table:table-cell table:formula="of:=-[.T11]/(20*LOG10(EXP(1)))/[.C11]" office:value-type="float" office:value="-1.82736856735234" calcext:value-type="float">
            <text:p>-1.82736856735234</text:p>
          </table:table-cell>
          <table:table-cell table:number-columns-repeated="1004"/>
        </table:table-row>
        <table:table-row table:style-name="ro1">
          <table:table-cell table:formula="of:=[.A12]" office:value-type="float" office:value="8000000000" calcext:value-type="float">
            <text:p>8000000000</text:p>
          </table:table-cell>
          <table:table-cell table:formula="of:=[.A51]*0.000000001" office:value-type="float" office:value="8" calcext:value-type="float">
            <text:p>8</text:p>
          </table:table-cell>
          <table:table-cell table:number-columns-repeated="9"/>
          <table:table-cell table:formula="of:=[.M12]" office:value-type="float" office:value="0.573398722621611" calcext:value-type="float">
            <text:p>0.573398722621611</text:p>
          </table:table-cell>
          <table:table-cell/>
          <table:table-cell table:formula="of:=-[.N12]/(20*LOG10(EXP(1)))/[.C12]" office:value-type="float" office:value="-1.29871306283746" calcext:value-type="float">
            <text:p>-1.29871306283746</text:p>
          </table:table-cell>
          <table:table-cell/>
          <table:table-cell table:formula="of:=-[.P12]/(20*LOG10(EXP(1)))/[.C12]" office:value-type="float" office:value="-1.5493411159378" calcext:value-type="float">
            <text:p>-1.5493411159378</text:p>
          </table:table-cell>
          <table:table-cell/>
          <table:table-cell table:formula="of:=-[.R12]/(20*LOG10(EXP(1)))/[.C12]" office:value-type="float" office:value="-1.75278971882855" calcext:value-type="float">
            <text:p>-1.75278971882855</text:p>
          </table:table-cell>
          <table:table-cell/>
          <table:table-cell table:formula="of:=-[.T12]/(20*LOG10(EXP(1)))/[.C12]" office:value-type="float" office:value="-1.75278971882838" calcext:value-type="float">
            <text:p>-1.75278971882838</text:p>
          </table:table-cell>
          <table:table-cell table:number-columns-repeated="1004"/>
        </table:table-row>
        <table:table-row table:style-name="ro1">
          <table:table-cell table:formula="of:=[.A13]" office:value-type="float" office:value="8250000000" calcext:value-type="float">
            <text:p>8250000000</text:p>
          </table:table-cell>
          <table:table-cell table:formula="of:=[.A52]*0.000000001" office:value-type="float" office:value="8.25" calcext:value-type="float">
            <text:p>8.25</text:p>
          </table:table-cell>
          <table:table-cell table:number-columns-repeated="9"/>
          <table:table-cell table:formula="of:=[.M13]" office:value-type="float" office:value="0.607359185603215" calcext:value-type="float">
            <text:p>0.607359185603215</text:p>
          </table:table-cell>
          <table:table-cell/>
          <table:table-cell table:formula="of:=-[.N13]/(20*LOG10(EXP(1)))/[.C13]" office:value-type="float" office:value="-1.2354186653335" calcext:value-type="float">
            <text:p>-1.2354186653335</text:p>
          </table:table-cell>
          <table:table-cell/>
          <table:table-cell table:formula="of:=-[.P13]/(20*LOG10(EXP(1)))/[.C13]" office:value-type="float" office:value="-1.48238195973421" calcext:value-type="float">
            <text:p>-1.48238195973421</text:p>
          </table:table-cell>
          <table:table-cell/>
          <table:table-cell table:formula="of:=-[.R13]/(20*LOG10(EXP(1)))/[.C13]" office:value-type="float" office:value="-1.68201399940927" calcext:value-type="float">
            <text:p>-1.68201399940927</text:p>
          </table:table-cell>
          <table:table-cell/>
          <table:table-cell table:formula="of:=-[.T13]/(20*LOG10(EXP(1)))/[.C13]" office:value-type="float" office:value="-1.68201399940925" calcext:value-type="float">
            <text:p>-1.68201399940925</text:p>
          </table:table-cell>
          <table:table-cell table:number-columns-repeated="1004"/>
        </table:table-row>
        <table:table-row table:style-name="ro1">
          <table:table-cell table:formula="of:=[.A14]" office:value-type="float" office:value="8500000000" calcext:value-type="float">
            <text:p>8500000000</text:p>
          </table:table-cell>
          <table:table-cell table:formula="of:=[.A53]*0.000000001" office:value-type="float" office:value="8.5" calcext:value-type="float">
            <text:p>8.5</text:p>
          </table:table-cell>
          <table:table-cell table:number-columns-repeated="9"/>
          <table:table-cell table:formula="of:=[.M14]" office:value-type="float" office:value="0.636787570154736" calcext:value-type="float">
            <text:p>0.636787570154736</text:p>
          </table:table-cell>
          <table:table-cell/>
          <table:table-cell table:formula="of:=-[.N14]/(20*LOG10(EXP(1)))/[.C14]" office:value-type="float" office:value="-1.17465159174329" calcext:value-type="float">
            <text:p>-1.17465159174329</text:p>
          </table:table-cell>
          <table:table-cell/>
          <table:table-cell table:formula="of:=-[.P14]/(20*LOG10(EXP(1)))/[.C14]" office:value-type="float" office:value="-1.41848574257411" calcext:value-type="float">
            <text:p>-1.41848574257411</text:p>
          </table:table-cell>
          <table:table-cell/>
          <table:table-cell table:formula="of:=-[.R14]/(20*LOG10(EXP(1)))/[.C14]" office:value-type="float" office:value="-1.61468368183421" calcext:value-type="float">
            <text:p>-1.61468368183421</text:p>
          </table:table-cell>
          <table:table-cell/>
          <table:table-cell table:formula="of:=-[.T14]/(20*LOG10(EXP(1)))/[.C14]" office:value-type="float" office:value="-1.61468368183345" calcext:value-type="float">
            <text:p>-1.61468368183345</text:p>
          </table:table-cell>
          <table:table-cell table:number-columns-repeated="1004"/>
        </table:table-row>
        <table:table-row table:style-name="ro1">
          <table:table-cell table:formula="of:=[.A15]" office:value-type="float" office:value="8750000000" calcext:value-type="float">
            <text:p>8750000000</text:p>
          </table:table-cell>
          <table:table-cell table:formula="of:=[.A54]*0.000000001" office:value-type="float" office:value="8.75" calcext:value-type="float">
            <text:p>8.75</text:p>
          </table:table-cell>
          <table:table-cell table:number-columns-repeated="9"/>
          <table:table-cell table:formula="of:=[.M15]" office:value-type="float" office:value="0.662584649277692" calcext:value-type="float">
            <text:p>0.662584649277692</text:p>
          </table:table-cell>
          <table:table-cell/>
          <table:table-cell table:formula="of:=-[.N15]/(20*LOG10(EXP(1)))/[.C15]" office:value-type="float" office:value="-1.11612110909486" calcext:value-type="float">
            <text:p>-1.11612110909486</text:p>
          </table:table-cell>
          <table:table-cell/>
          <table:table-cell table:formula="of:=-[.P15]/(20*LOG10(EXP(1)))/[.C15]" office:value-type="float" office:value="-1.35735285081536" calcext:value-type="float">
            <text:p>-1.35735285081536</text:p>
          </table:table-cell>
          <table:table-cell/>
          <table:table-cell table:formula="of:=-[.R15]/(20*LOG10(EXP(1)))/[.C15]" office:value-type="float" office:value="-1.55048003668478" calcext:value-type="float">
            <text:p>-1.55048003668478</text:p>
          </table:table-cell>
          <table:table-cell/>
          <table:table-cell table:formula="of:=-[.T15]/(20*LOG10(EXP(1)))/[.C15]" office:value-type="float" office:value="-1.55048003668476" calcext:value-type="float">
            <text:p>-1.55048003668476</text:p>
          </table:table-cell>
          <table:table-cell table:number-columns-repeated="1004"/>
        </table:table-row>
        <table:table-row table:style-name="ro1">
          <table:table-cell table:formula="of:=[.A16]" office:value-type="float" office:value="9000000000" calcext:value-type="float">
            <text:p>9000000000</text:p>
          </table:table-cell>
          <table:table-cell table:formula="of:=[.A55]*0.000000001" office:value-type="float" office:value="9" calcext:value-type="float">
            <text:p>9</text:p>
          </table:table-cell>
          <table:table-cell table:number-columns-repeated="9"/>
          <table:table-cell table:formula="of:=[.M16]" office:value-type="float" office:value="0.685407962562276" calcext:value-type="float">
            <text:p>0.685407962562276</text:p>
          </table:table-cell>
          <table:table-cell/>
          <table:table-cell table:formula="of:=-[.N16]/(20*LOG10(EXP(1)))/[.C16]" office:value-type="float" office:value="-1.05955825673954" calcext:value-type="float">
            <text:p>-1.05955825673954</text:p>
          </table:table-cell>
          <table:table-cell/>
          <table:table-cell table:formula="of:=-[.P16]/(20*LOG10(EXP(1)))/[.C16]" office:value-type="float" office:value="-1.29871306283715" calcext:value-type="float">
            <text:p>-1.29871306283715</text:p>
          </table:table-cell>
          <table:table-cell/>
          <table:table-cell table:formula="of:=-[.R16]/(20*LOG10(EXP(1)))/[.C16]" office:value-type="float" office:value="-1.48911770671069" calcext:value-type="float">
            <text:p>-1.48911770671069</text:p>
          </table:table-cell>
          <table:table-cell/>
          <table:table-cell table:formula="of:=-[.T16]/(20*LOG10(EXP(1)))/[.C16]" office:value-type="float" office:value="-1.48911770671031" calcext:value-type="float">
            <text:p>-1.48911770671031</text:p>
          </table:table-cell>
          <table:table-cell table:number-columns-repeated="1004"/>
        </table:table-row>
        <table:table-row table:style-name="ro1">
          <table:table-cell table:formula="of:=[.A17]" office:value-type="float" office:value="9250000000" calcext:value-type="float">
            <text:p>9250000000</text:p>
          </table:table-cell>
          <table:table-cell table:formula="of:=[.A56]*0.000000001" office:value-type="float" office:value="9.25" calcext:value-type="float">
            <text:p>9.25</text:p>
          </table:table-cell>
          <table:table-cell table:number-columns-repeated="9"/>
          <table:table-cell table:formula="of:=[.M17]" office:value-type="float" office:value="0.705754268805679" calcext:value-type="float">
            <text:p>0.705754268805679</text:p>
          </table:table-cell>
          <table:table-cell/>
          <table:table-cell table:formula="of:=-[.N17]/(20*LOG10(EXP(1)))/[.C17]" office:value-type="float" office:value="-1.00471072864285" calcext:value-type="float">
            <text:p>-1.00471072864285</text:p>
          </table:table-cell>
          <table:table-cell/>
          <table:table-cell table:formula="of:=-[.P17]/(20*LOG10(EXP(1)))/[.C17]" office:value-type="float" office:value="-1.24232101017236" calcext:value-type="float">
            <text:p>-1.24232101017236</text:p>
          </table:table-cell>
          <table:table-cell/>
          <table:table-cell table:formula="of:=-[.R17]/(20*LOG10(EXP(1)))/[.C17]" office:value-type="float" office:value="-1.4303399611204" calcext:value-type="float">
            <text:p>-1.4303399611204</text:p>
          </table:table-cell>
          <table:table-cell/>
          <table:table-cell table:formula="of:=-[.T17]/(20*LOG10(EXP(1)))/[.C17]" office:value-type="float" office:value="-1.43033996112021" calcext:value-type="float">
            <text:p>-1.43033996112021</text:p>
          </table:table-cell>
          <table:table-cell table:number-columns-repeated="1004"/>
        </table:table-row>
        <table:table-row table:style-name="ro1">
          <table:table-cell table:formula="of:=[.A18]" office:value-type="float" office:value="9500000000" calcext:value-type="float">
            <text:p>9500000000</text:p>
          </table:table-cell>
          <table:table-cell table:formula="of:=[.A57]*0.000000001" office:value-type="float" office:value="9.5" calcext:value-type="float">
            <text:p>9.5</text:p>
          </table:table-cell>
          <table:table-cell table:number-columns-repeated="9"/>
          <table:table-cell table:formula="of:=[.M18]" office:value-type="float" office:value="0.724008999551067" calcext:value-type="float">
            <text:p>0.724008999551067</text:p>
          </table:table-cell>
          <table:table-cell/>
          <table:table-cell table:formula="of:=-[.N18]/(20*LOG10(EXP(1)))/[.C18]" office:value-type="float" office:value="-0.951337939050125" calcext:value-type="float">
            <text:p>-0.951337939050125</text:p>
          </table:table-cell>
          <table:table-cell/>
          <table:table-cell table:formula="of:=-[.P18]/(20*LOG10(EXP(1)))/[.C18]" office:value-type="float" office:value="-1.18795224162409" calcext:value-type="float">
            <text:p>-1.18795224162409</text:p>
          </table:table-cell>
          <table:table-cell/>
          <table:table-cell table:formula="of:=-[.R18]/(20*LOG10(EXP(1)))/[.C18]" office:value-type="float" office:value="-1.37391466145038" calcext:value-type="float">
            <text:p>-1.37391466145038</text:p>
          </table:table-cell>
          <table:table-cell/>
          <table:table-cell table:formula="of:=-[.T18]/(20*LOG10(EXP(1)))/[.C18]" office:value-type="float" office:value="-1.37391466144975" calcext:value-type="float">
            <text:p>-1.37391466144975</text:p>
          </table:table-cell>
          <table:table-cell table:number-columns-repeated="1004"/>
        </table:table-row>
        <table:table-row table:style-name="ro1">
          <table:table-cell table:formula="of:=[.A19]" office:value-type="float" office:value="9750000000" calcext:value-type="float">
            <text:p>9750000000</text:p>
          </table:table-cell>
          <table:table-cell table:formula="of:=[.A58]*0.000000001" office:value-type="float" office:value="9.75" calcext:value-type="float">
            <text:p>9.75</text:p>
          </table:table-cell>
          <table:table-cell table:number-columns-repeated="9"/>
          <table:table-cell table:formula="of:=[.M19]" office:value-type="float" office:value="0.740477643788909" calcext:value-type="float">
            <text:p>0.740477643788909</text:p>
          </table:table-cell>
          <table:table-cell/>
          <table:table-cell table:formula="of:=-[.N19]/(20*LOG10(EXP(1)))/[.C19]" office:value-type="float" office:value="-0.899206003202937" calcext:value-type="float">
            <text:p>-0.899206003202937</text:p>
          </table:table-cell>
          <table:table-cell/>
          <table:table-cell table:formula="of:=-[.P19]/(20*LOG10(EXP(1)))/[.C19]" office:value-type="float" office:value="-1.13539975292182" calcext:value-type="float">
            <text:p>-1.13539975292182</text:p>
          </table:table-cell>
          <table:table-cell/>
          <table:table-cell table:formula="of:=-[.R19]/(20*LOG10(EXP(1)))/[.C19]" office:value-type="float" office:value="-1.31963080366595" calcext:value-type="float">
            <text:p>-1.31963080366595</text:p>
          </table:table-cell>
          <table:table-cell/>
          <table:table-cell table:formula="of:=-[.T19]/(20*LOG10(EXP(1)))/[.C19]" office:value-type="float" office:value="-1.3196308036661" calcext:value-type="float">
            <text:p>-1.3196308036661</text:p>
          </table:table-cell>
          <table:table-cell table:number-columns-repeated="1004"/>
        </table:table-row>
        <table:table-row table:style-name="ro1">
          <table:table-cell table:formula="of:=[.A20]" office:value-type="float" office:value="10000000000" calcext:value-type="float">
            <text:p>10000000000</text:p>
          </table:table-cell>
          <table:table-cell table:formula="of:=[.A59]*0.000000001" office:value-type="float" office:value="10" calcext:value-type="float">
            <text:p>10</text:p>
          </table:table-cell>
          <table:table-cell table:number-columns-repeated="9"/>
          <table:table-cell table:formula="of:=[.M20]" office:value-type="float" office:value="0.755406579840668" calcext:value-type="float">
            <text:p>0.755406579840668</text:p>
          </table:table-cell>
          <table:table-cell/>
          <table:table-cell table:formula="of:=-[.N20]/(20*LOG10(EXP(1)))/[.C20]" office:value-type="float" office:value="-0.848082305283023" calcext:value-type="float">
            <text:p>-0.848082305283023</text:p>
          </table:table-cell>
          <table:table-cell/>
          <table:table-cell table:formula="of:=-[.P20]/(20*LOG10(EXP(1)))/[.C20]" office:value-type="float" office:value="-1.08447086261578" calcext:value-type="float">
            <text:p>-1.08447086261578</text:p>
          </table:table-cell>
          <table:table-cell/>
          <table:table-cell table:formula="of:=-[.R20]/(20*LOG10(EXP(1)))/[.C20]" office:value-type="float" office:value="-1.26729552630631" calcext:value-type="float">
            <text:p>-1.26729552630631</text:p>
          </table:table-cell>
          <table:table-cell/>
          <table:table-cell table:formula="of:=-[.T20]/(20*LOG10(EXP(1)))/[.C20]" office:value-type="float" office:value="-1.26729552630598" calcext:value-type="float">
            <text:p>-1.26729552630598</text:p>
          </table:table-cell>
          <table:table-cell table:number-columns-repeated="1004"/>
        </table:table-row>
        <table:table-row table:style-name="ro1">
          <table:table-cell table:formula="of:=[.A21]" office:value-type="float" office:value="10250000000" calcext:value-type="float">
            <text:p>10250000000</text:p>
          </table:table-cell>
          <table:table-cell table:formula="of:=[.A60]*0.000000001" office:value-type="float" office:value="10.25" calcext:value-type="float">
            <text:p>10.25</text:p>
          </table:table-cell>
          <table:table-cell table:number-columns-repeated="9"/>
          <table:table-cell table:formula="of:=[.M21]" office:value-type="float" office:value="0.768997416383588" calcext:value-type="float">
            <text:p>0.768997416383588</text:p>
          </table:table-cell>
          <table:table-cell/>
          <table:table-cell table:formula="of:=-[.N21]/(20*LOG10(EXP(1)))/[.C21]" office:value-type="float" office:value="-0.797729211186989" calcext:value-type="float">
            <text:p>-0.797729211186989</text:p>
          </table:table-cell>
          <table:table-cell/>
          <table:table-cell table:formula="of:=-[.P21]/(20*LOG10(EXP(1)))/[.C21]" office:value-type="float" office:value="-1.03498432540085" calcext:value-type="float">
            <text:p>-1.03498432540085</text:p>
          </table:table-cell>
          <table:table-cell/>
          <table:table-cell table:formula="of:=-[.R21]/(20*LOG10(EXP(1)))/[.C21]" office:value-type="float" office:value="-1.21673149355984" calcext:value-type="float">
            <text:p>-1.21673149355984</text:p>
          </table:table-cell>
          <table:table-cell/>
          <table:table-cell table:formula="of:=-[.T21]/(20*LOG10(EXP(1)))/[.C21]" office:value-type="float" office:value="-1.21673149355914" calcext:value-type="float">
            <text:p>-1.21673149355914</text:p>
          </table:table-cell>
          <table:table-cell table:number-columns-repeated="1004"/>
        </table:table-row>
        <table:table-row table:style-name="ro1">
          <table:table-cell table:formula="of:=[.A22]" office:value-type="float" office:value="10500000000" calcext:value-type="float">
            <text:p>10500000000</text:p>
          </table:table-cell>
          <table:table-cell table:formula="of:=[.A61]*0.000000001" office:value-type="float" office:value="10.5" calcext:value-type="float">
            <text:p>10.5</text:p>
          </table:table-cell>
          <table:table-cell table:number-columns-repeated="9"/>
          <table:table-cell table:formula="of:=[.M22]" office:value-type="float" office:value="0.781417167652359" calcext:value-type="float">
            <text:p>0.781417167652359</text:p>
          </table:table-cell>
          <table:table-cell/>
          <table:table-cell table:formula="of:=-[.N22]/(20*LOG10(EXP(1)))/[.C22]" office:value-type="float" office:value="-0.747896276494127" calcext:value-type="float">
            <text:p>-0.747896276494127</text:p>
          </table:table-cell>
          <table:table-cell/>
          <table:table-cell table:formula="of:=-[.P22]/(20*LOG10(EXP(1)))/[.C22]" office:value-type="float" office:value="-0.986767577052535" calcext:value-type="float">
            <text:p>-0.986767577052535</text:p>
          </table:table-cell>
          <table:table-cell/>
          <table:table-cell table:formula="of:=-[.R22]/(20*LOG10(EXP(1)))/[.C22]" office:value-type="float" office:value="-1.16777457637205" calcext:value-type="float">
            <text:p>-1.16777457637205</text:p>
          </table:table-cell>
          <table:table-cell/>
          <table:table-cell table:formula="of:=-[.T22]/(20*LOG10(EXP(1)))/[.C22]" office:value-type="float" office:value="-1.16777457637238" calcext:value-type="float">
            <text:p>-1.16777457637238</text:p>
          </table:table-cell>
          <table:table-cell table:number-columns-repeated="1004"/>
        </table:table-row>
        <table:table-row table:style-name="ro1">
          <table:table-cell table:formula="of:=[.A23]" office:value-type="float" office:value="10750000000" calcext:value-type="float">
            <text:p>10750000000</text:p>
          </table:table-cell>
          <table:table-cell table:formula="of:=[.A62]*0.000000001" office:value-type="float" office:value="10.75" calcext:value-type="float">
            <text:p>10.75</text:p>
          </table:table-cell>
          <table:table-cell table:number-columns-repeated="9"/>
          <table:table-cell table:formula="of:=[.M23]" office:value-type="float" office:value="0.792805658405176" calcext:value-type="float">
            <text:p>0.792805658405176</text:p>
          </table:table-cell>
          <table:table-cell/>
          <table:table-cell table:formula="of:=-[.N23]/(20*LOG10(EXP(1)))/[.C23]" office:value-type="float" office:value="-0.698309925465453" calcext:value-type="float">
            <text:p>-0.698309925465453</text:p>
          </table:table-cell>
          <table:table-cell/>
          <table:table-cell table:formula="of:=-[.P23]/(20*LOG10(EXP(1)))/[.C23]" office:value-type="float" office:value="-0.939653999753999" calcext:value-type="float">
            <text:p>-0.939653999753999</text:p>
          </table:table-cell>
          <table:table-cell/>
          <table:table-cell table:formula="of:=-[.R23]/(20*LOG10(EXP(1)))/[.C23]" office:value-type="float" office:value="-1.12027176490988" calcext:value-type="float">
            <text:p>-1.12027176490988</text:p>
          </table:table-cell>
          <table:table-cell/>
          <table:table-cell table:formula="of:=-[.T23]/(20*LOG10(EXP(1)))/[.C23]" office:value-type="float" office:value="-1.12027176491" calcext:value-type="float">
            <text:p>-1.12027176491</text:p>
          </table:table-cell>
          <table:table-cell table:number-columns-repeated="1004"/>
        </table:table-row>
        <table:table-row table:style-name="ro1">
          <table:table-cell table:formula="of:=[.A24]" office:value-type="float" office:value="11000000000" calcext:value-type="float">
            <text:p>11000000000</text:p>
          </table:table-cell>
          <table:table-cell table:formula="of:=[.A63]*0.000000001" office:value-type="float" office:value="11" calcext:value-type="float">
            <text:p>11</text:p>
          </table:table-cell>
          <table:table-cell table:number-columns-repeated="9"/>
          <table:table-cell table:formula="of:=[.M24]" office:value-type="float" office:value="0.803281030486483" calcext:value-type="float">
            <text:p>0.803281030486483</text:p>
          </table:table-cell>
          <table:table-cell/>
          <table:table-cell table:formula="of:=-[.N24]/(20*LOG10(EXP(1)))/[.C24]" office:value-type="float" office:value="-0.648658881264325" calcext:value-type="float">
            <text:p>-0.648658881264325</text:p>
          </table:table-cell>
          <table:table-cell/>
          <table:table-cell table:formula="of:=-[.P24]/(20*LOG10(EXP(1)))/[.C24]" office:value-type="float" office:value="-0.893480080601606" calcext:value-type="float">
            <text:p>-0.893480080601606</text:p>
          </table:table-cell>
          <table:table-cell/>
          <table:table-cell table:formula="of:=-[.R24]/(20*LOG10(EXP(1)))/[.C24]" office:value-type="float" office:value="-1.07407925242624" calcext:value-type="float">
            <text:p>-1.07407925242624</text:p>
          </table:table-cell>
          <table:table-cell/>
          <table:table-cell table:formula="of:=-[.T24]/(20*LOG10(EXP(1)))/[.C24]" office:value-type="float" office:value="-1.07407925242641" calcext:value-type="float">
            <text:p>-1.07407925242641</text:p>
          </table:table-cell>
          <table:table-cell table:number-columns-repeated="1004"/>
        </table:table-row>
        <table:table-row table:style-name="ro1">
          <table:table-cell table:formula="of:=[.A25]" office:value-type="float" office:value="11250000000" calcext:value-type="float">
            <text:p>11250000000</text:p>
          </table:table-cell>
          <table:table-cell table:formula="of:=[.A64]*0.000000001" office:value-type="float" office:value="11.25" calcext:value-type="float">
            <text:p>11.25</text:p>
          </table:table-cell>
          <table:table-cell table:number-columns-repeated="9"/>
          <table:table-cell table:formula="of:=[.M25]" office:value-type="float" office:value="0.812943914481343" calcext:value-type="float">
            <text:p>0.812943914481343</text:p>
          </table:table-cell>
          <table:table-cell/>
          <table:table-cell table:formula="of:=-[.N25]/(20*LOG10(EXP(1)))/[.C25]" office:value-type="float" office:value="-0.598572274359844" calcext:value-type="float">
            <text:p>-0.598572274359844</text:p>
          </table:table-cell>
          <table:table-cell/>
          <table:table-cell table:formula="of:=-[.P25]/(20*LOG10(EXP(1)))/[.C25]" office:value-type="float" office:value="-0.848082305282161" calcext:value-type="float">
            <text:p>-0.848082305282161</text:p>
          </table:table-cell>
          <table:table-cell/>
          <table:table-cell table:formula="of:=-[.R25]/(20*LOG10(EXP(1)))/[.C25]" office:value-type="float" office:value="-1.02906063399636" calcext:value-type="float">
            <text:p>-1.02906063399636</text:p>
          </table:table-cell>
          <table:table-cell/>
          <table:table-cell table:formula="of:=-[.T25]/(20*LOG10(EXP(1)))/[.C25]" office:value-type="float" office:value="-1.02906063399702" calcext:value-type="float">
            <text:p>-1.02906063399702</text:p>
          </table:table-cell>
          <table:table-cell table:number-columns-repeated="1004"/>
        </table:table-row>
        <table:table-row table:style-name="ro1">
          <table:table-cell table:formula="of:=[.A26]" office:value-type="float" office:value="11500000000" calcext:value-type="float">
            <text:p>11500000000</text:p>
          </table:table-cell>
          <table:table-cell table:formula="of:=[.A65]*0.000000001" office:value-type="float" office:value="11.5" calcext:value-type="float">
            <text:p>11.5</text:p>
          </table:table-cell>
          <table:table-cell table:number-columns-repeated="9"/>
          <table:table-cell table:formula="of:=[.M26]" office:value-type="float" office:value="0.821880641538173" calcext:value-type="float">
            <text:p>0.821880641538173</text:p>
          </table:table-cell>
          <table:table-cell/>
          <table:table-cell table:formula="of:=-[.N26]/(20*LOG10(EXP(1)))/[.C26]" office:value-type="float" office:value="-0.547584554438961" calcext:value-type="float">
            <text:p>-0.547584554438961</text:p>
          </table:table-cell>
          <table:table-cell/>
          <table:table-cell table:formula="of:=-[.P26]/(20*LOG10(EXP(1)))/[.C26]" office:value-type="float" office:value="-0.803293575547901" calcext:value-type="float">
            <text:p>-0.803293575547901</text:p>
          </table:table-cell>
          <table:table-cell/>
          <table:table-cell table:formula="of:=-[.R26]/(20*LOG10(EXP(1)))/[.C26]" office:value-type="float" office:value="-0.985085163618452" calcext:value-type="float">
            <text:p>-0.985085163618452</text:p>
          </table:table-cell>
          <table:table-cell/>
          <table:table-cell table:formula="of:=-[.T26]/(20*LOG10(EXP(1)))/[.C26]" office:value-type="float" office:value="-0.985085163618294" calcext:value-type="float">
            <text:p>-0.985085163618294</text:p>
          </table:table-cell>
          <table:table-cell table:number-columns-repeated="1004"/>
        </table:table-row>
        <table:table-row table:style-name="ro1">
          <table:table-cell table:formula="of:=[.A27]" office:value-type="float" office:value="11750000000" calcext:value-type="float">
            <text:p>11750000000</text:p>
          </table:table-cell>
          <table:table-cell table:formula="of:=[.A66]*0.000000001" office:value-type="float" office:value="11.75" calcext:value-type="float">
            <text:p>11.75</text:p>
          </table:table-cell>
          <table:table-cell table:number-columns-repeated="9"/>
          <table:table-cell table:formula="of:=[.M27]" office:value-type="float" office:value="0.830165751470522" calcext:value-type="float">
            <text:p>0.830165751470522</text:p>
          </table:table-cell>
          <table:table-cell/>
          <table:table-cell table:formula="of:=-[.N27]/(20*LOG10(EXP(1)))/[.C27]" office:value-type="float" office:value="-0.49507504516124" calcext:value-type="float">
            <text:p>-0.49507504516124</text:p>
          </table:table-cell>
          <table:table-cell/>
          <table:table-cell table:formula="of:=-[.P27]/(20*LOG10(EXP(1)))/[.C27]" office:value-type="float" office:value="-0.758938849311533" calcext:value-type="float">
            <text:p>-0.758938849311533</text:p>
          </table:table-cell>
          <table:table-cell/>
          <table:table-cell table:formula="of:=-[.R27]/(20*LOG10(EXP(1)))/[.C27]" office:value-type="float" office:value="-0.942026009237166" calcext:value-type="float">
            <text:p>-0.942026009237166</text:p>
          </table:table-cell>
          <table:table-cell/>
          <table:table-cell table:formula="of:=-[.T27]/(20*LOG10(EXP(1)))/[.C27]" office:value-type="float" office:value="-0.942026009236348" calcext:value-type="float">
            <text:p>-0.942026009236348</text:p>
          </table:table-cell>
          <table:table-cell table:number-columns-repeated="1004"/>
        </table:table-row>
        <table:table-row table:style-name="ro1">
          <table:table-cell table:formula="of:=[.A28]" office:value-type="float" office:value="12000000000" calcext:value-type="float">
            <text:p>12000000000</text:p>
          </table:table-cell>
          <table:table-cell table:formula="of:=[.A67]*0.000000001" office:value-type="float" office:value="12" calcext:value-type="float">
            <text:p>12</text:p>
          </table:table-cell>
          <table:table-cell table:number-columns-repeated="9"/>
          <table:table-cell table:formula="of:=[.M28]" office:value-type="float" office:value="0.837863975993869" calcext:value-type="float">
            <text:p>0.837863975993869</text:p>
          </table:table-cell>
          <table:table-cell/>
          <table:table-cell table:formula="of:=-[.N28]/(20*LOG10(EXP(1)))/[.C28]" office:value-type="float" office:value="-0.440154326261076" calcext:value-type="float">
            <text:p>-0.440154326261076</text:p>
          </table:table-cell>
          <table:table-cell/>
          <table:table-cell table:formula="of:=-[.P28]/(20*LOG10(EXP(1)))/[.C28]" office:value-type="float" office:value="-0.714829550323607" calcext:value-type="float">
            <text:p>-0.714829550323607</text:p>
          </table:table-cell>
          <table:table-cell/>
          <table:table-cell table:formula="of:=-[.R28]/(20*LOG10(EXP(1)))/[.C28]" office:value-type="float" office:value="-0.899758436330112" calcext:value-type="float">
            <text:p>-0.899758436330112</text:p>
          </table:table-cell>
          <table:table-cell/>
          <table:table-cell table:formula="of:=-[.T28]/(20*LOG10(EXP(1)))/[.C28]" office:value-type="float" office:value="-0.899758436329686" calcext:value-type="float">
            <text:p>-0.899758436329686</text:p>
          </table:table-cell>
          <table:table-cell table:number-columns-repeated="1004"/>
        </table:table-row>
        <table:table-row table:style-name="ro1">
          <table:table-cell table:formula="of:=[.A29]" office:value-type="float" office:value="12250000000" calcext:value-type="float">
            <text:p>12250000000</text:p>
          </table:table-cell>
          <table:table-cell table:formula="of:=[.A68]*0.000000001" office:value-type="float" office:value="12.25" calcext:value-type="float">
            <text:p>12.25</text:p>
          </table:table-cell>
          <table:table-cell table:number-columns-repeated="9"/>
          <table:table-cell table:formula="of:=[.M29]" office:value-type="float" office:value="0.84503182449982" calcext:value-type="float">
            <text:p>0.84503182449982</text:p>
          </table:table-cell>
          <table:table-cell/>
          <table:table-cell table:formula="of:=-[.N29]/(20*LOG10(EXP(1)))/[.C29]" office:value-type="float" office:value="-0.38142477938665" calcext:value-type="float">
            <text:p>-0.38142477938665</text:p>
          </table:table-cell>
          <table:table-cell/>
          <table:table-cell table:formula="of:=-[.P29]/(20*LOG10(EXP(1)))/[.C29]" office:value-type="float" office:value="-0.670756031568881" calcext:value-type="float">
            <text:p>-0.670756031568881</text:p>
          </table:table-cell>
          <table:table-cell/>
          <table:table-cell table:formula="of:=-[.R29]/(20*LOG10(EXP(1)))/[.C29]" office:value-type="float" office:value="-0.858157834823077" calcext:value-type="float">
            <text:p>-0.858157834823077</text:p>
          </table:table-cell>
          <table:table-cell/>
          <table:table-cell table:formula="of:=-[.T29]/(20*LOG10(EXP(1)))/[.C29]" office:value-type="float" office:value="-0.858157834822234" calcext:value-type="float">
            <text:p>-0.858157834822234</text:p>
          </table:table-cell>
          <table:table-cell table:number-columns-repeated="1004"/>
        </table:table-row>
        <table:table-row table:style-name="ro1">
          <table:table-cell table:formula="of:=[.A30]" office:value-type="float" office:value="12500000000" calcext:value-type="float">
            <text:p>12500000000</text:p>
          </table:table-cell>
          <table:table-cell table:formula="of:=[.A69]*0.000000001" office:value-type="float" office:value="12.5" calcext:value-type="float">
            <text:p>12.5</text:p>
          </table:table-cell>
          <table:table-cell table:number-columns-repeated="9"/>
          <table:table-cell table:formula="of:=[.M30]" office:value-type="float" office:value="0.851718864740423" calcext:value-type="float">
            <text:p>0.851718864740423</text:p>
          </table:table-cell>
          <table:table-cell/>
          <table:table-cell table:formula="of:=-[.N30]/(20*LOG10(EXP(1)))/[.C30]" office:value-type="float" office:value="-0.316385685172658" calcext:value-type="float">
            <text:p>-0.316385685172658</text:p>
          </table:table-cell>
          <table:table-cell/>
          <table:table-cell table:formula="of:=-[.P30]/(20*LOG10(EXP(1)))/[.C30]" office:value-type="float" office:value="-0.626476905553842" calcext:value-type="float">
            <text:p>-0.626476905553842</text:p>
          </table:table-cell>
          <table:table-cell/>
          <table:table-cell table:formula="of:=-[.R30]/(20*LOG10(EXP(1)))/[.C30]" office:value-type="float" office:value="-0.81709747805103" calcext:value-type="float">
            <text:p>-0.81709747805103</text:p>
          </table:table-cell>
          <table:table-cell/>
          <table:table-cell table:formula="of:=-[.T30]/(20*LOG10(EXP(1)))/[.C30]" office:value-type="float" office:value="-0.817097478051268" calcext:value-type="float">
            <text:p>-0.817097478051268</text:p>
          </table:table-cell>
          <table:table-cell table:number-columns-repeated="1004"/>
        </table:table-row>
        <table:table-row table:style-name="ro1">
          <table:table-cell table:formula="of:=[.A31]" office:value-type="float" office:value="12750000000" calcext:value-type="float">
            <text:p>12750000000</text:p>
          </table:table-cell>
          <table:table-cell table:formula="of:=[.A70]*0.000000001" office:value-type="float" office:value="12.75" calcext:value-type="float">
            <text:p>12.75</text:p>
          </table:table-cell>
          <table:table-cell table:number-columns-repeated="9"/>
          <table:table-cell table:formula="of:=[.M31]" office:value-type="float" office:value="0.857968766461587" calcext:value-type="float">
            <text:p>0.857968766461587</text:p>
          </table:table-cell>
          <table:table-cell/>
          <table:table-cell table:formula="of:=-[.N31]/(20*LOG10(EXP(1)))/[.C31]" office:value-type="float" office:value="-0.23949610248312" calcext:value-type="float">
            <text:p>-0.23949610248312</text:p>
          </table:table-cell>
          <table:table-cell/>
          <table:table-cell table:formula="of:=-[.P31]/(20*LOG10(EXP(1)))/[.C31]" office:value-type="float" office:value="-0.581703170539664" calcext:value-type="float">
            <text:p>-0.581703170539664</text:p>
          </table:table-cell>
          <table:table-cell/>
          <table:table-cell table:formula="of:=-[.R31]/(20*LOG10(EXP(1)))/[.C31]" office:value-type="float" office:value="-0.776445860567124" calcext:value-type="float">
            <text:p>-0.776445860567124</text:p>
          </table:table-cell>
          <table:table-cell/>
          <table:table-cell table:formula="of:=-[.T31]/(20*LOG10(EXP(1)))/[.C31]" office:value-type="float" office:value="-0.776445860567856" calcext:value-type="float">
            <text:p>-0.776445860567856</text:p>
          </table:table-cell>
          <table:table-cell table:number-columns-repeated="1004"/>
        </table:table-row>
        <table:table-row table:style-name="ro1">
          <table:table-cell table:formula="of:=[.A32]" office:value-type="float" office:value="13000000000" calcext:value-type="float">
            <text:p>13000000000</text:p>
          </table:table-cell>
          <table:table-cell table:formula="of:=[.A71]*0.000000001" office:value-type="float" office:value="13" calcext:value-type="float">
            <text:p>13</text:p>
          </table:table-cell>
          <table:table-cell table:number-columns-repeated="9"/>
          <table:table-cell table:formula="of:=[.M32]" office:value-type="float" office:value="0.863820158820577" calcext:value-type="float">
            <text:p>0.863820158820577</text:p>
          </table:table-cell>
          <table:table-cell/>
          <table:table-cell table:formula="of:=-[.N32]/(20*LOG10(EXP(1)))/[.C32]" office:value-type="float" office:value="-0.130609849783978" calcext:value-type="float">
            <text:p>-0.130609849783978</text:p>
          </table:table-cell>
          <table:table-cell/>
          <table:table-cell table:formula="of:=-[.P32]/(20*LOG10(EXP(1)))/[.C32]" office:value-type="float" office:value="-0.536073303663852" calcext:value-type="float">
            <text:p>-0.536073303663852</text:p>
          </table:table-cell>
          <table:table-cell/>
          <table:table-cell table:formula="of:=-[.R32]/(20*LOG10(EXP(1)))/[.C32]" office:value-type="float" office:value="-0.736063394087706" calcext:value-type="float">
            <text:p>-0.736063394087706</text:p>
          </table:table-cell>
          <table:table-cell/>
          <table:table-cell table:formula="of:=-[.T32]/(20*LOG10(EXP(1)))/[.C32]" office:value-type="float" office:value="-0.736063394088488" calcext:value-type="float">
            <text:p>-0.736063394088488</text:p>
          </table:table-cell>
          <table:table-cell table:number-columns-repeated="1004"/>
        </table:table-row>
        <table:table-row table:style-name="ro1">
          <table:table-cell table:formula="of:=[.A33]" office:value-type="float" office:value="13250000000" calcext:value-type="float">
            <text:p>13250000000</text:p>
          </table:table-cell>
          <table:table-cell table:formula="of:=[.A72]*0.000000001" office:value-type="float" office:value="13.25" calcext:value-type="float">
            <text:p>13.25</text:p>
          </table:table-cell>
          <table:table-cell table:number-columns-repeated="9"/>
          <table:table-cell table:formula="of:=[.M33]" office:value-type="float" office:value="0.869307340054414" calcext:value-type="float">
            <text:p>0.869307340054414</text:p>
          </table:table-cell>
          <table:table-cell/>
          <table:table-cell office:value-type="float" office:value="0.144848215445721" calcext:value-type="float">
            <text:p>0.144848215445721</text:p>
          </table:table-cell>
          <table:table-cell/>
          <table:table-cell table:formula="of:=-[.P33]/(20*LOG10(EXP(1)))/[.C33]" office:value-type="float" office:value="-0.489111735107753" calcext:value-type="float">
            <text:p>-0.489111735107753</text:p>
          </table:table-cell>
          <table:table-cell/>
          <table:table-cell table:formula="of:=-[.R33]/(20*LOG10(EXP(1)))/[.C33]" office:value-type="float" office:value="-0.695798130169406" calcext:value-type="float">
            <text:p>-0.695798130169406</text:p>
          </table:table-cell>
          <table:table-cell/>
          <table:table-cell table:formula="of:=-[.T33]/(20*LOG10(EXP(1)))/[.C33]" office:value-type="float" office:value="-0.695798130168381" calcext:value-type="float">
            <text:p>-0.695798130168381</text:p>
          </table:table-cell>
          <table:table-cell table:number-columns-repeated="1004"/>
        </table:table-row>
        <table:table-row table:style-name="ro1">
          <table:table-cell table:formula="of:=[.A34]" office:value-type="float" office:value="13500000000" calcext:value-type="float">
            <text:p>13500000000</text:p>
          </table:table-cell>
          <table:table-cell table:formula="of:=[.A73]*0.000000001" office:value-type="float" office:value="13.5" calcext:value-type="float">
            <text:p>13.5</text:p>
          </table:table-cell>
          <table:table-cell table:number-columns-repeated="9"/>
          <table:table-cell table:formula="of:=[.M34]" office:value-type="float" office:value="0.874460868864631" calcext:value-type="float">
            <text:p>0.874460868864631</text:p>
          </table:table-cell>
          <table:table-cell/>
          <table:table-cell office:value-type="float" office:value="0.238594309113362" calcext:value-type="float">
            <text:p>0.238594309113362</text:p>
          </table:table-cell>
          <table:table-cell/>
          <table:table-cell table:formula="of:=-[.P34]/(20*LOG10(EXP(1)))/[.C34]" office:value-type="float" office:value="-0.440154326260671" calcext:value-type="float">
            <text:p>-0.440154326260671</text:p>
          </table:table-cell>
          <table:table-cell/>
          <table:table-cell table:formula="of:=-[.R34]/(20*LOG10(EXP(1)))/[.C34]" office:value-type="float" office:value="-0.655479991876859" calcext:value-type="float">
            <text:p>-0.655479991876859</text:p>
          </table:table-cell>
          <table:table-cell/>
          <table:table-cell table:formula="of:=-[.T34]/(20*LOG10(EXP(1)))/[.C34]" office:value-type="float" office:value="-0.655479991877368" calcext:value-type="float">
            <text:p>-0.655479991877368</text:p>
          </table:table-cell>
          <table:table-cell table:number-columns-repeated="1004"/>
        </table:table-row>
        <table:table-row table:style-name="ro1">
          <table:table-cell table:formula="of:=[.A35]" office:value-type="float" office:value="13750000000" calcext:value-type="float">
            <text:p>13750000000</text:p>
          </table:table-cell>
          <table:table-cell table:formula="of:=[.A74]*0.000000001" office:value-type="float" office:value="13.75" calcext:value-type="float">
            <text:p>13.75</text:p>
          </table:table-cell>
          <table:table-cell table:number-columns-repeated="9"/>
          <table:table-cell table:formula="of:=[.M35]" office:value-type="float" office:value="0.879308060307096" calcext:value-type="float">
            <text:p>0.879308060307096</text:p>
          </table:table-cell>
          <table:table-cell/>
          <table:table-cell office:value-type="float" office:value="0.301547109611352" calcext:value-type="float">
            <text:p>0.301547109611352</text:p>
          </table:table-cell>
          <table:table-cell/>
          <table:table-cell table:formula="of:=-[.P35]/(20*LOG10(EXP(1)))/[.C35]" office:value-type="float" office:value="-0.388201312254436" calcext:value-type="float">
            <text:p>-0.388201312254436</text:p>
          </table:table-cell>
          <table:table-cell/>
          <table:table-cell table:formula="of:=-[.R35]/(20*LOG10(EXP(1)))/[.C35]" office:value-type="float" office:value="-0.614912671779591" calcext:value-type="float">
            <text:p>-0.614912671779591</text:p>
          </table:table-cell>
          <table:table-cell/>
          <table:table-cell table:formula="of:=-[.T35]/(20*LOG10(EXP(1)))/[.C35]" office:value-type="float" office:value="-0.61491267177997" calcext:value-type="float">
            <text:p>-0.61491267177997</text:p>
          </table:table-cell>
          <table:table-cell table:number-columns-repeated="1004"/>
        </table:table-row>
        <table:table-row table:style-name="ro1">
          <table:table-cell table:formula="of:=[.A36]" office:value-type="float" office:value="14000000000" calcext:value-type="float">
            <text:p>14000000000</text:p>
          </table:table-cell>
          <table:table-cell table:formula="of:=[.A75]*0.000000001" office:value-type="float" office:value="14" calcext:value-type="float">
            <text:p>14</text:p>
          </table:table-cell>
          <table:table-cell table:number-columns-repeated="9"/>
          <table:table-cell table:formula="of:=[.M36]" office:value-type="float" office:value="0.883873404012049" calcext:value-type="float">
            <text:p>0.883873404012049</text:p>
          </table:table-cell>
          <table:table-cell/>
          <table:table-cell office:value-type="float" office:value="0.350897103072974" calcext:value-type="float">
            <text:p>0.350897103072974</text:p>
          </table:table-cell>
          <table:table-cell/>
          <table:table-cell table:formula="of:=-[.P36]/(20*LOG10(EXP(1)))/[.C36]" office:value-type="float" office:value="-0.33158636319358" calcext:value-type="float">
            <text:p>-0.33158636319358</text:p>
          </table:table-cell>
          <table:table-cell/>
          <table:table-cell table:formula="of:=-[.R36]/(20*LOG10(EXP(1)))/[.C36]" office:value-type="float" office:value="-0.573861762044239" calcext:value-type="float">
            <text:p>-0.573861762044239</text:p>
          </table:table-cell>
          <table:table-cell/>
          <table:table-cell table:formula="of:=-[.T36]/(20*LOG10(EXP(1)))/[.C36]" office:value-type="float" office:value="-0.573861762044286" calcext:value-type="float">
            <text:p>-0.573861762044286</text:p>
          </table:table-cell>
          <table:table-cell table:number-columns-repeated="1004"/>
        </table:table-row>
        <table:table-row table:style-name="ro1">
          <table:table-cell table:formula="of:=[.A37]" office:value-type="float" office:value="14250000000" calcext:value-type="float">
            <text:p>14250000000</text:p>
          </table:table-cell>
          <table:table-cell table:formula="of:=[.A76]*0.000000001" office:value-type="float" office:value="14.25" calcext:value-type="float">
            <text:p>14.25</text:p>
          </table:table-cell>
          <table:table-cell table:number-columns-repeated="9"/>
          <table:table-cell table:formula="of:=[.M37]" office:value-type="float" office:value="0.888178918769848" calcext:value-type="float">
            <text:p>0.888178918769848</text:p>
          </table:table-cell>
          <table:table-cell/>
          <table:table-cell office:value-type="float" office:value="0.39197852829502" calcext:value-type="float">
            <text:p>0.39197852829502</text:p>
          </table:table-cell>
          <table:table-cell/>
          <table:table-cell table:formula="of:=-[.P37]/(20*LOG10(EXP(1)))/[.C37]" office:value-type="float" office:value="-0.267066806772823" calcext:value-type="float">
            <text:p>-0.267066806772823</text:p>
          </table:table-cell>
          <table:table-cell/>
          <table:table-cell table:formula="of:=-[.R37]/(20*LOG10(EXP(1)))/[.C37]" office:value-type="float" office:value="-0.532036547177477" calcext:value-type="float">
            <text:p>-0.532036547177477</text:p>
          </table:table-cell>
          <table:table-cell/>
          <table:table-cell table:formula="of:=-[.T37]/(20*LOG10(EXP(1)))/[.C37]" office:value-type="float" office:value="-0.532036547176756" calcext:value-type="float">
            <text:p>-0.532036547176756</text:p>
          </table:table-cell>
          <table:table-cell table:number-columns-repeated="1004"/>
        </table:table-row>
        <table:table-row table:style-name="ro1">
          <table:table-cell table:formula="of:=[.A38]" office:value-type="float" office:value="14500000000" calcext:value-type="float">
            <text:p>14500000000</text:p>
          </table:table-cell>
          <table:table-cell table:formula="of:=[.A77]*0.000000001" office:value-type="float" office:value="14.5" calcext:value-type="float">
            <text:p>14.5</text:p>
          </table:table-cell>
          <table:table-cell table:number-columns-repeated="9"/>
          <table:table-cell table:formula="of:=[.M38]" office:value-type="float" office:value="0.892244454665278" calcext:value-type="float">
            <text:p>0.892244454665278</text:p>
          </table:table-cell>
          <table:table-cell/>
          <table:table-cell office:value-type="float" office:value="0.427317993056687" calcext:value-type="float">
            <text:p>0.427317993056687</text:p>
          </table:table-cell>
          <table:table-cell/>
          <table:table-cell table:formula="of:=-[.P38]/(20*LOG10(EXP(1)))/[.C38]" office:value-type="float" office:value="-0.18622675738451" calcext:value-type="float">
            <text:p>-0.18622675738451</text:p>
          </table:table-cell>
          <table:table-cell/>
          <table:table-cell table:formula="of:=-[.R38]/(20*LOG10(EXP(1)))/[.C38]" office:value-type="float" office:value="-0.489060567093509" calcext:value-type="float">
            <text:p>-0.489060567093509</text:p>
          </table:table-cell>
          <table:table-cell/>
          <table:table-cell table:formula="of:=-[.T38]/(20*LOG10(EXP(1)))/[.C38]" office:value-type="float" office:value="-0.489060567091926" calcext:value-type="float">
            <text:p>-0.489060567091926</text:p>
          </table:table-cell>
          <table:table-cell table:number-columns-repeated="1004"/>
        </table:table-row>
        <table:table-row table:style-name="ro1">
          <table:table-cell table:formula="of:=[.A39]" office:value-type="float" office:value="14750000000" calcext:value-type="float">
            <text:p>14750000000</text:p>
          </table:table-cell>
          <table:table-cell table:formula="of:=[.A78]*0.000000001" office:value-type="float" office:value="14.75" calcext:value-type="float">
            <text:p>14.75</text:p>
          </table:table-cell>
          <table:table-cell table:number-columns-repeated="9"/>
          <table:table-cell table:formula="of:=[.M39]" office:value-type="float" office:value="0.896087951696152" calcext:value-type="float">
            <text:p>0.896087951696152</text:p>
          </table:table-cell>
          <table:table-cell/>
          <table:table-cell office:value-type="float" office:value="0.45836063167712" calcext:value-type="float">
            <text:p>0.45836063167712</text:p>
          </table:table-cell>
          <table:table-cell/>
          <table:table-cell table:formula="of:=[.Q39]" office:value-type="float" office:value="0.0107905954010504" calcext:value-type="float">
            <text:p>0.01079059540105</text:p>
          </table:table-cell>
          <table:table-cell/>
          <table:table-cell table:formula="of:=-[.R39]/(20*LOG10(EXP(1)))/[.C39]" office:value-type="float" office:value="-0.444420910709584" calcext:value-type="float">
            <text:p>-0.444420910709584</text:p>
          </table:table-cell>
          <table:table-cell/>
          <table:table-cell table:formula="of:=-[.T39]/(20*LOG10(EXP(1)))/[.C39]" office:value-type="float" office:value="-0.44442091070929" calcext:value-type="float">
            <text:p>-0.44442091070929</text:p>
          </table:table-cell>
          <table:table-cell table:number-columns-repeated="1004"/>
        </table:table-row>
        <table:table-row table:style-name="ro1">
          <table:table-cell table:formula="of:=[.A40]" office:value-type="float" office:value="15000000000" calcext:value-type="float">
            <text:p>15000000000</text:p>
          </table:table-cell>
          <table:table-cell table:formula="of:=[.A79]*0.000000001" office:value-type="float" office:value="15" calcext:value-type="float">
            <text:p>15</text:p>
          </table:table-cell>
          <table:table-cell table:number-columns-repeated="9"/>
          <table:table-cell table:formula="of:=[.M40]" office:value-type="float" office:value="0.899725662105862" calcext:value-type="float">
            <text:p>0.899725662105862</text:p>
          </table:table-cell>
          <table:table-cell/>
          <table:table-cell office:value-type="float" office:value="0.486029904323098" calcext:value-type="float">
            <text:p>0.486029904323098</text:p>
          </table:table-cell>
          <table:table-cell/>
          <table:table-cell table:formula="of:=[.Q40]" office:value-type="float" office:value="0.182175676065558" calcext:value-type="float">
            <text:p>0.182175676065558</text:p>
          </table:table-cell>
          <table:table-cell/>
          <table:table-cell table:formula="of:=-[.R40]/(20*LOG10(EXP(1)))/[.C40]" office:value-type="float" office:value="-0.397373572344526" calcext:value-type="float">
            <text:p>-0.397373572344526</text:p>
          </table:table-cell>
          <table:table-cell/>
          <table:table-cell table:formula="of:=-[.T40]/(20*LOG10(EXP(1)))/[.C40]" office:value-type="float" office:value="-0.397373572345266" calcext:value-type="float">
            <text:p>-0.397373572345266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exact:</text:p>
          </table:table-cell>
          <table:table-cell table:style-name="ce2"/>
          <table:table-cell table:style-name="ce3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Zo</text:p>
          </table:table-cell>
          <table:table-cell table:number-columns-repeated="1016"/>
        </table:table-row>
        <table:table-row table:style-name="ro1">
          <table:table-cell table:style-name="ce4" office:value-type="float" office:value="6000000000" calcext:value-type="float">
            <text:p>6.00E+009</text:p>
          </table:table-cell>
          <table:table-cell table:style-name="ce5" table:formula="of:=[.A85]*0.000000001" office:value-type="float" office:value="6" calcext:value-type="float">
            <text:p>6</text:p>
          </table:table-cell>
          <table:table-cell table:formula="of:=2*4*ATAN(1)*[.A85]*SQRT(0.0000004*4*ATAN(1)*0.0000000000088541878176)" office:value-type="float" office:value="125.750701316956" calcext:value-type="float">
            <text:p>125.750701316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5.3497152149512" calcext:value-type="float">
            <text:p>-55.34971521495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4.381964090255" calcext:value-type="float">
            <text:p>-244.3819640902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2.469922353665" calcext:value-type="float">
            <text:p>-282.4699223536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4.126685962681" calcext:value-type="float">
            <text:p>-314.1266859626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4.126685962681" calcext:value-type="float">
            <text:p>-314.1266859626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6250000000" calcext:value-type="float">
            <text:p>6.25E+009</text:p>
          </table:table-cell>
          <table:table-cell table:style-name="ce5" table:formula="of:=[.A86]*0.000000001" office:value-type="float" office:value="6.25" calcext:value-type="float">
            <text:p>6.25</text:p>
          </table:table-cell>
          <table:table-cell table:formula="of:=2*4*ATAN(1)*[.A86]*SQRT(0.0000004*4*ATAN(1)*0.0000000000088541878176)" office:value-type="float" office:value="130.990313871829" calcext:value-type="float">
            <text:p>130.990313871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1.4434602051305" calcext:value-type="float">
            <text:p>-41.44346020513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41.612321275238" calcext:value-type="float">
            <text:p>-241.6123212752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0.077179459312" calcext:value-type="float">
            <text:p>-280.0771794593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1.976832879134" calcext:value-type="float">
            <text:p>-311.9768328791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11.976832879134" calcext:value-type="float">
            <text:p>-311.9768328791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6500000000" calcext:value-type="float">
            <text:p>6.50E+009</text:p>
          </table:table-cell>
          <table:table-cell table:style-name="ce5" table:formula="of:=[.A87]*0.000000001" office:value-type="float" office:value="6.5" calcext:value-type="float">
            <text:p>6.5</text:p>
          </table:table-cell>
          <table:table-cell table:formula="of:=2*4*ATAN(1)*[.A87]*SQRT(0.0000004*4*ATAN(1)*0.0000000000088541878176)" office:value-type="float" office:value="136.229926426702" calcext:value-type="float">
            <text:p>136.229926426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7929702263067" calcext:value-type="float">
            <text:p>-17.792970226306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38.695503073914" calcext:value-type="float">
            <text:p>-238.6955030739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77.564867822971" calcext:value-type="float">
            <text:p>-277.5648678229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9.723382470544" calcext:value-type="float">
            <text:p>-309.7233824705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9.723382470544" calcext:value-type="float">
            <text:p>-309.7233824705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6750000000" calcext:value-type="float">
            <text:p>6.75E+009</text:p>
          </table:table-cell>
          <table:table-cell table:style-name="ce5" table:formula="of:=[.A88]*0.000000001" office:value-type="float" office:value="6.75" calcext:value-type="float">
            <text:p>6.75</text:p>
          </table:table-cell>
          <table:table-cell table:formula="of:=2*4*ATAN(1)*[.A88]*SQRT(0.0000004*4*ATAN(1)*0.0000000000088541878176)" office:value-type="float" office:value="141.469538981576" calcext:value-type="float">
            <text:p>141.469538981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538270204106" calcext:value-type="float">
            <text:p>33.7538270204106</text:p>
          </table:table-cell>
          <table:table-cell office:value-type="float" office:value="1403.51792099255" calcext:value-type="float">
            <text:p>1403.51792099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35.626043890973" calcext:value-type="float">
            <text:p>-235.626043890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74.929709601537" calcext:value-type="float">
            <text:p>-274.9297096015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7.364056163041" calcext:value-type="float">
            <text:p>-307.364056163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7.364056163041" calcext:value-type="float">
            <text:p>-307.364056163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000000000" calcext:value-type="float">
            <text:p>7.00E+009</text:p>
          </table:table-cell>
          <table:table-cell table:style-name="ce5" table:formula="of:=[.A89]*0.000000001" office:value-type="float" office:value="7" calcext:value-type="float">
            <text:p>7</text:p>
          </table:table-cell>
          <table:table-cell table:formula="of:=2*4*ATAN(1)*[.A89]*SQRT(0.0000004*4*ATAN(1)*0.0000000000088541878176)" office:value-type="float" office:value="146.709151536449" calcext:value-type="float">
            <text:p>146.709151536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798163382494" calcext:value-type="float">
            <text:p>51.4798163382494</text:p>
          </table:table-cell>
          <table:table-cell office:value-type="float" office:value="954.329307245369" calcext:value-type="float">
            <text:p>954.3293072453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32.397895661761" calcext:value-type="float">
            <text:p>-232.3978956617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72.168136580845" calcext:value-type="float">
            <text:p>-272.1681365808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4.896396123833" calcext:value-type="float">
            <text:p>-304.8963961238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4.896396123833" calcext:value-type="float">
            <text:p>-304.8963961238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250000000" calcext:value-type="float">
            <text:p>7.25E+009</text:p>
          </table:table-cell>
          <table:table-cell table:style-name="ce5" table:formula="of:=[.A90]*0.000000001" office:value-type="float" office:value="7.25" calcext:value-type="float">
            <text:p>7.25</text:p>
          </table:table-cell>
          <table:table-cell table:formula="of:=2*4*ATAN(1)*[.A90]*SQRT(0.0000004*4*ATAN(1)*0.0000000000088541878176)" office:value-type="float" office:value="151.948764091322" calcext:value-type="float">
            <text:p>151.9487640913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304409781269" calcext:value-type="float">
            <text:p>64.9304409781269</text:p>
          </table:table-cell>
          <table:table-cell office:value-type="float" office:value="783.658528028677" calcext:value-type="float">
            <text:p>783.6585280286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9.004347628207" calcext:value-type="float">
            <text:p>-229.0043476282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9.276259433496" calcext:value-type="float">
            <text:p>-269.2762594334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2.317749551539" calcext:value-type="float">
            <text:p>-302.3177495515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2.317749551539" calcext:value-type="float">
            <text:p>-302.3177495515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500000000" calcext:value-type="float">
            <text:p>7.50E+009</text:p>
          </table:table-cell>
          <table:table-cell table:style-name="ce5" table:formula="of:=[.A91]*0.000000001" office:value-type="float" office:value="7.5" calcext:value-type="float">
            <text:p>7.5</text:p>
          </table:table-cell>
          <table:table-cell table:formula="of:=2*4*ATAN(1)*[.A91]*SQRT(0.0000004*4*ATAN(1)*0.0000000000088541878176)" office:value-type="float" office:value="157.188376646195" calcext:value-type="float">
            <text:p>157.188376646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982517123669" calcext:value-type="float">
            <text:p>76.3982517123669</text:p>
          </table:table-cell>
          <table:table-cell office:value-type="float" office:value="688.993386096328" calcext:value-type="float">
            <text:p>688.993386096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5.437930556347" calcext:value-type="float">
            <text:p>-225.4379305563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6.249832291784" calcext:value-type="float">
            <text:p>-266.2498322917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9.625250929915" calcext:value-type="float">
            <text:p>-299.6252509299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9.625250929915" calcext:value-type="float">
            <text:p>-299.6252509299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750000000" calcext:value-type="float">
            <text:p>7.75E+009</text:p>
          </table:table-cell>
          <table:table-cell table:style-name="ce5" table:formula="of:=[.A92]*0.000000001" office:value-type="float" office:value="7.75" calcext:value-type="float">
            <text:p>7.75</text:p>
          </table:table-cell>
          <table:table-cell table:formula="of:=2*4*ATAN(1)*[.A92]*SQRT(0.0000004*4*ATAN(1)*0.0000000000088541878176)" office:value-type="float" office:value="162.427989201068" calcext:value-type="float">
            <text:p>162.4279892010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738921907651" calcext:value-type="float">
            <text:p>86.6738921907651</text:p>
          </table:table-cell>
          <table:table-cell office:value-type="float" office:value="627.553293180828" calcext:value-type="float">
            <text:p>627.5532931808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1.690301571219" calcext:value-type="float">
            <text:p>-221.6903015712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3.084211750939" calcext:value-type="float">
            <text:p>-263.0842117509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6.8158019244" calcext:value-type="float">
            <text:p>-296.81580192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6.8158019244" calcext:value-type="float">
            <text:p>-296.81580192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000000000" calcext:value-type="float">
            <text:p>8.00E+009</text:p>
          </table:table-cell>
          <table:table-cell table:style-name="ce5" table:formula="of:=[.A93]*0.000000001" office:value-type="float" office:value="8" calcext:value-type="float">
            <text:p>8</text:p>
          </table:table-cell>
          <table:table-cell table:formula="of:=2*4*ATAN(1)*[.A93]*SQRT(0.0000004*4*ATAN(1)*0.0000000000088541878176)" office:value-type="float" office:value="167.667601755942" calcext:value-type="float">
            <text:p>167.6676017559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1403886719032" calcext:value-type="float">
            <text:p>96.1403886719032</text:p>
          </table:table-cell>
          <table:table-cell office:value-type="float" office:value="584.011398234497" calcext:value-type="float">
            <text:p>584.0113982344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17.752104614973" calcext:value-type="float">
            <text:p>-217.752104614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9.774309211139" calcext:value-type="float">
            <text:p>-259.7743092111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3.886048538437" calcext:value-type="float">
            <text:p>-293.8860485384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3.886048538437" calcext:value-type="float">
            <text:p>-293.8860485384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250000000" calcext:value-type="float">
            <text:p>8.25E+009</text:p>
          </table:table-cell>
          <table:table-cell table:style-name="ce5" table:formula="of:=[.A94]*0.000000001" office:value-type="float" office:value="8.25" calcext:value-type="float">
            <text:p>8.25</text:p>
          </table:table-cell>
          <table:table-cell table:formula="of:=2*4*ATAN(1)*[.A94]*SQRT(0.0000004*4*ATAN(1)*0.0000000000088541878176)" office:value-type="float" office:value="172.907214310815" calcext:value-type="float">
            <text:p>172.9072143108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016784868757" calcext:value-type="float">
            <text:p>105.016784868757</text:p>
          </table:table-cell>
          <table:table-cell office:value-type="float" office:value="551.356425788687" calcext:value-type="float">
            <text:p>551.3564257886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13.612799930303" calcext:value-type="float">
            <text:p>-213.6127999303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6.314535202236" calcext:value-type="float">
            <text:p>-256.3145352022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0.832355069635" calcext:value-type="float">
            <text:p>-290.8323550696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0.832355069635" calcext:value-type="float">
            <text:p>-290.8323550696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500000000" calcext:value-type="float">
            <text:p>8.50E+009</text:p>
          </table:table-cell>
          <table:table-cell table:style-name="ce5" table:formula="of:=[.A95]*0.000000001" office:value-type="float" office:value="8.5" calcext:value-type="float">
            <text:p>8.5</text:p>
          </table:table-cell>
          <table:table-cell table:formula="of:=2*4*ATAN(1)*[.A95]*SQRT(0.0000004*4*ATAN(1)*0.0000000000088541878176)" office:value-type="float" office:value="178.146826865688" calcext:value-type="float">
            <text:p>178.146826865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41685010649" calcext:value-type="float">
            <text:p>113.441685010649</text:p>
          </table:table-cell>
          <table:table-cell office:value-type="float" office:value="525.876140551237" calcext:value-type="float">
            <text:p>525.8761405512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9.260453741693" calcext:value-type="float">
            <text:p>-209.2604537416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2.69873399377" calcext:value-type="float">
            <text:p>-252.698733993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7.650774310562" calcext:value-type="float">
            <text:p>-287.6507743105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7.650774310562" calcext:value-type="float">
            <text:p>-287.6507743105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750000000" calcext:value-type="float">
            <text:p>8.75E+009</text:p>
          </table:table-cell>
          <table:table-cell table:style-name="ce5" table:formula="of:=[.A96]*0.000000001" office:value-type="float" office:value="8.75" calcext:value-type="float">
            <text:p>8.75</text:p>
          </table:table-cell>
          <table:table-cell table:formula="of:=2*4*ATAN(1)*[.A96]*SQRT(0.0000004*4*ATAN(1)*0.0000000000088541878176)" office:value-type="float" office:value="183.386439420561" calcext:value-type="float">
            <text:p>183.3864394205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509039645771" calcext:value-type="float">
            <text:p>121.509039645771</text:p>
          </table:table-cell>
          <table:table-cell office:value-type="float" office:value="505.401672237953" calcext:value-type="float">
            <text:p>505.401672237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4.681476158926" calcext:value-type="float">
            <text:p>-204.6814761589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8.920106348346" calcext:value-type="float">
            <text:p>-248.9201063483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4.337013320256" calcext:value-type="float">
            <text:p>-284.3370133202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4.337013320256" calcext:value-type="float">
            <text:p>-284.3370133202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000000000" calcext:value-type="float">
            <text:p>9.00E+009</text:p>
          </table:table-cell>
          <table:table-cell table:style-name="ce5" table:formula="of:=[.A97]*0.000000001" office:value-type="float" office:value="9" calcext:value-type="float">
            <text:p>9</text:p>
          </table:table-cell>
          <table:table-cell table:formula="of:=2*4*ATAN(1)*[.A97]*SQRT(0.0000004*4*ATAN(1)*0.0000000000088541878176)" office:value-type="float" office:value="188.626051975434" calcext:value-type="float">
            <text:p>188.626051975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28579797069" calcext:value-type="float">
            <text:p>129.28579797069</text:p>
          </table:table-cell>
          <table:table-cell office:value-type="float" office:value="488.572365707888" calcext:value-type="float">
            <text:p>488.5723657078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9.860290806645" calcext:value-type="float">
            <text:p>-199.8602908066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4.971117691844" calcext:value-type="float">
            <text:p>-244.9711176918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0.886393943535" calcext:value-type="float">
            <text:p>-280.8863939435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0.886393943535" calcext:value-type="float">
            <text:p>-280.8863939435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250000000" calcext:value-type="float">
            <text:p>9.25E+009</text:p>
          </table:table-cell>
          <table:table-cell table:style-name="ce5" table:formula="of:=[.A98]*0.000000001" office:value-type="float" office:value="9.25" calcext:value-type="float">
            <text:p>9.25</text:p>
          </table:table-cell>
          <table:table-cell table:formula="of:=2*4*ATAN(1)*[.A98]*SQRT(0.0000004*4*ATAN(1)*0.0000000000088541878176)" office:value-type="float" office:value="193.865664530307" calcext:value-type="float">
            <text:p>193.865664530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82152031715" calcext:value-type="float">
            <text:p>136.82152031715</text:p>
          </table:table-cell>
          <table:table-cell office:value-type="float" office:value="474.48723237733" calcext:value-type="float">
            <text:p>474.487232377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4.778913068993" calcext:value-type="float">
            <text:p>-194.7789130689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0.843388197004" calcext:value-type="float">
            <text:p>-240.8433881970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7.293807066845" calcext:value-type="float">
            <text:p>-277.2938070668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7.293807066845" calcext:value-type="float">
            <text:p>-277.2938070668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500000000" calcext:value-type="float">
            <text:p>9.50E+009</text:p>
          </table:table-cell>
          <table:table-cell table:style-name="ce5" table:formula="of:=[.A99]*0.000000001" office:value-type="float" office:value="9.5" calcext:value-type="float">
            <text:p>9.5</text:p>
          </table:table-cell>
          <table:table-cell table:formula="of:=2*4*ATAN(1)*[.A99]*SQRT(0.0000004*4*ATAN(1)*0.0000000000088541878176)" office:value-type="float" office:value="199.105277085181" calcext:value-type="float">
            <text:p>199.105277085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154012467822" calcext:value-type="float">
            <text:p>144.154012467822</text:p>
          </table:table-cell>
          <table:table-cell office:value-type="float" office:value="462.523794527038" calcext:value-type="float">
            <text:p>462.523794527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89.416403956103" calcext:value-type="float">
            <text:p>-189.4164039561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36.527560232495" calcext:value-type="float">
            <text:p>-236.5275602324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3.553659359454" calcext:value-type="float">
            <text:p>-273.5536593594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3.553659359454" calcext:value-type="float">
            <text:p>-273.5536593594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750000000" calcext:value-type="float">
            <text:p>9.75E+009</text:p>
          </table:table-cell>
          <table:table-cell table:style-name="ce5" table:formula="of:=[.A100]*0.000000001" office:value-type="float" office:value="9.75" calcext:value-type="float">
            <text:p>9.75</text:p>
          </table:table-cell>
          <table:table-cell table:formula="of:=2*4*ATAN(1)*[.A100]*SQRT(0.0000004*4*ATAN(1)*0.0000000000088541878176)" office:value-type="float" office:value="204.344889640054" calcext:value-type="float">
            <text:p>204.3448896400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1282240097" calcext:value-type="float">
            <text:p>151.31282240097</text:p>
          </table:table-cell>
          <table:table-cell office:value-type="float" office:value="452.237002093272" calcext:value-type="float">
            <text:p>452.237002093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83.748151488082" calcext:value-type="float">
            <text:p>-183.7481514880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32.013137208137" calcext:value-type="float">
            <text:p>-232.0131372081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9.659810940699" calcext:value-type="float">
            <text:p>-269.6598109406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9.659810940699" calcext:value-type="float">
            <text:p>-269.6598109406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000000000" calcext:value-type="float">
            <text:p>1.00E+010</text:p>
          </table:table-cell>
          <table:table-cell table:style-name="ce5" table:formula="of:=[.A101]*0.000000001" office:value-type="float" office:value="10" calcext:value-type="float">
            <text:p>10</text:p>
          </table:table-cell>
          <table:table-cell table:formula="of:=2*4*ATAN(1)*[.A101]*SQRT(0.0000004*4*ATAN(1)*0.0000000000088541878176)" office:value-type="float" office:value="209.584502194927" calcext:value-type="float">
            <text:p>209.584502194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321511990696" calcext:value-type="float">
            <text:p>158.321511990696</text:p>
          </table:table-cell>
          <table:table-cell office:value-type="float" office:value="443.299540513372" calcext:value-type="float">
            <text:p>443.2995405133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77.74490777295" calcext:value-type="float">
            <text:p>-177.744907772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27.288285886205" calcext:value-type="float">
            <text:p>-227.2882858862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5.605502014738" calcext:value-type="float">
            <text:p>-265.6055020147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5.605502014738" calcext:value-type="float">
            <text:p>-265.6055020147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250000000" calcext:value-type="float">
            <text:p>1.03E+010</text:p>
          </table:table-cell>
          <table:table-cell table:style-name="ce5" table:formula="of:=[.A102]*0.000000001" office:value-type="float" office:value="10.25" calcext:value-type="float">
            <text:p>10.25</text:p>
          </table:table-cell>
          <table:table-cell table:formula="of:=2*4*ATAN(1)*[.A102]*SQRT(0.0000004*4*ATAN(1)*0.0000000000088541878176)" office:value-type="float" office:value="214.8241147498" calcext:value-type="float">
            <text:p>214.8241147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199189219531" calcext:value-type="float">
            <text:p>165.199189219531</text:p>
          </table:table-cell>
          <table:table-cell office:value-type="float" office:value="435.464908736513" calcext:value-type="float">
            <text:p>435.464908736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71.371471603193" calcext:value-type="float">
            <text:p>-171.3714716031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22.339591484105" calcext:value-type="float">
            <text:p>-222.3395914841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1.383265992164" calcext:value-type="float">
            <text:p>-261.3832659921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1.383265992164" calcext:value-type="float">
            <text:p>-261.3832659921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500000000" calcext:value-type="float">
            <text:p>1.05E+010</text:p>
          </table:table-cell>
          <table:table-cell table:style-name="ce5" table:formula="of:=[.A103]*0.000000001" office:value-type="float" office:value="10.5" calcext:value-type="float">
            <text:p>10.5</text:p>
          </table:table-cell>
          <table:table-cell table:formula="of:=2*4*ATAN(1)*[.A103]*SQRT(0.0000004*4*ATAN(1)*0.0000000000088541878176)" office:value-type="float" office:value="220.063727304673" calcext:value-type="float">
            <text:p>220.0637273046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961574493429" calcext:value-type="float">
            <text:p>171.961574493429</text:p>
          </table:table-cell>
          <table:table-cell office:value-type="float" office:value="428.543681411899" calcext:value-type="float">
            <text:p>428.543681411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4.58484224246" calcext:value-type="float">
            <text:p>-164.584842242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7.151750989602" calcext:value-type="float">
            <text:p>-217.1517509896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6.984825928034" calcext:value-type="float">
            <text:p>-256.9848259280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6.984825928034" calcext:value-type="float">
            <text:p>-256.9848259280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750000000" calcext:value-type="float">
            <text:p>1.08E+010</text:p>
          </table:table-cell>
          <table:table-cell table:style-name="ce5" table:formula="of:=[.A104]*0.000000001" office:value-type="float" office:value="10.75" calcext:value-type="float">
            <text:p>10.75</text:p>
          </table:table-cell>
          <table:table-cell table:formula="of:=2*4*ATAN(1)*[.A104]*SQRT(0.0000004*4*ATAN(1)*0.0000000000088541878176)" office:value-type="float" office:value="225.303339859546" calcext:value-type="float">
            <text:p>225.303339859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621762698239" calcext:value-type="float">
            <text:p>178.621762698239</text:p>
          </table:table-cell>
          <table:table-cell office:value-type="float" office:value="422.387739282544" calcext:value-type="float">
            <text:p>422.3877392825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7.33155846431" calcext:value-type="float">
            <text:p>-157.331558464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1.707184456937" calcext:value-type="float">
            <text:p>-211.7071844569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2.400970184536" calcext:value-type="float">
            <text:p>-252.4009701845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2.400970184536" calcext:value-type="float">
            <text:p>-252.4009701845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000000000" calcext:value-type="float">
            <text:p>1.10E+010</text:p>
          </table:table-cell>
          <table:table-cell table:style-name="ce5" table:formula="of:=[.A105]*0.000000001" office:value-type="float" office:value="11" calcext:value-type="float">
            <text:p>11</text:p>
          </table:table-cell>
          <table:table-cell table:formula="of:=2*4*ATAN(1)*[.A105]*SQRT(0.0000004*4*ATAN(1)*0.0000000000088541878176)" office:value-type="float" office:value="230.54295241442" calcext:value-type="float">
            <text:p>230.542952414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19078038685" calcext:value-type="float">
            <text:p>185.19078038685</text:p>
          </table:table-cell>
          <table:table-cell office:value-type="float" office:value="416.879494267876" calcext:value-type="float">
            <text:p>416.879494267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49.543733596377" calcext:value-type="float">
            <text:p>-149.5437335963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5.985535705347" calcext:value-type="float">
            <text:p>-205.9855357053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7.621401981392" calcext:value-type="float">
            <text:p>-247.6214019813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7.621401981392" calcext:value-type="float">
            <text:p>-247.6214019813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250000000" calcext:value-type="float">
            <text:p>1.13E+010</text:p>
          </table:table-cell>
          <table:table-cell table:style-name="ce5" table:formula="of:=[.A106]*0.000000001" office:value-type="float" office:value="11.25" calcext:value-type="float">
            <text:p>11.25</text:p>
          </table:table-cell>
          <table:table-cell table:formula="of:=2*4*ATAN(1)*[.A106]*SQRT(0.0000004*4*ATAN(1)*0.0000000000088541878176)" office:value-type="float" office:value="235.782564969293" calcext:value-type="float">
            <text:p>235.782564969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678001332582" calcext:value-type="float">
            <text:p>191.678001332582</text:p>
          </table:table-cell>
          <table:table-cell office:value-type="float" office:value="411.924345307192" calcext:value-type="float">
            <text:p>411.924345307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41.132906167843" calcext:value-type="float">
            <text:p>-141.1329061678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9.963021244569" calcext:value-type="float">
            <text:p>-199.9630212445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2.63455579259" calcext:value-type="float">
            <text:p>-242.634555792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2.63455579259" calcext:value-type="float">
            <text:p>-242.634555792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500000000" calcext:value-type="float">
            <text:p>1.15E+010</text:p>
          </table:table-cell>
          <table:table-cell table:style-name="ce5" table:formula="of:=[.A107]*0.000000001" office:value-type="float" office:value="11.5" calcext:value-type="float">
            <text:p>11.5</text:p>
          </table:table-cell>
          <table:table-cell table:formula="of:=2*4*ATAN(1)*[.A107]*SQRT(0.0000004*4*ATAN(1)*0.0000000000088541878176)" office:value-type="float" office:value="241.022177524166" calcext:value-type="float">
            <text:p>241.022177524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091461888477" calcext:value-type="float">
            <text:p>198.091461888477</text:p>
          </table:table-cell>
          <table:table-cell office:value-type="float" office:value="407.445281978512" calcext:value-type="float">
            <text:p>407.445281978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1.980021689347" calcext:value-type="float">
            <text:p>-131.9800216893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3.611566769641" calcext:value-type="float">
            <text:p>-193.6115667696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7.427371182024" calcext:value-type="float">
            <text:p>-237.4273711820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7.427371182024" calcext:value-type="float">
            <text:p>-237.4273711820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750000000" calcext:value-type="float">
            <text:p>1.18E+010</text:p>
          </table:table-cell>
          <table:table-cell table:style-name="ce5" table:formula="of:=[.A108]*0.000000001" office:value-type="float" office:value="11.75" calcext:value-type="float">
            <text:p>11.75</text:p>
          </table:table-cell>
          <table:table-cell table:formula="of:=2*4*ATAN(1)*[.A108]*SQRT(0.0000004*4*ATAN(1)*0.0000000000088541878176)" office:value-type="float" office:value="246.261790079039" calcext:value-type="float">
            <text:p>246.2617900790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438104019463" calcext:value-type="float">
            <text:p>204.438104019463</text:p>
          </table:table-cell>
          <table:table-cell office:value-type="float" office:value="403.378950710708" calcext:value-type="float">
            <text:p>403.3789507107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1.918066844753" calcext:value-type="float">
            <text:p>-121.918066844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6.897639591934" calcext:value-type="float">
            <text:p>-186.8976395919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1.98501133575" calcext:value-type="float">
            <text:p>-231.985011335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1.98501133575" calcext:value-type="float">
            <text:p>-231.985011335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000000000" calcext:value-type="float">
            <text:p>1.20E+010</text:p>
          </table:table-cell>
          <table:table-cell table:style-name="ce5" table:formula="of:=[.A109]*0.000000001" office:value-type="float" office:value="12" calcext:value-type="float">
            <text:p>12</text:p>
          </table:table-cell>
          <table:table-cell table:formula="of:=2*4*ATAN(1)*[.A109]*SQRT(0.0000004*4*ATAN(1)*0.0000000000088541878176)" office:value-type="float" office:value="251.501402633912" calcext:value-type="float">
            <text:p>251.5014026339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723965178927" calcext:value-type="float">
            <text:p>210.723965178927</text:p>
          </table:table-cell>
          <table:table-cell office:value-type="float" office:value="399.672738461982" calcext:value-type="float">
            <text:p>399.67273846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10.699430429902" calcext:value-type="float">
            <text:p>-110.699430429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9.780634550498" calcext:value-type="float">
            <text:p>-179.7806345504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6.290508768687" calcext:value-type="float">
            <text:p>-226.2905087686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6.290508768687" calcext:value-type="float">
            <text:p>-226.2905087686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250000000" calcext:value-type="float">
            <text:p>1.23E+010</text:p>
          </table:table-cell>
          <table:table-cell table:style-name="ce5" table:formula="of:=[.A110]*0.000000001" office:value-type="float" office:value="12.25" calcext:value-type="float">
            <text:p>12.25</text:p>
          </table:table-cell>
          <table:table-cell table:formula="of:=2*4*ATAN(1)*[.A110]*SQRT(0.0000004*4*ATAN(1)*0.0000000000088541878176)" office:value-type="float" office:value="256.741015188785" calcext:value-type="float">
            <text:p>256.7410151887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954328488935" calcext:value-type="float">
            <text:p>216.954328488935</text:p>
          </table:table-cell>
          <table:table-cell office:value-type="float" office:value="396.282577809852" calcext:value-type="float">
            <text:p>396.2825778098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7.9273850776681" calcext:value-type="float">
            <text:p>-97.92738507766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2.210584488947" calcext:value-type="float">
            <text:p>-172.2105844889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0.324313704675" calcext:value-type="float">
            <text:p>-220.3243137046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0.324313704675" calcext:value-type="float">
            <text:p>-220.3243137046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500000000" calcext:value-type="float">
            <text:p>1.25E+010</text:p>
          </table:table-cell>
          <table:table-cell table:style-name="ce5" table:formula="of:=[.A111]*0.000000001" office:value-type="float" office:value="12.5" calcext:value-type="float">
            <text:p>12.5</text:p>
          </table:table-cell>
          <table:table-cell table:formula="of:=2*4*ATAN(1)*[.A111]*SQRT(0.0000004*4*ATAN(1)*0.0000000000088541878176)" office:value-type="float" office:value="261.980627743659" calcext:value-type="float">
            <text:p>261.980627743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133842845808" calcext:value-type="float">
            <text:p>223.133842845808</text:p>
          </table:table-cell>
          <table:table-cell office:value-type="float" office:value="393.171272361387" calcext:value-type="float">
            <text:p>393.1712723613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2.8869204102611" calcext:value-type="float">
            <text:p>-82.88692041026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4.124812983813" calcext:value-type="float">
            <text:p>-164.1248129838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4.063710227547" calcext:value-type="float">
            <text:p>-214.0637102275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4.063710227547" calcext:value-type="float">
            <text:p>-214.0637102275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750000000" calcext:value-type="float">
            <text:p>1.28E+010</text:p>
          </table:table-cell>
          <table:table-cell table:style-name="ce5" table:formula="of:=[.A112]*0.000000001" office:value-type="float" office:value="12.75" calcext:value-type="float">
            <text:p>12.75</text:p>
          </table:table-cell>
          <table:table-cell table:formula="of:=2*4*ATAN(1)*[.A112]*SQRT(0.0000004*4*ATAN(1)*0.0000000000088541878176)" office:value-type="float" office:value="267.220240298532" calcext:value-type="float">
            <text:p>267.2202402985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.266619942565" calcext:value-type="float">
            <text:p>229.266619942565</text:p>
          </table:table-cell>
          <table:table-cell office:value-type="float" office:value="390.30720328568" calcext:value-type="float">
            <text:p>390.30720328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3.9982060556854" calcext:value-type="float">
            <text:p>-63.99820605568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5.44286101401" calcext:value-type="float">
            <text:p>-155.442861014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7.482049439541" calcext:value-type="float">
            <text:p>-207.4820494395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7.482049439541" calcext:value-type="float">
            <text:p>-207.4820494395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000000000" calcext:value-type="float">
            <text:p>1.30E+010</text:p>
          </table:table-cell>
          <table:table-cell table:style-name="ce5" table:formula="of:=[.A113]*0.000000001" office:value-type="float" office:value="13" calcext:value-type="float">
            <text:p>13</text:p>
          </table:table-cell>
          <table:table-cell table:formula="of:=2*4*ATAN(1)*[.A113]*SQRT(0.0000004*4*ATAN(1)*0.0000000000088541878176)" office:value-type="float" office:value="272.459852853405" calcext:value-type="float">
            <text:p>272.4598528534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.356313364094" calcext:value-type="float">
            <text:p>235.356313364094</text:p>
          </table:table-cell>
          <table:table-cell office:value-type="float" office:value="387.663318949805" calcext:value-type="float">
            <text:p>387.6633189498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5.5859404526133" calcext:value-type="float">
            <text:p>-35.58594045261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6.058453434821" calcext:value-type="float">
            <text:p>-146.0584534348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.547724043887" calcext:value-type="float">
            <text:p>-200.5477240438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.547724043887" calcext:value-type="float">
            <text:p>-200.5477240438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250000000" calcext:value-type="float">
            <text:p>1.33E+010</text:p>
          </table:table-cell>
          <table:table-cell table:style-name="ce5" table:formula="of:=[.A114]*0.000000001" office:value-type="float" office:value="13.25" calcext:value-type="float">
            <text:p>13.25</text:p>
          </table:table-cell>
          <table:table-cell table:formula="of:=2*4*ATAN(1)*[.A114]*SQRT(0.0000004*4*ATAN(1)*0.0000000000088541878176)" office:value-type="float" office:value="277.699465408278" calcext:value-type="float">
            <text:p>277.699465408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406183608632" calcext:value-type="float">
            <text:p>241.406183608632</text:p>
          </table:table-cell>
          <table:table-cell office:value-type="float" office:value="385.216337553505" calcext:value-type="float">
            <text:p>385.2163375535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242723520281" calcext:value-type="float">
            <text:p>40.224272352028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5.826067364202" calcext:value-type="float">
            <text:p>-135.8260673642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3.222768780069" calcext:value-type="float">
            <text:p>-193.2227687800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3.222768780069" calcext:value-type="float">
            <text:p>-193.2227687800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500000000" calcext:value-type="float">
            <text:p>1.35E+010</text:p>
          </table:table-cell>
          <table:table-cell table:style-name="ce5" table:formula="of:=[.A115]*0.000000001" office:value-type="float" office:value="13.5" calcext:value-type="float">
            <text:p>13.5</text:p>
          </table:table-cell>
          <table:table-cell table:formula="of:=2*4*ATAN(1)*[.A115]*SQRT(0.0000004*4*ATAN(1)*0.0000000000088541878176)" office:value-type="float" office:value="282.939077963151" calcext:value-type="float">
            <text:p>282.939077963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.419151951359" calcext:value-type="float">
            <text:p>247.419151951359</text:p>
          </table:table-cell>
          <table:table-cell office:value-type="float" office:value="382.946111904403" calcext:value-type="float">
            <text:p>382.9461119044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076540408213" calcext:value-type="float">
            <text:p>67.50765404082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4.53685923364" calcext:value-type="float">
            <text:p>-124.536859233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5.460904524892" calcext:value-type="float">
            <text:p>-185.4609045248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5.460904524892" calcext:value-type="float">
            <text:p>-185.4609045248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750000000" calcext:value-type="float">
            <text:p>1.38E+010</text:p>
          </table:table-cell>
          <table:table-cell table:style-name="ce5" table:formula="of:=[.A116]*0.000000001" office:value-type="float" office:value="13.75" calcext:value-type="float">
            <text:p>13.75</text:p>
          </table:table-cell>
          <table:table-cell table:formula="of:=2*4*ATAN(1)*[.A116]*SQRT(0.0000004*4*ATAN(1)*0.0000000000088541878176)" office:value-type="float" office:value="288.178690518024" calcext:value-type="float">
            <text:p>288.1786905180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397845381276" calcext:value-type="float">
            <text:p>253.397845381276</text:p>
          </table:table-cell>
          <table:table-cell office:value-type="float" office:value="380.835118953857" calcext:value-type="float">
            <text:p>380.8351189538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8994513540701" calcext:value-type="float">
            <text:p>86.899451354070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1.871345822942" calcext:value-type="float">
            <text:p>-111.8713458229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.204728536368" calcext:value-type="float">
            <text:p>-177.2047285363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.204728536368" calcext:value-type="float">
            <text:p>-177.2047285363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000000000" calcext:value-type="float">
            <text:p>1.40E+010</text:p>
          </table:table-cell>
          <table:table-cell table:style-name="ce5" table:formula="of:=[.A117]*0.000000001" office:value-type="float" office:value="14" calcext:value-type="float">
            <text:p>14</text:p>
          </table:table-cell>
          <table:table-cell table:formula="of:=2*4*ATAN(1)*[.A117]*SQRT(0.0000004*4*ATAN(1)*0.0000000000088541878176)" office:value-type="float" office:value="293.418303072898" calcext:value-type="float">
            <text:p>293.418303072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344634336464" calcext:value-type="float">
            <text:p>259.344634336464</text:p>
          </table:table-cell>
          <table:table-cell office:value-type="float" office:value="378.868046288266" calcext:value-type="float">
            <text:p>378.8680462882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959632676499" calcext:value-type="float">
            <text:p>102.9596326764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7.2935080105307" calcext:value-type="float">
            <text:p>-97.29350801053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.381544417453" calcext:value-type="float">
            <text:p>-168.3815444174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.381544417453" calcext:value-type="float">
            <text:p>-168.3815444174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250000000" calcext:value-type="float">
            <text:p>1.43E+010</text:p>
          </table:table-cell>
          <table:table-cell table:style-name="ce5" table:formula="of:=[.A118]*0.000000001" office:value-type="float" office:value="14.25" calcext:value-type="float">
            <text:p>14.25</text:p>
          </table:table-cell>
          <table:table-cell table:formula="of:=2*4*ATAN(1)*[.A118]*SQRT(0.0000004*4*ATAN(1)*0.0000000000088541878176)" office:value-type="float" office:value="298.657915627771" calcext:value-type="float">
            <text:p>298.6579156277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261664584337" calcext:value-type="float">
            <text:p>265.261664584337</text:p>
          </table:table-cell>
          <table:table-cell office:value-type="float" office:value="377.031454662287" calcext:value-type="float">
            <text:p>377.0314546622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067490362691" calcext:value-type="float">
            <text:p>117.06749036269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9.7616158440635" calcext:value-type="float">
            <text:p>-79.76161584406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.896926217808" calcext:value-type="float">
            <text:p>-158.8969262178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.896926217808" calcext:value-type="float">
            <text:p>-158.8969262178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500000000" calcext:value-type="float">
            <text:p>1.45E+010</text:p>
          </table:table-cell>
          <table:table-cell table:style-name="ce5" table:formula="of:=[.A119]*0.000000001" office:value-type="float" office:value="14.5" calcext:value-type="float">
            <text:p>14.5</text:p>
          </table:table-cell>
          <table:table-cell table:formula="of:=2*4*ATAN(1)*[.A119]*SQRT(0.0000004*4*ATAN(1)*0.0000000000088541878176)" office:value-type="float" office:value="303.897528182644" calcext:value-type="float">
            <text:p>303.8975281826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.15088430741" calcext:value-type="float">
            <text:p>271.15088430741</text:p>
          </table:table-cell>
          <table:table-cell office:value-type="float" office:value="375.313500681666" calcext:value-type="float">
            <text:p>375.3135006816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860881956254" calcext:value-type="float">
            <text:p>129.860881956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6.5938512509854" calcext:value-type="float">
            <text:p>-56.59385125098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.624297471276" calcext:value-type="float">
            <text:p>-148.6242974712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.624297471276" calcext:value-type="float">
            <text:p>-148.6242974712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750000000" calcext:value-type="float">
            <text:p>1.48E+010</text:p>
          </table:table-cell>
          <table:table-cell table:style-name="ce5" table:formula="of:=[.A120]*0.000000001" office:value-type="float" office:value="14.75" calcext:value-type="float">
            <text:p>14.75</text:p>
          </table:table-cell>
          <table:table-cell table:formula="of:=2*4*ATAN(1)*[.A120]*SQRT(0.0000004*4*ATAN(1)*0.0000000000088541878176)" office:value-type="float" office:value="309.137140737517" calcext:value-type="float">
            <text:p>309.137140737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014067236713" calcext:value-type="float">
            <text:p>277.014067236713</text:p>
          </table:table-cell>
          <table:table-cell office:value-type="float" office:value="373.703707443329" calcext:value-type="float">
            <text:p>373.7037074433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6295113145" calcext:value-type="float">
            <text:p>141.6962951131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3.33577381076913" calcext:value-type="float">
            <text:p>3.335773810769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.387009620615" calcext:value-type="float">
            <text:p>-137.3870096206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.387009620615" calcext:value-type="float">
            <text:p>-137.3870096206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5000000000" calcext:value-type="float">
            <text:p>1.50E+010</text:p>
          </table:table-cell>
          <table:table-cell table:style-name="ce5" table:formula="of:=[.A121]*0.000000001" office:value-type="float" office:value="15" calcext:value-type="float">
            <text:p>15</text:p>
          </table:table-cell>
          <table:table-cell table:formula="of:=2*4*ATAN(1)*[.A121]*SQRT(0.0000004*4*ATAN(1)*0.0000000000088541878176)" office:value-type="float" office:value="314.37675329239" calcext:value-type="float">
            <text:p>314.37675329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.852832506693" calcext:value-type="float">
            <text:p>282.852832506693</text:p>
          </table:table-cell>
          <table:table-cell office:value-type="float" office:value="372.192773695471" calcext:value-type="float">
            <text:p>372.1927736954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796503424734" calcext:value-type="float">
            <text:p>152.79650342473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57.2717975704441" calcext:value-type="float">
            <text:p>57.271797570444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.925013517956" calcext:value-type="float">
            <text:p>-124.9250135179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.925013517956" calcext:value-type="float">
            <text:p>-124.9250135179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number-columns-repeated="28"/>
          <table:table-cell>
            <draw:frame table:end-cell-address="Sheet1.AJ143" table:end-x="0.3634in" table:end-y="0.1248in" draw:z-index="0" draw:style-name="gr1" draw:text-style-name="P1" svg:width="6in" svg:height="3.75in" svg:x="0.6098in" svg:y="0.1079in">
              <draw:object draw:notify-on-update-of-ranges="Sheet1.B125:Sheet1.B161 Sheet1.F124:Sheet1.F124 Sheet1.F125:Sheet1.F161 Sheet1.B125:Sheet1.B161 Sheet1.K124:Sheet1.K124 Sheet1.K125:Sheet1.K161 Sheet1.B125:Sheet1.B161 Sheet1.P124:Sheet1.P124 Sheet1.P125:Sheet1.P161 Sheet1.B125:Sheet1.B161 Sheet1.U124:Sheet1.U124 Sheet1.U125:Sheet1.U161 Sheet1.B125:Sheet1.B161 Sheet1.Z124:Sheet1.Z124 Sheet1.Z125:Sheet1.Z16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equency, GHz</text:p>
          </table:table-cell>
          <table:table-cell table:number-columns-repeated="3"/>
          <table:table-cell office:value-type="string" calcext:value-type="string">
            <text:p>Mode 1</text:p>
          </table:table-cell>
          <table:table-cell table:number-columns-repeated="4"/>
          <table:table-cell office:value-type="string" calcext:value-type="string">
            <text:p>Mode 2</text:p>
          </table:table-cell>
          <table:table-cell table:number-columns-repeated="4"/>
          <table:table-cell office:value-type="string" calcext:value-type="string">
            <text:p>Mode 3</text:p>
          </table:table-cell>
          <table:table-cell table:number-columns-repeated="4"/>
          <table:table-cell office:value-type="string" calcext:value-type="string">
            <text:p>Mode 4</text:p>
          </table:table-cell>
          <table:table-cell table:number-columns-repeated="4"/>
          <table:table-cell office:value-type="string" calcext:value-type="string">
            <text:p>Mode 5</text:p>
          </table:table-cell>
          <table:table-cell table:number-columns-repeated="998"/>
        </table:table-row>
        <table:table-row table:style-name="ro1">
          <table:table-cell table:style-name="ce4" office:value-type="float" office:value="6000000000" calcext:value-type="float">
            <text:p>6.00E+009</text:p>
          </table:table-cell>
          <table:table-cell table:style-name="ce5" table:formula="of:=[.A125]*0.000000001" office:value-type="float" office:value="6" calcext:value-type="float">
            <text:p>6</text:p>
          </table:table-cell>
          <table:table-cell table:number-columns-repeated="3"/>
          <table:table-cell table:formula="of:=[.F85]/[.C85]" office:value-type="float" office:value="-0.440154326260508" calcext:value-type="float">
            <text:p>-0.440154326260508</text:p>
          </table:table-cell>
          <table:table-cell table:number-columns-repeated="4"/>
          <table:table-cell table:formula="of:=[.K85]/[.C85]" office:value-type="float" office:value="-1.94338450228033" calcext:value-type="float">
            <text:p>-1.94338450228033</text:p>
          </table:table-cell>
          <table:table-cell table:number-columns-repeated="4"/>
          <table:table-cell table:formula="of:=[.P85]/[.C85]" office:value-type="float" office:value="-2.24626916108958" calcext:value-type="float">
            <text:p>-2.24626916108958</text:p>
          </table:table-cell>
          <table:table-cell table:number-columns-repeated="4"/>
          <table:table-cell table:formula="of:=[.U85]/[.C85]" office:value-type="float" office:value="-2.49801140409484" calcext:value-type="float">
            <text:p>-2.49801140409484</text:p>
          </table:table-cell>
          <table:table-cell table:number-columns-repeated="4"/>
          <table:table-cell table:formula="of:=[.Z85]/[.C85]" office:value-type="float" office:value="-2.49801140409484" calcext:value-type="float">
            <text:p>-2.49801140409484</text:p>
          </table:table-cell>
          <table:table-cell table:number-columns-repeated="998"/>
        </table:table-row>
        <table:table-row table:style-name="ro1">
          <table:table-cell table:style-name="ce4" office:value-type="float" office:value="6250000000" calcext:value-type="float">
            <text:p>6.25E+009</text:p>
          </table:table-cell>
          <table:table-cell table:style-name="ce5" table:formula="of:=[.A126]*0.000000001" office:value-type="float" office:value="6.25" calcext:value-type="float">
            <text:p>6.25</text:p>
          </table:table-cell>
          <table:table-cell table:number-columns-repeated="3"/>
          <table:table-cell table:formula="of:=[.F86]/[.C86]" office:value-type="float" office:value="-0.31638568517121" calcext:value-type="float">
            <text:p>-0.31638568517121</text:p>
          </table:table-cell>
          <table:table-cell table:number-columns-repeated="4"/>
          <table:table-cell table:formula="of:=[.K86]/[.C86]" office:value-type="float" office:value="-1.8445052472479" calcext:value-type="float">
            <text:p>-1.8445052472479</text:p>
          </table:table-cell>
          <table:table-cell table:number-columns-repeated="4"/>
          <table:table-cell table:formula="of:=[.P86]/[.C86]" office:value-type="float" office:value="-2.13815183108394" calcext:value-type="float">
            <text:p>-2.13815183108394</text:p>
          </table:table-cell>
          <table:table-cell table:number-columns-repeated="4"/>
          <table:table-cell table:formula="of:=[.U86]/[.C86]" office:value-type="float" office:value="-2.38167864216583" calcext:value-type="float">
            <text:p>-2.38167864216583</text:p>
          </table:table-cell>
          <table:table-cell table:number-columns-repeated="4"/>
          <table:table-cell table:formula="of:=[.Z86]/[.C86]" office:value-type="float" office:value="-2.38167864216583" calcext:value-type="float">
            <text:p>-2.38167864216583</text:p>
          </table:table-cell>
          <table:table-cell table:number-columns-repeated="998"/>
        </table:table-row>
        <table:table-row table:style-name="ro1">
          <table:table-cell table:style-name="ce4" office:value-type="float" office:value="6500000000" calcext:value-type="float">
            <text:p>6.50E+009</text:p>
          </table:table-cell>
          <table:table-cell table:style-name="ce5" table:formula="of:=[.A127]*0.000000001" office:value-type="float" office:value="6.5" calcext:value-type="float">
            <text:p>6.5</text:p>
          </table:table-cell>
          <table:table-cell table:number-columns-repeated="3"/>
          <table:table-cell table:formula="of:=[.F87]/[.C87]" office:value-type="float" office:value="-0.130609849781282" calcext:value-type="float">
            <text:p>-0.130609849781282</text:p>
          </table:table-cell>
          <table:table-cell table:number-columns-repeated="4"/>
          <table:table-cell table:formula="of:=[.K87]/[.C87]" office:value-type="float" office:value="-1.7521517432687" calcext:value-type="float">
            <text:p>-1.7521517432687</text:p>
          </table:table-cell>
          <table:table-cell table:number-columns-repeated="4"/>
          <table:table-cell table:formula="of:=[.P87]/[.C87]" office:value-type="float" office:value="-2.03747352071215" calcext:value-type="float">
            <text:p>-2.03747352071215</text:p>
          </table:table-cell>
          <table:table-cell table:number-columns-repeated="4"/>
          <table:table-cell table:formula="of:=[.U87]/[.C87]" office:value-type="float" office:value="-2.27353409485388" calcext:value-type="float">
            <text:p>-2.27353409485388</text:p>
          </table:table-cell>
          <table:table-cell table:number-columns-repeated="4"/>
          <table:table-cell table:formula="of:=[.Z87]/[.C87]" office:value-type="float" office:value="-2.27353409485388" calcext:value-type="float">
            <text:p>-2.27353409485388</text:p>
          </table:table-cell>
          <table:table-cell table:number-columns-repeated="998"/>
        </table:table-row>
        <table:table-row table:style-name="ro1">
          <table:table-cell table:style-name="ce4" office:value-type="float" office:value="6750000000" calcext:value-type="float">
            <text:p>6.75E+009</text:p>
          </table:table-cell>
          <table:table-cell table:style-name="ce5" table:formula="of:=[.A128]*0.000000001" office:value-type="float" office:value="6.75" calcext:value-type="float">
            <text:p>6.75</text:p>
          </table:table-cell>
          <table:table-cell table:number-columns-repeated="3"/>
          <table:table-cell table:formula="of:=[.G88]/[.C88]" office:value-type="float" office:value="0.238594309866285" calcext:value-type="float">
            <text:p>0.238594309866285</text:p>
          </table:table-cell>
          <table:table-cell table:number-columns-repeated="4"/>
          <table:table-cell table:formula="of:=[.K88]/[.C88]" office:value-type="float" office:value="-1.66556027246021" calcext:value-type="float">
            <text:p>-1.66556027246021</text:p>
          </table:table-cell>
          <table:table-cell table:number-columns-repeated="4"/>
          <table:table-cell table:formula="of:=[.P88]/[.C88]" office:value-type="float" office:value="-1.94338450228033" calcext:value-type="float">
            <text:p>-1.94338450228033</text:p>
          </table:table-cell>
          <table:table-cell table:number-columns-repeated="4"/>
          <table:table-cell table:formula="of:=[.U88]/[.C88]" office:value-type="float" office:value="-2.17265185407207" calcext:value-type="float">
            <text:p>-2.17265185407207</text:p>
          </table:table-cell>
          <table:table-cell table:number-columns-repeated="4"/>
          <table:table-cell table:formula="of:=[.Z88]/[.C88]" office:value-type="float" office:value="-2.17265185407207" calcext:value-type="float">
            <text:p>-2.17265185407207</text:p>
          </table:table-cell>
          <table:table-cell table:number-columns-repeated="998"/>
        </table:table-row>
        <table:table-row table:style-name="ro1">
          <table:table-cell table:style-name="ce4" office:value-type="float" office:value="7000000000" calcext:value-type="float">
            <text:p>7.00E+009</text:p>
          </table:table-cell>
          <table:table-cell table:style-name="ce5" table:formula="of:=[.A129]*0.000000001" office:value-type="float" office:value="7" calcext:value-type="float">
            <text:p>7</text:p>
          </table:table-cell>
          <table:table-cell table:number-columns-repeated="3"/>
          <table:table-cell table:formula="of:=[.G89]/[.C89]" office:value-type="float" office:value="0.350897103548851" calcext:value-type="float">
            <text:p>0.350897103548851</text:p>
          </table:table-cell>
          <table:table-cell table:number-columns-repeated="4"/>
          <table:table-cell table:formula="of:=[.K89]/[.C89]" office:value-type="float" office:value="-1.58407224926267" calcext:value-type="float">
            <text:p>-1.58407224926267</text:p>
          </table:table-cell>
          <table:table-cell table:number-columns-repeated="4"/>
          <table:table-cell table:formula="of:=[.P89]/[.C89]" office:value-type="float" office:value="-1.85515445853578" calcext:value-type="float">
            <text:p>-1.85515445853578</text:p>
          </table:table-cell>
          <table:table-cell table:number-columns-repeated="4"/>
          <table:table-cell table:formula="of:=[.U89]/[.C89]" office:value-type="float" office:value="-2.07823706245131" calcext:value-type="float">
            <text:p>-2.07823706245131</text:p>
          </table:table-cell>
          <table:table-cell table:number-columns-repeated="4"/>
          <table:table-cell table:formula="of:=[.Z89]/[.C89]" office:value-type="float" office:value="-2.07823706245131" calcext:value-type="float">
            <text:p>-2.07823706245131</text:p>
          </table:table-cell>
          <table:table-cell table:number-columns-repeated="998"/>
        </table:table-row>
        <table:table-row table:style-name="ro1">
          <table:table-cell table:style-name="ce4" office:value-type="float" office:value="7250000000" calcext:value-type="float">
            <text:p>7.25E+009</text:p>
          </table:table-cell>
          <table:table-cell table:style-name="ce5" table:formula="of:=[.A130]*0.000000001" office:value-type="float" office:value="7.25" calcext:value-type="float">
            <text:p>7.25</text:p>
          </table:table-cell>
          <table:table-cell table:number-columns-repeated="3"/>
          <table:table-cell table:formula="of:=[.G90]/[.C90]" office:value-type="float" office:value="0.427317993446155" calcext:value-type="float">
            <text:p>0.427317993446155</text:p>
          </table:table-cell>
          <table:table-cell table:number-columns-repeated="4"/>
          <table:table-cell table:formula="of:=[.K90]/[.C90]" office:value-type="float" office:value="-1.50711556620871" calcext:value-type="float">
            <text:p>-1.50711556620871</text:p>
          </table:table-cell>
          <table:table-cell table:number-columns-repeated="4"/>
          <table:table-cell table:formula="of:=[.P90]/[.C90]" office:value-type="float" office:value="-1.77215169234058" calcext:value-type="float">
            <text:p>-1.77215169234058</text:p>
          </table:table-cell>
          <table:table-cell table:number-columns-repeated="4"/>
          <table:table-cell table:formula="of:=[.U90]/[.C90]" office:value-type="float" office:value="-1.98960321500111" calcext:value-type="float">
            <text:p>-1.98960321500111</text:p>
          </table:table-cell>
          <table:table-cell table:number-columns-repeated="4"/>
          <table:table-cell table:formula="of:=[.Z90]/[.C90]" office:value-type="float" office:value="-1.98960321500111" calcext:value-type="float">
            <text:p>-1.98960321500111</text:p>
          </table:table-cell>
          <table:table-cell table:number-columns-repeated="998"/>
        </table:table-row>
        <table:table-row table:style-name="ro1">
          <table:table-cell table:style-name="ce4" office:value-type="float" office:value="7500000000" calcext:value-type="float">
            <text:p>7.50E+009</text:p>
          </table:table-cell>
          <table:table-cell table:style-name="ce5" table:formula="of:=[.A131]*0.000000001" office:value-type="float" office:value="7.5" calcext:value-type="float">
            <text:p>7.5</text:p>
          </table:table-cell>
          <table:table-cell table:number-columns-repeated="3"/>
          <table:table-cell table:formula="of:=[.G91]/[.C91]" office:value-type="float" office:value="0.486029904643183" calcext:value-type="float">
            <text:p>0.486029904643183</text:p>
          </table:table-cell>
          <table:table-cell table:number-columns-repeated="4"/>
          <table:table-cell table:formula="of:=[.K91]/[.C91]" office:value-type="float" office:value="-1.43418957155955" calcext:value-type="float">
            <text:p>-1.43418957155955</text:p>
          </table:table-cell>
          <table:table-cell table:number-columns-repeated="4"/>
          <table:table-cell table:formula="of:=[.P91]/[.C91]" office:value-type="float" office:value="-1.69382646460602" calcext:value-type="float">
            <text:p>-1.69382646460602</text:p>
          </table:table-cell>
          <table:table-cell table:number-columns-repeated="4"/>
          <table:table-cell table:formula="of:=[.U91]/[.C91]" office:value-type="float" office:value="-1.90615398748167" calcext:value-type="float">
            <text:p>-1.90615398748167</text:p>
          </table:table-cell>
          <table:table-cell table:number-columns-repeated="4"/>
          <table:table-cell table:formula="of:=[.Z91]/[.C91]" office:value-type="float" office:value="-1.90615398748167" calcext:value-type="float">
            <text:p>-1.90615398748167</text:p>
          </table:table-cell>
          <table:table-cell table:number-columns-repeated="998"/>
        </table:table-row>
        <table:table-row table:style-name="ro1">
          <table:table-cell table:style-name="ce4" office:value-type="float" office:value="7750000000" calcext:value-type="float">
            <text:p>7.75E+009</text:p>
          </table:table-cell>
          <table:table-cell table:style-name="ce5" table:formula="of:=[.A132]*0.000000001" office:value-type="float" office:value="7.75" calcext:value-type="float">
            <text:p>7.75</text:p>
          </table:table-cell>
          <table:table-cell table:number-columns-repeated="3"/>
          <table:table-cell table:formula="of:=[.G92]/[.C92]" office:value-type="float" office:value="0.5336142657253" calcext:value-type="float">
            <text:p>0.5336142657253</text:p>
          </table:table-cell>
          <table:table-cell table:number-columns-repeated="4"/>
          <table:table-cell table:formula="of:=[.K92]/[.C92]" office:value-type="float" office:value="-1.36485283516494" calcext:value-type="float">
            <text:p>-1.36485283516494</text:p>
          </table:table-cell>
          <table:table-cell table:number-columns-repeated="4"/>
          <table:table-cell table:formula="of:=[.P92]/[.C92]" office:value-type="float" office:value="-1.61969752285285" calcext:value-type="float">
            <text:p>-1.61969752285285</text:p>
          </table:table-cell>
          <table:table-cell table:number-columns-repeated="4"/>
          <table:table-cell table:formula="of:=[.U92]/[.C92]" office:value-type="float" office:value="-1.82736856735309" calcext:value-type="float">
            <text:p>-1.82736856735309</text:p>
          </table:table-cell>
          <table:table-cell table:number-columns-repeated="4"/>
          <table:table-cell table:formula="of:=[.Z92]/[.C92]" office:value-type="float" office:value="-1.82736856735309" calcext:value-type="float">
            <text:p>-1.82736856735309</text:p>
          </table:table-cell>
          <table:table-cell table:number-columns-repeated="998"/>
        </table:table-row>
        <table:table-row table:style-name="ro1">
          <table:table-cell table:style-name="ce4" office:value-type="float" office:value="8000000000" calcext:value-type="float">
            <text:p>8.00E+009</text:p>
          </table:table-cell>
          <table:table-cell table:style-name="ce5" table:formula="of:=[.A133]*0.000000001" office:value-type="float" office:value="8" calcext:value-type="float">
            <text:p>8</text:p>
          </table:table-cell>
          <table:table-cell table:number-columns-repeated="3"/>
          <table:table-cell table:formula="of:=[.G93]/[.C93]" office:value-type="float" office:value="0.573398722621715" calcext:value-type="float">
            <text:p>0.573398722621715</text:p>
          </table:table-cell>
          <table:table-cell table:number-columns-repeated="4"/>
          <table:table-cell table:formula="of:=[.K93]/[.C93]" office:value-type="float" office:value="-1.29871306283688" calcext:value-type="float">
            <text:p>-1.29871306283688</text:p>
          </table:table-cell>
          <table:table-cell table:number-columns-repeated="4"/>
          <table:table-cell table:formula="of:=[.P93]/[.C93]" office:value-type="float" office:value="-1.54934111593764" calcext:value-type="float">
            <text:p>-1.54934111593764</text:p>
          </table:table-cell>
          <table:table-cell table:number-columns-repeated="4"/>
          <table:table-cell table:formula="of:=[.U93]/[.C93]" office:value-type="float" office:value="-1.75278971882845" calcext:value-type="float">
            <text:p>-1.75278971882845</text:p>
          </table:table-cell>
          <table:table-cell table:number-columns-repeated="4"/>
          <table:table-cell table:formula="of:=[.Z93]/[.C93]" office:value-type="float" office:value="-1.75278971882845" calcext:value-type="float">
            <text:p>-1.75278971882845</text:p>
          </table:table-cell>
          <table:table-cell table:number-columns-repeated="998"/>
        </table:table-row>
        <table:table-row table:style-name="ro1">
          <table:table-cell table:style-name="ce4" office:value-type="float" office:value="8250000000" calcext:value-type="float">
            <text:p>8.25E+009</text:p>
          </table:table-cell>
          <table:table-cell table:style-name="ce5" table:formula="of:=[.A134]*0.000000001" office:value-type="float" office:value="8.25" calcext:value-type="float">
            <text:p>8.25</text:p>
          </table:table-cell>
          <table:table-cell table:number-columns-repeated="3"/>
          <table:table-cell table:formula="of:=[.G94]/[.C94]" office:value-type="float" office:value="0.607359185603331" calcext:value-type="float">
            <text:p>0.607359185603331</text:p>
          </table:table-cell>
          <table:table-cell table:number-columns-repeated="4"/>
          <table:table-cell table:formula="of:=[.K94]/[.C94]" office:value-type="float" office:value="-1.23541866533294" calcext:value-type="float">
            <text:p>-1.23541866533294</text:p>
          </table:table-cell>
          <table:table-cell table:number-columns-repeated="4"/>
          <table:table-cell table:formula="of:=[.P94]/[.C94]" office:value-type="float" office:value="-1.48238195973414" calcext:value-type="float">
            <text:p>-1.48238195973414</text:p>
          </table:table-cell>
          <table:table-cell table:number-columns-repeated="4"/>
          <table:table-cell table:formula="of:=[.U94]/[.C94]" office:value-type="float" office:value="-1.68201399940919" calcext:value-type="float">
            <text:p>-1.68201399940919</text:p>
          </table:table-cell>
          <table:table-cell table:number-columns-repeated="4"/>
          <table:table-cell table:formula="of:=[.Z94]/[.C94]" office:value-type="float" office:value="-1.68201399940919" calcext:value-type="float">
            <text:p>-1.68201399940919</text:p>
          </table:table-cell>
          <table:table-cell table:number-columns-repeated="998"/>
        </table:table-row>
        <table:table-row table:style-name="ro1">
          <table:table-cell table:style-name="ce4" office:value-type="float" office:value="8500000000" calcext:value-type="float">
            <text:p>8.50E+009</text:p>
          </table:table-cell>
          <table:table-cell table:style-name="ce5" table:formula="of:=[.A135]*0.000000001" office:value-type="float" office:value="8.5" calcext:value-type="float">
            <text:p>8.5</text:p>
          </table:table-cell>
          <table:table-cell table:number-columns-repeated="3"/>
          <table:table-cell table:formula="of:=[.G95]/[.C95]" office:value-type="float" office:value="0.636787570155136" calcext:value-type="float">
            <text:p>0.636787570155136</text:p>
          </table:table-cell>
          <table:table-cell table:number-columns-repeated="4"/>
          <table:table-cell table:formula="of:=[.K95]/[.C95]" office:value-type="float" office:value="-1.17465159174271" calcext:value-type="float">
            <text:p>-1.17465159174271</text:p>
          </table:table-cell>
          <table:table-cell table:number-columns-repeated="4"/>
          <table:table-cell table:formula="of:=[.P95]/[.C95]" office:value-type="float" office:value="-1.41848574257396" calcext:value-type="float">
            <text:p>-1.41848574257396</text:p>
          </table:table-cell>
          <table:table-cell table:number-columns-repeated="4"/>
          <table:table-cell table:formula="of:=[.U95]/[.C95]" office:value-type="float" office:value="-1.61468368183416" calcext:value-type="float">
            <text:p>-1.61468368183416</text:p>
          </table:table-cell>
          <table:table-cell table:number-columns-repeated="4"/>
          <table:table-cell table:formula="of:=[.Z95]/[.C95]" office:value-type="float" office:value="-1.61468368183416" calcext:value-type="float">
            <text:p>-1.61468368183416</text:p>
          </table:table-cell>
          <table:table-cell table:number-columns-repeated="998"/>
        </table:table-row>
        <table:table-row table:style-name="ro1">
          <table:table-cell table:style-name="ce4" office:value-type="float" office:value="8750000000" calcext:value-type="float">
            <text:p>8.75E+009</text:p>
          </table:table-cell>
          <table:table-cell table:style-name="ce5" table:formula="of:=[.A136]*0.000000001" office:value-type="float" office:value="8.75" calcext:value-type="float">
            <text:p>8.75</text:p>
          </table:table-cell>
          <table:table-cell table:number-columns-repeated="3"/>
          <table:table-cell table:formula="of:=[.G96]/[.C96]" office:value-type="float" office:value="0.662584649277768" calcext:value-type="float">
            <text:p>0.662584649277768</text:p>
          </table:table-cell>
          <table:table-cell table:number-columns-repeated="4"/>
          <table:table-cell table:formula="of:=[.K96]/[.C96]" office:value-type="float" office:value="-1.11612110909427" calcext:value-type="float">
            <text:p>-1.11612110909427</text:p>
          </table:table-cell>
          <table:table-cell table:number-columns-repeated="4"/>
          <table:table-cell table:formula="of:=[.P96]/[.C96]" office:value-type="float" office:value="-1.35735285081519" calcext:value-type="float">
            <text:p>-1.35735285081519</text:p>
          </table:table-cell>
          <table:table-cell table:number-columns-repeated="4"/>
          <table:table-cell table:formula="of:=[.U96]/[.C96]" office:value-type="float" office:value="-1.55048003668464" calcext:value-type="float">
            <text:p>-1.55048003668464</text:p>
          </table:table-cell>
          <table:table-cell table:number-columns-repeated="4"/>
          <table:table-cell table:formula="of:=[.Z96]/[.C96]" office:value-type="float" office:value="-1.55048003668464" calcext:value-type="float">
            <text:p>-1.55048003668464</text:p>
          </table:table-cell>
          <table:table-cell table:number-columns-repeated="998"/>
        </table:table-row>
        <table:table-row table:style-name="ro1">
          <table:table-cell table:style-name="ce4" office:value-type="float" office:value="9000000000" calcext:value-type="float">
            <text:p>9.00E+009</text:p>
          </table:table-cell>
          <table:table-cell table:style-name="ce5" table:formula="of:=[.A137]*0.000000001" office:value-type="float" office:value="9" calcext:value-type="float">
            <text:p>9</text:p>
          </table:table-cell>
          <table:table-cell table:number-columns-repeated="3"/>
          <table:table-cell table:formula="of:=[.G97]/[.C97]" office:value-type="float" office:value="0.685407962562497" calcext:value-type="float">
            <text:p>0.685407962562497</text:p>
          </table:table-cell>
          <table:table-cell table:number-columns-repeated="4"/>
          <table:table-cell table:formula="of:=[.K97]/[.C97]" office:value-type="float" office:value="-1.05955825673897" calcext:value-type="float">
            <text:p>-1.05955825673897</text:p>
          </table:table-cell>
          <table:table-cell table:number-columns-repeated="4"/>
          <table:table-cell table:formula="of:=[.P97]/[.C97]" office:value-type="float" office:value="-1.29871306283688" calcext:value-type="float">
            <text:p>-1.29871306283688</text:p>
          </table:table-cell>
          <table:table-cell table:number-columns-repeated="4"/>
          <table:table-cell table:formula="of:=[.U97]/[.C97]" office:value-type="float" office:value="-1.48911770671061" calcext:value-type="float">
            <text:p>-1.48911770671061</text:p>
          </table:table-cell>
          <table:table-cell table:number-columns-repeated="4"/>
          <table:table-cell table:formula="of:=[.Z97]/[.C97]" office:value-type="float" office:value="-1.48911770671061" calcext:value-type="float">
            <text:p>-1.48911770671061</text:p>
          </table:table-cell>
          <table:table-cell table:number-columns-repeated="998"/>
        </table:table-row>
        <table:table-row table:style-name="ro1">
          <table:table-cell table:style-name="ce4" office:value-type="float" office:value="9250000000" calcext:value-type="float">
            <text:p>9.25E+009</text:p>
          </table:table-cell>
          <table:table-cell table:style-name="ce5" table:formula="of:=[.A138]*0.000000001" office:value-type="float" office:value="9.25" calcext:value-type="float">
            <text:p>9.25</text:p>
          </table:table-cell>
          <table:table-cell table:number-columns-repeated="3"/>
          <table:table-cell table:formula="of:=[.G98]/[.C98]" office:value-type="float" office:value="0.705754268805864" calcext:value-type="float">
            <text:p>0.705754268805864</text:p>
          </table:table-cell>
          <table:table-cell table:number-columns-repeated="4"/>
          <table:table-cell table:formula="of:=[.K98]/[.C98]" office:value-type="float" office:value="-1.00471072864243" calcext:value-type="float">
            <text:p>-1.00471072864243</text:p>
          </table:table-cell>
          <table:table-cell table:number-columns-repeated="4"/>
          <table:table-cell table:formula="of:=[.P98]/[.C98]" office:value-type="float" office:value="-1.24232101017224" calcext:value-type="float">
            <text:p>-1.24232101017224</text:p>
          </table:table-cell>
          <table:table-cell table:number-columns-repeated="4"/>
          <table:table-cell table:formula="of:=[.U98]/[.C98]" office:value-type="float" office:value="-1.43033996112032" calcext:value-type="float">
            <text:p>-1.43033996112032</text:p>
          </table:table-cell>
          <table:table-cell table:number-columns-repeated="4"/>
          <table:table-cell table:formula="of:=[.Z98]/[.C98]" office:value-type="float" office:value="-1.43033996112032" calcext:value-type="float">
            <text:p>-1.43033996112032</text:p>
          </table:table-cell>
          <table:table-cell table:number-columns-repeated="998"/>
        </table:table-row>
        <table:table-row table:style-name="ro1">
          <table:table-cell table:style-name="ce4" office:value-type="float" office:value="9500000000" calcext:value-type="float">
            <text:p>9.50E+009</text:p>
          </table:table-cell>
          <table:table-cell table:style-name="ce5" table:formula="of:=[.A139]*0.000000001" office:value-type="float" office:value="9.5" calcext:value-type="float">
            <text:p>9.5</text:p>
          </table:table-cell>
          <table:table-cell table:number-columns-repeated="3"/>
          <table:table-cell table:formula="of:=[.G99]/[.C99]" office:value-type="float" office:value="0.72400899955128" calcext:value-type="float">
            <text:p>0.72400899955128</text:p>
          </table:table-cell>
          <table:table-cell table:number-columns-repeated="4"/>
          <table:table-cell table:formula="of:=[.K99]/[.C99]" office:value-type="float" office:value="-0.951337939049539" calcext:value-type="float">
            <text:p>-0.951337939049539</text:p>
          </table:table-cell>
          <table:table-cell table:number-columns-repeated="4"/>
          <table:table-cell table:formula="of:=[.P99]/[.C99]" office:value-type="float" office:value="-1.18795224162394" calcext:value-type="float">
            <text:p>-1.18795224162394</text:p>
          </table:table-cell>
          <table:table-cell table:number-columns-repeated="4"/>
          <table:table-cell table:formula="of:=[.U99]/[.C99]" office:value-type="float" office:value="-1.3739146614503" calcext:value-type="float">
            <text:p>-1.3739146614503</text:p>
          </table:table-cell>
          <table:table-cell table:number-columns-repeated="4"/>
          <table:table-cell table:formula="of:=[.Z99]/[.C99]" office:value-type="float" office:value="-1.3739146614503" calcext:value-type="float">
            <text:p>-1.3739146614503</text:p>
          </table:table-cell>
          <table:table-cell table:number-columns-repeated="998"/>
        </table:table-row>
        <table:table-row table:style-name="ro1">
          <table:table-cell table:style-name="ce4" office:value-type="float" office:value="9750000000" calcext:value-type="float">
            <text:p>9.75E+009</text:p>
          </table:table-cell>
          <table:table-cell table:style-name="ce5" table:formula="of:=[.A140]*0.000000001" office:value-type="float" office:value="9.75" calcext:value-type="float">
            <text:p>9.75</text:p>
          </table:table-cell>
          <table:table-cell table:number-columns-repeated="3"/>
          <table:table-cell table:formula="of:=[.G100]/[.C100]" office:value-type="float" office:value="0.740477643788901" calcext:value-type="float">
            <text:p>0.740477643788901</text:p>
          </table:table-cell>
          <table:table-cell table:number-columns-repeated="4"/>
          <table:table-cell table:formula="of:=[.K100]/[.C100]" office:value-type="float" office:value="-0.899206003202468" calcext:value-type="float">
            <text:p>-0.899206003202468</text:p>
          </table:table-cell>
          <table:table-cell table:number-columns-repeated="4"/>
          <table:table-cell table:formula="of:=[.P100]/[.C100]" office:value-type="float" office:value="-1.13539975292174" calcext:value-type="float">
            <text:p>-1.13539975292174</text:p>
          </table:table-cell>
          <table:table-cell table:number-columns-repeated="4"/>
          <table:table-cell table:formula="of:=[.U100]/[.C100]" office:value-type="float" office:value="-1.31963080366578" calcext:value-type="float">
            <text:p>-1.31963080366578</text:p>
          </table:table-cell>
          <table:table-cell table:number-columns-repeated="4"/>
          <table:table-cell table:formula="of:=[.Z100]/[.C100]" office:value-type="float" office:value="-1.31963080366578" calcext:value-type="float">
            <text:p>-1.31963080366578</text:p>
          </table:table-cell>
          <table:table-cell table:number-columns-repeated="998"/>
        </table:table-row>
        <table:table-row table:style-name="ro1">
          <table:table-cell table:style-name="ce4" office:value-type="float" office:value="10000000000" calcext:value-type="float">
            <text:p>1.00E+010</text:p>
          </table:table-cell>
          <table:table-cell table:style-name="ce5" table:formula="of:=[.A141]*0.000000001" office:value-type="float" office:value="10" calcext:value-type="float">
            <text:p>10</text:p>
          </table:table-cell>
          <table:table-cell table:number-columns-repeated="3"/>
          <table:table-cell table:formula="of:=[.G101]/[.C101]" office:value-type="float" office:value="0.755406579840751" calcext:value-type="float">
            <text:p>0.755406579840751</text:p>
          </table:table-cell>
          <table:table-cell table:number-columns-repeated="4"/>
          <table:table-cell table:formula="of:=[.K101]/[.C101]" office:value-type="float" office:value="-0.848082305282458" calcext:value-type="float">
            <text:p>-0.848082305282458</text:p>
          </table:table-cell>
          <table:table-cell table:number-columns-repeated="4"/>
          <table:table-cell table:formula="of:=[.P101]/[.C101]" office:value-type="float" office:value="-1.08447086261566" calcext:value-type="float">
            <text:p>-1.08447086261566</text:p>
          </table:table-cell>
          <table:table-cell table:number-columns-repeated="4"/>
          <table:table-cell table:formula="of:=[.U101]/[.C101]" office:value-type="float" office:value="-1.26729552630618" calcext:value-type="float">
            <text:p>-1.26729552630618</text:p>
          </table:table-cell>
          <table:table-cell table:number-columns-repeated="4"/>
          <table:table-cell table:formula="of:=[.Z101]/[.C101]" office:value-type="float" office:value="-1.26729552630618" calcext:value-type="float">
            <text:p>-1.26729552630618</text:p>
          </table:table-cell>
          <table:table-cell table:number-columns-repeated="998"/>
        </table:table-row>
        <table:table-row table:style-name="ro1">
          <table:table-cell table:style-name="ce4" office:value-type="float" office:value="10250000000" calcext:value-type="float">
            <text:p>1.03E+010</text:p>
          </table:table-cell>
          <table:table-cell table:style-name="ce5" table:formula="of:=[.A142]*0.000000001" office:value-type="float" office:value="10.25" calcext:value-type="float">
            <text:p>10.25</text:p>
          </table:table-cell>
          <table:table-cell table:number-columns-repeated="3"/>
          <table:table-cell table:formula="of:=[.G102]/[.C102]" office:value-type="float" office:value="0.76899741638379" calcext:value-type="float">
            <text:p>0.76899741638379</text:p>
          </table:table-cell>
          <table:table-cell table:number-columns-repeated="4"/>
          <table:table-cell table:formula="of:=[.K102]/[.C102]" office:value-type="float" office:value="-0.797729211186485" calcext:value-type="float">
            <text:p>-0.797729211186485</text:p>
          </table:table-cell>
          <table:table-cell table:number-columns-repeated="4"/>
          <table:table-cell table:formula="of:=[.P102]/[.C102]" office:value-type="float" office:value="-1.03498432540061" calcext:value-type="float">
            <text:p>-1.03498432540061</text:p>
          </table:table-cell>
          <table:table-cell table:number-columns-repeated="4"/>
          <table:table-cell table:formula="of:=[.U102]/[.C102]" office:value-type="float" office:value="-1.2167314935597" calcext:value-type="float">
            <text:p>-1.2167314935597</text:p>
          </table:table-cell>
          <table:table-cell table:number-columns-repeated="4"/>
          <table:table-cell table:formula="of:=[.Z102]/[.C102]" office:value-type="float" office:value="-1.2167314935597" calcext:value-type="float">
            <text:p>-1.2167314935597</text:p>
          </table:table-cell>
          <table:table-cell table:number-columns-repeated="998"/>
        </table:table-row>
        <table:table-row table:style-name="ro1">
          <table:table-cell table:style-name="ce4" office:value-type="float" office:value="10500000000" calcext:value-type="float">
            <text:p>1.05E+010</text:p>
          </table:table-cell>
          <table:table-cell table:style-name="ce5" table:formula="of:=[.A143]*0.000000001" office:value-type="float" office:value="10.5" calcext:value-type="float">
            <text:p>10.5</text:p>
          </table:table-cell>
          <table:table-cell table:number-columns-repeated="3"/>
          <table:table-cell table:formula="of:=[.G103]/[.C103]" office:value-type="float" office:value="0.781417167652314" calcext:value-type="float">
            <text:p>0.781417167652314</text:p>
          </table:table-cell>
          <table:table-cell table:number-columns-repeated="4"/>
          <table:table-cell table:formula="of:=[.K103]/[.C103]" office:value-type="float" office:value="-0.747896276493563" calcext:value-type="float">
            <text:p>-0.747896276493563</text:p>
          </table:table-cell>
          <table:table-cell table:number-columns-repeated="4"/>
          <table:table-cell table:formula="of:=[.P103]/[.C103]" office:value-type="float" office:value="-0.986767577052625" calcext:value-type="float">
            <text:p>-0.986767577052625</text:p>
          </table:table-cell>
          <table:table-cell table:number-columns-repeated="4"/>
          <table:table-cell table:formula="of:=[.U103]/[.C103]" office:value-type="float" office:value="-1.16777457637189" calcext:value-type="float">
            <text:p>-1.16777457637189</text:p>
          </table:table-cell>
          <table:table-cell table:number-columns-repeated="4"/>
          <table:table-cell table:formula="of:=[.Z103]/[.C103]" office:value-type="float" office:value="-1.16777457637189" calcext:value-type="float">
            <text:p>-1.16777457637189</text:p>
          </table:table-cell>
          <table:table-cell table:number-columns-repeated="998"/>
        </table:table-row>
        <table:table-row table:style-name="ro1">
          <table:table-cell table:style-name="ce4" office:value-type="float" office:value="10750000000" calcext:value-type="float">
            <text:p>1.08E+010</text:p>
          </table:table-cell>
          <table:table-cell table:style-name="ce5" table:formula="of:=[.A144]*0.000000001" office:value-type="float" office:value="10.75" calcext:value-type="float">
            <text:p>10.75</text:p>
          </table:table-cell>
          <table:table-cell table:number-columns-repeated="3"/>
          <table:table-cell table:formula="of:=[.G104]/[.C104]" office:value-type="float" office:value="0.792805658405204" calcext:value-type="float">
            <text:p>0.792805658405204</text:p>
          </table:table-cell>
          <table:table-cell table:number-columns-repeated="4"/>
          <table:table-cell table:formula="of:=[.K104]/[.C104]" office:value-type="float" office:value="-0.698309925464887" calcext:value-type="float">
            <text:p>-0.698309925464887</text:p>
          </table:table-cell>
          <table:table-cell table:number-columns-repeated="4"/>
          <table:table-cell table:formula="of:=[.P104]/[.C104]" office:value-type="float" office:value="-0.939653999753909" calcext:value-type="float">
            <text:p>-0.939653999753909</text:p>
          </table:table-cell>
          <table:table-cell table:number-columns-repeated="4"/>
          <table:table-cell table:formula="of:=[.U104]/[.C104]" office:value-type="float" office:value="-1.12027176490984" calcext:value-type="float">
            <text:p>-1.12027176490984</text:p>
          </table:table-cell>
          <table:table-cell table:number-columns-repeated="4"/>
          <table:table-cell table:formula="of:=[.Z104]/[.C104]" office:value-type="float" office:value="-1.12027176490984" calcext:value-type="float">
            <text:p>-1.12027176490984</text:p>
          </table:table-cell>
          <table:table-cell table:number-columns-repeated="998"/>
        </table:table-row>
        <table:table-row table:style-name="ro1">
          <table:table-cell table:style-name="ce4" office:value-type="float" office:value="11000000000" calcext:value-type="float">
            <text:p>1.10E+010</text:p>
          </table:table-cell>
          <table:table-cell table:style-name="ce5" table:formula="of:=[.A145]*0.000000001" office:value-type="float" office:value="11" calcext:value-type="float">
            <text:p>11</text:p>
          </table:table-cell>
          <table:table-cell table:number-columns-repeated="3"/>
          <table:table-cell table:formula="of:=[.G105]/[.C105]" office:value-type="float" office:value="0.803281030486478" calcext:value-type="float">
            <text:p>0.803281030486478</text:p>
          </table:table-cell>
          <table:table-cell table:number-columns-repeated="4"/>
          <table:table-cell table:formula="of:=[.K105]/[.C105]" office:value-type="float" office:value="-0.64865888126374" calcext:value-type="float">
            <text:p>-0.64865888126374</text:p>
          </table:table-cell>
          <table:table-cell table:number-columns-repeated="4"/>
          <table:table-cell table:formula="of:=[.P105]/[.C105]" office:value-type="float" office:value="-0.893480080601516" calcext:value-type="float">
            <text:p>-0.893480080601516</text:p>
          </table:table-cell>
          <table:table-cell table:number-columns-repeated="4"/>
          <table:table-cell table:formula="of:=[.U105]/[.C105]" office:value-type="float" office:value="-1.07407925242613" calcext:value-type="float">
            <text:p>-1.07407925242613</text:p>
          </table:table-cell>
          <table:table-cell table:number-columns-repeated="4"/>
          <table:table-cell table:formula="of:=[.Z105]/[.C105]" office:value-type="float" office:value="-1.07407925242613" calcext:value-type="float">
            <text:p>-1.07407925242613</text:p>
          </table:table-cell>
          <table:table-cell table:number-columns-repeated="998"/>
        </table:table-row>
        <table:table-row table:style-name="ro1">
          <table:table-cell table:style-name="ce4" office:value-type="float" office:value="11250000000" calcext:value-type="float">
            <text:p>1.13E+010</text:p>
          </table:table-cell>
          <table:table-cell table:style-name="ce5" table:formula="of:=[.A146]*0.000000001" office:value-type="float" office:value="11.25" calcext:value-type="float">
            <text:p>11.25</text:p>
          </table:table-cell>
          <table:table-cell table:number-columns-repeated="3"/>
          <table:table-cell table:formula="of:=[.G106]/[.C106]" office:value-type="float" office:value="0.812943914481316" calcext:value-type="float">
            <text:p>0.812943914481316</text:p>
          </table:table-cell>
          <table:table-cell table:number-columns-repeated="4"/>
          <table:table-cell table:formula="of:=[.K106]/[.C106]" office:value-type="float" office:value="-0.598572274358893" calcext:value-type="float">
            <text:p>-0.598572274358893</text:p>
          </table:table-cell>
          <table:table-cell table:number-columns-repeated="4"/>
          <table:table-cell table:formula="of:=[.P106]/[.C106]" office:value-type="float" office:value="-0.848082305282459" calcext:value-type="float">
            <text:p>-0.848082305282459</text:p>
          </table:table-cell>
          <table:table-cell table:number-columns-repeated="4"/>
          <table:table-cell table:formula="of:=[.U106]/[.C106]" office:value-type="float" office:value="-1.02906063399637" calcext:value-type="float">
            <text:p>-1.02906063399637</text:p>
          </table:table-cell>
          <table:table-cell table:number-columns-repeated="4"/>
          <table:table-cell table:formula="of:=[.Z106]/[.C106]" office:value-type="float" office:value="-1.02906063399637" calcext:value-type="float">
            <text:p>-1.02906063399637</text:p>
          </table:table-cell>
          <table:table-cell table:number-columns-repeated="2"/>
          <table:table-cell>
            <draw:frame table:end-cell-address="Sheet1.AJ167" table:end-x="0.3547in" table:end-y="0.1114in" draw:z-index="1" draw:style-name="gr1" draw:text-style-name="P1" svg:width="6in" svg:height="3.75in" svg:x="0.6012in" svg:y="0.0949in">
              <draw:object draw:notify-on-update-of-ranges="Sheet1.B166:Sheet1.B202 Sheet1.G165:Sheet1.G165 Sheet1.G166:Sheet1.G202 Sheet1.B166:Sheet1.B202 Sheet1.L165:Sheet1.L165 Sheet1.L166:Sheet1.L202 Sheet1.B166:Sheet1.B202 Sheet1.Q165:Sheet1.Q165 Sheet1.Q166:Sheet1.Q202 Sheet1.B166:Sheet1.B202 Sheet1.V165:Sheet1.V165 Sheet1.V166:Sheet1.V202 Sheet1.B166:Sheet1.B202 Sheet1.AA165:Sheet1.AA165 Sheet1.AA166:Sheet1.AA2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4" office:value-type="float" office:value="11500000000" calcext:value-type="float">
            <text:p>1.15E+010</text:p>
          </table:table-cell>
          <table:table-cell table:style-name="ce5" table:formula="of:=[.A147]*0.000000001" office:value-type="float" office:value="11.5" calcext:value-type="float">
            <text:p>11.5</text:p>
          </table:table-cell>
          <table:table-cell table:number-columns-repeated="3"/>
          <table:table-cell table:formula="of:=[.G107]/[.C107]" office:value-type="float" office:value="0.821880641538124" calcext:value-type="float">
            <text:p>0.821880641538124</text:p>
          </table:table-cell>
          <table:table-cell table:number-columns-repeated="4"/>
          <table:table-cell table:formula="of:=[.K107]/[.C107]" office:value-type="float" office:value="-0.547584554438415" calcext:value-type="float">
            <text:p>-0.547584554438415</text:p>
          </table:table-cell>
          <table:table-cell table:number-columns-repeated="4"/>
          <table:table-cell table:formula="of:=[.P107]/[.C107]" office:value-type="float" office:value="-0.803293575547539" calcext:value-type="float">
            <text:p>-0.803293575547539</text:p>
          </table:table-cell>
          <table:table-cell table:number-columns-repeated="4"/>
          <table:table-cell table:formula="of:=[.U107]/[.C107]" office:value-type="float" office:value="-0.985085163618267" calcext:value-type="float">
            <text:p>-0.985085163618267</text:p>
          </table:table-cell>
          <table:table-cell table:number-columns-repeated="4"/>
          <table:table-cell table:formula="of:=[.Z107]/[.C107]" office:value-type="float" office:value="-0.985085163618267" calcext:value-type="float">
            <text:p>-0.985085163618267</text:p>
          </table:table-cell>
          <table:table-cell table:number-columns-repeated="998"/>
        </table:table-row>
        <table:table-row table:style-name="ro1">
          <table:table-cell table:style-name="ce4" office:value-type="float" office:value="11750000000" calcext:value-type="float">
            <text:p>1.18E+010</text:p>
          </table:table-cell>
          <table:table-cell table:style-name="ce5" table:formula="of:=[.A148]*0.000000001" office:value-type="float" office:value="11.75" calcext:value-type="float">
            <text:p>11.75</text:p>
          </table:table-cell>
          <table:table-cell table:number-columns-repeated="3"/>
          <table:table-cell table:formula="of:=[.G108]/[.C108]" office:value-type="float" office:value="0.83016575147061" calcext:value-type="float">
            <text:p>0.83016575147061</text:p>
          </table:table-cell>
          <table:table-cell table:number-columns-repeated="4"/>
          <table:table-cell table:formula="of:=[.K108]/[.C108]" office:value-type="float" office:value="-0.495075045160773" calcext:value-type="float">
            <text:p>-0.495075045160773</text:p>
          </table:table-cell>
          <table:table-cell table:number-columns-repeated="4"/>
          <table:table-cell table:formula="of:=[.P108]/[.C108]" office:value-type="float" office:value="-0.758938849311329" calcext:value-type="float">
            <text:p>-0.758938849311329</text:p>
          </table:table-cell>
          <table:table-cell table:number-columns-repeated="4"/>
          <table:table-cell table:formula="of:=[.U108]/[.C108]" office:value-type="float" office:value="-0.942026009237134" calcext:value-type="float">
            <text:p>-0.942026009237134</text:p>
          </table:table-cell>
          <table:table-cell table:number-columns-repeated="4"/>
          <table:table-cell table:formula="of:=[.Z108]/[.C108]" office:value-type="float" office:value="-0.942026009237134" calcext:value-type="float">
            <text:p>-0.942026009237134</text:p>
          </table:table-cell>
          <table:table-cell table:number-columns-repeated="998"/>
        </table:table-row>
        <table:table-row table:style-name="ro1">
          <table:table-cell table:style-name="ce4" office:value-type="float" office:value="12000000000" calcext:value-type="float">
            <text:p>1.20E+010</text:p>
          </table:table-cell>
          <table:table-cell table:style-name="ce5" table:formula="of:=[.A149]*0.000000001" office:value-type="float" office:value="12" calcext:value-type="float">
            <text:p>12</text:p>
          </table:table-cell>
          <table:table-cell table:number-columns-repeated="3"/>
          <table:table-cell table:formula="of:=[.G109]/[.C109]" office:value-type="float" office:value="0.837863975994038" calcext:value-type="float">
            <text:p>0.837863975994038</text:p>
          </table:table-cell>
          <table:table-cell table:number-columns-repeated="4"/>
          <table:table-cell table:formula="of:=[.K109]/[.C109]" office:value-type="float" office:value="-0.440154326260506" calcext:value-type="float">
            <text:p>-0.440154326260506</text:p>
          </table:table-cell>
          <table:table-cell table:number-columns-repeated="4"/>
          <table:table-cell table:formula="of:=[.P109]/[.C109]" office:value-type="float" office:value="-0.714829550323377" calcext:value-type="float">
            <text:p>-0.714829550323377</text:p>
          </table:table-cell>
          <table:table-cell table:number-columns-repeated="4"/>
          <table:table-cell table:formula="of:=[.U109]/[.C109]" office:value-type="float" office:value="-0.899758436329986" calcext:value-type="float">
            <text:p>-0.899758436329986</text:p>
          </table:table-cell>
          <table:table-cell table:number-columns-repeated="4"/>
          <table:table-cell table:formula="of:=[.Z109]/[.C109]" office:value-type="float" office:value="-0.899758436329986" calcext:value-type="float">
            <text:p>-0.899758436329986</text:p>
          </table:table-cell>
          <table:table-cell table:number-columns-repeated="998"/>
        </table:table-row>
        <table:table-row table:style-name="ro1">
          <table:table-cell table:style-name="ce4" office:value-type="float" office:value="12250000000" calcext:value-type="float">
            <text:p>1.23E+010</text:p>
          </table:table-cell>
          <table:table-cell table:style-name="ce5" table:formula="of:=[.A150]*0.000000001" office:value-type="float" office:value="12.25" calcext:value-type="float">
            <text:p>12.25</text:p>
          </table:table-cell>
          <table:table-cell table:number-columns-repeated="3"/>
          <table:table-cell table:formula="of:=[.G110]/[.C110]" office:value-type="float" office:value="0.845031824499897" calcext:value-type="float">
            <text:p>0.845031824499897</text:p>
          </table:table-cell>
          <table:table-cell table:number-columns-repeated="4"/>
          <table:table-cell table:formula="of:=[.K110]/[.C110]" office:value-type="float" office:value="-0.381424779385797" calcext:value-type="float">
            <text:p>-0.381424779385797</text:p>
          </table:table-cell>
          <table:table-cell table:number-columns-repeated="4"/>
          <table:table-cell table:formula="of:=[.P110]/[.C110]" office:value-type="float" office:value="-0.670756031568692" calcext:value-type="float">
            <text:p>-0.670756031568692</text:p>
          </table:table-cell>
          <table:table-cell table:number-columns-repeated="4"/>
          <table:table-cell table:formula="of:=[.U110]/[.C110]" office:value-type="float" office:value="-0.858157834823031" calcext:value-type="float">
            <text:p>-0.858157834823031</text:p>
          </table:table-cell>
          <table:table-cell table:number-columns-repeated="4"/>
          <table:table-cell table:formula="of:=[.Z110]/[.C110]" office:value-type="float" office:value="-0.858157834823031" calcext:value-type="float">
            <text:p>-0.858157834823031</text:p>
          </table:table-cell>
          <table:table-cell table:number-columns-repeated="998"/>
        </table:table-row>
        <table:table-row table:style-name="ro1">
          <table:table-cell table:style-name="ce4" office:value-type="float" office:value="12500000000" calcext:value-type="float">
            <text:p>1.25E+010</text:p>
          </table:table-cell>
          <table:table-cell table:style-name="ce5" table:formula="of:=[.A151]*0.000000001" office:value-type="float" office:value="12.5" calcext:value-type="float">
            <text:p>12.5</text:p>
          </table:table-cell>
          <table:table-cell table:number-columns-repeated="3"/>
          <table:table-cell table:formula="of:=[.G111]/[.C111]" office:value-type="float" office:value="0.851718864740407" calcext:value-type="float">
            <text:p>0.851718864740407</text:p>
          </table:table-cell>
          <table:table-cell table:number-columns-repeated="4"/>
          <table:table-cell table:formula="of:=[.K111]/[.C111]" office:value-type="float" office:value="-0.31638568517121" calcext:value-type="float">
            <text:p>-0.31638568517121</text:p>
          </table:table-cell>
          <table:table-cell table:number-columns-repeated="4"/>
          <table:table-cell table:formula="of:=[.P111]/[.C111]" office:value-type="float" office:value="-0.626476905553509" calcext:value-type="float">
            <text:p>-0.626476905553509</text:p>
          </table:table-cell>
          <table:table-cell table:number-columns-repeated="4"/>
          <table:table-cell table:formula="of:=[.U111]/[.C111]" office:value-type="float" office:value="-0.817097478050946" calcext:value-type="float">
            <text:p>-0.817097478050946</text:p>
          </table:table-cell>
          <table:table-cell table:number-columns-repeated="4"/>
          <table:table-cell table:formula="of:=[.Z111]/[.C111]" office:value-type="float" office:value="-0.817097478050946" calcext:value-type="float">
            <text:p>-0.817097478050946</text:p>
          </table:table-cell>
          <table:table-cell table:number-columns-repeated="998"/>
        </table:table-row>
        <table:table-row table:style-name="ro1">
          <table:table-cell table:style-name="ce4" office:value-type="float" office:value="12750000000" calcext:value-type="float">
            <text:p>1.28E+010</text:p>
          </table:table-cell>
          <table:table-cell table:style-name="ce5" table:formula="of:=[.A152]*0.000000001" office:value-type="float" office:value="12.75" calcext:value-type="float">
            <text:p>12.75</text:p>
          </table:table-cell>
          <table:table-cell table:number-columns-repeated="3"/>
          <table:table-cell table:formula="of:=[.G112]/[.C112]" office:value-type="float" office:value="0.85796876646183" calcext:value-type="float">
            <text:p>0.85796876646183</text:p>
          </table:table-cell>
          <table:table-cell table:number-columns-repeated="4"/>
          <table:table-cell table:formula="of:=[.K112]/[.C112]" office:value-type="float" office:value="-0.239496102481564" calcext:value-type="float">
            <text:p>-0.239496102481564</text:p>
          </table:table-cell>
          <table:table-cell table:number-columns-repeated="4"/>
          <table:table-cell table:formula="of:=[.P112]/[.C112]" office:value-type="float" office:value="-0.581703170539601" calcext:value-type="float">
            <text:p>-0.581703170539601</text:p>
          </table:table-cell>
          <table:table-cell table:number-columns-repeated="4"/>
          <table:table-cell table:formula="of:=[.U112]/[.C112]" office:value-type="float" office:value="-0.776445860567101" calcext:value-type="float">
            <text:p>-0.776445860567101</text:p>
          </table:table-cell>
          <table:table-cell table:number-columns-repeated="4"/>
          <table:table-cell table:formula="of:=[.Z112]/[.C112]" office:value-type="float" office:value="-0.776445860567101" calcext:value-type="float">
            <text:p>-0.776445860567101</text:p>
          </table:table-cell>
          <table:table-cell table:number-columns-repeated="998"/>
        </table:table-row>
        <table:table-row table:style-name="ro1">
          <table:table-cell table:style-name="ce4" office:value-type="float" office:value="13000000000" calcext:value-type="float">
            <text:p>1.30E+010</text:p>
          </table:table-cell>
          <table:table-cell table:style-name="ce5" table:formula="of:=[.A153]*0.000000001" office:value-type="float" office:value="13" calcext:value-type="float">
            <text:p>13</text:p>
          </table:table-cell>
          <table:table-cell table:number-columns-repeated="3"/>
          <table:table-cell table:formula="of:=[.G113]/[.C113]" office:value-type="float" office:value="0.863820158820704" calcext:value-type="float">
            <text:p>0.863820158820704</text:p>
          </table:table-cell>
          <table:table-cell table:number-columns-repeated="4"/>
          <table:table-cell table:formula="of:=[.K113]/[.C113]" office:value-type="float" office:value="-0.130609849781282" calcext:value-type="float">
            <text:p>-0.130609849781282</text:p>
          </table:table-cell>
          <table:table-cell table:number-columns-repeated="4"/>
          <table:table-cell table:formula="of:=[.P113]/[.C113]" office:value-type="float" office:value="-0.536073303663592" calcext:value-type="float">
            <text:p>-0.536073303663592</text:p>
          </table:table-cell>
          <table:table-cell table:number-columns-repeated="4"/>
          <table:table-cell table:formula="of:=[.U113]/[.C113]" office:value-type="float" office:value="-0.736063394087606" calcext:value-type="float">
            <text:p>-0.736063394087606</text:p>
          </table:table-cell>
          <table:table-cell table:number-columns-repeated="4"/>
          <table:table-cell table:formula="of:=[.Z113]/[.C113]" office:value-type="float" office:value="-0.736063394087606" calcext:value-type="float">
            <text:p>-0.736063394087606</text:p>
          </table:table-cell>
          <table:table-cell table:number-columns-repeated="998"/>
        </table:table-row>
        <table:table-row table:style-name="ro1">
          <table:table-cell table:style-name="ce4" office:value-type="float" office:value="13250000000" calcext:value-type="float">
            <text:p>1.33E+010</text:p>
          </table:table-cell>
          <table:table-cell table:style-name="ce5" table:formula="of:=[.A154]*0.000000001" office:value-type="float" office:value="13.25" calcext:value-type="float">
            <text:p>13.25</text:p>
          </table:table-cell>
          <table:table-cell table:number-columns-repeated="3"/>
          <table:table-cell table:formula="of:=[.G114]/[.C114]" office:value-type="float" office:value="0.869307340054518" calcext:value-type="float">
            <text:p>0.869307340054518</text:p>
          </table:table-cell>
          <table:table-cell table:number-columns-repeated="4"/>
          <table:table-cell table:formula="of:=[.L114]/[.C114]" office:value-type="float" office:value="0.144848216732754" calcext:value-type="float">
            <text:p>0.144848216732754</text:p>
          </table:table-cell>
          <table:table-cell table:number-columns-repeated="4"/>
          <table:table-cell table:formula="of:=[.P114]/[.C114]" office:value-type="float" office:value="-0.489111735107262" calcext:value-type="float">
            <text:p>-0.489111735107262</text:p>
          </table:table-cell>
          <table:table-cell table:number-columns-repeated="4"/>
          <table:table-cell table:formula="of:=[.U114]/[.C114]" office:value-type="float" office:value="-0.69579813016921" calcext:value-type="float">
            <text:p>-0.69579813016921</text:p>
          </table:table-cell>
          <table:table-cell table:number-columns-repeated="4"/>
          <table:table-cell table:formula="of:=[.Z114]/[.C114]" office:value-type="float" office:value="-0.69579813016921" calcext:value-type="float">
            <text:p>-0.69579813016921</text:p>
          </table:table-cell>
          <table:table-cell table:number-columns-repeated="998"/>
        </table:table-row>
        <table:table-row table:style-name="ro1">
          <table:table-cell table:style-name="ce4" office:value-type="float" office:value="13500000000" calcext:value-type="float">
            <text:p>1.35E+010</text:p>
          </table:table-cell>
          <table:table-cell table:style-name="ce5" table:formula="of:=[.A155]*0.000000001" office:value-type="float" office:value="13.5" calcext:value-type="float">
            <text:p>13.5</text:p>
          </table:table-cell>
          <table:table-cell table:number-columns-repeated="3"/>
          <table:table-cell table:formula="of:=[.G115]/[.C115]" office:value-type="float" office:value="0.874460868864434" calcext:value-type="float">
            <text:p>0.874460868864434</text:p>
          </table:table-cell>
          <table:table-cell table:number-columns-repeated="4"/>
          <table:table-cell table:formula="of:=[.L115]/[.C115]" office:value-type="float" office:value="0.238594309866286" calcext:value-type="float">
            <text:p>0.238594309866286</text:p>
          </table:table-cell>
          <table:table-cell table:number-columns-repeated="4"/>
          <table:table-cell table:formula="of:=[.P115]/[.C115]" office:value-type="float" office:value="-0.440154326260507" calcext:value-type="float">
            <text:p>-0.440154326260507</text:p>
          </table:table-cell>
          <table:table-cell table:number-columns-repeated="4"/>
          <table:table-cell table:formula="of:=[.U115]/[.C115]" office:value-type="float" office:value="-0.655479991876716" calcext:value-type="float">
            <text:p>-0.655479991876716</text:p>
          </table:table-cell>
          <table:table-cell table:number-columns-repeated="4"/>
          <table:table-cell table:formula="of:=[.Z115]/[.C115]" office:value-type="float" office:value="-0.655479991876716" calcext:value-type="float">
            <text:p>-0.655479991876716</text:p>
          </table:table-cell>
          <table:table-cell table:number-columns-repeated="998"/>
        </table:table-row>
        <table:table-row table:style-name="ro1">
          <table:table-cell table:style-name="ce4" office:value-type="float" office:value="13750000000" calcext:value-type="float">
            <text:p>1.38E+010</text:p>
          </table:table-cell>
          <table:table-cell table:style-name="ce5" table:formula="of:=[.A156]*0.000000001" office:value-type="float" office:value="13.75" calcext:value-type="float">
            <text:p>13.75</text:p>
          </table:table-cell>
          <table:table-cell table:number-columns-repeated="3"/>
          <table:table-cell table:formula="of:=[.G116]/[.C116]" office:value-type="float" office:value="0.87930806030721" calcext:value-type="float">
            <text:p>0.87930806030721</text:p>
          </table:table-cell>
          <table:table-cell table:number-columns-repeated="4"/>
          <table:table-cell table:formula="of:=[.L116]/[.C116]" office:value-type="float" office:value="0.301547110224775" calcext:value-type="float">
            <text:p>0.301547110224775</text:p>
          </table:table-cell>
          <table:table-cell table:number-columns-repeated="4"/>
          <table:table-cell table:formula="of:=[.P116]/[.C116]" office:value-type="float" office:value="-0.388201312254713" calcext:value-type="float">
            <text:p>-0.388201312254713</text:p>
          </table:table-cell>
          <table:table-cell table:number-columns-repeated="4"/>
          <table:table-cell table:formula="of:=[.U116]/[.C116]" office:value-type="float" office:value="-0.614912671779541" calcext:value-type="float">
            <text:p>-0.614912671779541</text:p>
          </table:table-cell>
          <table:table-cell table:number-columns-repeated="4"/>
          <table:table-cell table:formula="of:=[.Z116]/[.C116]" office:value-type="float" office:value="-0.614912671779541" calcext:value-type="float">
            <text:p>-0.614912671779541</text:p>
          </table:table-cell>
          <table:table-cell table:number-columns-repeated="998"/>
        </table:table-row>
        <table:table-row table:style-name="ro1">
          <table:table-cell table:style-name="ce4" office:value-type="float" office:value="14000000000" calcext:value-type="float">
            <text:p>1.40E+010</text:p>
          </table:table-cell>
          <table:table-cell table:style-name="ce5" table:formula="of:=[.A157]*0.000000001" office:value-type="float" office:value="14" calcext:value-type="float">
            <text:p>14</text:p>
          </table:table-cell>
          <table:table-cell table:number-columns-repeated="3"/>
          <table:table-cell table:formula="of:=[.G117]/[.C117]" office:value-type="float" office:value="0.883873404011991" calcext:value-type="float">
            <text:p>0.883873404011991</text:p>
          </table:table-cell>
          <table:table-cell table:number-columns-repeated="4"/>
          <table:table-cell table:formula="of:=[.L117]/[.C117]" office:value-type="float" office:value="0.350897103548852" calcext:value-type="float">
            <text:p>0.350897103548852</text:p>
          </table:table-cell>
          <table:table-cell table:number-columns-repeated="4"/>
          <table:table-cell table:formula="of:=[.P117]/[.C117]" office:value-type="float" office:value="-0.331586363194115" calcext:value-type="float">
            <text:p>-0.331586363194115</text:p>
          </table:table-cell>
          <table:table-cell table:number-columns-repeated="4"/>
          <table:table-cell table:formula="of:=[.U117]/[.C117]" office:value-type="float" office:value="-0.573861762044271" calcext:value-type="float">
            <text:p>-0.573861762044271</text:p>
          </table:table-cell>
          <table:table-cell table:number-columns-repeated="4"/>
          <table:table-cell table:formula="of:=[.Z117]/[.C117]" office:value-type="float" office:value="-0.573861762044271" calcext:value-type="float">
            <text:p>-0.573861762044271</text:p>
          </table:table-cell>
          <table:table-cell table:number-columns-repeated="998"/>
        </table:table-row>
        <table:table-row table:style-name="ro1">
          <table:table-cell table:style-name="ce4" office:value-type="float" office:value="14250000000" calcext:value-type="float">
            <text:p>1.43E+010</text:p>
          </table:table-cell>
          <table:table-cell table:style-name="ce5" table:formula="of:=[.A158]*0.000000001" office:value-type="float" office:value="14.25" calcext:value-type="float">
            <text:p>14.25</text:p>
          </table:table-cell>
          <table:table-cell table:number-columns-repeated="3"/>
          <table:table-cell table:formula="of:=[.G118]/[.C118]" office:value-type="float" office:value="0.888178918769872" calcext:value-type="float">
            <text:p>0.888178918769872</text:p>
          </table:table-cell>
          <table:table-cell table:number-columns-repeated="4"/>
          <table:table-cell table:formula="of:=[.L118]/[.C118]" office:value-type="float" office:value="0.391978528734517" calcext:value-type="float">
            <text:p>0.391978528734517</text:p>
          </table:table-cell>
          <table:table-cell table:number-columns-repeated="4"/>
          <table:table-cell table:formula="of:=[.P118]/[.C118]" office:value-type="float" office:value="-0.26706680677258" calcext:value-type="float">
            <text:p>-0.26706680677258</text:p>
          </table:table-cell>
          <table:table-cell table:number-columns-repeated="4"/>
          <table:table-cell table:formula="of:=[.U118]/[.C118]" office:value-type="float" office:value="-0.532036547177432" calcext:value-type="float">
            <text:p>-0.532036547177432</text:p>
          </table:table-cell>
          <table:table-cell table:number-columns-repeated="4"/>
          <table:table-cell table:formula="of:=[.Z118]/[.C118]" office:value-type="float" office:value="-0.532036547177432" calcext:value-type="float">
            <text:p>-0.532036547177432</text:p>
          </table:table-cell>
          <table:table-cell table:number-columns-repeated="998"/>
        </table:table-row>
        <table:table-row table:style-name="ro1">
          <table:table-cell table:style-name="ce4" office:value-type="float" office:value="14500000000" calcext:value-type="float">
            <text:p>1.45E+010</text:p>
          </table:table-cell>
          <table:table-cell table:style-name="ce5" table:formula="of:=[.A159]*0.000000001" office:value-type="float" office:value="14.5" calcext:value-type="float">
            <text:p>14.5</text:p>
          </table:table-cell>
          <table:table-cell table:number-columns-repeated="3"/>
          <table:table-cell table:formula="of:=[.G119]/[.C119]" office:value-type="float" office:value="0.892244454665149" calcext:value-type="float">
            <text:p>0.892244454665149</text:p>
          </table:table-cell>
          <table:table-cell table:number-columns-repeated="4"/>
          <table:table-cell table:formula="of:=[.L119]/[.C119]" office:value-type="float" office:value="0.427317993446156" calcext:value-type="float">
            <text:p>0.427317993446156</text:p>
          </table:table-cell>
          <table:table-cell table:number-columns-repeated="4"/>
          <table:table-cell table:formula="of:=[.P119]/[.C119]" office:value-type="float" office:value="-0.186226757385707" calcext:value-type="float">
            <text:p>-0.186226757385707</text:p>
          </table:table-cell>
          <table:table-cell table:number-columns-repeated="4"/>
          <table:table-cell table:formula="of:=[.U119]/[.C119]" office:value-type="float" office:value="-0.489060567093366" calcext:value-type="float">
            <text:p>-0.489060567093366</text:p>
          </table:table-cell>
          <table:table-cell table:number-columns-repeated="4"/>
          <table:table-cell table:formula="of:=[.Z119]/[.C119]" office:value-type="float" office:value="-0.489060567093366" calcext:value-type="float">
            <text:p>-0.489060567093366</text:p>
          </table:table-cell>
          <table:table-cell table:number-columns-repeated="998"/>
        </table:table-row>
        <table:table-row table:style-name="ro1">
          <table:table-cell table:style-name="ce4" office:value-type="float" office:value="14750000000" calcext:value-type="float">
            <text:p>1.48E+010</text:p>
          </table:table-cell>
          <table:table-cell table:style-name="ce5" table:formula="of:=[.A160]*0.000000001" office:value-type="float" office:value="14.75" calcext:value-type="float">
            <text:p>14.75</text:p>
          </table:table-cell>
          <table:table-cell table:number-columns-repeated="3"/>
          <table:table-cell table:formula="of:=[.G120]/[.C120]" office:value-type="float" office:value="0.896087951696237" calcext:value-type="float">
            <text:p>0.896087951696237</text:p>
          </table:table-cell>
          <table:table-cell table:number-columns-repeated="4"/>
          <table:table-cell table:formula="of:=[.L120]/[.C120]" office:value-type="float" office:value="0.458360631708944" calcext:value-type="float">
            <text:p>0.458360631708944</text:p>
          </table:table-cell>
          <table:table-cell table:number-columns-repeated="4"/>
          <table:table-cell table:formula="of:=[.Q120]/[.C120]" office:value-type="float" office:value="0.0107905954063329" calcext:value-type="float">
            <text:p>0.010790595406333</text:p>
          </table:table-cell>
          <table:table-cell table:number-columns-repeated="4"/>
          <table:table-cell table:formula="of:=[.U120]/[.C120]" office:value-type="float" office:value="-0.444420910709231" calcext:value-type="float">
            <text:p>-0.444420910709231</text:p>
          </table:table-cell>
          <table:table-cell table:number-columns-repeated="4"/>
          <table:table-cell table:formula="of:=[.Z120]/[.C120]" office:value-type="float" office:value="-0.444420910709231" calcext:value-type="float">
            <text:p>-0.444420910709231</text:p>
          </table:table-cell>
          <table:table-cell table:number-columns-repeated="998"/>
        </table:table-row>
        <table:table-row table:style-name="ro1">
          <table:table-cell table:style-name="ce4" office:value-type="float" office:value="15000000000" calcext:value-type="float">
            <text:p>1.50E+010</text:p>
          </table:table-cell>
          <table:table-cell table:style-name="ce5" table:formula="of:=[.A161]*0.000000001" office:value-type="float" office:value="15" calcext:value-type="float">
            <text:p>15</text:p>
          </table:table-cell>
          <table:table-cell table:number-columns-repeated="3"/>
          <table:table-cell table:formula="of:=[.G121]/[.C121]" office:value-type="float" office:value="0.899725662105881" calcext:value-type="float">
            <text:p>0.899725662105881</text:p>
          </table:table-cell>
          <table:table-cell table:number-columns-repeated="4"/>
          <table:table-cell table:formula="of:=[.L121]/[.C121]" office:value-type="float" office:value="0.486029904643183" calcext:value-type="float">
            <text:p>0.486029904643183</text:p>
          </table:table-cell>
          <table:table-cell table:number-columns-repeated="4"/>
          <table:table-cell table:formula="of:=[.Q121]/[.C121]" office:value-type="float" office:value="0.182175676065901" calcext:value-type="float">
            <text:p>0.182175676065901</text:p>
          </table:table-cell>
          <table:table-cell table:number-columns-repeated="4"/>
          <table:table-cell table:formula="of:=[.U121]/[.C121]" office:value-type="float" office:value="-0.397373572344797" calcext:value-type="float">
            <text:p>-0.397373572344797</text:p>
          </table:table-cell>
          <table:table-cell table:number-columns-repeated="4"/>
          <table:table-cell table:formula="of:=[.Z121]/[.C121]" office:value-type="float" office:value="-0.397373572344797" calcext:value-type="float">
            <text:p>-0.397373572344797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requency, GHz</text:p>
          </table:table-cell>
          <table:table-cell table:number-columns-repeated="4"/>
          <table:table-cell office:value-type="string" calcext:value-type="string">
            <text:p>Mode 1</text:p>
          </table:table-cell>
          <table:table-cell table:number-columns-repeated="4"/>
          <table:table-cell office:value-type="string" calcext:value-type="string">
            <text:p>Mode 2</text:p>
          </table:table-cell>
          <table:table-cell table:number-columns-repeated="4"/>
          <table:table-cell office:value-type="string" calcext:value-type="string">
            <text:p>Mode 3</text:p>
          </table:table-cell>
          <table:table-cell table:number-columns-repeated="4"/>
          <table:table-cell office:value-type="string" calcext:value-type="string">
            <text:p>Mode 4</text:p>
          </table:table-cell>
          <table:table-cell table:number-columns-repeated="4"/>
          <table:table-cell office:value-type="string" calcext:value-type="string">
            <text:p>Mode 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5]" office:value-type="float" office:value="6" calcext:value-type="float">
            <text:p>6</text:p>
          </table:table-cell>
          <table:table-cell table:number-columns-repeated="3"/>
          <table:table-cell table:formula="of:=([.L43]-[.F125])/[.F125]" office:value-type="float" office:value="0.00000000000141365075162956" calcext:value-type="float">
            <text:p>1.41365075162956E-12</text:p>
          </table:table-cell>
          <table:table-cell table:formula="of:=LOG10(ABS([.F166]))" office:value-type="float" office:value="-11.8496578715679" calcext:value-type="float">
            <text:p>-11.8496578715679</text:p>
          </table:table-cell>
          <table:table-cell table:number-columns-repeated="3"/>
          <table:table-cell table:formula="of:=([.N43]-[.K125])/[.K125]" office:value-type="float" office:value="0.000000000000377961001659799" calcext:value-type="float">
            <text:p>3.77961001659799E-13</text:p>
          </table:table-cell>
          <table:table-cell table:formula="of:=LOG10(ABS([.K166]))" office:value-type="float" office:value="-12.4225530087281" calcext:value-type="float">
            <text:p>-12.4225530087281</text:p>
          </table:table-cell>
          <table:table-cell table:number-columns-repeated="3"/>
          <table:table-cell table:formula="of:=([.P43]-[.P125])/[.P125]" office:value-type="float" office:value="0.000000000000132657236706598" calcext:value-type="float">
            <text:p>1.32657236706598E-13</text:p>
          </table:table-cell>
          <table:table-cell table:formula="of:=LOG10(ABS([.P166]))" office:value-type="float" office:value="-12.8772690534388" calcext:value-type="float">
            <text:p>-12.8772690534388</text:p>
          </table:table-cell>
          <table:table-cell table:number-columns-repeated="3"/>
          <table:table-cell table:formula="of:=([.R43]-[.U125])/[.U125]" office:value-type="float" office:value="0.0000000000000437331652866095" calcext:value-type="float">
            <text:p>4.37331652866095E-14</text:p>
          </table:table-cell>
          <table:table-cell table:formula="of:=LOG10(ABS([.U166]))" office:value-type="float" office:value="-13.3591890884736" calcext:value-type="float">
            <text:p>-13.3591890884736</text:p>
          </table:table-cell>
          <table:table-cell table:number-columns-repeated="3"/>
          <table:table-cell table:formula="of:=([.T43]-[.Z125])/[.Z125]" office:value-type="float" office:value="-0.000000000000410487311572282" calcext:value-type="float">
            <text:p>-4.10487311572282E-13</text:p>
          </table:table-cell>
          <table:table-cell table:formula="of:=LOG10(ABS([.Z166]))" office:value-type="float" office:value="-12.3867002626598" calcext:value-type="float">
            <text:p>-12.386700262659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6]" office:value-type="float" office:value="6.25" calcext:value-type="float">
            <text:p>6.25</text:p>
          </table:table-cell>
          <table:table-cell table:number-columns-repeated="3"/>
          <table:table-cell table:formula="of:=([.L44]-[.F126])/[.F126]" office:value-type="float" office:value="0.00000000000412545118213629" calcext:value-type="float">
            <text:p>4.12545118213629E-12</text:p>
          </table:table-cell>
          <table:table-cell table:formula="of:=LOG10(ABS([.F167]))" office:value-type="float" office:value="-11.3845285476724" calcext:value-type="float">
            <text:p>-11.3845285476724</text:p>
          </table:table-cell>
          <table:table-cell table:number-columns-repeated="3"/>
          <table:table-cell table:formula="of:=([.N44]-[.K126])/[.K126]" office:value-type="float" office:value="0.000000000000297463083712232" calcext:value-type="float">
            <text:p>2.97463083712232E-13</text:p>
          </table:table-cell>
          <table:table-cell table:formula="of:=LOG10(ABS([.K167]))" office:value-type="float" office:value="-12.5265669241703" calcext:value-type="float">
            <text:p>-12.5265669241703</text:p>
          </table:table-cell>
          <table:table-cell table:number-columns-repeated="3"/>
          <table:table-cell table:formula="of:=([.P44]-[.P126])/[.P126]" office:value-type="float" office:value="0.0000000000000720711006476331" calcext:value-type="float">
            <text:p>7.20711006476331E-14</text:p>
          </table:table-cell>
          <table:table-cell table:formula="of:=LOG10(ABS([.P167]))" office:value-type="float" office:value="-13.1422388454785" calcext:value-type="float">
            <text:p>-13.1422388454785</text:p>
          </table:table-cell>
          <table:table-cell table:number-columns-repeated="3"/>
          <table:table-cell table:formula="of:=([.R44]-[.U126])/[.U126]" office:value-type="float" office:value="-0" calcext:value-type="float">
            <text:p>0</text:p>
          </table:table-cell>
          <table:table-cell table:formula="of:=LOG10(ABS([.U167]))" office:value-type="string" office:string-value="" calcext:value-type="error">
            <text:p>Err:502</text:p>
          </table:table-cell>
          <table:table-cell table:number-columns-repeated="3"/>
          <table:table-cell table:formula="of:=([.T44]-[.Z126])/[.Z126]" office:value-type="float" office:value="-0.000000000000410399763248971" calcext:value-type="float">
            <text:p>-4.10399763248971E-13</text:p>
          </table:table-cell>
          <table:table-cell table:formula="of:=LOG10(ABS([.Z167]))" office:value-type="float" office:value="-12.3867928984316" calcext:value-type="float">
            <text:p>-12.3867928984316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7]" office:value-type="float" office:value="6.5" calcext:value-type="float">
            <text:p>6.5</text:p>
          </table:table-cell>
          <table:table-cell table:number-columns-repeated="3"/>
          <table:table-cell table:formula="of:=([.L45]-[.F127])/[.F127]" office:value-type="float" office:value="0.0000000000276867551008857" calcext:value-type="float">
            <text:p>2.76867551008857E-11</text:p>
          </table:table-cell>
          <table:table-cell table:formula="of:=LOG10(ABS([.F168]))" office:value-type="float" office:value="-10.5577279407643" calcext:value-type="float">
            <text:p>-10.5577279407643</text:p>
          </table:table-cell>
          <table:table-cell table:number-columns-repeated="3"/>
          <table:table-cell table:formula="of:=([.N45]-[.K127])/[.K127]" office:value-type="float" office:value="0.000000000000395260927269451" calcext:value-type="float">
            <text:p>3.95260927269451E-13</text:p>
          </table:table-cell>
          <table:table-cell table:formula="of:=LOG10(ABS([.K168]))" office:value-type="float" office:value="-12.40311611485" calcext:value-type="float">
            <text:p>-12.40311611485</text:p>
          </table:table-cell>
          <table:table-cell table:number-columns-repeated="3"/>
          <table:table-cell table:formula="of:=([.P45]-[.P127])/[.P127]" office:value-type="float" office:value="0.000000000000142982236922429" calcext:value-type="float">
            <text:p>1.42982236922429E-13</text:p>
          </table:table-cell>
          <table:table-cell table:formula="of:=LOG10(ABS([.P168]))" office:value-type="float" office:value="-12.8447179127849" calcext:value-type="float">
            <text:p>-12.8447179127849</text:p>
          </table:table-cell>
          <table:table-cell table:number-columns-repeated="3"/>
          <table:table-cell table:formula="of:=([.R45]-[.U127])/[.U127]" office:value-type="float" office:value="0.0000000000000363313632371193" calcext:value-type="float">
            <text:p>3.63313632371193E-14</text:p>
          </table:table-cell>
          <table:table-cell table:formula="of:=LOG10(ABS([.U168]))" office:value-type="float" office:value="-13.439718306094" calcext:value-type="float">
            <text:p>-13.439718306094</text:p>
          </table:table-cell>
          <table:table-cell table:number-columns-repeated="3"/>
          <table:table-cell table:formula="of:=([.T45]-[.Z127])/[.Z127]" office:value-type="float" office:value="-0.00000000000087800794489705" calcext:value-type="float">
            <text:p>-8.7800794489705E-13</text:p>
          </table:table-cell>
          <table:table-cell table:formula="of:=LOG10(ABS([.Z168]))" office:value-type="float" office:value="-12.0565015542427" calcext:value-type="float">
            <text:p>-12.056501554242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8]" office:value-type="float" office:value="6.75" calcext:value-type="float">
            <text:p>6.75</text:p>
          </table:table-cell>
          <table:table-cell table:number-columns-repeated="3"/>
          <table:table-cell table:formula="of:=([.L46]-[.F128])/[.F128]" office:value-type="float" office:value="0.00000000000137303802079297" calcext:value-type="float">
            <text:p>1.37303802079297E-12</text:p>
          </table:table-cell>
          <table:table-cell table:formula="of:=LOG10(ABS([.F169]))" office:value-type="float" office:value="-11.8623174365491" calcext:value-type="float">
            <text:p>-11.8623174365491</text:p>
          </table:table-cell>
          <table:table-cell table:number-columns-repeated="3"/>
          <table:table-cell table:formula="of:=([.N46]-[.K128])/[.K128]" office:value-type="float" office:value="0.000000000000425142372098001" calcext:value-type="float">
            <text:p>4.25142372098001E-13</text:p>
          </table:table-cell>
          <table:table-cell table:formula="of:=LOG10(ABS([.K169]))" office:value-type="float" office:value="-12.3714656086266" calcext:value-type="float">
            <text:p>-12.3714656086266</text:p>
          </table:table-cell>
          <table:table-cell table:number-columns-repeated="3"/>
          <table:table-cell table:formula="of:=([.P46]-[.P128])/[.P128]" office:value-type="float" office:value="-0.0000000000000252507198811414" calcext:value-type="float">
            <text:p>-2.52507198811414E-14</text:p>
          </table:table-cell>
          <table:table-cell table:formula="of:=LOG10(ABS([.P169]))" office:value-type="float" office:value="-13.5977262359235" calcext:value-type="float">
            <text:p>-13.5977262359235</text:p>
          </table:table-cell>
          <table:table-cell table:number-columns-repeated="3"/>
          <table:table-cell table:formula="of:=([.R46]-[.U128])/[.U128]" office:value-type="float" office:value="0.0000000000000494647076485317" calcext:value-type="float">
            <text:p>4.94647076485317E-14</text:p>
          </table:table-cell>
          <table:table-cell table:formula="of:=LOG10(ABS([.U169]))" office:value-type="float" office:value="-13.3057045533915" calcext:value-type="float">
            <text:p>-13.3057045533915</text:p>
          </table:table-cell>
          <table:table-cell table:number-columns-repeated="3"/>
          <table:table-cell table:formula="of:=([.T46]-[.Z128])/[.Z128]" office:value-type="float" office:value="0.000000000000154321711878684" calcext:value-type="float">
            <text:p>1.54321711878684E-13</text:p>
          </table:table-cell>
          <table:table-cell table:formula="of:=LOG10(ABS([.Z169]))" office:value-type="float" office:value="-12.8115729677427" calcext:value-type="float">
            <text:p>-12.811572967742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29]" office:value-type="float" office:value="7" calcext:value-type="float">
            <text:p>7</text:p>
          </table:table-cell>
          <table:table-cell table:number-columns-repeated="3"/>
          <table:table-cell table:formula="of:=([.L47]-[.F129])/[.F129]" office:value-type="float" office:value="-0.00000000000296779080410225" calcext:value-type="float">
            <text:p>-2.96779080410225E-12</text:p>
          </table:table-cell>
          <table:table-cell table:formula="of:=LOG10(ABS([.F170]))" office:value-type="float" office:value="-11.5275667151942" calcext:value-type="float">
            <text:p>-11.5275667151942</text:p>
          </table:table-cell>
          <table:table-cell table:number-columns-repeated="3"/>
          <table:table-cell table:formula="of:=([.N47]-[.K129])/[.K129]" office:value-type="float" office:value="0.000000000000342162979544833" calcext:value-type="float">
            <text:p>3.42162979544833E-13</text:p>
          </table:table-cell>
          <table:table-cell table:formula="of:=LOG10(ABS([.K170]))" office:value-type="float" office:value="-12.4657669809116" calcext:value-type="float">
            <text:p>-12.4657669809116</text:p>
          </table:table-cell>
          <table:table-cell table:number-columns-repeated="3"/>
          <table:table-cell table:formula="of:=([.P47]-[.P129])/[.P129]" office:value-type="float" office:value="0.00000000000011358640737665" calcext:value-type="float">
            <text:p>1.1358640737665E-13</text:p>
          </table:table-cell>
          <table:table-cell table:formula="of:=LOG10(ABS([.P170]))" office:value-type="float" office:value="-12.9446736365344" calcext:value-type="float">
            <text:p>-12.9446736365344</text:p>
          </table:table-cell>
          <table:table-cell table:number-columns-repeated="3"/>
          <table:table-cell table:formula="of:=([.R47]-[.U129])/[.U129]" office:value-type="float" office:value="0.0000000000000286338624188128" calcext:value-type="float">
            <text:p>2.86338624188128E-14</text:p>
          </table:table-cell>
          <table:table-cell table:formula="of:=LOG10(ABS([.U170]))" office:value-type="float" office:value="-13.5431200660881" calcext:value-type="float">
            <text:p>-13.5431200660881</text:p>
          </table:table-cell>
          <table:table-cell table:number-columns-repeated="3"/>
          <table:table-cell table:formula="of:=([.T47]-[.Z129])/[.Z129]" office:value-type="float" office:value="-0.000000000000254285793122293" calcext:value-type="float">
            <text:p>-2.54285793122293E-13</text:p>
          </table:table-cell>
          <table:table-cell table:formula="of:=LOG10(ABS([.Z170]))" office:value-type="float" office:value="-12.5946779030604" calcext:value-type="float">
            <text:p>-12.594677903060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0]" office:value-type="float" office:value="7.25" calcext:value-type="float">
            <text:p>7.25</text:p>
          </table:table-cell>
          <table:table-cell table:number-columns-repeated="3"/>
          <table:table-cell table:formula="of:=([.L48]-[.F130])/[.F130]" office:value-type="float" office:value="-0.00000000000132945752440513" calcext:value-type="float">
            <text:p>-1.32945752440513E-12</text:p>
          </table:table-cell>
          <table:table-cell table:formula="of:=LOG10(ABS([.F171]))" office:value-type="float" office:value="-11.8763255336323" calcext:value-type="float">
            <text:p>-11.8763255336323</text:p>
          </table:table-cell>
          <table:table-cell table:number-columns-repeated="3"/>
          <table:table-cell table:formula="of:=([.N48]-[.K130])/[.K130]" office:value-type="float" office:value="0.000000000000418861582983904" calcext:value-type="float">
            <text:p>4.18861582983904E-13</text:p>
          </table:table-cell>
          <table:table-cell table:formula="of:=LOG10(ABS([.K171]))" office:value-type="float" office:value="-12.3779294702981" calcext:value-type="float">
            <text:p>-12.3779294702981</text:p>
          </table:table-cell>
          <table:table-cell table:number-columns-repeated="3"/>
          <table:table-cell table:formula="of:=([.P48]-[.P130])/[.P130]" office:value-type="float" office:value="0.000000000000099986697242688" calcext:value-type="float">
            <text:p>9.9986697242688E-14</text:p>
          </table:table-cell>
          <table:table-cell table:formula="of:=LOG10(ABS([.P171]))" office:value-type="float" office:value="-13.000057776984" calcext:value-type="float">
            <text:p>-13.000057776984</text:p>
          </table:table-cell>
          <table:table-cell table:number-columns-repeated="3"/>
          <table:table-cell table:formula="of:=([.R48]-[.U130])/[.U130]" office:value-type="float" office:value="0.0000000000000632785924566485" calcext:value-type="float">
            <text:p>6.32785924566485E-14</text:p>
          </table:table-cell>
          <table:table-cell table:formula="of:=LOG10(ABS([.U171]))" office:value-type="float" office:value="-13.1987431896733" calcext:value-type="float">
            <text:p>-13.1987431896733</text:p>
          </table:table-cell>
          <table:table-cell table:number-columns-repeated="3"/>
          <table:table-cell table:formula="of:=([.T48]-[.Z130])/[.Z130]" office:value-type="float" office:value="-0.000000000000386032894722306" calcext:value-type="float">
            <text:p>-3.86032894722306E-13</text:p>
          </table:table-cell>
          <table:table-cell table:formula="of:=LOG10(ABS([.Z171]))" office:value-type="float" office:value="-12.4133756865518" calcext:value-type="float">
            <text:p>-12.413375686551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1]" office:value-type="float" office:value="7.5" calcext:value-type="float">
            <text:p>7.5</text:p>
          </table:table-cell>
          <table:table-cell table:number-columns-repeated="3"/>
          <table:table-cell table:formula="of:=([.L49]-[.F131])/[.F131]" office:value-type="float" office:value="-0.000000000000992971716748304" calcext:value-type="float">
            <text:p>-9.92971716748304E-13</text:p>
          </table:table-cell>
          <table:table-cell table:formula="of:=LOG10(ABS([.F172]))" office:value-type="float" office:value="-12.0030631215299" calcext:value-type="float">
            <text:p>-12.0030631215299</text:p>
          </table:table-cell>
          <table:table-cell table:number-columns-repeated="3"/>
          <table:table-cell table:formula="of:=([.N49]-[.K131])/[.K131]" office:value-type="float" office:value="0.000000000000326984810726046" calcext:value-type="float">
            <text:p>3.26984810726046E-13</text:p>
          </table:table-cell>
          <table:table-cell table:formula="of:=LOG10(ABS([.K172]))" office:value-type="float" office:value="-12.4854724209516" calcext:value-type="float">
            <text:p>-12.4854724209516</text:p>
          </table:table-cell>
          <table:table-cell table:number-columns-repeated="3"/>
          <table:table-cell table:formula="of:=([.P49]-[.P131])/[.P131]" office:value-type="float" office:value="0.000000000000112344582161794" calcext:value-type="float">
            <text:p>1.12344582161794E-13</text:p>
          </table:table-cell>
          <table:table-cell table:formula="of:=LOG10(ABS([.P172]))" office:value-type="float" office:value="-12.9494478666714" calcext:value-type="float">
            <text:p>-12.9494478666714</text:p>
          </table:table-cell>
          <table:table-cell table:number-columns-repeated="3"/>
          <table:table-cell table:formula="of:=([.R49]-[.U131])/[.U131]" office:value-type="float" office:value="0.0000000000000479931725505428" calcext:value-type="float">
            <text:p>4.79931725505428E-14</text:p>
          </table:table-cell>
          <table:table-cell table:formula="of:=LOG10(ABS([.U172]))" office:value-type="float" office:value="-13.318820540427" calcext:value-type="float">
            <text:p>-13.318820540427</text:p>
          </table:table-cell>
          <table:table-cell table:number-columns-repeated="3"/>
          <table:table-cell table:formula="of:=([.T49]-[.Z131])/[.Z131]" office:value-type="float" office:value="-0.0000000000000905113958052713" calcext:value-type="float">
            <text:p>-9.05113958052713E-14</text:p>
          </table:table-cell>
          <table:table-cell table:formula="of:=LOG10(ABS([.Z172]))" office:value-type="float" office:value="-13.0432967376592" calcext:value-type="float">
            <text:p>-13.043296737659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2]" office:value-type="float" office:value="7.75" calcext:value-type="float">
            <text:p>7.75</text:p>
          </table:table-cell>
          <table:table-cell table:number-columns-repeated="3"/>
          <table:table-cell table:formula="of:=([.L50]-[.F132])/[.F132]" office:value-type="float" office:value="-0.00000000000105589040846093" calcext:value-type="float">
            <text:p>-1.05589040846093E-12</text:p>
          </table:table-cell>
          <table:table-cell table:formula="of:=LOG10(ABS([.F173]))" office:value-type="float" office:value="-11.9763811551645" calcext:value-type="float">
            <text:p>-11.9763811551645</text:p>
          </table:table-cell>
          <table:table-cell table:number-columns-repeated="3"/>
          <table:table-cell table:formula="of:=([.N50]-[.K132])/[.K132]" office:value-type="float" office:value="0.000000000000387196440602117" calcext:value-type="float">
            <text:p>3.87196440602117E-13</text:p>
          </table:table-cell>
          <table:table-cell table:formula="of:=LOG10(ABS([.K173]))" office:value-type="float" office:value="-12.4120686437034" calcext:value-type="float">
            <text:p>-12.4120686437034</text:p>
          </table:table-cell>
          <table:table-cell table:number-columns-repeated="3"/>
          <table:table-cell table:formula="of:=([.P50]-[.P132])/[.P132]" office:value-type="float" office:value="0.0000000000000922616828179979" calcext:value-type="float">
            <text:p>9.22616828179979E-14</text:p>
          </table:table-cell>
          <table:table-cell table:formula="of:=LOG10(ABS([.P173]))" office:value-type="float" office:value="-13.0349786282894" calcext:value-type="float">
            <text:p>-13.0349786282894</text:p>
          </table:table-cell>
          <table:table-cell table:number-columns-repeated="3"/>
          <table:table-cell table:formula="of:=([.R50]-[.U132])/[.U132]" office:value-type="float" office:value="0.0000000000000503053779523616" calcext:value-type="float">
            <text:p>5.03053779523616E-14</text:p>
          </table:table-cell>
          <table:table-cell table:formula="of:=LOG10(ABS([.U173]))" office:value-type="float" office:value="-13.2983855837277" calcext:value-type="float">
            <text:p>-13.2983855837277</text:p>
          </table:table-cell>
          <table:table-cell table:number-columns-repeated="3"/>
          <table:table-cell table:formula="of:=([.T50]-[.Z132])/[.Z132]" office:value-type="float" office:value="-0.000000000000411434806151441" calcext:value-type="float">
            <text:p>-4.11434806151441E-13</text:p>
          </table:table-cell>
          <table:table-cell table:formula="of:=LOG10(ABS([.Z173]))" office:value-type="float" office:value="-12.3856989710757" calcext:value-type="float">
            <text:p>-12.385698971075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3]" office:value-type="float" office:value="8" calcext:value-type="float">
            <text:p>8</text:p>
          </table:table-cell>
          <table:table-cell table:number-columns-repeated="3"/>
          <table:table-cell table:formula="of:=([.L51]-[.F133])/[.F133]" office:value-type="float" office:value="-0.000000000000180455208239674" calcext:value-type="float">
            <text:p>-1.80455208239674E-13</text:p>
          </table:table-cell>
          <table:table-cell table:formula="of:=LOG10(ABS([.F174]))" office:value-type="float" office:value="-12.7436305789572" calcext:value-type="float">
            <text:p>-12.7436305789572</text:p>
          </table:table-cell>
          <table:table-cell table:number-columns-repeated="3"/>
          <table:table-cell table:formula="of:=([.N51]-[.K133])/[.K133]" office:value-type="float" office:value="0.000000000000445213163531108" calcext:value-type="float">
            <text:p>4.45213163531108E-13</text:p>
          </table:table-cell>
          <table:table-cell table:formula="of:=LOG10(ABS([.K174]))" office:value-type="float" office:value="-12.3514320034469" calcext:value-type="float">
            <text:p>-12.3514320034469</text:p>
          </table:table-cell>
          <table:table-cell table:number-columns-repeated="3"/>
          <table:table-cell table:formula="of:=([.P51]-[.P133])/[.P133]" office:value-type="float" office:value="0.0000000000000997475916943532" calcext:value-type="float">
            <text:p>9.97475916943532E-14</text:p>
          </table:table-cell>
          <table:table-cell table:formula="of:=LOG10(ABS([.P174]))" office:value-type="float" office:value="-13.0010975811197" calcext:value-type="float">
            <text:p>-13.0010975811197</text:p>
          </table:table-cell>
          <table:table-cell table:number-columns-repeated="3"/>
          <table:table-cell table:formula="of:=([.R51]-[.U133])/[.U133]" office:value-type="float" office:value="0.0000000000000554861407004193" calcext:value-type="float">
            <text:p>5.54861407004193E-14</text:p>
          </table:table-cell>
          <table:table-cell table:formula="of:=LOG10(ABS([.U174]))" office:value-type="float" office:value="-13.2558154811833" calcext:value-type="float">
            <text:p>-13.2558154811833</text:p>
          </table:table-cell>
          <table:table-cell table:number-columns-repeated="3"/>
          <table:table-cell table:formula="of:=([.T51]-[.Z133])/[.Z133]" office:value-type="float" office:value="-0.0000000000000387642900783751" calcext:value-type="float">
            <text:p>-3.87642900783751E-14</text:p>
          </table:table-cell>
          <table:table-cell table:formula="of:=LOG10(ABS([.Z174]))" office:value-type="float" office:value="-13.4115681652058" calcext:value-type="float">
            <text:p>-13.411568165205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4]" office:value-type="float" office:value="8.25" calcext:value-type="float">
            <text:p>8.25</text:p>
          </table:table-cell>
          <table:table-cell table:number-columns-repeated="3"/>
          <table:table-cell table:formula="of:=([.L52]-[.F134])/[.F134]" office:value-type="float" office:value="-0.000000000000190838117737081" calcext:value-type="float">
            <text:p>-1.90838117737081E-13</text:p>
          </table:table-cell>
          <table:table-cell table:formula="of:=LOG10(ABS([.F175]))" office:value-type="float" office:value="-12.7193348755989" calcext:value-type="float">
            <text:p>-12.7193348755989</text:p>
          </table:table-cell>
          <table:table-cell table:number-columns-repeated="3"/>
          <table:table-cell table:formula="of:=([.N52]-[.K134])/[.K134]" office:value-type="float" office:value="0.000000000000453464524979375" calcext:value-type="float">
            <text:p>4.53464524979375E-13</text:p>
          </table:table-cell>
          <table:table-cell table:formula="of:=LOG10(ABS([.K175]))" office:value-type="float" office:value="-12.3434566826024" calcext:value-type="float">
            <text:p>-12.3434566826024</text:p>
          </table:table-cell>
          <table:table-cell table:number-columns-repeated="3"/>
          <table:table-cell table:formula="of:=([.P52]-[.P134])/[.P134]" office:value-type="float" office:value="0.0000000000000503291252061588" calcext:value-type="float">
            <text:p>5.03291252061588E-14</text:p>
          </table:table-cell>
          <table:table-cell table:formula="of:=LOG10(ABS([.P175]))" office:value-type="float" office:value="-13.2981806182108" calcext:value-type="float">
            <text:p>-13.2981806182108</text:p>
          </table:table-cell>
          <table:table-cell table:number-columns-repeated="3"/>
          <table:table-cell table:formula="of:=([.R52]-[.U134])/[.U134]" office:value-type="float" office:value="0.0000000000000496361929693435" calcext:value-type="float">
            <text:p>4.96361929693435E-14</text:p>
          </table:table-cell>
          <table:table-cell table:formula="of:=LOG10(ABS([.U175]))" office:value-type="float" office:value="-13.304201535711" calcext:value-type="float">
            <text:p>-13.304201535711</text:p>
          </table:table-cell>
          <table:table-cell table:number-columns-repeated="3"/>
          <table:table-cell table:formula="of:=([.T52]-[.Z134])/[.Z134]" office:value-type="float" office:value="0.0000000000000378872004845787" calcext:value-type="float">
            <text:p>3.78872004845787E-14</text:p>
          </table:table-cell>
          <table:table-cell table:formula="of:=LOG10(ABS([.Z175]))" office:value-type="float" office:value="-13.4215074839047" calcext:value-type="float">
            <text:p>-13.421507483904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5]" office:value-type="float" office:value="8.5" calcext:value-type="float">
            <text:p>8.5</text:p>
          </table:table-cell>
          <table:table-cell table:number-columns-repeated="3"/>
          <table:table-cell table:formula="of:=([.L53]-[.F135])/[.F135]" office:value-type="float" office:value="-0.00000000000062765089583593" calcext:value-type="float">
            <text:p>-6.2765089583593E-13</text:p>
          </table:table-cell>
          <table:table-cell table:formula="of:=LOG10(ABS([.F176]))" office:value-type="float" office:value="-12.2022818469773" calcext:value-type="float">
            <text:p>-12.2022818469773</text:p>
          </table:table-cell>
          <table:table-cell table:number-columns-repeated="3"/>
          <table:table-cell table:formula="of:=([.N53]-[.K135])/[.K135]" office:value-type="float" office:value="0.000000000000495448108698414" calcext:value-type="float">
            <text:p>4.95448108698414E-13</text:p>
          </table:table-cell>
          <table:table-cell table:formula="of:=LOG10(ABS([.K176]))" office:value-type="float" office:value="-12.3050018251062" calcext:value-type="float">
            <text:p>-12.3050018251062</text:p>
          </table:table-cell>
          <table:table-cell table:number-columns-repeated="3"/>
          <table:table-cell table:formula="of:=([.P53]-[.P135])/[.P135]" office:value-type="float" office:value="0.000000000000104722829589597" calcext:value-type="float">
            <text:p>1.04722829589597E-13</text:p>
          </table:table-cell>
          <table:table-cell table:formula="of:=LOG10(ABS([.P176]))" office:value-type="float" office:value="-12.97995863175" calcext:value-type="float">
            <text:p>-12.97995863175</text:p>
          </table:table-cell>
          <table:table-cell table:number-columns-repeated="3"/>
          <table:table-cell table:formula="of:=([.R53]-[.U135])/[.U135]" office:value-type="float" office:value="0.0000000000000302534878088426" calcext:value-type="float">
            <text:p>3.02534878088426E-14</text:p>
          </table:table-cell>
          <table:table-cell table:formula="of:=LOG10(ABS([.U176]))" office:value-type="float" office:value="-13.5192245499762" calcext:value-type="float">
            <text:p>-13.5192245499762</text:p>
          </table:table-cell>
          <table:table-cell table:number-columns-repeated="3"/>
          <table:table-cell table:formula="of:=([.T53]-[.Z135])/[.Z135]" office:value-type="float" office:value="-0.000000000000442113469570131" calcext:value-type="float">
            <text:p>-4.42113469570131E-13</text:p>
          </table:table-cell>
          <table:table-cell table:formula="of:=LOG10(ABS([.Z176]))" office:value-type="float" office:value="-12.3544662535382" calcext:value-type="float">
            <text:p>-12.354466253538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6]" office:value-type="float" office:value="8.75" calcext:value-type="float">
            <text:p>8.75</text:p>
          </table:table-cell>
          <table:table-cell table:number-columns-repeated="3"/>
          <table:table-cell table:formula="of:=([.L54]-[.F136])/[.F136]" office:value-type="float" office:value="-0.000000000000114107968030026" calcext:value-type="float">
            <text:p>-1.14107968030026E-13</text:p>
          </table:table-cell>
          <table:table-cell table:formula="of:=LOG10(ABS([.F177]))" office:value-type="float" office:value="-12.9426840282317" calcext:value-type="float">
            <text:p>-12.9426840282317</text:p>
          </table:table-cell>
          <table:table-cell table:number-columns-repeated="3"/>
          <table:table-cell table:formula="of:=([.N54]-[.K136])/[.K136]" office:value-type="float" office:value="0.000000000000528193957871076" calcext:value-type="float">
            <text:p>5.28193957871076E-13</text:p>
          </table:table-cell>
          <table:table-cell table:formula="of:=LOG10(ABS([.K177]))" office:value-type="float" office:value="-12.2772065710925" calcext:value-type="float">
            <text:p>-12.2772065710925</text:p>
          </table:table-cell>
          <table:table-cell table:number-columns-repeated="3"/>
          <table:table-cell table:formula="of:=([.P54]-[.P136])/[.P136]" office:value-type="float" office:value="0.00000000000012710671210005" calcext:value-type="float">
            <text:p>1.2710671210005E-13</text:p>
          </table:table-cell>
          <table:table-cell table:formula="of:=LOG10(ABS([.P177]))" office:value-type="float" office:value="-12.8958315151341" calcext:value-type="float">
            <text:p>-12.8958315151341</text:p>
          </table:table-cell>
          <table:table-cell table:number-columns-repeated="3"/>
          <table:table-cell table:formula="of:=([.R54]-[.U136])/[.U136]" office:value-type="float" office:value="0.0000000000000923705992905832" calcext:value-type="float">
            <text:p>9.23705992905832E-14</text:p>
          </table:table-cell>
          <table:table-cell table:formula="of:=LOG10(ABS([.U177]))" office:value-type="float" office:value="-13.0344662387118" calcext:value-type="float">
            <text:p>-13.0344662387118</text:p>
          </table:table-cell>
          <table:table-cell table:number-columns-repeated="3"/>
          <table:table-cell table:formula="of:=([.T54]-[.Z136])/[.Z136]" office:value-type="float" office:value="0.0000000000000801977296166304" calcext:value-type="float">
            <text:p>8.01977296166304E-14</text:p>
          </table:table-cell>
          <table:table-cell table:formula="of:=LOG10(ABS([.Z177]))" office:value-type="float" office:value="-13.0958379263409" calcext:value-type="float">
            <text:p>-13.095837926340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7]" office:value-type="float" office:value="9" calcext:value-type="float">
            <text:p>9</text:p>
          </table:table-cell>
          <table:table-cell table:number-columns-repeated="3"/>
          <table:table-cell table:formula="of:=([.L55]-[.F137])/[.F137]" office:value-type="float" office:value="-0.000000000000322177989838874" calcext:value-type="float">
            <text:p>-3.22177989838874E-13</text:p>
          </table:table-cell>
          <table:table-cell table:formula="of:=LOG10(ABS([.F178]))" office:value-type="float" office:value="-12.4919041325016" calcext:value-type="float">
            <text:p>-12.4919041325016</text:p>
          </table:table-cell>
          <table:table-cell table:number-columns-repeated="3"/>
          <table:table-cell table:formula="of:=([.N55]-[.K137])/[.K137]" office:value-type="float" office:value="0.000000000000539835255540645" calcext:value-type="float">
            <text:p>5.39835255540645E-13</text:p>
          </table:table-cell>
          <table:table-cell table:formula="of:=LOG10(ABS([.K178]))" office:value-type="float" office:value="-12.2677387559655" calcext:value-type="float">
            <text:p>-12.2677387559655</text:p>
          </table:table-cell>
          <table:table-cell table:number-columns-repeated="3"/>
          <table:table-cell table:formula="of:=([.P55]-[.P137])/[.P137]" office:value-type="float" office:value="0.000000000000207560975624718" calcext:value-type="float">
            <text:p>2.07560975624718E-13</text:p>
          </table:table-cell>
          <table:table-cell table:formula="of:=LOG10(ABS([.P178]))" office:value-type="float" office:value="-12.6828542966038" calcext:value-type="float">
            <text:p>-12.6828542966038</text:p>
          </table:table-cell>
          <table:table-cell table:number-columns-repeated="3"/>
          <table:table-cell table:formula="of:=([.R55]-[.U137])/[.U137]" office:value-type="float" office:value="0.0000000000000514434744506218" calcext:value-type="float">
            <text:p>5.14434744506218E-14</text:p>
          </table:table-cell>
          <table:table-cell table:formula="of:=LOG10(ABS([.U178]))" office:value-type="float" office:value="-13.2886697071955" calcext:value-type="float">
            <text:p>-13.2886697071955</text:p>
          </table:table-cell>
          <table:table-cell table:number-columns-repeated="3"/>
          <table:table-cell table:formula="of:=([.T55]-[.Z137])/[.Z137]" office:value-type="float" office:value="-0.000000000000198616544835444" calcext:value-type="float">
            <text:p>-1.98616544835444E-13</text:p>
          </table:table-cell>
          <table:table-cell table:formula="of:=LOG10(ABS([.Z178]))" office:value-type="float" office:value="-12.7019845774345" calcext:value-type="float">
            <text:p>-12.701984577434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8]" office:value-type="float" office:value="9.25" calcext:value-type="float">
            <text:p>9.25</text:p>
          </table:table-cell>
          <table:table-cell table:number-columns-repeated="3"/>
          <table:table-cell table:formula="of:=([.L56]-[.F138])/[.F138]" office:value-type="float" office:value="-0.000000000000262236002508577" calcext:value-type="float">
            <text:p>-2.62236002508577E-13</text:p>
          </table:table-cell>
          <table:table-cell table:formula="of:=LOG10(ABS([.F179]))" office:value-type="float" office:value="-12.5813076840516" calcext:value-type="float">
            <text:p>-12.5813076840516</text:p>
          </table:table-cell>
          <table:table-cell table:number-columns-repeated="3"/>
          <table:table-cell table:formula="of:=([.N56]-[.K138])/[.K138]" office:value-type="float" office:value="0.000000000000421453707540468" calcext:value-type="float">
            <text:p>4.21453707540468E-13</text:p>
          </table:table-cell>
          <table:table-cell table:formula="of:=LOG10(ABS([.K179]))" office:value-type="float" office:value="-12.3752501213093" calcext:value-type="float">
            <text:p>-12.3752501213093</text:p>
          </table:table-cell>
          <table:table-cell table:number-columns-repeated="3"/>
          <table:table-cell table:formula="of:=([.P56]-[.P138])/[.P138]" office:value-type="float" office:value="0.0000000000000993759256483965" calcext:value-type="float">
            <text:p>9.93759256483965E-14</text:p>
          </table:table-cell>
          <table:table-cell table:formula="of:=LOG10(ABS([.P179]))" office:value-type="float" office:value="-13.0027188130311" calcext:value-type="float">
            <text:p>-13.0027188130311</text:p>
          </table:table-cell>
          <table:table-cell table:number-columns-repeated="3"/>
          <table:table-cell table:formula="of:=([.R56]-[.U138])/[.U138]" office:value-type="float" office:value="0.0000000000000521603180242369" calcext:value-type="float">
            <text:p>5.21603180242369E-14</text:p>
          </table:table-cell>
          <table:table-cell table:formula="of:=LOG10(ABS([.U179]))" office:value-type="float" office:value="-13.2826597693515" calcext:value-type="float">
            <text:p>-13.2826597693515</text:p>
          </table:table-cell>
          <table:table-cell table:number-columns-repeated="3"/>
          <table:table-cell table:formula="of:=([.T56]-[.Z138])/[.Z138]" office:value-type="float" office:value="-0.0000000000000763776085354897" calcext:value-type="float">
            <text:p>-7.63776085354897E-14</text:p>
          </table:table-cell>
          <table:table-cell table:formula="of:=LOG10(ABS([.Z179]))" office:value-type="float" office:value="-13.117033943974" calcext:value-type="float">
            <text:p>-13.11703394397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39]" office:value-type="float" office:value="9.5" calcext:value-type="float">
            <text:p>9.5</text:p>
          </table:table-cell>
          <table:table-cell table:number-columns-repeated="3"/>
          <table:table-cell table:formula="of:=([.L57]-[.F139])/[.F139]" office:value-type="float" office:value="-0.000000000000294726813430779" calcext:value-type="float">
            <text:p>-2.94726813430779E-13</text:p>
          </table:table-cell>
          <table:table-cell table:formula="of:=LOG10(ABS([.F180]))" office:value-type="float" office:value="-12.5305803514412" calcext:value-type="float">
            <text:p>-12.5305803514412</text:p>
          </table:table-cell>
          <table:table-cell table:number-columns-repeated="3"/>
          <table:table-cell table:formula="of:=([.N57]-[.K139])/[.K139]" office:value-type="float" office:value="0.00000000000061606576448025" calcext:value-type="float">
            <text:p>6.1606576448025E-13</text:p>
          </table:table-cell>
          <table:table-cell table:formula="of:=LOG10(ABS([.K180]))" office:value-type="float" office:value="-12.2103729248057" calcext:value-type="float">
            <text:p>-12.2103729248057</text:p>
          </table:table-cell>
          <table:table-cell table:number-columns-repeated="3"/>
          <table:table-cell table:formula="of:=([.P57]-[.P139])/[.P139]" office:value-type="float" office:value="0.000000000000130091968021005" calcext:value-type="float">
            <text:p>1.30091968021005E-13</text:p>
          </table:table-cell>
          <table:table-cell table:formula="of:=LOG10(ABS([.P180]))" office:value-type="float" office:value="-12.8857495162888" calcext:value-type="float">
            <text:p>-12.8857495162888</text:p>
          </table:table-cell>
          <table:table-cell table:number-columns-repeated="3"/>
          <table:table-cell table:formula="of:=([.R57]-[.U139])/[.U139]" office:value-type="float" office:value="0.0000000000000572115520337247" calcext:value-type="float">
            <text:p>5.72115520337247E-14</text:p>
          </table:table-cell>
          <table:table-cell table:formula="of:=LOG10(ABS([.U180]))" office:value-type="float" office:value="-13.2425162705434" calcext:value-type="float">
            <text:p>-13.2425162705434</text:p>
          </table:table-cell>
          <table:table-cell table:number-columns-repeated="3"/>
          <table:table-cell table:formula="of:=([.T57]-[.Z139])/[.Z139]" office:value-type="float" office:value="-0.000000000000397571802268256" calcext:value-type="float">
            <text:p>-3.97571802268256E-13</text:p>
          </table:table-cell>
          <table:table-cell table:formula="of:=LOG10(ABS([.Z180]))" office:value-type="float" office:value="-12.4005844254658" calcext:value-type="float">
            <text:p>-12.400584425465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0]" office:value-type="float" office:value="9.75" calcext:value-type="float">
            <text:p>9.75</text:p>
          </table:table-cell>
          <table:table-cell table:number-columns-repeated="3"/>
          <table:table-cell table:formula="of:=([.L58]-[.F140])/[.F140]" office:value-type="float" office:value="0.0000000000000106452686869853" calcext:value-type="float">
            <text:p>1.06452686869853E-14</text:p>
          </table:table-cell>
          <table:table-cell table:formula="of:=LOG10(ABS([.F181]))" office:value-type="float" office:value="-13.9728433724781" calcext:value-type="float">
            <text:p>-13.9728433724781</text:p>
          </table:table-cell>
          <table:table-cell table:number-columns-repeated="3"/>
          <table:table-cell table:formula="of:=([.N58]-[.K140])/[.K140]" office:value-type="float" office:value="0.000000000000522635975127061" calcext:value-type="float">
            <text:p>5.22635975127061E-13</text:p>
          </table:table-cell>
          <table:table-cell table:formula="of:=LOG10(ABS([.K181]))" office:value-type="float" office:value="-12.2818006993515" calcext:value-type="float">
            <text:p>-12.2818006993515</text:p>
          </table:table-cell>
          <table:table-cell table:number-columns-repeated="3"/>
          <table:table-cell table:formula="of:=([.P58]-[.P140])/[.P140]" office:value-type="float" office:value="0.0000000000000749014463561794" calcext:value-type="float">
            <text:p>7.49014463561794E-14</text:p>
          </table:table-cell>
          <table:table-cell table:formula="of:=LOG10(ABS([.P181]))" office:value-type="float" office:value="-13.1255097959395" calcext:value-type="float">
            <text:p>-13.1255097959395</text:p>
          </table:table-cell>
          <table:table-cell table:number-columns-repeated="3"/>
          <table:table-cell table:formula="of:=([.R58]-[.U140])/[.U140]" office:value-type="float" office:value="0.000000000000130403570709981" calcext:value-type="float">
            <text:p>1.30403570709981E-13</text:p>
          </table:table-cell>
          <table:table-cell table:formula="of:=LOG10(ABS([.U181]))" office:value-type="float" office:value="-12.8847105165918" calcext:value-type="float">
            <text:p>-12.8847105165918</text:p>
          </table:table-cell>
          <table:table-cell table:number-columns-repeated="3"/>
          <table:table-cell table:formula="of:=([.T58]-[.Z140])/[.Z140]" office:value-type="float" office:value="0.000000000000245663500950416" calcext:value-type="float">
            <text:p>2.45663500950416E-13</text:p>
          </table:table-cell>
          <table:table-cell table:formula="of:=LOG10(ABS([.Z181]))" office:value-type="float" office:value="-12.6096593633136" calcext:value-type="float">
            <text:p>-12.6096593633136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1]" office:value-type="float" office:value="10" calcext:value-type="float">
            <text:p>10</text:p>
          </table:table-cell>
          <table:table-cell table:number-columns-repeated="3"/>
          <table:table-cell table:formula="of:=([.L59]-[.F141])/[.F141]" office:value-type="float" office:value="-0.000000000000109345874442244" calcext:value-type="float">
            <text:p>-1.09345874442244E-13</text:p>
          </table:table-cell>
          <table:table-cell table:formula="of:=LOG10(ABS([.F182]))" office:value-type="float" office:value="-12.9611975980015" calcext:value-type="float">
            <text:p>-12.9611975980015</text:p>
          </table:table-cell>
          <table:table-cell table:number-columns-repeated="3"/>
          <table:table-cell table:formula="of:=([.N59]-[.K141])/[.K141]" office:value-type="float" office:value="0.000000000000665807347715257" calcext:value-type="float">
            <text:p>6.65807347715257E-13</text:p>
          </table:table-cell>
          <table:table-cell table:formula="of:=LOG10(ABS([.K182]))" office:value-type="float" office:value="-12.1766514163668" calcext:value-type="float">
            <text:p>-12.1766514163668</text:p>
          </table:table-cell>
          <table:table-cell table:number-columns-repeated="3"/>
          <table:table-cell table:formula="of:=([.P59]-[.P141])/[.P141]" office:value-type="float" office:value="0.000000000000110564599559935" calcext:value-type="float">
            <text:p>1.10564599559935E-13</text:p>
          </table:table-cell>
          <table:table-cell table:formula="of:=LOG10(ABS([.P182]))" office:value-type="float" office:value="-12.9563839026585" calcext:value-type="float">
            <text:p>-12.9563839026585</text:p>
          </table:table-cell>
          <table:table-cell table:number-columns-repeated="3"/>
          <table:table-cell table:formula="of:=([.R59]-[.U141])/[.U141]" office:value-type="float" office:value="0.000000000000101622603554748" calcext:value-type="float">
            <text:p>1.01622603554748E-13</text:p>
          </table:table-cell>
          <table:table-cell table:formula="of:=LOG10(ABS([.U182]))" office:value-type="float" office:value="-12.9930096827285" calcext:value-type="float">
            <text:p>-12.9930096827285</text:p>
          </table:table-cell>
          <table:table-cell table:number-columns-repeated="3"/>
          <table:table-cell table:formula="of:=([.T59]-[.Z141])/[.Z141]" office:value-type="float" office:value="-0.000000000000158391092437055" calcext:value-type="float">
            <text:p>-1.58391092437055E-13</text:p>
          </table:table-cell>
          <table:table-cell table:formula="of:=LOG10(ABS([.Z182]))" office:value-type="float" office:value="-12.800269245816" calcext:value-type="float">
            <text:p>-12.800269245816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2]" office:value-type="float" office:value="10.25" calcext:value-type="float">
            <text:p>10.25</text:p>
          </table:table-cell>
          <table:table-cell table:number-columns-repeated="3"/>
          <table:table-cell table:formula="of:=([.L60]-[.F142])/[.F142]" office:value-type="float" office:value="-0.000000000000262180986537029" calcext:value-type="float">
            <text:p>-2.62180986537029E-13</text:p>
          </table:table-cell>
          <table:table-cell table:formula="of:=LOG10(ABS([.F183]))" office:value-type="float" office:value="-12.5813988067018" calcext:value-type="float">
            <text:p>-12.5813988067018</text:p>
          </table:table-cell>
          <table:table-cell table:number-columns-repeated="3"/>
          <table:table-cell table:formula="of:=([.N60]-[.K142])/[.K142]" office:value-type="float" office:value="0.000000000000631010012302748" calcext:value-type="float">
            <text:p>6.31010012302748E-13</text:p>
          </table:table-cell>
          <table:table-cell table:formula="of:=LOG10(ABS([.K183]))" office:value-type="float" office:value="-12.1999637497046" calcext:value-type="float">
            <text:p>-12.1999637497046</text:p>
          </table:table-cell>
          <table:table-cell table:number-columns-repeated="3"/>
          <table:table-cell table:formula="of:=([.P60]-[.P142])/[.P142]" office:value-type="float" office:value="0.00000000000023256038360346" calcext:value-type="float">
            <text:p>2.3256038360346E-13</text:p>
          </table:table-cell>
          <table:table-cell table:formula="of:=LOG10(ABS([.P183]))" office:value-type="float" office:value="-12.6334642648774" calcext:value-type="float">
            <text:p>-12.6334642648774</text:p>
          </table:table-cell>
          <table:table-cell table:number-columns-repeated="3"/>
          <table:table-cell table:formula="of:=([.R60]-[.U142])/[.U142]" office:value-type="float" office:value="0.000000000000116795322471899" calcext:value-type="float">
            <text:p>1.16795322471899E-13</text:p>
          </table:table-cell>
          <table:table-cell table:formula="of:=LOG10(ABS([.U183]))" office:value-type="float" office:value="-12.9325745499062" calcext:value-type="float">
            <text:p>-12.9325745499062</text:p>
          </table:table-cell>
          <table:table-cell table:number-columns-repeated="3"/>
          <table:table-cell table:formula="of:=([.T60]-[.Z142])/[.Z142]" office:value-type="float" office:value="-0.000000000000460064074924464" calcext:value-type="float">
            <text:p>-4.60064074924464E-13</text:p>
          </table:table-cell>
          <table:table-cell table:formula="of:=LOG10(ABS([.Z183]))" office:value-type="float" office:value="-12.3371816782136" calcext:value-type="float">
            <text:p>-12.3371816782136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3]" office:value-type="float" office:value="10.5" calcext:value-type="float">
            <text:p>10.5</text:p>
          </table:table-cell>
          <table:table-cell table:number-columns-repeated="3"/>
          <table:table-cell table:formula="of:=([.L61]-[.F143])/[.F143]" office:value-type="float" office:value="0.0000000000000572574928534222" calcext:value-type="float">
            <text:p>5.72574928534222E-14</text:p>
          </table:table-cell>
          <table:table-cell table:formula="of:=LOG10(ABS([.F184]))" office:value-type="float" office:value="-13.2421676724472" calcext:value-type="float">
            <text:p>-13.2421676724472</text:p>
          </table:table-cell>
          <table:table-cell table:number-columns-repeated="3"/>
          <table:table-cell table:formula="of:=([.N61]-[.K143])/[.K143]" office:value-type="float" office:value="0.000000000000753957857432882" calcext:value-type="float">
            <text:p>7.53957857432882E-13</text:p>
          </table:table-cell>
          <table:table-cell table:formula="of:=LOG10(ABS([.K184]))" office:value-type="float" office:value="-12.1226529283953" calcext:value-type="float">
            <text:p>-12.1226529283953</text:p>
          </table:table-cell>
          <table:table-cell table:number-columns-repeated="3"/>
          <table:table-cell table:formula="of:=([.P61]-[.P143])/[.P143]" office:value-type="float" office:value="-0.0000000000000916965439594341" calcext:value-type="float">
            <text:p>-9.16965439594341E-14</text:p>
          </table:table-cell>
          <table:table-cell table:formula="of:=LOG10(ABS([.P184]))" office:value-type="float" office:value="-13.0376470325702" calcext:value-type="float">
            <text:p>-13.0376470325702</text:p>
          </table:table-cell>
          <table:table-cell table:number-columns-repeated="3"/>
          <table:table-cell table:formula="of:=([.R61]-[.U143])/[.U143]" office:value-type="float" office:value="0.000000000000135382086496354" calcext:value-type="float">
            <text:p>1.35382086496354E-13</text:p>
          </table:table-cell>
          <table:table-cell table:formula="of:=LOG10(ABS([.U184]))" office:value-type="float" office:value="-12.8684387968803" calcext:value-type="float">
            <text:p>-12.8684387968803</text:p>
          </table:table-cell>
          <table:table-cell table:number-columns-repeated="3"/>
          <table:table-cell table:formula="of:=([.T61]-[.Z143])/[.Z143]" office:value-type="float" office:value="0.000000000000422118303401553" calcext:value-type="float">
            <text:p>4.22118303401553E-13</text:p>
          </table:table-cell>
          <table:table-cell table:formula="of:=LOG10(ABS([.Z184]))" office:value-type="float" office:value="-12.3745658160665" calcext:value-type="float">
            <text:p>-12.374565816066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4]" office:value-type="float" office:value="10.75" calcext:value-type="float">
            <text:p>10.75</text:p>
          </table:table-cell>
          <table:table-cell table:number-columns-repeated="3"/>
          <table:table-cell table:formula="of:=([.L62]-[.F144])/[.F144]" office:value-type="float" office:value="-0.0000000000000347292312041389" calcext:value-type="float">
            <text:p>-3.47292312041389E-14</text:p>
          </table:table-cell>
          <table:table-cell table:formula="of:=LOG10(ABS([.F185]))" office:value-type="float" office:value="-13.4593048304956" calcext:value-type="float">
            <text:p>-13.4593048304956</text:p>
          </table:table-cell>
          <table:table-cell table:number-columns-repeated="3"/>
          <table:table-cell table:formula="of:=([.N62]-[.K144])/[.K144]" office:value-type="float" office:value="0.000000000000809403563124763" calcext:value-type="float">
            <text:p>8.09403563124763E-13</text:p>
          </table:table-cell>
          <table:table-cell table:formula="of:=LOG10(ABS([.K185]))" office:value-type="float" office:value="-12.091834888106" calcext:value-type="float">
            <text:p>-12.091834888106</text:p>
          </table:table-cell>
          <table:table-cell table:number-columns-repeated="3"/>
          <table:table-cell table:formula="of:=([.P62]-[.P144])/[.P144]" office:value-type="float" office:value="0.0000000000000965304475217799" calcext:value-type="float">
            <text:p>9.65304475217799E-14</text:p>
          </table:table-cell>
          <table:table-cell table:formula="of:=LOG10(ABS([.P185]))" office:value-type="float" office:value="-13.0153356803862" calcext:value-type="float">
            <text:p>-13.0153356803862</text:p>
          </table:table-cell>
          <table:table-cell table:number-columns-repeated="3"/>
          <table:table-cell table:formula="of:=([.R62]-[.U144])/[.U144]" office:value-type="float" office:value="0.0000000000000305237266791302" calcext:value-type="float">
            <text:p>3.05237266791302E-14</text:p>
          </table:table-cell>
          <table:table-cell table:formula="of:=LOG10(ABS([.U185]))" office:value-type="float" office:value="-13.5153624439355" calcext:value-type="float">
            <text:p>-13.5153624439355</text:p>
          </table:table-cell>
          <table:table-cell table:number-columns-repeated="3"/>
          <table:table-cell table:formula="of:=([.T62]-[.Z144])/[.Z144]" office:value-type="float" office:value="0.000000000000139735242264849" calcext:value-type="float">
            <text:p>1.39735242264849E-13</text:p>
          </table:table-cell>
          <table:table-cell table:formula="of:=LOG10(ABS([.Z185]))" office:value-type="float" office:value="-12.8546940477805" calcext:value-type="float">
            <text:p>-12.854694047780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5]" office:value-type="float" office:value="11" calcext:value-type="float">
            <text:p>11</text:p>
          </table:table-cell>
          <table:table-cell table:number-columns-repeated="3"/>
          <table:table-cell table:formula="of:=([.L63]-[.F145])/[.F145]" office:value-type="float" office:value="6.21949656621115E-015" calcext:value-type="float">
            <text:p>6.21949656621115E-15</text:p>
          </table:table-cell>
          <table:table-cell table:formula="of:=LOG10(ABS([.F186]))" office:value-type="float" office:value="-14.2062447676187" calcext:value-type="float">
            <text:p>-14.2062447676187</text:p>
          </table:table-cell>
          <table:table-cell table:number-columns-repeated="3"/>
          <table:table-cell table:formula="of:=([.N63]-[.K145])/[.K145]" office:value-type="float" office:value="0.000000000000901482248930025" calcext:value-type="float">
            <text:p>9.01482248930025E-13</text:p>
          </table:table-cell>
          <table:table-cell table:formula="of:=LOG10(ABS([.K186]))" office:value-type="float" office:value="-12.0450428205418" calcext:value-type="float">
            <text:p>-12.0450428205418</text:p>
          </table:table-cell>
          <table:table-cell table:number-columns-repeated="3"/>
          <table:table-cell table:formula="of:=([.P63]-[.P145])/[.P145]" office:value-type="float" office:value="0.000000000000101021985673434" calcext:value-type="float">
            <text:p>1.01021985673434E-13</text:p>
          </table:table-cell>
          <table:table-cell table:formula="of:=LOG10(ABS([.P186]))" office:value-type="float" office:value="-12.9955840993107" calcext:value-type="float">
            <text:p>-12.9955840993107</text:p>
          </table:table-cell>
          <table:table-cell table:number-columns-repeated="3"/>
          <table:table-cell table:formula="of:=([.R63]-[.U145])/[.U145]" office:value-type="float" office:value="0.000000000000102538172852743" calcext:value-type="float">
            <text:p>1.02538172852743E-13</text:p>
          </table:table-cell>
          <table:table-cell table:formula="of:=LOG10(ABS([.U186]))" office:value-type="float" office:value="-12.9891144256029" calcext:value-type="float">
            <text:p>-12.9891144256029</text:p>
          </table:table-cell>
          <table:table-cell table:number-columns-repeated="3"/>
          <table:table-cell table:formula="of:=([.T63]-[.Z145])/[.Z145]" office:value-type="float" office:value="0.000000000000265028099994389" calcext:value-type="float">
            <text:p>2.65028099994389E-13</text:p>
          </table:table-cell>
          <table:table-cell table:formula="of:=LOG10(ABS([.Z186]))" office:value-type="float" office:value="-12.5767080769103" calcext:value-type="float">
            <text:p>-12.5767080769103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6]" office:value-type="float" office:value="11.25" calcext:value-type="float">
            <text:p>11.25</text:p>
          </table:table-cell>
          <table:table-cell table:number-columns-repeated="3"/>
          <table:table-cell table:formula="of:=([.L64]-[.F146])/[.F146]" office:value-type="float" office:value="0.0000000000000334592136293573" calcext:value-type="float">
            <text:p>3.34592136293573E-14</text:p>
          </table:table-cell>
          <table:table-cell table:formula="of:=LOG10(ABS([.F187]))" office:value-type="float" office:value="-13.475484270201" calcext:value-type="float">
            <text:p>-13.475484270201</text:p>
          </table:table-cell>
          <table:table-cell table:number-columns-repeated="3"/>
          <table:table-cell table:formula="of:=([.N64]-[.K146])/[.K146]" office:value-type="float" office:value="0.00000000000158862356531619" calcext:value-type="float">
            <text:p>1.58862356531619E-12</text:p>
          </table:table-cell>
          <table:table-cell table:formula="of:=LOG10(ABS([.K187]))" office:value-type="float" office:value="-11.7989789995036" calcext:value-type="float">
            <text:p>-11.7989789995036</text:p>
          </table:table-cell>
          <table:table-cell table:number-columns-repeated="3"/>
          <table:table-cell table:formula="of:=([.P64]-[.P146])/[.P146]" office:value-type="float" office:value="-0.000000000000351623778207467" calcext:value-type="float">
            <text:p>-3.51623778207467E-13</text:p>
          </table:table-cell>
          <table:table-cell table:formula="of:=LOG10(ABS([.P187]))" office:value-type="float" office:value="-12.4539217638738" calcext:value-type="float">
            <text:p>-12.4539217638738</text:p>
          </table:table-cell>
          <table:table-cell table:number-columns-repeated="3"/>
          <table:table-cell table:formula="of:=([.R64]-[.U146])/[.U146]" office:value-type="float" office:value="-5.17857776514611E-015" calcext:value-type="float">
            <text:p>-5.17857776514611E-15</text:p>
          </table:table-cell>
          <table:table-cell table:formula="of:=LOG10(ABS([.U187]))" office:value-type="float" office:value="-14.2857894976986" calcext:value-type="float">
            <text:p>-14.2857894976986</text:p>
          </table:table-cell>
          <table:table-cell table:number-columns-repeated="3"/>
          <table:table-cell table:formula="of:=([.T64]-[.Z146])/[.Z146]" office:value-type="float" office:value="0.000000000000630923391053635" calcext:value-type="float">
            <text:p>6.30923391053635E-13</text:p>
          </table:table-cell>
          <table:table-cell table:formula="of:=LOG10(ABS([.Z187]))" office:value-type="float" office:value="-12.2000233711244" calcext:value-type="float">
            <text:p>-12.200023371124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7]" office:value-type="float" office:value="11.5" calcext:value-type="float">
            <text:p>11.5</text:p>
          </table:table-cell>
          <table:table-cell table:number-columns-repeated="3"/>
          <table:table-cell table:formula="of:=([.L65]-[.F147])/[.F147]" office:value-type="float" office:value="0.000000000000060112043159162" calcext:value-type="float">
            <text:p>6.0112043159162E-14</text:p>
          </table:table-cell>
          <table:table-cell table:formula="of:=LOG10(ABS([.F188]))" office:value-type="float" office:value="-13.2210385104664" calcext:value-type="float">
            <text:p>-13.2210385104664</text:p>
          </table:table-cell>
          <table:table-cell table:number-columns-repeated="3"/>
          <table:table-cell table:formula="of:=([.N65]-[.K147])/[.K147]" office:value-type="float" office:value="0.000000000000996309318586084" calcext:value-type="float">
            <text:p>9.96309318586084E-13</text:p>
          </table:table-cell>
          <table:table-cell table:formula="of:=LOG10(ABS([.K188]))" office:value-type="float" office:value="-12.0016058076609" calcext:value-type="float">
            <text:p>-12.0016058076609</text:p>
          </table:table-cell>
          <table:table-cell table:number-columns-repeated="3"/>
          <table:table-cell table:formula="of:=([.P65]-[.P147])/[.P147]" office:value-type="float" office:value="0.000000000000450837354681786" calcext:value-type="float">
            <text:p>4.50837354681786E-13</text:p>
          </table:table-cell>
          <table:table-cell table:formula="of:=LOG10(ABS([.P188]))" office:value-type="float" office:value="-12.3459801071333" calcext:value-type="float">
            <text:p>-12.3459801071333</text:p>
          </table:table-cell>
          <table:table-cell table:number-columns-repeated="3"/>
          <table:table-cell table:formula="of:=([.R65]-[.U147])/[.U147]" office:value-type="float" office:value="0.000000000000187312806554667" calcext:value-type="float">
            <text:p>1.87312806554667E-13</text:p>
          </table:table-cell>
          <table:table-cell table:formula="of:=LOG10(ABS([.U188]))" office:value-type="float" office:value="-12.7274325289468" calcext:value-type="float">
            <text:p>-12.7274325289468</text:p>
          </table:table-cell>
          <table:table-cell table:number-columns-repeated="3"/>
          <table:table-cell table:formula="of:=([.T65]-[.Z147])/[.Z147]" office:value-type="float" office:value="0.0000000000000273868904890398" calcext:value-type="float">
            <text:p>2.73868904890398E-14</text:p>
          </table:table-cell>
          <table:table-cell table:formula="of:=LOG10(ABS([.Z188]))" office:value-type="float" office:value="-13.5624572747965" calcext:value-type="float">
            <text:p>-13.562457274796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8]" office:value-type="float" office:value="11.75" calcext:value-type="float">
            <text:p>11.75</text:p>
          </table:table-cell>
          <table:table-cell table:number-columns-repeated="3"/>
          <table:table-cell table:formula="of:=([.L66]-[.F148])/[.F148]" office:value-type="float" office:value="-0.000000000000105516996440471" calcext:value-type="float">
            <text:p>-1.05516996440471E-13</text:p>
          </table:table-cell>
          <table:table-cell table:formula="of:=LOG10(ABS([.F189]))" office:value-type="float" office:value="-12.9766775795532" calcext:value-type="float">
            <text:p>-12.9766775795532</text:p>
          </table:table-cell>
          <table:table-cell table:number-columns-repeated="3"/>
          <table:table-cell table:formula="of:=([.N66]-[.K148])/[.K148]" office:value-type="float" office:value="0.000000000000943770776734999" calcext:value-type="float">
            <text:p>9.43770776734999E-13</text:p>
          </table:table-cell>
          <table:table-cell table:formula="of:=LOG10(ABS([.K189]))" office:value-type="float" office:value="-12.0251334744387" calcext:value-type="float">
            <text:p>-12.0251334744387</text:p>
          </table:table-cell>
          <table:table-cell table:number-columns-repeated="3"/>
          <table:table-cell table:formula="of:=([.P66]-[.P148])/[.P148]" office:value-type="float" office:value="0.000000000000269020375506976" calcext:value-type="float">
            <text:p>2.69020375506976E-13</text:p>
          </table:table-cell>
          <table:table-cell table:formula="of:=LOG10(ABS([.P189]))" office:value-type="float" office:value="-12.5702148254432" calcext:value-type="float">
            <text:p>-12.5702148254432</text:p>
          </table:table-cell>
          <table:table-cell table:number-columns-repeated="3"/>
          <table:table-cell table:formula="of:=([.R66]-[.U148])/[.U148]" office:value-type="float" office:value="0.0000000000000341778967867381" calcext:value-type="float">
            <text:p>3.41778967867381E-14</text:p>
          </table:table-cell>
          <table:table-cell table:formula="of:=LOG10(ABS([.U189]))" office:value-type="float" office:value="-13.4662546660746" calcext:value-type="float">
            <text:p>-13.4662546660746</text:p>
          </table:table-cell>
          <table:table-cell table:number-columns-repeated="3"/>
          <table:table-cell table:formula="of:=([.T66]-[.Z148])/[.Z148]" office:value-type="float" office:value="-0.000000000000834294246045927" calcext:value-type="float">
            <text:p>-8.34294246045927E-13</text:p>
          </table:table-cell>
          <table:table-cell table:formula="of:=LOG10(ABS([.Z189]))" office:value-type="float" office:value="-12.0786807516447" calcext:value-type="float">
            <text:p>-12.0786807516447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49]" office:value-type="float" office:value="12" calcext:value-type="float">
            <text:p>12</text:p>
          </table:table-cell>
          <table:table-cell table:number-columns-repeated="3"/>
          <table:table-cell table:formula="of:=([.L67]-[.F149])/[.F149]" office:value-type="float" office:value="-0.000000000000201012142377672" calcext:value-type="float">
            <text:p>-2.01012142377672E-13</text:p>
          </table:table-cell>
          <table:table-cell table:formula="of:=LOG10(ABS([.F190]))" office:value-type="float" office:value="-12.6967777077121" calcext:value-type="float">
            <text:p>-12.6967777077121</text:p>
          </table:table-cell>
          <table:table-cell table:number-columns-repeated="3"/>
          <table:table-cell table:formula="of:=([.N67]-[.K149])/[.K149]" office:value-type="float" office:value="0.00000000000129358691760768" calcext:value-type="float">
            <text:p>1.29358691760768E-12</text:p>
          </table:table-cell>
          <table:table-cell table:formula="of:=LOG10(ABS([.K190]))" office:value-type="float" office:value="-11.8882043852163" calcext:value-type="float">
            <text:p>-11.8882043852163</text:p>
          </table:table-cell>
          <table:table-cell table:number-columns-repeated="3"/>
          <table:table-cell table:formula="of:=([.P67]-[.P149])/[.P149]" office:value-type="float" office:value="0.000000000000321653166542786" calcext:value-type="float">
            <text:p>3.21653166542786E-13</text:p>
          </table:table-cell>
          <table:table-cell table:formula="of:=LOG10(ABS([.P190]))" office:value-type="float" office:value="-12.4926121687925" calcext:value-type="float">
            <text:p>-12.4926121687925</text:p>
          </table:table-cell>
          <table:table-cell table:number-columns-repeated="3"/>
          <table:table-cell table:formula="of:=([.R67]-[.U149])/[.U149]" office:value-type="float" office:value="0.000000000000140542613882676" calcext:value-type="float">
            <text:p>1.40542613882676E-13</text:p>
          </table:table-cell>
          <table:table-cell table:formula="of:=LOG10(ABS([.U190]))" office:value-type="float" office:value="-12.8521919734951" calcext:value-type="float">
            <text:p>-12.8521919734951</text:p>
          </table:table-cell>
          <table:table-cell table:number-columns-repeated="3"/>
          <table:table-cell table:formula="of:=([.T67]-[.Z149])/[.Z149]" office:value-type="float" office:value="-0.000000000000332539371741713" calcext:value-type="float">
            <text:p>-3.32539371741713E-13</text:p>
          </table:table-cell>
          <table:table-cell table:formula="of:=LOG10(ABS([.Z190]))" office:value-type="float" office:value="-12.4781569280514" calcext:value-type="float">
            <text:p>-12.4781569280514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0]" office:value-type="float" office:value="12.25" calcext:value-type="float">
            <text:p>12.25</text:p>
          </table:table-cell>
          <table:table-cell table:number-columns-repeated="3"/>
          <table:table-cell table:formula="of:=([.L68]-[.F150])/[.F150]" office:value-type="float" office:value="-0.0000000000000907852329076485" calcext:value-type="float">
            <text:p>-9.07852329076485E-14</text:p>
          </table:table-cell>
          <table:table-cell table:formula="of:=LOG10(ABS([.F191]))" office:value-type="float" office:value="-13.0419847879138" calcext:value-type="float">
            <text:p>-13.0419847879138</text:p>
          </table:table-cell>
          <table:table-cell table:number-columns-repeated="3"/>
          <table:table-cell table:formula="of:=([.N68]-[.K150])/[.K150]" office:value-type="float" office:value="0.00000000000223601971767648" calcext:value-type="float">
            <text:p>2.23601971767648E-12</text:p>
          </table:table-cell>
          <table:table-cell table:formula="of:=LOG10(ABS([.K191]))" office:value-type="float" office:value="-11.6505243710717" calcext:value-type="float">
            <text:p>-11.6505243710717</text:p>
          </table:table-cell>
          <table:table-cell table:number-columns-repeated="3"/>
          <table:table-cell table:formula="of:=([.P68]-[.P150])/[.P150]" office:value-type="float" office:value="0.000000000000281877422185061" calcext:value-type="float">
            <text:p>2.81877422185061E-13</text:p>
          </table:table-cell>
          <table:table-cell table:formula="of:=LOG10(ABS([.P191]))" office:value-type="float" office:value="-12.5499397088504" calcext:value-type="float">
            <text:p>-12.5499397088504</text:p>
          </table:table-cell>
          <table:table-cell table:number-columns-repeated="3"/>
          <table:table-cell table:formula="of:=([.R68]-[.U150])/[.U150]" office:value-type="float" office:value="0.0000000000000536897219279545" calcext:value-type="float">
            <text:p>5.36897219279545E-14</text:p>
          </table:table-cell>
          <table:table-cell table:formula="of:=LOG10(ABS([.U191]))" office:value-type="float" office:value="-13.270108845347" calcext:value-type="float">
            <text:p>-13.270108845347</text:p>
          </table:table-cell>
          <table:table-cell table:number-columns-repeated="3"/>
          <table:table-cell table:formula="of:=([.T68]-[.Z150])/[.Z150]" office:value-type="float" office:value="-0.000000000000928638130117728" calcext:value-type="float">
            <text:p>-9.28638130117728E-13</text:p>
          </table:table-cell>
          <table:table-cell table:formula="of:=LOG10(ABS([.Z191]))" office:value-type="float" office:value="-12.0321534880619" calcext:value-type="float">
            <text:p>-12.032153488061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1]" office:value-type="float" office:value="12.5" calcext:value-type="float">
            <text:p>12.5</text:p>
          </table:table-cell>
          <table:table-cell table:number-columns-repeated="3"/>
          <table:table-cell table:formula="of:=([.L69]-[.F151])/[.F151]" office:value-type="float" office:value="0.0000000000000189008774180096" calcext:value-type="float">
            <text:p>1.89008774180096E-14</text:p>
          </table:table-cell>
          <table:table-cell table:formula="of:=LOG10(ABS([.F192]))" office:value-type="float" office:value="-13.7235180345064" calcext:value-type="float">
            <text:p>-13.7235180345064</text:p>
          </table:table-cell>
          <table:table-cell table:number-columns-repeated="3"/>
          <table:table-cell table:formula="of:=([.N69]-[.K151])/[.K151]" office:value-type="float" office:value="0.00000000000457654355611121" calcext:value-type="float">
            <text:p>4.57654355611121E-12</text:p>
          </table:table-cell>
          <table:table-cell table:formula="of:=LOG10(ABS([.K192]))" office:value-type="float" office:value="-11.3394623999929" calcext:value-type="float">
            <text:p>-11.3394623999929</text:p>
          </table:table-cell>
          <table:table-cell table:number-columns-repeated="3"/>
          <table:table-cell table:formula="of:=([.P69]-[.P151])/[.P151]" office:value-type="float" office:value="0.000000000000530764650584288" calcext:value-type="float">
            <text:p>5.30764650584288E-13</text:p>
          </table:table-cell>
          <table:table-cell table:formula="of:=LOG10(ABS([.P192]))" office:value-type="float" office:value="-12.2750980092579" calcext:value-type="float">
            <text:p>-12.2750980092579</text:p>
          </table:table-cell>
          <table:table-cell table:number-columns-repeated="3"/>
          <table:table-cell table:formula="of:=([.R69]-[.U151])/[.U151]" office:value-type="float" office:value="0.000000000000103671861747709" calcext:value-type="float">
            <text:p>1.03671861747709E-13</text:p>
          </table:table-cell>
          <table:table-cell table:formula="of:=LOG10(ABS([.U192]))" office:value-type="float" office:value="-12.9843391022989" calcext:value-type="float">
            <text:p>-12.9843391022989</text:p>
          </table:table-cell>
          <table:table-cell table:number-columns-repeated="3"/>
          <table:table-cell table:formula="of:=([.T69]-[.Z151])/[.Z151]" office:value-type="float" office:value="0.000000000000394170473040766" calcext:value-type="float">
            <text:p>3.94170473040766E-13</text:p>
          </table:table-cell>
          <table:table-cell table:formula="of:=LOG10(ABS([.Z192]))" office:value-type="float" office:value="-12.4043159114512" calcext:value-type="float">
            <text:p>-12.404315911451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2]" office:value-type="float" office:value="12.75" calcext:value-type="float">
            <text:p>12.75</text:p>
          </table:table-cell>
          <table:table-cell table:number-columns-repeated="3"/>
          <table:table-cell table:formula="of:=([.L70]-[.F152])/[.F152]" office:value-type="float" office:value="-0.000000000000282871314982603" calcext:value-type="float">
            <text:p>-2.82871314982603E-13</text:p>
          </table:table-cell>
          <table:table-cell table:formula="of:=LOG10(ABS([.F193]))" office:value-type="float" office:value="-12.5484110906356" calcext:value-type="float">
            <text:p>-12.5484110906356</text:p>
          </table:table-cell>
          <table:table-cell table:number-columns-repeated="3"/>
          <table:table-cell table:formula="of:=([.N70]-[.K152])/[.K152]" office:value-type="float" office:value="0.0000000000064960693049383" calcext:value-type="float">
            <text:p>6.4960693049383E-12</text:p>
          </table:table-cell>
          <table:table-cell table:formula="of:=LOG10(ABS([.K193]))" office:value-type="float" office:value="-11.187349350363" calcext:value-type="float">
            <text:p>-11.187349350363</text:p>
          </table:table-cell>
          <table:table-cell table:number-columns-repeated="3"/>
          <table:table-cell table:formula="of:=([.P70]-[.P152])/[.P152]" office:value-type="float" office:value="0.000000000000108788666812545" calcext:value-type="float">
            <text:p>1.08788666812545E-13</text:p>
          </table:table-cell>
          <table:table-cell table:formula="of:=LOG10(ABS([.P193]))" office:value-type="float" office:value="-12.9634163454204" calcext:value-type="float">
            <text:p>-12.9634163454204</text:p>
          </table:table-cell>
          <table:table-cell table:number-columns-repeated="3"/>
          <table:table-cell table:formula="of:=([.R70]-[.U152])/[.U152]" office:value-type="float" office:value="0.0000000000000294554913211515" calcext:value-type="float">
            <text:p>2.94554913211515E-14</text:p>
          </table:table-cell>
          <table:table-cell table:formula="of:=LOG10(ABS([.U193]))" office:value-type="float" office:value="-13.5308337287832" calcext:value-type="float">
            <text:p>-13.5308337287832</text:p>
          </table:table-cell>
          <table:table-cell table:number-columns-repeated="3"/>
          <table:table-cell table:formula="of:=([.T70]-[.Z152])/[.Z152]" office:value-type="float" office:value="0.000000000000972889140529682" calcext:value-type="float">
            <text:p>9.72889140529682E-13</text:p>
          </table:table-cell>
          <table:table-cell table:formula="of:=LOG10(ABS([.Z193]))" office:value-type="float" office:value="-12.0119366442118" calcext:value-type="float">
            <text:p>-12.011936644211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3]" office:value-type="float" office:value="13" calcext:value-type="float">
            <text:p>13</text:p>
          </table:table-cell>
          <table:table-cell table:number-columns-repeated="3"/>
          <table:table-cell table:formula="of:=([.L71]-[.F153])/[.F153]" office:value-type="float" office:value="-0.000000000000147417931411041" calcext:value-type="float">
            <text:p>-1.47417931411041E-13</text:p>
          </table:table-cell>
          <table:table-cell table:formula="of:=LOG10(ABS([.F194]))" office:value-type="float" office:value="-12.8314496871742" calcext:value-type="float">
            <text:p>-12.8314496871742</text:p>
          </table:table-cell>
          <table:table-cell table:number-columns-repeated="3"/>
          <table:table-cell table:formula="of:=([.N71]-[.K153])/[.K153]" office:value-type="float" office:value="0.0000000000206434057689257" calcext:value-type="float">
            <text:p>2.06434057689257E-11</text:p>
          </table:table-cell>
          <table:table-cell table:formula="of:=LOG10(ABS([.K194]))" office:value-type="float" office:value="-10.6852186508127" calcext:value-type="float">
            <text:p>-10.6852186508127</text:p>
          </table:table-cell>
          <table:table-cell table:number-columns-repeated="3"/>
          <table:table-cell table:formula="of:=([.P71]-[.P153])/[.P153]" office:value-type="float" office:value="0.000000000000483792229122434" calcext:value-type="float">
            <text:p>4.83792229122434E-13</text:p>
          </table:table-cell>
          <table:table-cell table:formula="of:=LOG10(ABS([.P194]))" office:value-type="float" office:value="-12.3153411117417" calcext:value-type="float">
            <text:p>-12.3153411117417</text:p>
          </table:table-cell>
          <table:table-cell table:number-columns-repeated="3"/>
          <table:table-cell table:formula="of:=([.R71]-[.U153])/[.U153]" office:value-type="float" office:value="0.000000000000135145945044204" calcext:value-type="float">
            <text:p>1.35145945044204E-13</text:p>
          </table:table-cell>
          <table:table-cell table:formula="of:=LOG10(ABS([.U194]))" office:value-type="float" office:value="-12.8691969804599" calcext:value-type="float">
            <text:p>-12.8691969804599</text:p>
          </table:table-cell>
          <table:table-cell table:number-columns-repeated="3"/>
          <table:table-cell table:formula="of:=([.T71]-[.Z153])/[.Z153]" office:value-type="float" office:value="0.000000000001197308606876" calcext:value-type="float">
            <text:p>1.197308606876E-12</text:p>
          </table:table-cell>
          <table:table-cell table:formula="of:=LOG10(ABS([.Z194]))" office:value-type="float" office:value="-11.9217938955508" calcext:value-type="float">
            <text:p>-11.9217938955508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4]" office:value-type="float" office:value="13.25" calcext:value-type="float">
            <text:p>13.25</text:p>
          </table:table-cell>
          <table:table-cell table:number-columns-repeated="3"/>
          <table:table-cell table:formula="of:=([.L72]-[.F154])/[.F154]" office:value-type="float" office:value="-0.000000000000120306138118115" calcext:value-type="float">
            <text:p>-1.20306138118115E-13</text:p>
          </table:table-cell>
          <table:table-cell table:formula="of:=LOG10(ABS([.F195]))" office:value-type="float" office:value="-12.9197122140332" calcext:value-type="float">
            <text:p>-12.9197122140332</text:p>
          </table:table-cell>
          <table:table-cell table:number-columns-repeated="3"/>
          <table:table-cell table:formula="of:=([.N72]-[.K154])/[.K154]" office:value-type="float" office:value="-0.00000000888538866177032" calcext:value-type="float">
            <text:p>-8.88538866177032E-09</text:p>
          </table:table-cell>
          <table:table-cell table:formula="of:=LOG10(ABS([.K195]))" office:value-type="float" office:value="-8.05132357067573" calcext:value-type="float">
            <text:p>-8.05132357067573</text:p>
          </table:table-cell>
          <table:table-cell table:number-columns-repeated="3"/>
          <table:table-cell table:formula="of:=([.P72]-[.P154])/[.P154]" office:value-type="float" office:value="0.00000000000100373919955444" calcext:value-type="float">
            <text:p>1.00373919955444E-12</text:p>
          </table:table-cell>
          <table:table-cell table:formula="of:=LOG10(ABS([.P195]))" office:value-type="float" office:value="-11.9983791147884" calcext:value-type="float">
            <text:p>-11.9983791147884</text:p>
          </table:table-cell>
          <table:table-cell table:number-columns-repeated="3"/>
          <table:table-cell table:formula="of:=([.R72]-[.U154])/[.U154]" office:value-type="float" office:value="0.00000000000028146574854441" calcext:value-type="float">
            <text:p>2.8146574854441E-13</text:p>
          </table:table-cell>
          <table:table-cell table:formula="of:=LOG10(ABS([.U195]))" office:value-type="float" office:value="-12.550574446721" calcext:value-type="float">
            <text:p>-12.550574446721</text:p>
          </table:table-cell>
          <table:table-cell table:number-columns-repeated="3"/>
          <table:table-cell table:formula="of:=([.T72]-[.Z154])/[.Z154]" office:value-type="float" office:value="-0.00000000000119032567128192" calcext:value-type="float">
            <text:p>-1.19032567128192E-12</text:p>
          </table:table-cell>
          <table:table-cell table:formula="of:=LOG10(ABS([.Z195]))" office:value-type="float" office:value="-11.9243342000441" calcext:value-type="float">
            <text:p>-11.9243342000441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5]" office:value-type="float" office:value="13.5" calcext:value-type="float">
            <text:p>13.5</text:p>
          </table:table-cell>
          <table:table-cell table:number-columns-repeated="3"/>
          <table:table-cell table:formula="of:=([.L73]-[.F155])/[.F155]" office:value-type="float" office:value="0.000000000000225609445202602" calcext:value-type="float">
            <text:p>2.25609445202602E-13</text:p>
          </table:table-cell>
          <table:table-cell table:formula="of:=LOG10(ABS([.F196]))" office:value-type="float" office:value="-12.646642722448" calcext:value-type="float">
            <text:p>-12.646642722448</text:p>
          </table:table-cell>
          <table:table-cell table:number-columns-repeated="3"/>
          <table:table-cell table:formula="of:=([.N73]-[.K155])/[.K155]" office:value-type="float" office:value="-0.00000000315566516043848" calcext:value-type="float">
            <text:p>-3.15566516043848E-09</text:p>
          </table:table-cell>
          <table:table-cell table:formula="of:=LOG10(ABS([.K196]))" office:value-type="float" office:value="-8.50090908489501" calcext:value-type="float">
            <text:p>-8.50090908489501</text:p>
          </table:table-cell>
          <table:table-cell table:number-columns-repeated="3"/>
          <table:table-cell table:formula="of:=([.P73]-[.P155])/[.P155]" office:value-type="float" office:value="0.000000000000371668192082462" calcext:value-type="float">
            <text:p>3.71668192082462E-13</text:p>
          </table:table-cell>
          <table:table-cell table:formula="of:=LOG10(ABS([.P196]))" office:value-type="float" office:value="-12.4298446048827" calcext:value-type="float">
            <text:p>-12.4298446048827</text:p>
          </table:table-cell>
          <table:table-cell table:number-columns-repeated="3"/>
          <table:table-cell table:formula="of:=([.R73]-[.U155])/[.U155]" office:value-type="float" office:value="0.000000000000218325119984896" calcext:value-type="float">
            <text:p>2.18325119984896E-13</text:p>
          </table:table-cell>
          <table:table-cell table:formula="of:=LOG10(ABS([.U196]))" office:value-type="float" office:value="-12.6608962924943" calcext:value-type="float">
            <text:p>-12.6608962924943</text:p>
          </table:table-cell>
          <table:table-cell table:number-columns-repeated="3"/>
          <table:table-cell table:formula="of:=([.T73]-[.Z155])/[.Z155]" office:value-type="float" office:value="0.000000000000994065267021997" calcext:value-type="float">
            <text:p>9.94065267021997E-13</text:p>
          </table:table-cell>
          <table:table-cell table:formula="of:=LOG10(ABS([.Z196]))" office:value-type="float" office:value="-12.0025851003341" calcext:value-type="float">
            <text:p>-12.0025851003341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6]" office:value-type="float" office:value="13.75" calcext:value-type="float">
            <text:p>13.75</text:p>
          </table:table-cell>
          <table:table-cell table:number-columns-repeated="3"/>
          <table:table-cell table:formula="of:=([.L74]-[.F156])/[.F156]" office:value-type="float" office:value="-0.000000000000130175076296767" calcext:value-type="float">
            <text:p>-1.30175076296767E-13</text:p>
          </table:table-cell>
          <table:table-cell table:formula="of:=LOG10(ABS([.F197]))" office:value-type="float" office:value="-12.8854721591083" calcext:value-type="float">
            <text:p>-12.8854721591083</text:p>
          </table:table-cell>
          <table:table-cell table:number-columns-repeated="3"/>
          <table:table-cell table:formula="of:=([.N74]-[.K156])/[.K156]" office:value-type="float" office:value="-0.0000000020342532901947" calcext:value-type="float">
            <text:p>-2.0342532901947E-09</text:p>
          </table:table-cell>
          <table:table-cell table:formula="of:=LOG10(ABS([.K197]))" office:value-type="float" office:value="-8.69159497290529" calcext:value-type="float">
            <text:p>-8.69159497290529</text:p>
          </table:table-cell>
          <table:table-cell table:number-columns-repeated="3"/>
          <table:table-cell table:formula="of:=([.P74]-[.P156])/[.P156]" office:value-type="float" office:value="-0.000000000000715550906172501" calcext:value-type="float">
            <text:p>-7.15550906172501E-13</text:p>
          </table:table-cell>
          <table:table-cell table:formula="of:=LOG10(ABS([.P197]))" office:value-type="float" office:value="-12.145359463954" calcext:value-type="float">
            <text:p>-12.145359463954</text:p>
          </table:table-cell>
          <table:table-cell table:number-columns-repeated="3"/>
          <table:table-cell table:formula="of:=([.R74]-[.U156])/[.U156]" office:value-type="float" office:value="0.0000000000000801640697218057" calcext:value-type="float">
            <text:p>8.01640697218057E-14</text:p>
          </table:table-cell>
          <table:table-cell table:formula="of:=LOG10(ABS([.U197]))" office:value-type="float" office:value="-13.0960202429132" calcext:value-type="float">
            <text:p>-13.0960202429132</text:p>
          </table:table-cell>
          <table:table-cell table:number-columns-repeated="3"/>
          <table:table-cell table:formula="of:=([.T74]-[.Z156])/[.Z156]" office:value-type="float" office:value="0.000000000000697282966814445" calcext:value-type="float">
            <text:p>6.97282966814445E-13</text:p>
          </table:table-cell>
          <table:table-cell table:formula="of:=LOG10(ABS([.Z197]))" office:value-type="float" office:value="-12.1565909435845" calcext:value-type="float">
            <text:p>-12.156590943584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7]" office:value-type="float" office:value="14" calcext:value-type="float">
            <text:p>14</text:p>
          </table:table-cell>
          <table:table-cell table:number-columns-repeated="3"/>
          <table:table-cell table:formula="of:=([.L75]-[.F157])/[.F157]" office:value-type="float" office:value="0.0000000000000656934170938217" calcext:value-type="float">
            <text:p>6.56934170938217E-14</text:p>
          </table:table-cell>
          <table:table-cell table:formula="of:=LOG10(ABS([.F198]))" office:value-type="float" office:value="-13.1824781473818" calcext:value-type="float">
            <text:p>-13.1824781473818</text:p>
          </table:table-cell>
          <table:table-cell table:number-columns-repeated="3"/>
          <table:table-cell table:formula="of:=([.N75]-[.K157])/[.K157]" office:value-type="float" office:value="-0.00000000135617551233064" calcext:value-type="float">
            <text:p>-1.35617551233064E-09</text:p>
          </table:table-cell>
          <table:table-cell table:formula="of:=LOG10(ABS([.K198]))" office:value-type="float" office:value="-8.86768410169009" calcext:value-type="float">
            <text:p>-8.86768410169009</text:p>
          </table:table-cell>
          <table:table-cell table:number-columns-repeated="3"/>
          <table:table-cell table:formula="of:=([.P75]-[.P157])/[.P157]" office:value-type="float" office:value="-0.00000000000161333825451217" calcext:value-type="float">
            <text:p>-1.61333825451217E-12</text:p>
          </table:table-cell>
          <table:table-cell table:formula="of:=LOG10(ABS([.P198]))" office:value-type="float" office:value="-11.7922745683412" calcext:value-type="float">
            <text:p>-11.7922745683412</text:p>
          </table:table-cell>
          <table:table-cell table:number-columns-repeated="3"/>
          <table:table-cell table:formula="of:=([.R75]-[.U157])/[.U157]" office:value-type="float" office:value="-0.0000000000000564918495415515" calcext:value-type="float">
            <text:p>-5.64918495415515E-14</text:p>
          </table:table-cell>
          <table:table-cell table:formula="of:=LOG10(ABS([.U198]))" office:value-type="float" office:value="-13.2480142062419" calcext:value-type="float">
            <text:p>-13.2480142062419</text:p>
          </table:table-cell>
          <table:table-cell table:number-columns-repeated="3"/>
          <table:table-cell table:formula="of:=([.T75]-[.Z157])/[.Z157]" office:value-type="float" office:value="0.0000000000000255374114365918" calcext:value-type="float">
            <text:p>2.55374114365918E-14</text:p>
          </table:table-cell>
          <table:table-cell table:formula="of:=LOG10(ABS([.Z198]))" office:value-type="float" office:value="-13.5928231264845" calcext:value-type="float">
            <text:p>-13.5928231264845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8]" office:value-type="float" office:value="14.25" calcext:value-type="float">
            <text:p>14.25</text:p>
          </table:table-cell>
          <table:table-cell table:number-columns-repeated="3"/>
          <table:table-cell table:formula="of:=([.L76]-[.F158])/[.F158]" office:value-type="float" office:value="-0.00000000000002649998510959" calcext:value-type="float">
            <text:p>-2.649998510959E-14</text:p>
          </table:table-cell>
          <table:table-cell table:formula="of:=LOG10(ABS([.F199]))" office:value-type="float" office:value="-13.5767543700943" calcext:value-type="float">
            <text:p>-13.5767543700943</text:p>
          </table:table-cell>
          <table:table-cell table:number-columns-repeated="3"/>
          <table:table-cell table:formula="of:=([.N76]-[.K158])/[.K158]" office:value-type="float" office:value="-0.00000000112122650752439" calcext:value-type="float">
            <text:p>-1.12122650752439E-09</text:p>
          </table:table-cell>
          <table:table-cell table:formula="of:=LOG10(ABS([.K199]))" office:value-type="float" office:value="-8.95030664339883" calcext:value-type="float">
            <text:p>-8.95030664339883</text:p>
          </table:table-cell>
          <table:table-cell table:number-columns-repeated="3"/>
          <table:table-cell table:formula="of:=([.P76]-[.P158])/[.P158]" office:value-type="float" office:value="0.000000000000908949589310076" calcext:value-type="float">
            <text:p>9.08949589310076E-13</text:p>
          </table:table-cell>
          <table:table-cell table:formula="of:=LOG10(ABS([.P199]))" office:value-type="float" office:value="-12.0414602022473" calcext:value-type="float">
            <text:p>-12.0414602022473</text:p>
          </table:table-cell>
          <table:table-cell table:number-columns-repeated="3"/>
          <table:table-cell table:formula="of:=([.R76]-[.U158])/[.U158]" office:value-type="float" office:value="0.0000000000000845130522251952" calcext:value-type="float">
            <text:p>8.45130522251952E-14</text:p>
          </table:table-cell>
          <table:table-cell table:formula="of:=LOG10(ABS([.U199]))" office:value-type="float" office:value="-13.0730762132795" calcext:value-type="float">
            <text:p>-13.0730762132795</text:p>
          </table:table-cell>
          <table:table-cell table:number-columns-repeated="3"/>
          <table:table-cell table:formula="of:=([.T76]-[.Z158])/[.Z158]" office:value-type="float" office:value="-0.00000000000127019987381423" calcext:value-type="float">
            <text:p>-1.27019987381423E-12</text:p>
          </table:table-cell>
          <table:table-cell table:formula="of:=LOG10(ABS([.Z199]))" office:value-type="float" office:value="-11.8961279347412" calcext:value-type="float">
            <text:p>-11.8961279347412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59]" office:value-type="float" office:value="14.5" calcext:value-type="float">
            <text:p>14.5</text:p>
          </table:table-cell>
          <table:table-cell table:number-columns-repeated="3"/>
          <table:table-cell table:formula="of:=([.L77]-[.F159])/[.F159]" office:value-type="float" office:value="0.000000000000144214792124817" calcext:value-type="float">
            <text:p>1.44214792124817E-13</text:p>
          </table:table-cell>
          <table:table-cell table:formula="of:=LOG10(ABS([.F200]))" office:value-type="float" office:value="-12.840990191706" calcext:value-type="float">
            <text:p>-12.840990191706</text:p>
          </table:table-cell>
          <table:table-cell table:number-columns-repeated="3"/>
          <table:table-cell table:formula="of:=([.N77]-[.K159])/[.K159]" office:value-type="float" office:value="-0.000000000911426012977816" calcext:value-type="float">
            <text:p>-9.11426012977816E-10</text:p>
          </table:table-cell>
          <table:table-cell table:formula="of:=LOG10(ABS([.K200]))" office:value-type="float" office:value="-9.04027858039313" calcext:value-type="float">
            <text:p>-9.04027858039313</text:p>
          </table:table-cell>
          <table:table-cell table:number-columns-repeated="3"/>
          <table:table-cell table:formula="of:=([.P77]-[.P159])/[.P159]" office:value-type="float" office:value="-0.00000000000643085662595052" calcext:value-type="float">
            <text:p>-6.43085662595052E-12</text:p>
          </table:table-cell>
          <table:table-cell table:formula="of:=LOG10(ABS([.P200]))" office:value-type="float" office:value="-11.1917311727765" calcext:value-type="float">
            <text:p>-11.1917311727765</text:p>
          </table:table-cell>
          <table:table-cell table:number-columns-repeated="3"/>
          <table:table-cell table:formula="of:=([.R77]-[.U159])/[.U159]" office:value-type="float" office:value="0.000000000000292958154813827" calcext:value-type="float">
            <text:p>2.92958154813827E-13</text:p>
          </table:table-cell>
          <table:table-cell table:formula="of:=LOG10(ABS([.U200]))" office:value-type="float" office:value="-12.5331944084216" calcext:value-type="float">
            <text:p>-12.5331944084216</text:p>
          </table:table-cell>
          <table:table-cell table:number-columns-repeated="3"/>
          <table:table-cell table:formula="of:=([.T77]-[.Z159])/[.Z159]" office:value-type="float" office:value="-0.00000000000294513182601874" calcext:value-type="float">
            <text:p>-2.94513182601874E-12</text:p>
          </table:table-cell>
          <table:table-cell table:formula="of:=LOG10(ABS([.Z200]))" office:value-type="float" office:value="-11.5308952611379" calcext:value-type="float">
            <text:p>-11.530895261137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60]" office:value-type="float" office:value="14.75" calcext:value-type="float">
            <text:p>14.75</text:p>
          </table:table-cell>
          <table:table-cell table:number-columns-repeated="3"/>
          <table:table-cell table:formula="of:=([.L78]-[.F160])/[.F160]" office:value-type="float" office:value="-0.0000000000000946570466892242" calcext:value-type="float">
            <text:p>-9.46570466892242E-14</text:p>
          </table:table-cell>
          <table:table-cell table:formula="of:=LOG10(ABS([.F201]))" office:value-type="float" office:value="-13.0238470496946" calcext:value-type="float">
            <text:p>-13.0238470496946</text:p>
          </table:table-cell>
          <table:table-cell table:number-columns-repeated="3"/>
          <table:table-cell table:formula="of:=([.N78]-[.K160])/[.K160]" office:value-type="float" office:value="-0.0000000000694296568125031" calcext:value-type="float">
            <text:p>-6.94296568125031E-11</text:p>
          </table:table-cell>
          <table:table-cell table:formula="of:=LOG10(ABS([.K201]))" office:value-type="float" office:value="-10.1584549814351" calcext:value-type="float">
            <text:p>-10.1584549814351</text:p>
          </table:table-cell>
          <table:table-cell table:number-columns-repeated="3"/>
          <table:table-cell table:formula="of:=([.P78]-[.P160])/[.P160]" office:value-type="float" office:value="-0.000000000489544105516999" calcext:value-type="float">
            <text:p>-4.89544105516999E-10</text:p>
          </table:table-cell>
          <table:table-cell table:formula="of:=LOG10(ABS([.P201]))" office:value-type="float" office:value="-9.31020817430057" calcext:value-type="float">
            <text:p>-9.31020817430057</text:p>
          </table:table-cell>
          <table:table-cell table:number-columns-repeated="3"/>
          <table:table-cell table:formula="of:=([.R78]-[.U160])/[.U160]" office:value-type="float" office:value="0.00000000000079503117219011" calcext:value-type="float">
            <text:p>7.9503117219011E-13</text:p>
          </table:table-cell>
          <table:table-cell table:formula="of:=LOG10(ABS([.U201]))" office:value-type="float" office:value="-12.0996158428596" calcext:value-type="float">
            <text:p>-12.0996158428596</text:p>
          </table:table-cell>
          <table:table-cell table:number-columns-repeated="3"/>
          <table:table-cell table:formula="of:=([.T78]-[.Z160])/[.Z160]" office:value-type="float" office:value="0.000000000000132775826557437" calcext:value-type="float">
            <text:p>1.32775826557437E-13</text:p>
          </table:table-cell>
          <table:table-cell table:formula="of:=LOG10(ABS([.Z201]))" office:value-type="float" office:value="-12.8768809863259" calcext:value-type="float">
            <text:p>-12.8768809863259</text:p>
          </table:table-cell>
          <table:table-cell table:number-columns-repeated="997"/>
        </table:table-row>
        <table:table-row table:style-name="ro1">
          <table:table-cell/>
          <table:table-cell table:style-name="ce5" table:formula="of:=[.B161]" office:value-type="float" office:value="15" calcext:value-type="float">
            <text:p>15</text:p>
          </table:table-cell>
          <table:table-cell table:number-columns-repeated="3"/>
          <table:table-cell table:formula="of:=([.L79]-[.F161])/[.F161]" office:value-type="float" office:value="-0.0000000000000209772736441151" calcext:value-type="float">
            <text:p>-2.09772736441151E-14</text:p>
          </table:table-cell>
          <table:table-cell table:formula="of:=LOG10(ABS([.F202]))" office:value-type="float" office:value="-13.6782509564788" calcext:value-type="float">
            <text:p>-13.6782509564788</text:p>
          </table:table-cell>
          <table:table-cell table:number-columns-repeated="3"/>
          <table:table-cell table:formula="of:=([.N79]-[.K161])/[.K161]" office:value-type="float" office:value="-0.000000000658571073582495" calcext:value-type="float">
            <text:p>-6.58571073582495E-10</text:p>
          </table:table-cell>
          <table:table-cell table:formula="of:=LOG10(ABS([.K202]))" office:value-type="float" office:value="-9.18139734872188" calcext:value-type="float">
            <text:p>-9.18139734872188</text:p>
          </table:table-cell>
          <table:table-cell table:number-columns-repeated="3"/>
          <table:table-cell table:formula="of:=([.P79]-[.P161])/[.P161]" office:value-type="float" office:value="-0.00000000000188159784146495" calcext:value-type="float">
            <text:p>-1.88159784146495E-12</text:p>
          </table:table-cell>
          <table:table-cell table:formula="of:=LOG10(ABS([.P202]))" office:value-type="float" office:value="-11.7254731938185" calcext:value-type="float">
            <text:p>-11.7254731938185</text:p>
          </table:table-cell>
          <table:table-cell table:number-columns-repeated="3"/>
          <table:table-cell table:formula="of:=([.R79]-[.U161])/[.U161]" office:value-type="float" office:value="-0.000000000000680874043798734" calcext:value-type="float">
            <text:p>-6.80874043798734E-13</text:p>
          </table:table-cell>
          <table:table-cell table:formula="of:=LOG10(ABS([.U202]))" office:value-type="float" office:value="-12.1669332216299" calcext:value-type="float">
            <text:p>-12.1669332216299</text:p>
          </table:table-cell>
          <table:table-cell table:number-columns-repeated="3"/>
          <table:table-cell table:formula="of:=([.T79]-[.Z161])/[.Z161]" office:value-type="float" office:value="0.00000000000118084289951389" calcext:value-type="float">
            <text:p>1.18084289951389E-12</text:p>
          </table:table-cell>
          <table:table-cell table:formula="of:=LOG10(ABS([.Z202]))" office:value-type="float" office:value="-11.927807877503" calcext:value-type="float">
            <text:p>-11.927807877503</text:p>
          </table:table-cell>
          <table:table-cell table:number-columns-repeated="99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frequency, GHz</text:p>
          </table:table-cell>
          <table:table-cell office:value-type="string" calcext:value-type="string">
            <text:p>impedance error, mode 1</text:p>
          </table:table-cell>
          <table:table-cell office:value-type="string" calcext:value-type="string">
            <text:p>erro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6]" office:value-type="float" office:value="6" calcext:value-type="float">
            <text:p>6</text:p>
          </table:table-cell>
          <table:table-cell table:formula="of:=([.V4]-[.H85])/[.H85]" office:value-type="float" office:value="-1.00000000001816" calcext:value-type="float">
            <text:p>-1.0000000000181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B167]" office:value-type="float" office:value="6.25" calcext:value-type="float">
            <text:p>6.25</text:p>
          </table:table-cell>
          <table:table-cell table:formula="of:=([.V5]-[.H86])/[.H86]" office:value-type="float" office:value="-1.00000000093422" calcext:value-type="float">
            <text:p>-1.0000000009342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B168]" office:value-type="float" office:value="6.5" calcext:value-type="float">
            <text:p>6.5</text:p>
          </table:table-cell>
          <table:table-cell table:formula="of:=([.V6]-[.H87])/[.H87]" office:value-type="float" office:value="-0.999999999993595" calcext:value-type="float">
            <text:p>-0.99999999999359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B169]" office:value-type="float" office:value="6.75" calcext:value-type="float">
            <text:p>6.75</text:p>
          </table:table-cell>
          <table:table-cell table:formula="of:=([.V7]-[.H88])/[.H88]" office:value-type="float" office:value="0.00000000128984466316491" calcext:value-type="float">
            <text:p>1.28984466316491E-09</text:p>
          </table:table-cell>
          <table:table-cell table:formula="of:=LOG10(ABS([.H212]))" office:value-type="float" office:value="-8.88946258891966" calcext:value-type="float">
            <text:p>-8.8894625889196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0]" office:value-type="float" office:value="7" calcext:value-type="float">
            <text:p>7</text:p>
          </table:table-cell>
          <table:table-cell table:formula="of:=([.V8]-[.H89])/[.H89]" office:value-type="float" office:value="-0.000000000202654413568616" calcext:value-type="float">
            <text:p>-2.02654413568616E-10</text:p>
          </table:table-cell>
          <table:table-cell table:formula="of:=LOG10(ABS([.H213]))" office:value-type="float" office:value="-9.69324393340947" calcext:value-type="float">
            <text:p>-9.6932439334094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1]" office:value-type="float" office:value="7.25" calcext:value-type="float">
            <text:p>7.25</text:p>
          </table:table-cell>
          <table:table-cell table:formula="of:=([.V9]-[.H90])/[.H90]" office:value-type="float" office:value="0.000000000404597136672003" calcext:value-type="float">
            <text:p>4.04597136672003E-10</text:p>
          </table:table-cell>
          <table:table-cell table:formula="of:=LOG10(ABS([.H214]))" office:value-type="float" office:value="-9.39297719505001" calcext:value-type="float">
            <text:p>-9.3929771950500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2]" office:value-type="float" office:value="7.5" calcext:value-type="float">
            <text:p>7.5</text:p>
          </table:table-cell>
          <table:table-cell table:formula="of:=([.V10]-[.H91])/[.H91]" office:value-type="float" office:value="-0.000000000204865483132746" calcext:value-type="float">
            <text:p>-2.04865483132746E-10</text:p>
          </table:table-cell>
          <table:table-cell table:formula="of:=LOG10(ABS([.H215]))" office:value-type="float" office:value="-9.68853120776645" calcext:value-type="float">
            <text:p>-9.6885312077664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3]" office:value-type="float" office:value="7.75" calcext:value-type="float">
            <text:p>7.75</text:p>
          </table:table-cell>
          <table:table-cell table:formula="of:=([.V11]-[.H92])/[.H92]" office:value-type="float" office:value="-0.00000000020481276971945" calcext:value-type="float">
            <text:p>-2.0481276971945E-10</text:p>
          </table:table-cell>
          <table:table-cell table:formula="of:=LOG10(ABS([.H216]))" office:value-type="float" office:value="-9.68864296934756" calcext:value-type="float">
            <text:p>-9.6886429693475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4]" office:value-type="float" office:value="8" calcext:value-type="float">
            <text:p>8</text:p>
          </table:table-cell>
          <table:table-cell table:formula="of:=([.V12]-[.H93])/[.H93]" office:value-type="float" office:value="0.000000000761836060220499" calcext:value-type="float">
            <text:p>7.61836060220499E-10</text:p>
          </table:table-cell>
          <table:table-cell table:formula="of:=LOG10(ABS([.H217]))" office:value-type="float" office:value="-9.1181384745943" calcext:value-type="float">
            <text:p>-9.118138474594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5]" office:value-type="float" office:value="8.25" calcext:value-type="float">
            <text:p>8.25</text:p>
          </table:table-cell>
          <table:table-cell table:formula="of:=([.V13]-[.H94])/[.H94]" office:value-type="float" office:value="0.000000000762042435689894" calcext:value-type="float">
            <text:p>7.62042435689894E-10</text:p>
          </table:table-cell>
          <table:table-cell table:formula="of:=LOG10(ABS([.H218]))" office:value-type="float" office:value="-9.11802084352549" calcext:value-type="float">
            <text:p>-9.1180208435254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6]" office:value-type="float" office:value="8.5" calcext:value-type="float">
            <text:p>8.5</text:p>
          </table:table-cell>
          <table:table-cell table:formula="of:=([.V14]-[.H95])/[.H95]" office:value-type="float" office:value="0.0000000000826317489693157" calcext:value-type="float">
            <text:p>8.26317489693157E-11</text:p>
          </table:table-cell>
          <table:table-cell table:formula="of:=LOG10(ABS([.H219]))" office:value-type="float" office:value="-10.0828530549443" calcext:value-type="float">
            <text:p>-10.082853054944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7]" office:value-type="float" office:value="8.75" calcext:value-type="float">
            <text:p>8.75</text:p>
          </table:table-cell>
          <table:table-cell table:formula="of:=([.V15]-[.H96])/[.H96]" office:value-type="float" office:value="0.000000000761916812865151" calcext:value-type="float">
            <text:p>7.61916812865151E-10</text:p>
          </table:table-cell>
          <table:table-cell table:formula="of:=LOG10(ABS([.H220]))" office:value-type="float" office:value="-9.11809244294622" calcext:value-type="float">
            <text:p>-9.1180924429462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8]" office:value-type="float" office:value="9" calcext:value-type="float">
            <text:p>9</text:p>
          </table:table-cell>
          <table:table-cell table:formula="of:=([.V16]-[.H97])/[.H97]" office:value-type="float" office:value="0.000000000747004910100771" calcext:value-type="float">
            <text:p>7.47004910100771E-10</text:p>
          </table:table-cell>
          <table:table-cell table:formula="of:=LOG10(ABS([.H221]))" office:value-type="float" office:value="-9.12667654353579" calcext:value-type="float">
            <text:p>-9.1266765435357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9]" office:value-type="float" office:value="9.25" calcext:value-type="float">
            <text:p>9.25</text:p>
          </table:table-cell>
          <table:table-cell table:formula="of:=([.V17]-[.H98])/[.H98]" office:value-type="float" office:value="-0.000000000205617702502239" calcext:value-type="float">
            <text:p>-2.05617702502239E-10</text:p>
          </table:table-cell>
          <table:table-cell table:formula="of:=LOG10(ABS([.H222]))" office:value-type="float" office:value="-9.68693949780868" calcext:value-type="float">
            <text:p>-9.6869394978086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0]" office:value-type="float" office:value="9.5" calcext:value-type="float">
            <text:p>9.5</text:p>
          </table:table-cell>
          <table:table-cell table:formula="of:=([.V18]-[.H99])/[.H99]" office:value-type="float" office:value="0.000000000403066823375811" calcext:value-type="float">
            <text:p>4.03066823375811E-10</text:p>
          </table:table-cell>
          <table:table-cell table:formula="of:=LOG10(ABS([.H223]))" office:value-type="float" office:value="-9.39462294736364" calcext:value-type="float">
            <text:p>-9.3946229473636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1]" office:value-type="float" office:value="9.75" calcext:value-type="float">
            <text:p>9.75</text:p>
          </table:table-cell>
          <table:table-cell table:formula="of:=([.V19]-[.H100])/[.H100]" office:value-type="float" office:value="0.000000000761744444569771" calcext:value-type="float">
            <text:p>7.61744444569771E-10</text:p>
          </table:table-cell>
          <table:table-cell table:formula="of:=LOG10(ABS([.H224]))" office:value-type="float" office:value="-9.11819070441936" calcext:value-type="float">
            <text:p>-9.118190704419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2]" office:value-type="float" office:value="10" calcext:value-type="float">
            <text:p>10</text:p>
          </table:table-cell>
          <table:table-cell table:formula="of:=([.V20]-[.H101])/[.H101]" office:value-type="float" office:value="0.000000000761997141994066" calcext:value-type="float">
            <text:p>7.61997141994066E-10</text:p>
          </table:table-cell>
          <table:table-cell table:formula="of:=LOG10(ABS([.H225]))" office:value-type="float" office:value="-9.11804665755611" calcext:value-type="float">
            <text:p>-9.1180466575561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3]" office:value-type="float" office:value="10.25" calcext:value-type="float">
            <text:p>10.25</text:p>
          </table:table-cell>
          <table:table-cell table:formula="of:=([.V21]-[.H102])/[.H102]" office:value-type="float" office:value="0.000000000403520415018745" calcext:value-type="float">
            <text:p>4.03520415018745E-10</text:p>
          </table:table-cell>
          <table:table-cell table:formula="of:=LOG10(ABS([.H226]))" office:value-type="float" office:value="-9.39413448843706" calcext:value-type="float">
            <text:p>-9.3941344884370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4]" office:value-type="float" office:value="10.5" calcext:value-type="float">
            <text:p>10.5</text:p>
          </table:table-cell>
          <table:table-cell table:formula="of:=([.V22]-[.H103])/[.H103]" office:value-type="float" office:value="0.00000000129111221067202" calcext:value-type="float">
            <text:p>1.29111221067202E-09</text:p>
          </table:table-cell>
          <table:table-cell table:formula="of:=LOG10(ABS([.H227]))" office:value-type="float" office:value="-8.88903601152294" calcext:value-type="float">
            <text:p>-8.8890360115229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5]" office:value-type="float" office:value="10.75" calcext:value-type="float">
            <text:p>10.75</text:p>
          </table:table-cell>
          <table:table-cell table:formula="of:=([.V23]-[.H104])/[.H104]" office:value-type="float" office:value="0.000000000746742878586772" calcext:value-type="float">
            <text:p>7.46742878586772E-10</text:p>
          </table:table-cell>
          <table:table-cell table:formula="of:=LOG10(ABS([.H228]))" office:value-type="float" office:value="-9.12682891041144" calcext:value-type="float">
            <text:p>-9.1268289104114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6]" office:value-type="float" office:value="11" calcext:value-type="float">
            <text:p>11</text:p>
          </table:table-cell>
          <table:table-cell table:formula="of:=([.V24]-[.H105])/[.H105]" office:value-type="float" office:value="0.000000000761774050217251" calcext:value-type="float">
            <text:p>7.61774050217251E-10</text:p>
          </table:table-cell>
          <table:table-cell table:formula="of:=LOG10(ABS([.H229]))" office:value-type="float" office:value="-9.11817382563596" calcext:value-type="float">
            <text:p>-9.1181738256359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7]" office:value-type="float" office:value="11.25" calcext:value-type="float">
            <text:p>11.25</text:p>
          </table:table-cell>
          <table:table-cell table:formula="of:=([.V25]-[.H106])/[.H106]" office:value-type="float" office:value="0.000000000928332989862041" calcext:value-type="float">
            <text:p>9.28332989862041E-10</text:p>
          </table:table-cell>
          <table:table-cell table:formula="of:=LOG10(ABS([.H230]))" office:value-type="float" office:value="-9.03229621589327" calcext:value-type="float">
            <text:p>-9.0322962158932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8]" office:value-type="float" office:value="11.5" calcext:value-type="float">
            <text:p>11.5</text:p>
          </table:table-cell>
          <table:table-cell table:formula="of:=([.V26]-[.H107])/[.H107]" office:value-type="float" office:value="0.0000000000972939847123097" calcext:value-type="float">
            <text:p>9.72939847123097E-11</text:p>
          </table:table-cell>
          <table:table-cell table:formula="of:=LOG10(ABS([.H231]))" office:value-type="float" office:value="-10.0119140095467" calcext:value-type="float">
            <text:p>-10.011914009546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9]" office:value-type="float" office:value="11.75" calcext:value-type="float">
            <text:p>11.75</text:p>
          </table:table-cell>
          <table:table-cell table:formula="of:=([.V27]-[.H108])/[.H108]" office:value-type="float" office:value="-0.000000000244886448276288" calcext:value-type="float">
            <text:p>-2.44886448276288E-10</text:p>
          </table:table-cell>
          <table:table-cell table:formula="of:=LOG10(ABS([.H232]))" office:value-type="float" office:value="-9.61103524754851" calcext:value-type="float">
            <text:p>-9.6110352475485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0]" office:value-type="float" office:value="12" calcext:value-type="float">
            <text:p>12</text:p>
          </table:table-cell>
          <table:table-cell table:formula="of:=([.V28]-[.H109])/[.H109]" office:value-type="float" office:value="0.0000000000844065011989063" calcext:value-type="float">
            <text:p>8.44065011989063E-11</text:p>
          </table:table-cell>
          <table:table-cell table:formula="of:=LOG10(ABS([.H233]))" office:value-type="float" office:value="-10.0736241016436" calcext:value-type="float">
            <text:p>-10.07362410164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1]" office:value-type="float" office:value="12.25" calcext:value-type="float">
            <text:p>12.25</text:p>
          </table:table-cell>
          <table:table-cell table:formula="of:=([.V29]-[.H110])/[.H110]" office:value-type="float" office:value="-0.000000000245163405179993" calcext:value-type="float">
            <text:p>-2.45163405179993E-10</text:p>
          </table:table-cell>
          <table:table-cell table:formula="of:=LOG10(ABS([.H234]))" office:value-type="float" office:value="-9.61054435517516" calcext:value-type="float">
            <text:p>-9.6105443551751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2]" office:value-type="float" office:value="12.5" calcext:value-type="float">
            <text:p>12.5</text:p>
          </table:table-cell>
          <table:table-cell table:formula="of:=([.V30]-[.H111])/[.H111]" office:value-type="float" office:value="0.000000000403213526132815" calcext:value-type="float">
            <text:p>4.03213526132815E-10</text:p>
          </table:table-cell>
          <table:table-cell table:formula="of:=LOG10(ABS([.H235]))" office:value-type="float" office:value="-9.39446490754886" calcext:value-type="float">
            <text:p>-9.3944649075488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3]" office:value-type="float" office:value="12.75" calcext:value-type="float">
            <text:p>12.75</text:p>
          </table:table-cell>
          <table:table-cell table:formula="of:=([.V31]-[.H112])/[.H112]" office:value-type="float" office:value="0.0000000000826247463388905" calcext:value-type="float">
            <text:p>8.26247463388905E-11</text:p>
          </table:table-cell>
          <table:table-cell table:formula="of:=LOG10(ABS([.H236]))" office:value-type="float" office:value="-10.0828898608048" calcext:value-type="float">
            <text:p>-10.082889860804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4]" office:value-type="float" office:value="13" calcext:value-type="float">
            <text:p>13</text:p>
          </table:table-cell>
          <table:table-cell table:formula="of:=([.V32]-[.H113])/[.H113]" office:value-type="float" office:value="0.00000000134099098911502" calcext:value-type="float">
            <text:p>1.34099098911502E-09</text:p>
          </table:table-cell>
          <table:table-cell table:formula="of:=LOG10(ABS([.H237]))" office:value-type="float" office:value="-8.87257414041147" calcext:value-type="float">
            <text:p>-8.8725741404114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5]" office:value-type="float" office:value="13.25" calcext:value-type="float">
            <text:p>13.25</text:p>
          </table:table-cell>
          <table:table-cell table:formula="of:=([.V33]-[.H114])/[.H114]" office:value-type="float" office:value="0.000000000752584833302982" calcext:value-type="float">
            <text:p>7.52584833302982E-10</text:p>
          </table:table-cell>
          <table:table-cell table:formula="of:=LOG10(ABS([.H238]))" office:value-type="float" office:value="-9.12344453818091" calcext:value-type="float">
            <text:p>-9.1234445381809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6]" office:value-type="float" office:value="13.5" calcext:value-type="float">
            <text:p>13.5</text:p>
          </table:table-cell>
          <table:table-cell table:formula="of:=([.V34]-[.H115])/[.H115]" office:value-type="float" office:value="0.0000000013407161513562" calcext:value-type="float">
            <text:p>1.3407161513562E-09</text:p>
          </table:table-cell>
          <table:table-cell table:formula="of:=LOG10(ABS([.H239]))" office:value-type="float" office:value="-8.87266315872424" calcext:value-type="float">
            <text:p>-8.8726631587242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7]" office:value-type="float" office:value="13.75" calcext:value-type="float">
            <text:p>13.75</text:p>
          </table:table-cell>
          <table:table-cell table:formula="of:=([.V35]-[.H116])/[.H116]" office:value-type="float" office:value="0.00000000129149338702481" calcext:value-type="float">
            <text:p>1.29149338702481E-09</text:p>
          </table:table-cell>
          <table:table-cell table:formula="of:=LOG10(ABS([.H240]))" office:value-type="float" office:value="-8.88890781325062" calcext:value-type="float">
            <text:p>-8.8889078132506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8]" office:value-type="float" office:value="14" calcext:value-type="float">
            <text:p>14</text:p>
          </table:table-cell>
          <table:table-cell table:formula="of:=([.V36]-[.H117])/[.H117]" office:value-type="float" office:value="0.00000000129131773647719" calcext:value-type="float">
            <text:p>1.29131773647719E-09</text:p>
          </table:table-cell>
          <table:table-cell table:formula="of:=LOG10(ABS([.H241]))" office:value-type="float" office:value="-8.88896688382144" calcext:value-type="float">
            <text:p>-8.8889668838214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99]" office:value-type="float" office:value="14.25" calcext:value-type="float">
            <text:p>14.25</text:p>
          </table:table-cell>
          <table:table-cell table:formula="of:=([.V37]-[.H118])/[.H118]" office:value-type="float" office:value="0.0000000000794655958877257" calcext:value-type="float">
            <text:p>7.94655958877257E-11</text:p>
          </table:table-cell>
          <table:table-cell table:formula="of:=LOG10(ABS([.H242]))" office:value-type="float" office:value="-10.0998208556211" calcext:value-type="float">
            <text:p>-10.099820855621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200]" office:value-type="float" office:value="14.5" calcext:value-type="float">
            <text:p>14.5</text:p>
          </table:table-cell>
          <table:table-cell table:formula="of:=([.V38]-[.H119])/[.H119]" office:value-type="float" office:value="0.000000000928229332288705" calcext:value-type="float">
            <text:p>9.28229332288705E-10</text:p>
          </table:table-cell>
          <table:table-cell table:formula="of:=LOG10(ABS([.H243]))" office:value-type="float" office:value="-9.03234471188138" calcext:value-type="float">
            <text:p>-9.0323447118813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201]" office:value-type="float" office:value="14.75" calcext:value-type="float">
            <text:p>14.75</text:p>
          </table:table-cell>
          <table:table-cell table:formula="of:=([.V39]-[.H120])/[.H120]" office:value-type="float" office:value="0.000000000169679952829056" calcext:value-type="float">
            <text:p>1.69679952829056E-10</text:p>
          </table:table-cell>
          <table:table-cell table:formula="of:=LOG10(ABS([.H244]))" office:value-type="float" office:value="-9.77036946522513" calcext:value-type="float">
            <text:p>-9.7703694652251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202]" office:value-type="float" office:value="15" calcext:value-type="float">
            <text:p>15</text:p>
          </table:table-cell>
          <table:table-cell table:formula="of:=([.V40]-[.H121])/[.H121]" office:value-type="float" office:value="0.0000000000566131429990067" calcext:value-type="float">
            <text:p>5.66131429990067E-11</text:p>
          </table:table-cell>
          <table:table-cell table:formula="of:=LOG10(ABS([.H245]))" office:value-type="float" office:value="-10.2470827336645" calcext:value-type="float">
            <text:p>-10.247082733664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08:30:45.787787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5T08:35:27.359983436</dc:date>
    <meta:generator>LibreOffice/6.4.7.2$Linux_X86_64 LibreOffice_project/40$Build-2</meta:generator>
    <meta:editing-duration>PT8H51M20S</meta:editing-duration>
    <meta:editing-cycles>33</meta:editing-cycles>
    <meta:document-statistic meta:table-count="1" meta:cell-count="29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loext:try-staggering-first="true" chart:link-data-style-to-source="true" chart:axis-position="-1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maximum="1.5" chart:origin="-10" chart:interval-major="0.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9.526cm" xlink:href=".." xlink:type="simple" chart:class="chart:scatter" chart:style-name="ch1">
        <chart:legend chart:legend-position="end" svg:x="12.995cm" svg:y="3.335cm" style:legend-expansion="high" chart:style-name="ch2"/>
        <chart:plot-area chart:style-name="ch3" table:cell-range-address="Sheet1.B125:Sheet1.B161 Sheet1.F124:Sheet1.F161 Sheet1.K124:Sheet1.K161 Sheet1.P124:Sheet1.P161 Sheet1.U124:Sheet1.U161 Sheet1.Z124:Sheet1.Z161" chart:data-source-has-labels="row" svg:x="1.534cm" svg:y="0.19cm" svg:width="11.157cm" svg:height="7.946cm">
          <chartooo:coordinate-region svg:x="2.349cm" svg:y="0.416cm" svg:width="10.103cm" svg:height="7.17cm"/>
          <chart:axis chart:dimension="x" chart:name="primary-x" chart:style-name="ch4">
            <chart:title svg:x="5.402cm" svg:y="8.32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138cm" chart:style-name="ch8">
              <text:p>alpha/ko or beta/ko</text:p>
            </chart:title>
            <chart:grid chart:style-name="ch6" chart:class="major"/>
          </chart:axis>
          <chart:series chart:style-name="ch9" chart:values-cell-range-address="Sheet1.F125:Sheet1.F161" chart:label-cell-address="Sheet1.F124:Sheet1.F124" chart:class="chart:scatter">
            <chart:domain table:cell-range-address="Sheet1.B125:Sheet1.B161"/>
            <chart:data-point chart:repeated="37"/>
          </chart:series>
          <chart:series chart:style-name="ch10" chart:values-cell-range-address="Sheet1.K125:Sheet1.K161" chart:label-cell-address="Sheet1.K124:Sheet1.K124" chart:class="chart:scatter">
            <chart:data-point chart:repeated="37"/>
          </chart:series>
          <chart:series chart:style-name="ch11" chart:values-cell-range-address="Sheet1.P125:Sheet1.P161" chart:label-cell-address="Sheet1.P124:Sheet1.P124" chart:class="chart:scatter">
            <chart:data-point chart:repeated="37"/>
          </chart:series>
          <chart:series chart:style-name="ch12" chart:values-cell-range-address="Sheet1.U125:Sheet1.U161" chart:label-cell-address="Sheet1.U124:Sheet1.U124" chart:class="chart:scatter">
            <chart:data-point chart:repeated="37"/>
          </chart:series>
          <chart:series chart:style-name="ch13" chart:values-cell-range-address="Sheet1.Z125:Sheet1.Z161" chart:label-cell-address="Sheet1.Z124:Sheet1.Z124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F124:Sheet1.F124</svg:desc>
                </draw:g>
              </table:table-cell>
              <table:table-cell office:value-type="string">
                <text:p>Mode 2</text:p>
                <draw:g>
                  <svg:desc>Sheet1.K124:Sheet1.K124</svg:desc>
                </draw:g>
              </table:table-cell>
              <table:table-cell office:value-type="string">
                <text:p>Mode 3</text:p>
                <draw:g>
                  <svg:desc>Sheet1.P124:Sheet1.P124</svg:desc>
                </draw:g>
              </table:table-cell>
              <table:table-cell office:value-type="string">
                <text:p>Mode 4</text:p>
                <draw:g>
                  <svg:desc>Sheet1.U124:Sheet1.U124</svg:desc>
                </draw:g>
              </table:table-cell>
              <table:table-cell office:value-type="string">
                <text:p>Mode 5</text:p>
                <draw:g>
                  <svg:desc>Sheet1.Z124:Sheet1.Z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25:Sheet1.B161</svg:desc>
                </draw:g>
              </table:table-cell>
              <table:table-cell office:value-type="float" office:value="-0.440154326260508">
                <text:p>-0.440154326260508</text:p>
                <draw:g>
                  <svg:desc>Sheet1.F125:Sheet1.F161</svg:desc>
                </draw:g>
              </table:table-cell>
              <table:table-cell office:value-type="float" office:value="-1.94338450228033">
                <text:p>-1.94338450228033</text:p>
                <draw:g>
                  <svg:desc>Sheet1.K125:Sheet1.K161</svg:desc>
                </draw:g>
              </table:table-cell>
              <table:table-cell office:value-type="float" office:value="-2.24626916108958">
                <text:p>-2.24626916108958</text:p>
                <draw:g>
                  <svg:desc>Sheet1.P125:Sheet1.P161</svg:desc>
                </draw:g>
              </table:table-cell>
              <table:table-cell office:value-type="float" office:value="-2.49801140409484">
                <text:p>-2.49801140409484</text:p>
                <draw:g>
                  <svg:desc>Sheet1.U125:Sheet1.U161</svg:desc>
                </draw:g>
              </table:table-cell>
              <table:table-cell office:value-type="float" office:value="-2.49801140409484">
                <text:p>-2.49801140409484</text:p>
                <draw:g>
                  <svg:desc>Sheet1.Z125:Sheet1.Z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-0.31638568517121">
                <text:p>-0.31638568517121</text:p>
              </table:table-cell>
              <table:table-cell office:value-type="float" office:value="-1.8445052472479">
                <text:p>-1.8445052472479</text:p>
              </table:table-cell>
              <table:table-cell office:value-type="float" office:value="-2.13815183108394">
                <text:p>-2.13815183108394</text:p>
              </table:table-cell>
              <table:table-cell office:value-type="float" office:value="-2.38167864216583">
                <text:p>-2.38167864216583</text:p>
              </table:table-cell>
              <table:table-cell office:value-type="float" office:value="-2.38167864216583">
                <text:p>-2.38167864216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-0.130609849781282">
                <text:p>-0.130609849781282</text:p>
              </table:table-cell>
              <table:table-cell office:value-type="float" office:value="-1.7521517432687">
                <text:p>-1.7521517432687</text:p>
              </table:table-cell>
              <table:table-cell office:value-type="float" office:value="-2.03747352071215">
                <text:p>-2.03747352071215</text:p>
              </table:table-cell>
              <table:table-cell office:value-type="float" office:value="-2.27353409485388">
                <text:p>-2.27353409485388</text:p>
              </table:table-cell>
              <table:table-cell office:value-type="float" office:value="-2.27353409485388">
                <text:p>-2.27353409485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0.238594309866285">
                <text:p>0.238594309866285</text:p>
              </table:table-cell>
              <table:table-cell office:value-type="float" office:value="-1.66556027246021">
                <text:p>-1.66556027246021</text:p>
              </table:table-cell>
              <table:table-cell office:value-type="float" office:value="-1.94338450228033">
                <text:p>-1.94338450228033</text:p>
              </table:table-cell>
              <table:table-cell office:value-type="float" office:value="-2.17265185407207">
                <text:p>-2.17265185407207</text:p>
              </table:table-cell>
              <table:table-cell office:value-type="float" office:value="-2.17265185407207">
                <text:p>-2.17265185407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50897103548851">
                <text:p>0.350897103548851</text:p>
              </table:table-cell>
              <table:table-cell office:value-type="float" office:value="-1.58407224926267">
                <text:p>-1.58407224926267</text:p>
              </table:table-cell>
              <table:table-cell office:value-type="float" office:value="-1.85515445853578">
                <text:p>-1.85515445853578</text:p>
              </table:table-cell>
              <table:table-cell office:value-type="float" office:value="-2.07823706245131">
                <text:p>-2.07823706245131</text:p>
              </table:table-cell>
              <table:table-cell office:value-type="float" office:value="-2.07823706245131">
                <text:p>-2.07823706245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0.427317993446155">
                <text:p>0.427317993446155</text:p>
              </table:table-cell>
              <table:table-cell office:value-type="float" office:value="-1.50711556620871">
                <text:p>-1.50711556620871</text:p>
              </table:table-cell>
              <table:table-cell office:value-type="float" office:value="-1.77215169234058">
                <text:p>-1.77215169234058</text:p>
              </table:table-cell>
              <table:table-cell office:value-type="float" office:value="-1.98960321500111">
                <text:p>-1.98960321500111</text:p>
              </table:table-cell>
              <table:table-cell office:value-type="float" office:value="-1.98960321500111">
                <text:p>-1.9896032150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486029904643183">
                <text:p>0.486029904643183</text:p>
              </table:table-cell>
              <table:table-cell office:value-type="float" office:value="-1.43418957155955">
                <text:p>-1.43418957155955</text:p>
              </table:table-cell>
              <table:table-cell office:value-type="float" office:value="-1.69382646460602">
                <text:p>-1.69382646460602</text:p>
              </table:table-cell>
              <table:table-cell office:value-type="float" office:value="-1.90615398748167">
                <text:p>-1.90615398748167</text:p>
              </table:table-cell>
              <table:table-cell office:value-type="float" office:value="-1.90615398748167">
                <text:p>-1.90615398748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0.5336142657253">
                <text:p>0.5336142657253</text:p>
              </table:table-cell>
              <table:table-cell office:value-type="float" office:value="-1.36485283516494">
                <text:p>-1.36485283516494</text:p>
              </table:table-cell>
              <table:table-cell office:value-type="float" office:value="-1.61969752285285">
                <text:p>-1.61969752285285</text:p>
              </table:table-cell>
              <table:table-cell office:value-type="float" office:value="-1.82736856735309">
                <text:p>-1.82736856735309</text:p>
              </table:table-cell>
              <table:table-cell office:value-type="float" office:value="-1.82736856735309">
                <text:p>-1.82736856735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73398722621715">
                <text:p>0.573398722621715</text:p>
              </table:table-cell>
              <table:table-cell office:value-type="float" office:value="-1.29871306283688">
                <text:p>-1.29871306283688</text:p>
              </table:table-cell>
              <table:table-cell office:value-type="float" office:value="-1.54934111593764">
                <text:p>-1.54934111593764</text:p>
              </table:table-cell>
              <table:table-cell office:value-type="float" office:value="-1.75278971882845">
                <text:p>-1.75278971882845</text:p>
              </table:table-cell>
              <table:table-cell office:value-type="float" office:value="-1.75278971882845">
                <text:p>-1.75278971882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0.607359185603331">
                <text:p>0.607359185603331</text:p>
              </table:table-cell>
              <table:table-cell office:value-type="float" office:value="-1.23541866533294">
                <text:p>-1.23541866533294</text:p>
              </table:table-cell>
              <table:table-cell office:value-type="float" office:value="-1.48238195973414">
                <text:p>-1.48238195973414</text:p>
              </table:table-cell>
              <table:table-cell office:value-type="float" office:value="-1.68201399940919">
                <text:p>-1.68201399940919</text:p>
              </table:table-cell>
              <table:table-cell office:value-type="float" office:value="-1.68201399940919">
                <text:p>-1.68201399940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0.636787570155136">
                <text:p>0.636787570155136</text:p>
              </table:table-cell>
              <table:table-cell office:value-type="float" office:value="-1.17465159174271">
                <text:p>-1.17465159174271</text:p>
              </table:table-cell>
              <table:table-cell office:value-type="float" office:value="-1.41848574257396">
                <text:p>-1.41848574257396</text:p>
              </table:table-cell>
              <table:table-cell office:value-type="float" office:value="-1.61468368183416">
                <text:p>-1.61468368183416</text:p>
              </table:table-cell>
              <table:table-cell office:value-type="float" office:value="-1.61468368183416">
                <text:p>-1.61468368183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0.662584649277768">
                <text:p>0.662584649277768</text:p>
              </table:table-cell>
              <table:table-cell office:value-type="float" office:value="-1.11612110909427">
                <text:p>-1.11612110909427</text:p>
              </table:table-cell>
              <table:table-cell office:value-type="float" office:value="-1.35735285081519">
                <text:p>-1.35735285081519</text:p>
              </table:table-cell>
              <table:table-cell office:value-type="float" office:value="-1.55048003668464">
                <text:p>-1.55048003668464</text:p>
              </table:table-cell>
              <table:table-cell office:value-type="float" office:value="-1.55048003668464">
                <text:p>-1.55048003668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685407962562497">
                <text:p>0.685407962562497</text:p>
              </table:table-cell>
              <table:table-cell office:value-type="float" office:value="-1.05955825673897">
                <text:p>-1.05955825673897</text:p>
              </table:table-cell>
              <table:table-cell office:value-type="float" office:value="-1.29871306283688">
                <text:p>-1.29871306283688</text:p>
              </table:table-cell>
              <table:table-cell office:value-type="float" office:value="-1.48911770671061">
                <text:p>-1.48911770671061</text:p>
              </table:table-cell>
              <table:table-cell office:value-type="float" office:value="-1.48911770671061">
                <text:p>-1.48911770671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0.705754268805864">
                <text:p>0.705754268805864</text:p>
              </table:table-cell>
              <table:table-cell office:value-type="float" office:value="-1.00471072864243">
                <text:p>-1.00471072864243</text:p>
              </table:table-cell>
              <table:table-cell office:value-type="float" office:value="-1.24232101017224">
                <text:p>-1.24232101017224</text:p>
              </table:table-cell>
              <table:table-cell office:value-type="float" office:value="-1.43033996112032">
                <text:p>-1.43033996112032</text:p>
              </table:table-cell>
              <table:table-cell office:value-type="float" office:value="-1.43033996112032">
                <text:p>-1.43033996112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0.72400899955128">
                <text:p>0.72400899955128</text:p>
              </table:table-cell>
              <table:table-cell office:value-type="float" office:value="-0.951337939049539">
                <text:p>-0.951337939049539</text:p>
              </table:table-cell>
              <table:table-cell office:value-type="float" office:value="-1.18795224162394">
                <text:p>-1.18795224162394</text:p>
              </table:table-cell>
              <table:table-cell office:value-type="float" office:value="-1.3739146614503">
                <text:p>-1.3739146614503</text:p>
              </table:table-cell>
              <table:table-cell office:value-type="float" office:value="-1.3739146614503">
                <text:p>-1.3739146614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0.740477643788901">
                <text:p>0.740477643788901</text:p>
              </table:table-cell>
              <table:table-cell office:value-type="float" office:value="-0.899206003202468">
                <text:p>-0.899206003202468</text:p>
              </table:table-cell>
              <table:table-cell office:value-type="float" office:value="-1.13539975292174">
                <text:p>-1.13539975292174</text:p>
              </table:table-cell>
              <table:table-cell office:value-type="float" office:value="-1.31963080366578">
                <text:p>-1.31963080366578</text:p>
              </table:table-cell>
              <table:table-cell office:value-type="float" office:value="-1.31963080366578">
                <text:p>-1.31963080366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755406579840751">
                <text:p>0.755406579840751</text:p>
              </table:table-cell>
              <table:table-cell office:value-type="float" office:value="-0.848082305282458">
                <text:p>-0.848082305282458</text:p>
              </table:table-cell>
              <table:table-cell office:value-type="float" office:value="-1.08447086261566">
                <text:p>-1.08447086261566</text:p>
              </table:table-cell>
              <table:table-cell office:value-type="float" office:value="-1.26729552630618">
                <text:p>-1.26729552630618</text:p>
              </table:table-cell>
              <table:table-cell office:value-type="float" office:value="-1.26729552630618">
                <text:p>-1.26729552630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0.76899741638379">
                <text:p>0.76899741638379</text:p>
              </table:table-cell>
              <table:table-cell office:value-type="float" office:value="-0.797729211186485">
                <text:p>-0.797729211186485</text:p>
              </table:table-cell>
              <table:table-cell office:value-type="float" office:value="-1.03498432540061">
                <text:p>-1.03498432540061</text:p>
              </table:table-cell>
              <table:table-cell office:value-type="float" office:value="-1.2167314935597">
                <text:p>-1.2167314935597</text:p>
              </table:table-cell>
              <table:table-cell office:value-type="float" office:value="-1.2167314935597">
                <text:p>-1.2167314935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0.781417167652314">
                <text:p>0.781417167652314</text:p>
              </table:table-cell>
              <table:table-cell office:value-type="float" office:value="-0.747896276493563">
                <text:p>-0.747896276493563</text:p>
              </table:table-cell>
              <table:table-cell office:value-type="float" office:value="-0.986767577052625">
                <text:p>-0.986767577052625</text:p>
              </table:table-cell>
              <table:table-cell office:value-type="float" office:value="-1.16777457637189">
                <text:p>-1.16777457637189</text:p>
              </table:table-cell>
              <table:table-cell office:value-type="float" office:value="-1.16777457637189">
                <text:p>-1.16777457637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0.792805658405204">
                <text:p>0.792805658405204</text:p>
              </table:table-cell>
              <table:table-cell office:value-type="float" office:value="-0.698309925464887">
                <text:p>-0.698309925464887</text:p>
              </table:table-cell>
              <table:table-cell office:value-type="float" office:value="-0.939653999753909">
                <text:p>-0.939653999753909</text:p>
              </table:table-cell>
              <table:table-cell office:value-type="float" office:value="-1.12027176490984">
                <text:p>-1.12027176490984</text:p>
              </table:table-cell>
              <table:table-cell office:value-type="float" office:value="-1.12027176490984">
                <text:p>-1.12027176490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0.803281030486478">
                <text:p>0.803281030486478</text:p>
              </table:table-cell>
              <table:table-cell office:value-type="float" office:value="-0.64865888126374">
                <text:p>-0.64865888126374</text:p>
              </table:table-cell>
              <table:table-cell office:value-type="float" office:value="-0.893480080601516">
                <text:p>-0.893480080601516</text:p>
              </table:table-cell>
              <table:table-cell office:value-type="float" office:value="-1.07407925242613">
                <text:p>-1.07407925242613</text:p>
              </table:table-cell>
              <table:table-cell office:value-type="float" office:value="-1.07407925242613">
                <text:p>-1.07407925242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0.812943914481316">
                <text:p>0.812943914481316</text:p>
              </table:table-cell>
              <table:table-cell office:value-type="float" office:value="-0.598572274358893">
                <text:p>-0.598572274358893</text:p>
              </table:table-cell>
              <table:table-cell office:value-type="float" office:value="-0.848082305282459">
                <text:p>-0.848082305282459</text:p>
              </table:table-cell>
              <table:table-cell office:value-type="float" office:value="-1.02906063399637">
                <text:p>-1.02906063399637</text:p>
              </table:table-cell>
              <table:table-cell office:value-type="float" office:value="-1.02906063399637">
                <text:p>-1.02906063399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0.821880641538124">
                <text:p>0.821880641538124</text:p>
              </table:table-cell>
              <table:table-cell office:value-type="float" office:value="-0.547584554438415">
                <text:p>-0.547584554438415</text:p>
              </table:table-cell>
              <table:table-cell office:value-type="float" office:value="-0.803293575547539">
                <text:p>-0.803293575547539</text:p>
              </table:table-cell>
              <table:table-cell office:value-type="float" office:value="-0.985085163618267">
                <text:p>-0.985085163618267</text:p>
              </table:table-cell>
              <table:table-cell office:value-type="float" office:value="-0.985085163618267">
                <text:p>-0.985085163618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0.83016575147061">
                <text:p>0.83016575147061</text:p>
              </table:table-cell>
              <table:table-cell office:value-type="float" office:value="-0.495075045160773">
                <text:p>-0.495075045160773</text:p>
              </table:table-cell>
              <table:table-cell office:value-type="float" office:value="-0.758938849311329">
                <text:p>-0.758938849311329</text:p>
              </table:table-cell>
              <table:table-cell office:value-type="float" office:value="-0.942026009237134">
                <text:p>-0.942026009237134</text:p>
              </table:table-cell>
              <table:table-cell office:value-type="float" office:value="-0.942026009237134">
                <text:p>-0.942026009237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0.837863975994038">
                <text:p>0.837863975994038</text:p>
              </table:table-cell>
              <table:table-cell office:value-type="float" office:value="-0.440154326260506">
                <text:p>-0.440154326260506</text:p>
              </table:table-cell>
              <table:table-cell office:value-type="float" office:value="-0.714829550323377">
                <text:p>-0.714829550323377</text:p>
              </table:table-cell>
              <table:table-cell office:value-type="float" office:value="-0.899758436329986">
                <text:p>-0.899758436329986</text:p>
              </table:table-cell>
              <table:table-cell office:value-type="float" office:value="-0.899758436329986">
                <text:p>-0.899758436329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0.845031824499897">
                <text:p>0.845031824499897</text:p>
              </table:table-cell>
              <table:table-cell office:value-type="float" office:value="-0.381424779385797">
                <text:p>-0.381424779385797</text:p>
              </table:table-cell>
              <table:table-cell office:value-type="float" office:value="-0.670756031568692">
                <text:p>-0.670756031568692</text:p>
              </table:table-cell>
              <table:table-cell office:value-type="float" office:value="-0.858157834823031">
                <text:p>-0.858157834823031</text:p>
              </table:table-cell>
              <table:table-cell office:value-type="float" office:value="-0.858157834823031">
                <text:p>-0.858157834823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0.851718864740407">
                <text:p>0.851718864740407</text:p>
              </table:table-cell>
              <table:table-cell office:value-type="float" office:value="-0.31638568517121">
                <text:p>-0.31638568517121</text:p>
              </table:table-cell>
              <table:table-cell office:value-type="float" office:value="-0.626476905553509">
                <text:p>-0.626476905553509</text:p>
              </table:table-cell>
              <table:table-cell office:value-type="float" office:value="-0.817097478050946">
                <text:p>-0.817097478050946</text:p>
              </table:table-cell>
              <table:table-cell office:value-type="float" office:value="-0.817097478050946">
                <text:p>-0.817097478050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0.85796876646183">
                <text:p>0.85796876646183</text:p>
              </table:table-cell>
              <table:table-cell office:value-type="float" office:value="-0.239496102481564">
                <text:p>-0.239496102481564</text:p>
              </table:table-cell>
              <table:table-cell office:value-type="float" office:value="-0.581703170539601">
                <text:p>-0.581703170539601</text:p>
              </table:table-cell>
              <table:table-cell office:value-type="float" office:value="-0.776445860567101">
                <text:p>-0.776445860567101</text:p>
              </table:table-cell>
              <table:table-cell office:value-type="float" office:value="-0.776445860567101">
                <text:p>-0.776445860567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0.863820158820704">
                <text:p>0.863820158820704</text:p>
              </table:table-cell>
              <table:table-cell office:value-type="float" office:value="-0.130609849781282">
                <text:p>-0.130609849781282</text:p>
              </table:table-cell>
              <table:table-cell office:value-type="float" office:value="-0.536073303663592">
                <text:p>-0.536073303663592</text:p>
              </table:table-cell>
              <table:table-cell office:value-type="float" office:value="-0.736063394087606">
                <text:p>-0.736063394087606</text:p>
              </table:table-cell>
              <table:table-cell office:value-type="float" office:value="-0.736063394087606">
                <text:p>-0.736063394087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0.869307340054518">
                <text:p>0.869307340054518</text:p>
              </table:table-cell>
              <table:table-cell office:value-type="float" office:value="0.144848216732754">
                <text:p>0.144848216732754</text:p>
              </table:table-cell>
              <table:table-cell office:value-type="float" office:value="-0.489111735107262">
                <text:p>-0.489111735107262</text:p>
              </table:table-cell>
              <table:table-cell office:value-type="float" office:value="-0.69579813016921">
                <text:p>-0.69579813016921</text:p>
              </table:table-cell>
              <table:table-cell office:value-type="float" office:value="-0.69579813016921">
                <text:p>-0.69579813016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0.874460868864434">
                <text:p>0.874460868864434</text:p>
              </table:table-cell>
              <table:table-cell office:value-type="float" office:value="0.238594309866286">
                <text:p>0.238594309866286</text:p>
              </table:table-cell>
              <table:table-cell office:value-type="float" office:value="-0.440154326260507">
                <text:p>-0.440154326260507</text:p>
              </table:table-cell>
              <table:table-cell office:value-type="float" office:value="-0.655479991876716">
                <text:p>-0.655479991876716</text:p>
              </table:table-cell>
              <table:table-cell office:value-type="float" office:value="-0.655479991876716">
                <text:p>-0.6554799918767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0.87930806030721">
                <text:p>0.87930806030721</text:p>
              </table:table-cell>
              <table:table-cell office:value-type="float" office:value="0.301547110224775">
                <text:p>0.301547110224775</text:p>
              </table:table-cell>
              <table:table-cell office:value-type="float" office:value="-0.388201312254713">
                <text:p>-0.388201312254713</text:p>
              </table:table-cell>
              <table:table-cell office:value-type="float" office:value="-0.614912671779541">
                <text:p>-0.614912671779541</text:p>
              </table:table-cell>
              <table:table-cell office:value-type="float" office:value="-0.614912671779541">
                <text:p>-0.614912671779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0.883873404011991">
                <text:p>0.883873404011991</text:p>
              </table:table-cell>
              <table:table-cell office:value-type="float" office:value="0.350897103548852">
                <text:p>0.350897103548852</text:p>
              </table:table-cell>
              <table:table-cell office:value-type="float" office:value="-0.331586363194115">
                <text:p>-0.331586363194115</text:p>
              </table:table-cell>
              <table:table-cell office:value-type="float" office:value="-0.573861762044271">
                <text:p>-0.573861762044271</text:p>
              </table:table-cell>
              <table:table-cell office:value-type="float" office:value="-0.573861762044271">
                <text:p>-0.573861762044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0.888178918769872">
                <text:p>0.888178918769872</text:p>
              </table:table-cell>
              <table:table-cell office:value-type="float" office:value="0.391978528734517">
                <text:p>0.391978528734517</text:p>
              </table:table-cell>
              <table:table-cell office:value-type="float" office:value="-0.26706680677258">
                <text:p>-0.26706680677258</text:p>
              </table:table-cell>
              <table:table-cell office:value-type="float" office:value="-0.532036547177432">
                <text:p>-0.532036547177432</text:p>
              </table:table-cell>
              <table:table-cell office:value-type="float" office:value="-0.532036547177432">
                <text:p>-0.532036547177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0.892244454665149">
                <text:p>0.892244454665149</text:p>
              </table:table-cell>
              <table:table-cell office:value-type="float" office:value="0.427317993446156">
                <text:p>0.427317993446156</text:p>
              </table:table-cell>
              <table:table-cell office:value-type="float" office:value="-0.186226757385707">
                <text:p>-0.186226757385707</text:p>
              </table:table-cell>
              <table:table-cell office:value-type="float" office:value="-0.489060567093366">
                <text:p>-0.489060567093366</text:p>
              </table:table-cell>
              <table:table-cell office:value-type="float" office:value="-0.489060567093366">
                <text:p>-0.489060567093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0.896087951696237">
                <text:p>0.896087951696237</text:p>
              </table:table-cell>
              <table:table-cell office:value-type="float" office:value="0.458360631708944">
                <text:p>0.458360631708944</text:p>
              </table:table-cell>
              <table:table-cell office:value-type="float" office:value="0.0107905954063329">
                <text:p>0.0107905954063329</text:p>
              </table:table-cell>
              <table:table-cell office:value-type="float" office:value="-0.444420910709231">
                <text:p>-0.444420910709231</text:p>
              </table:table-cell>
              <table:table-cell office:value-type="float" office:value="-0.444420910709231">
                <text:p>-0.444420910709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0.899725662105881">
                <text:p>0.899725662105881</text:p>
              </table:table-cell>
              <table:table-cell office:value-type="float" office:value="0.486029904643183">
                <text:p>0.486029904643183</text:p>
              </table:table-cell>
              <table:table-cell office:value-type="float" office:value="0.182175676065901">
                <text:p>0.182175676065901</text:p>
              </table:table-cell>
              <table:table-cell office:value-type="float" office:value="-0.397373572344797">
                <text:p>-0.397373572344797</text:p>
              </table:table-cell>
              <table:table-cell office:value-type="float" office:value="-0.397373572344797">
                <text:p>-0.397373572344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loext:try-staggering-first="true" chart:link-data-style-to-source="tru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" chart:maximum="-0" chart:origin="-16" chart:interval-major="2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9.526cm" xlink:href=".." xlink:type="simple" chart:class="chart:scatter" chart:style-name="ch1">
        <chart:legend chart:legend-position="end" svg:x="12.995cm" svg:y="3.335cm" style:legend-expansion="high" chart:style-name="ch2"/>
        <chart:plot-area chart:style-name="ch3" table:cell-range-address="Sheet1.B166:Sheet1.B202 Sheet1.G165:Sheet1.G202 Sheet1.L165:Sheet1.L202 Sheet1.Q165:Sheet1.Q202 Sheet1.V165:Sheet1.V202 Sheet1.AA165:Sheet1.AA202" chart:data-source-has-labels="row" svg:x="1.534cm" svg:y="0.19cm" svg:width="11.157cm" svg:height="7.946cm">
          <chartooo:coordinate-region svg:x="2.244cm" svg:y="0.416cm" svg:width="10.208cm" svg:height="7.17cm"/>
          <chart:axis chart:dimension="x" chart:name="primary-x" chart:style-name="ch4">
            <chart:title svg:x="5.402cm" svg:y="8.32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926cm" chart:style-name="ch8">
              <text:p>log10(abs(error))</text:p>
            </chart:title>
            <chart:grid chart:style-name="ch6" chart:class="major"/>
          </chart:axis>
          <chart:series chart:style-name="ch9" chart:values-cell-range-address="Sheet1.G166:Sheet1.G202" chart:label-cell-address="Sheet1.G165:Sheet1.G165" chart:class="chart:scatter">
            <chart:domain table:cell-range-address="Sheet1.B166:Sheet1.B202"/>
            <chart:data-point chart:repeated="37"/>
          </chart:series>
          <chart:series chart:style-name="ch10" chart:values-cell-range-address="Sheet1.L166:Sheet1.L202" chart:label-cell-address="Sheet1.L165:Sheet1.L165" chart:class="chart:scatter">
            <chart:data-point chart:repeated="37"/>
          </chart:series>
          <chart:series chart:style-name="ch11" chart:values-cell-range-address="Sheet1.Q166:Sheet1.Q202" chart:label-cell-address="Sheet1.Q165:Sheet1.Q165" chart:class="chart:scatter">
            <chart:data-point chart:repeated="37"/>
          </chart:series>
          <chart:series chart:style-name="ch12" chart:values-cell-range-address="Sheet1.V166:Sheet1.V202" chart:label-cell-address="Sheet1.V165:Sheet1.V165" chart:class="chart:scatter">
            <chart:data-point chart:repeated="37"/>
          </chart:series>
          <chart:series chart:style-name="ch13" chart:values-cell-range-address="Sheet1.AA166:Sheet1.AA202" chart:label-cell-address="Sheet1.AA165:Sheet1.AA165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G165:Sheet1.G165</svg:desc>
                </draw:g>
              </table:table-cell>
              <table:table-cell office:value-type="string">
                <text:p>Mode 2</text:p>
                <draw:g>
                  <svg:desc>Sheet1.L165:Sheet1.L165</svg:desc>
                </draw:g>
              </table:table-cell>
              <table:table-cell office:value-type="string">
                <text:p>Mode 3</text:p>
                <draw:g>
                  <svg:desc>Sheet1.Q165:Sheet1.Q165</svg:desc>
                </draw:g>
              </table:table-cell>
              <table:table-cell office:value-type="string">
                <text:p>Mode 4</text:p>
                <draw:g>
                  <svg:desc>Sheet1.V165:Sheet1.V165</svg:desc>
                </draw:g>
              </table:table-cell>
              <table:table-cell office:value-type="string">
                <text:p>Mode 5</text:p>
                <draw:g>
                  <svg:desc>Sheet1.AA165:Sheet1.AA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66:Sheet1.B202</svg:desc>
                </draw:g>
              </table:table-cell>
              <table:table-cell office:value-type="float" office:value="-11.8496578715679">
                <text:p>-11.8496578715679</text:p>
                <draw:g>
                  <svg:desc>Sheet1.G166:Sheet1.G202</svg:desc>
                </draw:g>
              </table:table-cell>
              <table:table-cell office:value-type="float" office:value="-12.4225530087281">
                <text:p>-12.4225530087281</text:p>
                <draw:g>
                  <svg:desc>Sheet1.L166:Sheet1.L202</svg:desc>
                </draw:g>
              </table:table-cell>
              <table:table-cell office:value-type="float" office:value="-12.8772690534388">
                <text:p>-12.8772690534388</text:p>
                <draw:g>
                  <svg:desc>Sheet1.Q166:Sheet1.Q202</svg:desc>
                </draw:g>
              </table:table-cell>
              <table:table-cell office:value-type="float" office:value="-13.3591890884736">
                <text:p>-13.3591890884736</text:p>
                <draw:g>
                  <svg:desc>Sheet1.V166:Sheet1.V202</svg:desc>
                </draw:g>
              </table:table-cell>
              <table:table-cell office:value-type="float" office:value="-12.3867002626598">
                <text:p>-12.3867002626598</text:p>
                <draw:g>
                  <svg:desc>Sheet1.AA166:Sheet1.AA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-11.3845285476724">
                <text:p>-11.3845285476724</text:p>
              </table:table-cell>
              <table:table-cell office:value-type="float" office:value="-12.5265669241703">
                <text:p>-12.5265669241703</text:p>
              </table:table-cell>
              <table:table-cell office:value-type="float" office:value="-13.1422388454785">
                <text:p>-13.1422388454785</text:p>
              </table:table-cell>
              <table:table-cell office:value-type="float" office:value="NaN">
                <text:p>NaN</text:p>
              </table:table-cell>
              <table:table-cell office:value-type="float" office:value="-12.3867928984316">
                <text:p>-12.3867928984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-10.5577279407643">
                <text:p>-10.5577279407643</text:p>
              </table:table-cell>
              <table:table-cell office:value-type="float" office:value="-12.40311611485">
                <text:p>-12.40311611485</text:p>
              </table:table-cell>
              <table:table-cell office:value-type="float" office:value="-12.8447179127849">
                <text:p>-12.8447179127849</text:p>
              </table:table-cell>
              <table:table-cell office:value-type="float" office:value="-13.439718306094">
                <text:p>-13.439718306094</text:p>
              </table:table-cell>
              <table:table-cell office:value-type="float" office:value="-12.0565015542427">
                <text:p>-12.0565015542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-11.8623174365491">
                <text:p>-11.8623174365491</text:p>
              </table:table-cell>
              <table:table-cell office:value-type="float" office:value="-12.3714656086266">
                <text:p>-12.3714656086266</text:p>
              </table:table-cell>
              <table:table-cell office:value-type="float" office:value="-13.5977262359235">
                <text:p>-13.5977262359235</text:p>
              </table:table-cell>
              <table:table-cell office:value-type="float" office:value="-13.3057045533915">
                <text:p>-13.3057045533915</text:p>
              </table:table-cell>
              <table:table-cell office:value-type="float" office:value="-12.8115729677427">
                <text:p>-12.8115729677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11.5275667151942">
                <text:p>-11.5275667151942</text:p>
              </table:table-cell>
              <table:table-cell office:value-type="float" office:value="-12.4657669809116">
                <text:p>-12.4657669809116</text:p>
              </table:table-cell>
              <table:table-cell office:value-type="float" office:value="-12.9446736365344">
                <text:p>-12.9446736365344</text:p>
              </table:table-cell>
              <table:table-cell office:value-type="float" office:value="-13.5431200660881">
                <text:p>-13.5431200660881</text:p>
              </table:table-cell>
              <table:table-cell office:value-type="float" office:value="-12.5946779030604">
                <text:p>-12.5946779030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-11.8763255336323">
                <text:p>-11.8763255336323</text:p>
              </table:table-cell>
              <table:table-cell office:value-type="float" office:value="-12.3779294702981">
                <text:p>-12.3779294702981</text:p>
              </table:table-cell>
              <table:table-cell office:value-type="float" office:value="-13.000057776984">
                <text:p>-13.000057776984</text:p>
              </table:table-cell>
              <table:table-cell office:value-type="float" office:value="-13.1987431896733">
                <text:p>-13.1987431896733</text:p>
              </table:table-cell>
              <table:table-cell office:value-type="float" office:value="-12.4133756865518">
                <text:p>-12.4133756865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-12.0030631215299">
                <text:p>-12.0030631215299</text:p>
              </table:table-cell>
              <table:table-cell office:value-type="float" office:value="-12.4854724209516">
                <text:p>-12.4854724209516</text:p>
              </table:table-cell>
              <table:table-cell office:value-type="float" office:value="-12.9494478666714">
                <text:p>-12.9494478666714</text:p>
              </table:table-cell>
              <table:table-cell office:value-type="float" office:value="-13.318820540427">
                <text:p>-13.318820540427</text:p>
              </table:table-cell>
              <table:table-cell office:value-type="float" office:value="-13.0432967376592">
                <text:p>-13.0432967376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-11.9763811551645">
                <text:p>-11.9763811551645</text:p>
              </table:table-cell>
              <table:table-cell office:value-type="float" office:value="-12.4120686437034">
                <text:p>-12.4120686437034</text:p>
              </table:table-cell>
              <table:table-cell office:value-type="float" office:value="-13.0349786282894">
                <text:p>-13.0349786282894</text:p>
              </table:table-cell>
              <table:table-cell office:value-type="float" office:value="-13.2983855837277">
                <text:p>-13.2983855837277</text:p>
              </table:table-cell>
              <table:table-cell office:value-type="float" office:value="-12.3856989710757">
                <text:p>-12.3856989710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2.7436305789572">
                <text:p>-12.7436305789572</text:p>
              </table:table-cell>
              <table:table-cell office:value-type="float" office:value="-12.3514320034469">
                <text:p>-12.3514320034469</text:p>
              </table:table-cell>
              <table:table-cell office:value-type="float" office:value="-13.0010975811197">
                <text:p>-13.0010975811197</text:p>
              </table:table-cell>
              <table:table-cell office:value-type="float" office:value="-13.2558154811833">
                <text:p>-13.2558154811833</text:p>
              </table:table-cell>
              <table:table-cell office:value-type="float" office:value="-13.4115681652058">
                <text:p>-13.4115681652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-12.7193348755989">
                <text:p>-12.7193348755989</text:p>
              </table:table-cell>
              <table:table-cell office:value-type="float" office:value="-12.3434566826024">
                <text:p>-12.3434566826024</text:p>
              </table:table-cell>
              <table:table-cell office:value-type="float" office:value="-13.2981806182108">
                <text:p>-13.2981806182108</text:p>
              </table:table-cell>
              <table:table-cell office:value-type="float" office:value="-13.304201535711">
                <text:p>-13.304201535711</text:p>
              </table:table-cell>
              <table:table-cell office:value-type="float" office:value="-13.4215074839047">
                <text:p>-13.421507483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-12.2022818469773">
                <text:p>-12.2022818469773</text:p>
              </table:table-cell>
              <table:table-cell office:value-type="float" office:value="-12.3050018251062">
                <text:p>-12.3050018251062</text:p>
              </table:table-cell>
              <table:table-cell office:value-type="float" office:value="-12.97995863175">
                <text:p>-12.97995863175</text:p>
              </table:table-cell>
              <table:table-cell office:value-type="float" office:value="-13.5192245499762">
                <text:p>-13.5192245499762</text:p>
              </table:table-cell>
              <table:table-cell office:value-type="float" office:value="-12.3544662535382">
                <text:p>-12.3544662535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-12.9426840282317">
                <text:p>-12.9426840282317</text:p>
              </table:table-cell>
              <table:table-cell office:value-type="float" office:value="-12.2772065710925">
                <text:p>-12.2772065710925</text:p>
              </table:table-cell>
              <table:table-cell office:value-type="float" office:value="-12.8958315151341">
                <text:p>-12.8958315151341</text:p>
              </table:table-cell>
              <table:table-cell office:value-type="float" office:value="-13.0344662387118">
                <text:p>-13.0344662387118</text:p>
              </table:table-cell>
              <table:table-cell office:value-type="float" office:value="-13.0958379263409">
                <text:p>-13.0958379263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-12.4919041325016">
                <text:p>-12.4919041325016</text:p>
              </table:table-cell>
              <table:table-cell office:value-type="float" office:value="-12.2677387559655">
                <text:p>-12.2677387559655</text:p>
              </table:table-cell>
              <table:table-cell office:value-type="float" office:value="-12.6828542966038">
                <text:p>-12.6828542966038</text:p>
              </table:table-cell>
              <table:table-cell office:value-type="float" office:value="-13.2886697071955">
                <text:p>-13.2886697071955</text:p>
              </table:table-cell>
              <table:table-cell office:value-type="float" office:value="-12.7019845774345">
                <text:p>-12.7019845774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-12.5813076840516">
                <text:p>-12.5813076840516</text:p>
              </table:table-cell>
              <table:table-cell office:value-type="float" office:value="-12.3752501213093">
                <text:p>-12.3752501213093</text:p>
              </table:table-cell>
              <table:table-cell office:value-type="float" office:value="-13.0027188130311">
                <text:p>-13.0027188130311</text:p>
              </table:table-cell>
              <table:table-cell office:value-type="float" office:value="-13.2826597693515">
                <text:p>-13.2826597693515</text:p>
              </table:table-cell>
              <table:table-cell office:value-type="float" office:value="-13.117033943974">
                <text:p>-13.117033943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-12.5305803514412">
                <text:p>-12.5305803514412</text:p>
              </table:table-cell>
              <table:table-cell office:value-type="float" office:value="-12.2103729248057">
                <text:p>-12.2103729248057</text:p>
              </table:table-cell>
              <table:table-cell office:value-type="float" office:value="-12.8857495162888">
                <text:p>-12.8857495162888</text:p>
              </table:table-cell>
              <table:table-cell office:value-type="float" office:value="-13.2425162705434">
                <text:p>-13.2425162705434</text:p>
              </table:table-cell>
              <table:table-cell office:value-type="float" office:value="-12.4005844254658">
                <text:p>-12.4005844254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-13.9728433724781">
                <text:p>-13.9728433724781</text:p>
              </table:table-cell>
              <table:table-cell office:value-type="float" office:value="-12.2818006993515">
                <text:p>-12.2818006993515</text:p>
              </table:table-cell>
              <table:table-cell office:value-type="float" office:value="-13.1255097959395">
                <text:p>-13.1255097959395</text:p>
              </table:table-cell>
              <table:table-cell office:value-type="float" office:value="-12.8847105165918">
                <text:p>-12.8847105165918</text:p>
              </table:table-cell>
              <table:table-cell office:value-type="float" office:value="-12.6096593633136">
                <text:p>-12.6096593633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12.9611975980015">
                <text:p>-12.9611975980015</text:p>
              </table:table-cell>
              <table:table-cell office:value-type="float" office:value="-12.1766514163668">
                <text:p>-12.1766514163668</text:p>
              </table:table-cell>
              <table:table-cell office:value-type="float" office:value="-12.9563839026585">
                <text:p>-12.9563839026585</text:p>
              </table:table-cell>
              <table:table-cell office:value-type="float" office:value="-12.9930096827285">
                <text:p>-12.9930096827285</text:p>
              </table:table-cell>
              <table:table-cell office:value-type="float" office:value="-12.800269245816">
                <text:p>-12.800269245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-12.5813988067018">
                <text:p>-12.5813988067018</text:p>
              </table:table-cell>
              <table:table-cell office:value-type="float" office:value="-12.1999637497046">
                <text:p>-12.1999637497046</text:p>
              </table:table-cell>
              <table:table-cell office:value-type="float" office:value="-12.6334642648774">
                <text:p>-12.6334642648774</text:p>
              </table:table-cell>
              <table:table-cell office:value-type="float" office:value="-12.9325745499062">
                <text:p>-12.9325745499062</text:p>
              </table:table-cell>
              <table:table-cell office:value-type="float" office:value="-12.3371816782136">
                <text:p>-12.3371816782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-13.2421676724472">
                <text:p>-13.2421676724472</text:p>
              </table:table-cell>
              <table:table-cell office:value-type="float" office:value="-12.1226529283953">
                <text:p>-12.1226529283953</text:p>
              </table:table-cell>
              <table:table-cell office:value-type="float" office:value="-13.0376470325702">
                <text:p>-13.0376470325702</text:p>
              </table:table-cell>
              <table:table-cell office:value-type="float" office:value="-12.8684387968803">
                <text:p>-12.8684387968803</text:p>
              </table:table-cell>
              <table:table-cell office:value-type="float" office:value="-12.3745658160665">
                <text:p>-12.37456581606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-13.4593048304956">
                <text:p>-13.4593048304956</text:p>
              </table:table-cell>
              <table:table-cell office:value-type="float" office:value="-12.091834888106">
                <text:p>-12.091834888106</text:p>
              </table:table-cell>
              <table:table-cell office:value-type="float" office:value="-13.0153356803862">
                <text:p>-13.0153356803862</text:p>
              </table:table-cell>
              <table:table-cell office:value-type="float" office:value="-13.5153624439355">
                <text:p>-13.5153624439355</text:p>
              </table:table-cell>
              <table:table-cell office:value-type="float" office:value="-12.8546940477805">
                <text:p>-12.8546940477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-14.2062447676187">
                <text:p>-14.2062447676187</text:p>
              </table:table-cell>
              <table:table-cell office:value-type="float" office:value="-12.0450428205418">
                <text:p>-12.0450428205418</text:p>
              </table:table-cell>
              <table:table-cell office:value-type="float" office:value="-12.9955840993107">
                <text:p>-12.9955840993107</text:p>
              </table:table-cell>
              <table:table-cell office:value-type="float" office:value="-12.9891144256029">
                <text:p>-12.9891144256029</text:p>
              </table:table-cell>
              <table:table-cell office:value-type="float" office:value="-12.5767080769103">
                <text:p>-12.5767080769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-13.475484270201">
                <text:p>-13.475484270201</text:p>
              </table:table-cell>
              <table:table-cell office:value-type="float" office:value="-11.7989789995036">
                <text:p>-11.7989789995036</text:p>
              </table:table-cell>
              <table:table-cell office:value-type="float" office:value="-12.4539217638738">
                <text:p>-12.4539217638738</text:p>
              </table:table-cell>
              <table:table-cell office:value-type="float" office:value="-14.2857894976986">
                <text:p>-14.2857894976986</text:p>
              </table:table-cell>
              <table:table-cell office:value-type="float" office:value="-12.2000233711244">
                <text:p>-12.2000233711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13.2210385104664">
                <text:p>-13.2210385104664</text:p>
              </table:table-cell>
              <table:table-cell office:value-type="float" office:value="-12.0016058076609">
                <text:p>-12.0016058076609</text:p>
              </table:table-cell>
              <table:table-cell office:value-type="float" office:value="-12.3459801071333">
                <text:p>-12.3459801071333</text:p>
              </table:table-cell>
              <table:table-cell office:value-type="float" office:value="-12.7274325289468">
                <text:p>-12.7274325289468</text:p>
              </table:table-cell>
              <table:table-cell office:value-type="float" office:value="-13.5624572747965">
                <text:p>-13.5624572747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-12.9766775795532">
                <text:p>-12.9766775795532</text:p>
              </table:table-cell>
              <table:table-cell office:value-type="float" office:value="-12.0251334744387">
                <text:p>-12.0251334744387</text:p>
              </table:table-cell>
              <table:table-cell office:value-type="float" office:value="-12.5702148254432">
                <text:p>-12.5702148254432</text:p>
              </table:table-cell>
              <table:table-cell office:value-type="float" office:value="-13.4662546660746">
                <text:p>-13.4662546660746</text:p>
              </table:table-cell>
              <table:table-cell office:value-type="float" office:value="-12.0786807516447">
                <text:p>-12.0786807516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-12.6967777077121">
                <text:p>-12.6967777077121</text:p>
              </table:table-cell>
              <table:table-cell office:value-type="float" office:value="-11.8882043852163">
                <text:p>-11.8882043852163</text:p>
              </table:table-cell>
              <table:table-cell office:value-type="float" office:value="-12.4926121687925">
                <text:p>-12.4926121687925</text:p>
              </table:table-cell>
              <table:table-cell office:value-type="float" office:value="-12.8521919734951">
                <text:p>-12.8521919734951</text:p>
              </table:table-cell>
              <table:table-cell office:value-type="float" office:value="-12.4781569280514">
                <text:p>-12.4781569280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-13.0419847879138">
                <text:p>-13.0419847879138</text:p>
              </table:table-cell>
              <table:table-cell office:value-type="float" office:value="-11.6505243710717">
                <text:p>-11.6505243710717</text:p>
              </table:table-cell>
              <table:table-cell office:value-type="float" office:value="-12.5499397088504">
                <text:p>-12.5499397088504</text:p>
              </table:table-cell>
              <table:table-cell office:value-type="float" office:value="-13.270108845347">
                <text:p>-13.270108845347</text:p>
              </table:table-cell>
              <table:table-cell office:value-type="float" office:value="-12.0321534880619">
                <text:p>-12.0321534880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-13.7235180345064">
                <text:p>-13.7235180345064</text:p>
              </table:table-cell>
              <table:table-cell office:value-type="float" office:value="-11.3394623999929">
                <text:p>-11.3394623999929</text:p>
              </table:table-cell>
              <table:table-cell office:value-type="float" office:value="-12.2750980092579">
                <text:p>-12.2750980092579</text:p>
              </table:table-cell>
              <table:table-cell office:value-type="float" office:value="-12.9843391022989">
                <text:p>-12.9843391022989</text:p>
              </table:table-cell>
              <table:table-cell office:value-type="float" office:value="-12.4043159114512">
                <text:p>-12.4043159114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-12.5484110906356">
                <text:p>-12.5484110906356</text:p>
              </table:table-cell>
              <table:table-cell office:value-type="float" office:value="-11.187349350363">
                <text:p>-11.187349350363</text:p>
              </table:table-cell>
              <table:table-cell office:value-type="float" office:value="-12.9634163454204">
                <text:p>-12.9634163454204</text:p>
              </table:table-cell>
              <table:table-cell office:value-type="float" office:value="-13.5308337287832">
                <text:p>-13.5308337287832</text:p>
              </table:table-cell>
              <table:table-cell office:value-type="float" office:value="-12.0119366442118">
                <text:p>-12.0119366442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-12.8314496871742">
                <text:p>-12.8314496871742</text:p>
              </table:table-cell>
              <table:table-cell office:value-type="float" office:value="-10.6852186508127">
                <text:p>-10.6852186508127</text:p>
              </table:table-cell>
              <table:table-cell office:value-type="float" office:value="-12.3153411117417">
                <text:p>-12.3153411117417</text:p>
              </table:table-cell>
              <table:table-cell office:value-type="float" office:value="-12.8691969804599">
                <text:p>-12.8691969804599</text:p>
              </table:table-cell>
              <table:table-cell office:value-type="float" office:value="-11.9217938955508">
                <text:p>-11.9217938955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-12.9197122140332">
                <text:p>-12.9197122140332</text:p>
              </table:table-cell>
              <table:table-cell office:value-type="float" office:value="-8.05132357067573">
                <text:p>-8.05132357067573</text:p>
              </table:table-cell>
              <table:table-cell office:value-type="float" office:value="-11.9983791147884">
                <text:p>-11.9983791147884</text:p>
              </table:table-cell>
              <table:table-cell office:value-type="float" office:value="-12.550574446721">
                <text:p>-12.550574446721</text:p>
              </table:table-cell>
              <table:table-cell office:value-type="float" office:value="-11.9243342000441">
                <text:p>-11.9243342000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-12.646642722448">
                <text:p>-12.646642722448</text:p>
              </table:table-cell>
              <table:table-cell office:value-type="float" office:value="-8.50090908489501">
                <text:p>-8.50090908489501</text:p>
              </table:table-cell>
              <table:table-cell office:value-type="float" office:value="-12.4298446048827">
                <text:p>-12.4298446048827</text:p>
              </table:table-cell>
              <table:table-cell office:value-type="float" office:value="-12.6608962924943">
                <text:p>-12.6608962924943</text:p>
              </table:table-cell>
              <table:table-cell office:value-type="float" office:value="-12.0025851003341">
                <text:p>-12.002585100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-12.8854721591083">
                <text:p>-12.8854721591083</text:p>
              </table:table-cell>
              <table:table-cell office:value-type="float" office:value="-8.69159497290529">
                <text:p>-8.69159497290529</text:p>
              </table:table-cell>
              <table:table-cell office:value-type="float" office:value="-12.145359463954">
                <text:p>-12.145359463954</text:p>
              </table:table-cell>
              <table:table-cell office:value-type="float" office:value="-13.0960202429132">
                <text:p>-13.0960202429132</text:p>
              </table:table-cell>
              <table:table-cell office:value-type="float" office:value="-12.1565909435845">
                <text:p>-12.1565909435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-13.1824781473818">
                <text:p>-13.1824781473818</text:p>
              </table:table-cell>
              <table:table-cell office:value-type="float" office:value="-8.86768410169009">
                <text:p>-8.86768410169009</text:p>
              </table:table-cell>
              <table:table-cell office:value-type="float" office:value="-11.7922745683412">
                <text:p>-11.7922745683412</text:p>
              </table:table-cell>
              <table:table-cell office:value-type="float" office:value="-13.2480142062419">
                <text:p>-13.2480142062419</text:p>
              </table:table-cell>
              <table:table-cell office:value-type="float" office:value="-13.5928231264845">
                <text:p>-13.5928231264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-13.5767543700943">
                <text:p>-13.5767543700943</text:p>
              </table:table-cell>
              <table:table-cell office:value-type="float" office:value="-8.95030664339883">
                <text:p>-8.95030664339883</text:p>
              </table:table-cell>
              <table:table-cell office:value-type="float" office:value="-12.0414602022473">
                <text:p>-12.0414602022473</text:p>
              </table:table-cell>
              <table:table-cell office:value-type="float" office:value="-13.0730762132795">
                <text:p>-13.0730762132795</text:p>
              </table:table-cell>
              <table:table-cell office:value-type="float" office:value="-11.8961279347412">
                <text:p>-11.8961279347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-12.840990191706">
                <text:p>-12.840990191706</text:p>
              </table:table-cell>
              <table:table-cell office:value-type="float" office:value="-9.04027858039313">
                <text:p>-9.04027858039313</text:p>
              </table:table-cell>
              <table:table-cell office:value-type="float" office:value="-11.1917311727765">
                <text:p>-11.1917311727765</text:p>
              </table:table-cell>
              <table:table-cell office:value-type="float" office:value="-12.5331944084216">
                <text:p>-12.5331944084216</text:p>
              </table:table-cell>
              <table:table-cell office:value-type="float" office:value="-11.5308952611379">
                <text:p>-11.53089526113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-13.0238470496946">
                <text:p>-13.0238470496946</text:p>
              </table:table-cell>
              <table:table-cell office:value-type="float" office:value="-10.1584549814351">
                <text:p>-10.1584549814351</text:p>
              </table:table-cell>
              <table:table-cell office:value-type="float" office:value="-9.31020817430057">
                <text:p>-9.31020817430057</text:p>
              </table:table-cell>
              <table:table-cell office:value-type="float" office:value="-12.0996158428596">
                <text:p>-12.0996158428596</text:p>
              </table:table-cell>
              <table:table-cell office:value-type="float" office:value="-12.8768809863259">
                <text:p>-12.8768809863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-13.6782509564788">
                <text:p>-13.6782509564788</text:p>
              </table:table-cell>
              <table:table-cell office:value-type="float" office:value="-9.18139734872188">
                <text:p>-9.18139734872188</text:p>
              </table:table-cell>
              <table:table-cell office:value-type="float" office:value="-11.7254731938185">
                <text:p>-11.7254731938185</text:p>
              </table:table-cell>
              <table:table-cell office:value-type="float" office:value="-12.1669332216299">
                <text:p>-12.1669332216299</text:p>
              </table:table-cell>
              <table:table-cell office:value-type="float" office:value="-11.927807877503">
                <text:p>-11.927807877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600" chart:origin="0" chart:interval-major="200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1" chart:maximum="0" chart:interval-major="1" chart:interval-minor-divisor="2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98cm" svg:height="11.064cm" xlink:href=".." xlink:type="simple" chart:class="chart:scatter" chart:style-name="ch1">
        <chart:legend chart:legend-position="end" svg:x="13.581cm" svg:y="4.931cm" style:legend-expansion="high" chart:style-name="ch2"/>
        <chart:plot-area chart:style-name="ch3" table:cell-range-address="Sheet1.B7:Sheet1.B40 Sheet1.V2:Sheet1.V2 Sheet1.V7:Sheet1.V40 Sheet1.I208:Sheet1.I208 Sheet1.I212:Sheet1.I245" chart:data-source-has-labels="row" svg:x="1.535cm" svg:y="0.221cm" svg:width="10.656cm" svg:height="9.422cm">
          <chartooo:coordinate-region svg:x="2.589cm" svg:y="0.447cm" svg:width="8.891cm" svg:height="8.646cm"/>
          <chart:axis chart:dimension="x" chart:name="primary-x" chart:style-name="ch4">
            <chart:title svg:x="5.153cm" svg:y="9.865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994cm" chart:style-name="ch8">
              <text:p>Zo, Ohms</text:p>
            </chart:title>
            <chart:grid chart:style-name="ch6" chart:class="major"/>
          </chart:axis>
          <chart:axis chart:dimension="y" chart:name="secondary-y" chart:style-name="ch9">
            <chart:title svg:x="12.497cm" svg:y="6.497cm" chart:style-name="ch8">
              <text:p>log10(abs(err))</text:p>
            </chart:title>
          </chart:axis>
          <chart:series chart:attached-axis="primary-y" chart:style-name="ch10" chart:values-cell-range-address="Sheet1.V7:Sheet1.V40" chart:label-cell-address="Sheet1.V2:Sheet1.V2" chart:class="chart:scatter">
            <chart:domain table:cell-range-address="Sheet1.B7:Sheet1.B40"/>
            <chart:data-point chart:repeated="34"/>
          </chart:series>
          <chart:series chart:attached-axis="secondary-y" chart:style-name="ch11" chart:values-cell-range-address="Sheet1.I212:Sheet1.I245" chart:label-cell-address="Sheet1.I208:Sheet1.I208" chart:class="chart:scatter">
            <chart:domain table:cell-range-address="Sheet1.G212:Sheet1.G245"/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o</text:p>
                <draw:g>
                  <svg:desc>Sheet1.V2:Sheet1.V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rror</text:p>
                <draw:g>
                  <svg:desc>Sheet1.I208:Sheet1.I2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7:Sheet1.B40</svg:desc>
                </draw:g>
              </table:table-cell>
              <table:table-cell office:value-type="float" office:value="1403.51792280287">
                <text:p>1403.51792280287</text:p>
                <draw:g>
                  <svg:desc>Sheet1.V7:Sheet1.V40</svg:desc>
                </draw:g>
              </table:table-cell>
              <table:table-cell office:value-type="float" office:value="6.75">
                <text:p>6.75</text:p>
                <draw:g>
                  <svg:desc>Sheet1.G212:Sheet1.G245</svg:desc>
                </draw:g>
              </table:table-cell>
              <table:table-cell office:value-type="float" office:value="-8.88946258891966">
                <text:p>-8.88946258891966</text:p>
                <draw:g>
                  <svg:desc>Sheet1.I212:Sheet1.I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54.32930705197">
                <text:p>954.32930705197</text:p>
              </table:table-cell>
              <table:table-cell office:value-type="float" office:value="7">
                <text:p>7</text:p>
              </table:table-cell>
              <table:table-cell office:value-type="float" office:value="-9.69324393340947">
                <text:p>-9.69324393340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783.658528345743">
                <text:p>783.658528345743</text:p>
              </table:table-cell>
              <table:table-cell office:value-type="float" office:value="7.25">
                <text:p>7.25</text:p>
              </table:table-cell>
              <table:table-cell office:value-type="float" office:value="-9.39297719505001">
                <text:p>-9.3929771950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88.993385955177">
                <text:p>688.993385955177</text:p>
              </table:table-cell>
              <table:table-cell office:value-type="float" office:value="7.5">
                <text:p>7.5</text:p>
              </table:table-cell>
              <table:table-cell office:value-type="float" office:value="-9.68853120776645">
                <text:p>-9.68853120776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627.553293052297">
                <text:p>627.553293052297</text:p>
              </table:table-cell>
              <table:table-cell office:value-type="float" office:value="7.75">
                <text:p>7.75</text:p>
              </table:table-cell>
              <table:table-cell office:value-type="float" office:value="-9.68864296934756">
                <text:p>-9.68864296934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84.011398679418">
                <text:p>584.011398679418</text:p>
              </table:table-cell>
              <table:table-cell office:value-type="float" office:value="8">
                <text:p>8</text:p>
              </table:table-cell>
              <table:table-cell office:value-type="float" office:value="-9.1181384745943">
                <text:p>-9.1181384745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551.356426208844">
                <text:p>551.356426208844</text:p>
              </table:table-cell>
              <table:table-cell office:value-type="float" office:value="8.25">
                <text:p>8.25</text:p>
              </table:table-cell>
              <table:table-cell office:value-type="float" office:value="-9.11802084352549">
                <text:p>-9.11802084352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525.876140594691">
                <text:p>525.876140594691</text:p>
              </table:table-cell>
              <table:table-cell office:value-type="float" office:value="8.5">
                <text:p>8.5</text:p>
              </table:table-cell>
              <table:table-cell office:value-type="float" office:value="-10.0828530549443">
                <text:p>-10.0828530549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505.401672623027">
                <text:p>505.401672623027</text:p>
              </table:table-cell>
              <table:table-cell office:value-type="float" office:value="8.75">
                <text:p>8.75</text:p>
              </table:table-cell>
              <table:table-cell office:value-type="float" office:value="-9.11809244294622">
                <text:p>-9.11809244294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8.572366072854">
                <text:p>488.572366072854</text:p>
              </table:table-cell>
              <table:table-cell office:value-type="float" office:value="9">
                <text:p>9</text:p>
              </table:table-cell>
              <table:table-cell office:value-type="float" office:value="-9.12667654353579">
                <text:p>-9.12667654353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474.487232279767">
                <text:p>474.487232279767</text:p>
              </table:table-cell>
              <table:table-cell office:value-type="float" office:value="9.25">
                <text:p>9.25</text:p>
              </table:table-cell>
              <table:table-cell office:value-type="float" office:value="-9.68693949780868">
                <text:p>-9.68693949780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462.523794713466">
                <text:p>462.523794713466</text:p>
              </table:table-cell>
              <table:table-cell office:value-type="float" office:value="9.5">
                <text:p>9.5</text:p>
              </table:table-cell>
              <table:table-cell office:value-type="float" office:value="-9.39462294736364">
                <text:p>-9.394622947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452.237002437761">
                <text:p>452.237002437761</text:p>
              </table:table-cell>
              <table:table-cell office:value-type="float" office:value="9.75">
                <text:p>9.75</text:p>
              </table:table-cell>
              <table:table-cell office:value-type="float" office:value="-9.11819070441936">
                <text:p>-9.11819070441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43.299540851165">
                <text:p>443.299540851165</text:p>
              </table:table-cell>
              <table:table-cell office:value-type="float" office:value="10">
                <text:p>10</text:p>
              </table:table-cell>
              <table:table-cell office:value-type="float" office:value="-9.11804665755611">
                <text:p>-9.11804665755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435.464908912232">
                <text:p>435.464908912232</text:p>
              </table:table-cell>
              <table:table-cell office:value-type="float" office:value="10.25">
                <text:p>10.25</text:p>
              </table:table-cell>
              <table:table-cell office:value-type="float" office:value="-9.39413448843706">
                <text:p>-9.39413448843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428.543681965197">
                <text:p>428.543681965197</text:p>
              </table:table-cell>
              <table:table-cell office:value-type="float" office:value="10.5">
                <text:p>10.5</text:p>
              </table:table-cell>
              <table:table-cell office:value-type="float" office:value="-8.88903601152294">
                <text:p>-8.88903601152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422.387739597959">
                <text:p>422.387739597959</text:p>
              </table:table-cell>
              <table:table-cell office:value-type="float" office:value="10.75">
                <text:p>10.75</text:p>
              </table:table-cell>
              <table:table-cell office:value-type="float" office:value="-9.12682891041144">
                <text:p>-9.1268289104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416.879494585444">
                <text:p>416.879494585444</text:p>
              </table:table-cell>
              <table:table-cell office:value-type="float" office:value="11">
                <text:p>11</text:p>
              </table:table-cell>
              <table:table-cell office:value-type="float" office:value="-9.11817382563596">
                <text:p>-9.11817382563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411.924345689595">
                <text:p>411.924345689595</text:p>
              </table:table-cell>
              <table:table-cell office:value-type="float" office:value="11.25">
                <text:p>11.25</text:p>
              </table:table-cell>
              <table:table-cell office:value-type="float" office:value="-9.03229621589327">
                <text:p>-9.03229621589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407.445282018154">
                <text:p>407.445282018154</text:p>
              </table:table-cell>
              <table:table-cell office:value-type="float" office:value="11.5">
                <text:p>11.5</text:p>
              </table:table-cell>
              <table:table-cell office:value-type="float" office:value="-10.0119140095467">
                <text:p>-10.0119140095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403.378950611926">
                <text:p>403.378950611926</text:p>
              </table:table-cell>
              <table:table-cell office:value-type="float" office:value="11.75">
                <text:p>11.75</text:p>
              </table:table-cell>
              <table:table-cell office:value-type="float" office:value="-9.61103524754851">
                <text:p>-9.61103524754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99.672738495717">
                <text:p>399.672738495717</text:p>
              </table:table-cell>
              <table:table-cell office:value-type="float" office:value="12">
                <text:p>12</text:p>
              </table:table-cell>
              <table:table-cell office:value-type="float" office:value="-10.0736241016436">
                <text:p>-10.0736241016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396.282577712698">
                <text:p>396.282577712698</text:p>
              </table:table-cell>
              <table:table-cell office:value-type="float" office:value="12.25">
                <text:p>12.25</text:p>
              </table:table-cell>
              <table:table-cell office:value-type="float" office:value="-9.61054435517516">
                <text:p>-9.61054435517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393.171272519919">
                <text:p>393.171272519919</text:p>
              </table:table-cell>
              <table:table-cell office:value-type="float" office:value="12.5">
                <text:p>12.5</text:p>
              </table:table-cell>
              <table:table-cell office:value-type="float" office:value="-9.39446490754886">
                <text:p>-9.39446490754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390.307203317929">
                <text:p>390.307203317929</text:p>
              </table:table-cell>
              <table:table-cell office:value-type="float" office:value="12.75">
                <text:p>12.75</text:p>
              </table:table-cell>
              <table:table-cell office:value-type="float" office:value="-10.0828898608048">
                <text:p>-10.0828898608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87.663319469658">
                <text:p>387.663319469658</text:p>
              </table:table-cell>
              <table:table-cell office:value-type="float" office:value="13">
                <text:p>13</text:p>
              </table:table-cell>
              <table:table-cell office:value-type="float" office:value="-8.87257414041147">
                <text:p>-8.87257414041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385.216337843413">
                <text:p>385.216337843413</text:p>
              </table:table-cell>
              <table:table-cell office:value-type="float" office:value="13.25">
                <text:p>13.25</text:p>
              </table:table-cell>
              <table:table-cell office:value-type="float" office:value="-9.12344453818091">
                <text:p>-9.12344453818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82.946112417825">
                <text:p>382.946112417825</text:p>
              </table:table-cell>
              <table:table-cell office:value-type="float" office:value="13.5">
                <text:p>13.5</text:p>
              </table:table-cell>
              <table:table-cell office:value-type="float" office:value="-8.87266315872424">
                <text:p>-8.87266315872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380.835119445703">
                <text:p>380.835119445703</text:p>
              </table:table-cell>
              <table:table-cell office:value-type="float" office:value="13.75">
                <text:p>13.75</text:p>
              </table:table-cell>
              <table:table-cell office:value-type="float" office:value="-8.88890781325062">
                <text:p>-8.88890781325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378.868046777505">
                <text:p>378.868046777505</text:p>
              </table:table-cell>
              <table:table-cell office:value-type="float" office:value="14">
                <text:p>14</text:p>
              </table:table-cell>
              <table:table-cell office:value-type="float" office:value="-8.88896688382144">
                <text:p>-8.88896688382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377.031454692248">
                <text:p>377.031454692248</text:p>
              </table:table-cell>
              <table:table-cell office:value-type="float" office:value="14.25">
                <text:p>14.25</text:p>
              </table:table-cell>
              <table:table-cell office:value-type="float" office:value="-10.0998208556211">
                <text:p>-10.0998208556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375.313501030043">
                <text:p>375.313501030043</text:p>
              </table:table-cell>
              <table:table-cell office:value-type="float" office:value="14.5">
                <text:p>14.5</text:p>
              </table:table-cell>
              <table:table-cell office:value-type="float" office:value="-9.03234471188138">
                <text:p>-9.03234471188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373.703707506739">
                <text:p>373.703707506739</text:p>
              </table:table-cell>
              <table:table-cell office:value-type="float" office:value="14.75">
                <text:p>14.75</text:p>
              </table:table-cell>
              <table:table-cell office:value-type="float" office:value="-9.77036946522513">
                <text:p>-9.77036946522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372.192773716542">
                <text:p>372.192773716542</text:p>
              </table:table-cell>
              <table:table-cell office:value-type="float" office:value="15">
                <text:p>15</text:p>
              </table:table-cell>
              <table:table-cell office:value-type="float" office:value="-10.2470827336645">
                <text:p>-10.2470827336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